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shapes>
          <draw:frame draw:z-index="0" draw:style-name="gr1" draw:text-style-name="P1" svg:width="16cm" svg:height="9.005cm" svg:x="21.846cm" svg:y="0.717cm">
            <draw:object draw:notify-on-update-of-ranges="out.B2:out.B501 out.A2:out.A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cm" svg:height="9.005cm" svg:x="21.856cm" svg:y="10.441cm">
            <draw:object draw:notify-on-update-of-ranges="out.A2:out.A501 out.C2:out.C5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cm" svg:height="9.005cm" svg:x="21.843cm" svg:y="20.611cm">
            <draw:object draw:notify-on-update-of-ranges="out.A2:out.A501 out.D2:out.D501 out.E2:out.E501 out.A2:out.A501 out.F2:out.F501 out.A2:out.A501 out.G2:out.G501 out.A2:out.A5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<text:s/>Accuracy</text:p>
          </table:table-cell>
          <table:table-cell office:value-type="string" calcext:value-type="string">
            <text:p><text:s/>Acc_class</text:p>
          </table:table-cell>
          <table:table-cell office:value-type="string" calcext:value-type="string">
            <text:p><text:s/>mIoU</text:p>
          </table:table-cell>
          <table:table-cell office:value-type="string" calcext:value-type="string">
            <text:p>fwIoU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2.641" calcext:value-type="float">
            <text:p>2,641</text:p>
          </table:table-cell>
          <table:table-cell office:value-type="float" office:value="0.934079692208597" calcext:value-type="float">
            <text:p>0,934079692208597</text:p>
          </table:table-cell>
          <table:table-cell office:value-type="float" office:value="0.777143747314079" calcext:value-type="float">
            <text:p>0,777143747314079</text:p>
          </table:table-cell>
          <table:table-cell office:value-type="float" office:value="0.722610103643168" calcext:value-type="float">
            <text:p>0,722610103643168</text:p>
          </table:table-cell>
          <table:table-cell office:value-type="float" office:value="0.878029641262072" calcext:value-type="float">
            <text:p>0,8780296412620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1.787" calcext:value-type="float">
            <text:p>1,787</text:p>
          </table:table-cell>
          <table:table-cell office:value-type="float" office:value="0.942828679351876" calcext:value-type="float">
            <text:p>0,942828679351876</text:p>
          </table:table-cell>
          <table:table-cell office:value-type="float" office:value="0.920368837525284" calcext:value-type="float">
            <text:p>0,920368837525284</text:p>
          </table:table-cell>
          <table:table-cell office:value-type="float" office:value="0.796999367816938" calcext:value-type="float">
            <text:p>0,796999367816938</text:p>
          </table:table-cell>
          <table:table-cell office:value-type="float" office:value="0.9014395307528" calcext:value-type="float">
            <text:p>0,90143953075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99" calcext:value-type="float">
            <text:p>0,0199</text:p>
          </table:table-cell>
          <table:table-cell office:value-type="float" office:value="1.735" calcext:value-type="float">
            <text:p>1,735</text:p>
          </table:table-cell>
          <table:table-cell office:value-type="float" office:value="0.886726215453884" calcext:value-type="float">
            <text:p>0,886726215453884</text:p>
          </table:table-cell>
          <table:table-cell office:value-type="float" office:value="0.868055501989146" calcext:value-type="float">
            <text:p>0,868055501989146</text:p>
          </table:table-cell>
          <table:table-cell office:value-type="float" office:value="0.676422716350015" calcext:value-type="float">
            <text:p>0,676422716350015</text:p>
          </table:table-cell>
          <table:table-cell office:value-type="float" office:value="0.824792274425552" calcext:value-type="float">
            <text:p>0,8247922744255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99" calcext:value-type="float">
            <text:p>0,0199</text:p>
          </table:table-cell>
          <table:table-cell office:value-type="float" office:value="1.585" calcext:value-type="float">
            <text:p>1,585</text:p>
          </table:table-cell>
          <table:table-cell office:value-type="float" office:value="0.9616935706951" calcext:value-type="float">
            <text:p>0,9616935706951</text:p>
          </table:table-cell>
          <table:table-cell office:value-type="float" office:value="0.92670659653186" calcext:value-type="float">
            <text:p>0,92670659653186</text:p>
          </table:table-cell>
          <table:table-cell office:value-type="float" office:value="0.848344632104084" calcext:value-type="float">
            <text:p>0,848344632104084</text:p>
          </table:table-cell>
          <table:table-cell office:value-type="float" office:value="0.930140362934858" calcext:value-type="float">
            <text:p>0,9301403629348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99" calcext:value-type="float">
            <text:p>0,0199</text:p>
          </table:table-cell>
          <table:table-cell office:value-type="float" office:value="1.485" calcext:value-type="float">
            <text:p>1,485</text:p>
          </table:table-cell>
          <table:table-cell office:value-type="float" office:value="0.931478143563764" calcext:value-type="float">
            <text:p>0,931478143563764</text:p>
          </table:table-cell>
          <table:table-cell office:value-type="float" office:value="0.90491093791476" calcext:value-type="float">
            <text:p>0,90491093791476</text:p>
          </table:table-cell>
          <table:table-cell office:value-type="float" office:value="0.76700381581486" calcext:value-type="float">
            <text:p>0,76700381581486</text:p>
          </table:table-cell>
          <table:table-cell office:value-type="float" office:value="0.884588762575872" calcext:value-type="float">
            <text:p>0,8845887625758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98" calcext:value-type="float">
            <text:p>0,0198</text:p>
          </table:table-cell>
          <table:table-cell office:value-type="float" office:value="1.564" calcext:value-type="float">
            <text:p>1,564</text:p>
          </table:table-cell>
          <table:table-cell office:value-type="float" office:value="0.95607965080177" calcext:value-type="float">
            <text:p>0,95607965080177</text:p>
          </table:table-cell>
          <table:table-cell office:value-type="float" office:value="0.920113326971891" calcext:value-type="float">
            <text:p>0,920113326971891</text:p>
          </table:table-cell>
          <table:table-cell office:value-type="float" office:value="0.830705987727717" calcext:value-type="float">
            <text:p>0,830705987727717</text:p>
          </table:table-cell>
          <table:table-cell office:value-type="float" office:value="0.921077176783131" calcext:value-type="float">
            <text:p>0,9210771767831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98" calcext:value-type="float">
            <text:p>0,0198</text:p>
          </table:table-cell>
          <table:table-cell office:value-type="float" office:value="1.405" calcext:value-type="float">
            <text:p>1,405</text:p>
          </table:table-cell>
          <table:table-cell office:value-type="float" office:value="0.961653098226484" calcext:value-type="float">
            <text:p>0,961653098226484</text:p>
          </table:table-cell>
          <table:table-cell office:value-type="float" office:value="0.92412501962219" calcext:value-type="float">
            <text:p>0,92412501962219</text:p>
          </table:table-cell>
          <table:table-cell office:value-type="float" office:value="0.847582756726159" calcext:value-type="float">
            <text:p>0,847582756726159</text:p>
          </table:table-cell>
          <table:table-cell office:value-type="float" office:value="0.929944515562344" calcext:value-type="float">
            <text:p>0,9299445155623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97" calcext:value-type="float">
            <text:p>0,0197</text:p>
          </table:table-cell>
          <table:table-cell office:value-type="float" office:value="1.402" calcext:value-type="float">
            <text:p>1,402</text:p>
          </table:table-cell>
          <table:table-cell office:value-type="float" office:value="0.964495465436094" calcext:value-type="float">
            <text:p>0,964495465436094</text:p>
          </table:table-cell>
          <table:table-cell office:value-type="float" office:value="0.926271237939512" calcext:value-type="float">
            <text:p>0,926271237939512</text:p>
          </table:table-cell>
          <table:table-cell office:value-type="float" office:value="0.856607645613629" calcext:value-type="float">
            <text:p>0,856607645613629</text:p>
          </table:table-cell>
          <table:table-cell office:value-type="float" office:value="0.934570089769426" calcext:value-type="float">
            <text:p>0,9345700897694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97" calcext:value-type="float">
            <text:p>0,0197</text:p>
          </table:table-cell>
          <table:table-cell office:value-type="float" office:value="1.463" calcext:value-type="float">
            <text:p>1,463</text:p>
          </table:table-cell>
          <table:table-cell office:value-type="float" office:value="0.964361901371987" calcext:value-type="float">
            <text:p>0,964361901371987</text:p>
          </table:table-cell>
          <table:table-cell office:value-type="float" office:value="0.918269022998703" calcext:value-type="float">
            <text:p>0,918269022998703</text:p>
          </table:table-cell>
          <table:table-cell office:value-type="float" office:value="0.854238625701799" calcext:value-type="float">
            <text:p>0,854238625701799</text:p>
          </table:table-cell>
          <table:table-cell office:value-type="float" office:value="0.933948270218248" calcext:value-type="float">
            <text:p>0,9339482702182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97" calcext:value-type="float">
            <text:p>0,0197</text:p>
          </table:table-cell>
          <table:table-cell office:value-type="float" office:value="1.318" calcext:value-type="float">
            <text:p>1,318</text:p>
          </table:table-cell>
          <table:table-cell office:value-type="float" office:value="0.947925456499202" calcext:value-type="float">
            <text:p>0,947925456499202</text:p>
          </table:table-cell>
          <table:table-cell office:value-type="float" office:value="0.931786242474649" calcext:value-type="float">
            <text:p>0,931786242474649</text:p>
          </table:table-cell>
          <table:table-cell office:value-type="float" office:value="0.812513905201665" calcext:value-type="float">
            <text:p>0,812513905201665</text:p>
          </table:table-cell>
          <table:table-cell office:value-type="float" office:value="0.909465769452751" calcext:value-type="float">
            <text:p>0,9094657694527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96" calcext:value-type="float">
            <text:p>0,0196</text:p>
          </table:table-cell>
          <table:table-cell office:value-type="float" office:value="1.414" calcext:value-type="float">
            <text:p>1,414</text:p>
          </table:table-cell>
          <table:table-cell office:value-type="float" office:value="0.965672756928992" calcext:value-type="float">
            <text:p>0,965672756928992</text:p>
          </table:table-cell>
          <table:table-cell office:value-type="float" office:value="0.918861338433973" calcext:value-type="float">
            <text:p>0,918861338433973</text:p>
          </table:table-cell>
          <table:table-cell office:value-type="float" office:value="0.858429560647553" calcext:value-type="float">
            <text:p>0,858429560647553</text:p>
          </table:table-cell>
          <table:table-cell office:value-type="float" office:value="0.936089785975206" calcext:value-type="float">
            <text:p>0,9360897859752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96" calcext:value-type="float">
            <text:p>0,0196</text:p>
          </table:table-cell>
          <table:table-cell office:value-type="float" office:value="1.361" calcext:value-type="float">
            <text:p>1,361</text:p>
          </table:table-cell>
          <table:table-cell office:value-type="float" office:value="0.960562652881308" calcext:value-type="float">
            <text:p>0,960562652881308</text:p>
          </table:table-cell>
          <table:table-cell office:value-type="float" office:value="0.935810069048576" calcext:value-type="float">
            <text:p>0,935810069048576</text:p>
          </table:table-cell>
          <table:table-cell office:value-type="float" office:value="0.84729010697684" calcext:value-type="float">
            <text:p>0,84729010697684</text:p>
          </table:table-cell>
          <table:table-cell office:value-type="float" office:value="0.928819121149195" calcext:value-type="float">
            <text:p>0,9288191211491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96" calcext:value-type="float">
            <text:p>0,0196</text:p>
          </table:table-cell>
          <table:table-cell office:value-type="float" office:value="1.485" calcext:value-type="float">
            <text:p>1,485</text:p>
          </table:table-cell>
          <table:table-cell office:value-type="float" office:value="0.963464327256349" calcext:value-type="float">
            <text:p>0,963464327256349</text:p>
          </table:table-cell>
          <table:table-cell office:value-type="float" office:value="0.914593989111738" calcext:value-type="float">
            <text:p>0,914593989111738</text:p>
          </table:table-cell>
          <table:table-cell office:value-type="float" office:value="0.850576339872698" calcext:value-type="float">
            <text:p>0,850576339872698</text:p>
          </table:table-cell>
          <table:table-cell office:value-type="float" office:value="0.932318190372041" calcext:value-type="float">
            <text:p>0,9323181903720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95" calcext:value-type="float">
            <text:p>0,0195</text:p>
          </table:table-cell>
          <table:table-cell office:value-type="float" office:value="1.316" calcext:value-type="float">
            <text:p>1,316</text:p>
          </table:table-cell>
          <table:table-cell office:value-type="float" office:value="0.96494710474565" calcext:value-type="float">
            <text:p>0,96494710474565</text:p>
          </table:table-cell>
          <table:table-cell office:value-type="float" office:value="0.93369011770222" calcext:value-type="float">
            <text:p>0,93369011770222</text:p>
          </table:table-cell>
          <table:table-cell office:value-type="float" office:value="0.859736593758789" calcext:value-type="float">
            <text:p>0,859736593758789</text:p>
          </table:table-cell>
          <table:table-cell office:value-type="float" office:value="0.935656536597188" calcext:value-type="float">
            <text:p>0,9356565365971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95" calcext:value-type="float">
            <text:p>0,0195</text:p>
          </table:table-cell>
          <table:table-cell office:value-type="float" office:value="1.304" calcext:value-type="float">
            <text:p>1,304</text:p>
          </table:table-cell>
          <table:table-cell office:value-type="float" office:value="0.968436047918026" calcext:value-type="float">
            <text:p>0,968436047918026</text:p>
          </table:table-cell>
          <table:table-cell office:value-type="float" office:value="0.903568667671692" calcext:value-type="float">
            <text:p>0,903568667671692</text:p>
          </table:table-cell>
          <table:table-cell office:value-type="float" office:value="0.863456263228381" calcext:value-type="float">
            <text:p>0,863456263228381</text:p>
          </table:table-cell>
          <table:table-cell office:value-type="float" office:value="0.939802837415783" calcext:value-type="float">
            <text:p>0,9398028374157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95" calcext:value-type="float">
            <text:p>0,0195</text:p>
          </table:table-cell>
          <table:table-cell office:value-type="float" office:value="1.37" calcext:value-type="float">
            <text:p>1,37</text:p>
          </table:table-cell>
          <table:table-cell office:value-type="float" office:value="0.966248075775083" calcext:value-type="float">
            <text:p>0,966248075775083</text:p>
          </table:table-cell>
          <table:table-cell office:value-type="float" office:value="0.931688590114014" calcext:value-type="float">
            <text:p>0,931688590114014</text:p>
          </table:table-cell>
          <table:table-cell office:value-type="float" office:value="0.863265050682253" calcext:value-type="float">
            <text:p>0,863265050682253</text:p>
          </table:table-cell>
          <table:table-cell office:value-type="float" office:value="0.937655130673365" calcext:value-type="float">
            <text:p>0,9376551306733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94" calcext:value-type="float">
            <text:p>0,0194</text:p>
          </table:table-cell>
          <table:table-cell office:value-type="float" office:value="1.326" calcext:value-type="float">
            <text:p>1,326</text:p>
          </table:table-cell>
          <table:table-cell office:value-type="float" office:value="0.966322578557529" calcext:value-type="float">
            <text:p>0,966322578557529</text:p>
          </table:table-cell>
          <table:table-cell office:value-type="float" office:value="0.929036319153508" calcext:value-type="float">
            <text:p>0,929036319153508</text:p>
          </table:table-cell>
          <table:table-cell office:value-type="float" office:value="0.862881632547976" calcext:value-type="float">
            <text:p>0,862881632547976</text:p>
          </table:table-cell>
          <table:table-cell office:value-type="float" office:value="0.937648068068659" calcext:value-type="float">
            <text:p>0,9376480680686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94" calcext:value-type="float">
            <text:p>0,0194</text:p>
          </table:table-cell>
          <table:table-cell office:value-type="float" office:value="1.272" calcext:value-type="float">
            <text:p>1,272</text:p>
          </table:table-cell>
          <table:table-cell office:value-type="float" office:value="0.966021518468994" calcext:value-type="float">
            <text:p>0,966021518468994</text:p>
          </table:table-cell>
          <table:table-cell office:value-type="float" office:value="0.934229853747749" calcext:value-type="float">
            <text:p>0,934229853747749</text:p>
          </table:table-cell>
          <table:table-cell office:value-type="float" office:value="0.863148886079192" calcext:value-type="float">
            <text:p>0,863148886079192</text:p>
          </table:table-cell>
          <table:table-cell office:value-type="float" office:value="0.937410076575853" calcext:value-type="float">
            <text:p>0,9374100765758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94" calcext:value-type="float">
            <text:p>0,0194</text:p>
          </table:table-cell>
          <table:table-cell office:value-type="float" office:value="1.277" calcext:value-type="float">
            <text:p>1,277</text:p>
          </table:table-cell>
          <table:table-cell office:value-type="float" office:value="0.968594790480226" calcext:value-type="float">
            <text:p>0,968594790480226</text:p>
          </table:table-cell>
          <table:table-cell office:value-type="float" office:value="0.931737334013598" calcext:value-type="float">
            <text:p>0,931737334013598</text:p>
          </table:table-cell>
          <table:table-cell office:value-type="float" office:value="0.870660015635054" calcext:value-type="float">
            <text:p>0,870660015635054</text:p>
          </table:table-cell>
          <table:table-cell office:value-type="float" office:value="0.941478631218755" calcext:value-type="float">
            <text:p>0,9414786312187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93" calcext:value-type="float">
            <text:p>0,0193</text:p>
          </table:table-cell>
          <table:table-cell office:value-type="float" office:value="1.29" calcext:value-type="float">
            <text:p>1,29</text:p>
          </table:table-cell>
          <table:table-cell office:value-type="float" office:value="0.960457267097294" calcext:value-type="float">
            <text:p>0,960457267097294</text:p>
          </table:table-cell>
          <table:table-cell office:value-type="float" office:value="0.937026792791557" calcext:value-type="float">
            <text:p>0,937026792791557</text:p>
          </table:table-cell>
          <table:table-cell office:value-type="float" office:value="0.847281248915884" calcext:value-type="float">
            <text:p>0,847281248915884</text:p>
          </table:table-cell>
          <table:table-cell office:value-type="float" office:value="0.928713766099737" calcext:value-type="float">
            <text:p>0,9287137660997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93" calcext:value-type="float">
            <text:p>0,0193</text:p>
          </table:table-cell>
          <table:table-cell office:value-type="float" office:value="1.143" calcext:value-type="float">
            <text:p>1,143</text:p>
          </table:table-cell>
          <table:table-cell office:value-type="float" office:value="0.967168025313833" calcext:value-type="float">
            <text:p>0,967168025313833</text:p>
          </table:table-cell>
          <table:table-cell office:value-type="float" office:value="0.941243144093377" calcext:value-type="float">
            <text:p>0,941243144093377</text:p>
          </table:table-cell>
          <table:table-cell office:value-type="float" office:value="0.868265759190442" calcext:value-type="float">
            <text:p>0,868265759190442</text:p>
          </table:table-cell>
          <table:table-cell office:value-type="float" office:value="0.939588174071492" calcext:value-type="float">
            <text:p>0,9395881740714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92" calcext:value-type="float">
            <text:p>0,0192</text:p>
          </table:table-cell>
          <table:table-cell office:value-type="float" office:value="1.41" calcext:value-type="float">
            <text:p>1,41</text:p>
          </table:table-cell>
          <table:table-cell office:value-type="float" office:value="0.968186475891022" calcext:value-type="float">
            <text:p>0,968186475891022</text:p>
          </table:table-cell>
          <table:table-cell office:value-type="float" office:value="0.928892084969087" calcext:value-type="float">
            <text:p>0,928892084969087</text:p>
          </table:table-cell>
          <table:table-cell office:value-type="float" office:value="0.868715959636857" calcext:value-type="float">
            <text:p>0,868715959636857</text:p>
          </table:table-cell>
          <table:table-cell office:value-type="float" office:value="0.940675539011136" calcext:value-type="float">
            <text:p>0,9406755390111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92" calcext:value-type="float">
            <text:p>0,0192</text:p>
          </table:table-cell>
          <table:table-cell office:value-type="float" office:value="1.225" calcext:value-type="float">
            <text:p>1,225</text:p>
          </table:table-cell>
          <table:table-cell office:value-type="float" office:value="0.970858101410434" calcext:value-type="float">
            <text:p>0,970858101410434</text:p>
          </table:table-cell>
          <table:table-cell office:value-type="float" office:value="0.932400316397671" calcext:value-type="float">
            <text:p>0,932400316397671</text:p>
          </table:table-cell>
          <table:table-cell office:value-type="float" office:value="0.878150122618326" calcext:value-type="float">
            <text:p>0,878150122618326</text:p>
          </table:table-cell>
          <table:table-cell office:value-type="float" office:value="0.945248293618469" calcext:value-type="float">
            <text:p>0,9452482936184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92" calcext:value-type="float">
            <text:p>0,0192</text:p>
          </table:table-cell>
          <table:table-cell office:value-type="float" office:value="1.258" calcext:value-type="float">
            <text:p>1,258</text:p>
          </table:table-cell>
          <table:table-cell office:value-type="float" office:value="0.965843351088928" calcext:value-type="float">
            <text:p>0,965843351088928</text:p>
          </table:table-cell>
          <table:table-cell office:value-type="float" office:value="0.932572272393984" calcext:value-type="float">
            <text:p>0,932572272393984</text:p>
          </table:table-cell>
          <table:table-cell office:value-type="float" office:value="0.86221915935383" calcext:value-type="float">
            <text:p>0,86221915935383</text:p>
          </table:table-cell>
          <table:table-cell office:value-type="float" office:value="0.937043963534072" calcext:value-type="float">
            <text:p>0,9370439635340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91" calcext:value-type="float">
            <text:p>0,0191</text:p>
          </table:table-cell>
          <table:table-cell office:value-type="float" office:value="1.154" calcext:value-type="float">
            <text:p>1,154</text:p>
          </table:table-cell>
          <table:table-cell office:value-type="float" office:value="0.969652828344458" calcext:value-type="float">
            <text:p>0,969652828344458</text:p>
          </table:table-cell>
          <table:table-cell office:value-type="float" office:value="0.935980434070691" calcext:value-type="float">
            <text:p>0,935980434070691</text:p>
          </table:table-cell>
          <table:table-cell office:value-type="float" office:value="0.874989624631073" calcext:value-type="float">
            <text:p>0,874989624631073</text:p>
          </table:table-cell>
          <table:table-cell office:value-type="float" office:value="0.943413127023126" calcext:value-type="float">
            <text:p>0,9434131270231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91" calcext:value-type="float">
            <text:p>0,0191</text:p>
          </table:table-cell>
          <table:table-cell office:value-type="float" office:value="1.266" calcext:value-type="float">
            <text:p>1,266</text:p>
          </table:table-cell>
          <table:table-cell office:value-type="float" office:value="0.969594553890862" calcext:value-type="float">
            <text:p>0,969594553890862</text:p>
          </table:table-cell>
          <table:table-cell office:value-type="float" office:value="0.93319724082585" calcext:value-type="float">
            <text:p>0,93319724082585</text:p>
          </table:table-cell>
          <table:table-cell office:value-type="float" office:value="0.874197302674322" calcext:value-type="float">
            <text:p>0,874197302674322</text:p>
          </table:table-cell>
          <table:table-cell office:value-type="float" office:value="0.943190754287669" calcext:value-type="float">
            <text:p>0,9431907542876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91" calcext:value-type="float">
            <text:p>0,0191</text:p>
          </table:table-cell>
          <table:table-cell office:value-type="float" office:value="1.265" calcext:value-type="float">
            <text:p>1,265</text:p>
          </table:table-cell>
          <table:table-cell office:value-type="float" office:value="0.970106631431194" calcext:value-type="float">
            <text:p>0,970106631431194</text:p>
          </table:table-cell>
          <table:table-cell office:value-type="float" office:value="0.902250095371552" calcext:value-type="float">
            <text:p>0,902250095371552</text:p>
          </table:table-cell>
          <table:table-cell office:value-type="float" office:value="0.868684870001919" calcext:value-type="float">
            <text:p>0,868684870001919</text:p>
          </table:table-cell>
          <table:table-cell office:value-type="float" office:value="0.942512916990323" calcext:value-type="float">
            <text:p>0,9425129169903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9" calcext:value-type="float">
            <text:p>0,019</text:p>
          </table:table-cell>
          <table:table-cell office:value-type="float" office:value="1.265" calcext:value-type="float">
            <text:p>1,265</text:p>
          </table:table-cell>
          <table:table-cell office:value-type="float" office:value="0.968650261858839" calcext:value-type="float">
            <text:p>0,968650261858839</text:p>
          </table:table-cell>
          <table:table-cell office:value-type="float" office:value="0.932934306661482" calcext:value-type="float">
            <text:p>0,932934306661482</text:p>
          </table:table-cell>
          <table:table-cell office:value-type="float" office:value="0.871103588444982" calcext:value-type="float">
            <text:p>0,871103588444982</text:p>
          </table:table-cell>
          <table:table-cell office:value-type="float" office:value="0.941625217382397" calcext:value-type="float">
            <text:p>0,94162521738239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9" calcext:value-type="float">
            <text:p>0,019</text:p>
          </table:table-cell>
          <table:table-cell office:value-type="float" office:value="1.236" calcext:value-type="float">
            <text:p>1,236</text:p>
          </table:table-cell>
          <table:table-cell office:value-type="float" office:value="0.967760998614642" calcext:value-type="float">
            <text:p>0,967760998614642</text:p>
          </table:table-cell>
          <table:table-cell office:value-type="float" office:value="0.899969357223681" calcext:value-type="float">
            <text:p>0,899969357223681</text:p>
          </table:table-cell>
          <table:table-cell office:value-type="float" office:value="0.860324604300156" calcext:value-type="float">
            <text:p>0,860324604300156</text:p>
          </table:table-cell>
          <table:table-cell office:value-type="float" office:value="0.938490891173944" calcext:value-type="float">
            <text:p>0,9384908911739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9" calcext:value-type="float">
            <text:p>0,019</text:p>
          </table:table-cell>
          <table:table-cell office:value-type="float" office:value="1.202" calcext:value-type="float">
            <text:p>1,202</text:p>
          </table:table-cell>
          <table:table-cell office:value-type="float" office:value="0.971675369886644" calcext:value-type="float">
            <text:p>0,971675369886644</text:p>
          </table:table-cell>
          <table:table-cell office:value-type="float" office:value="0.927449724729489" calcext:value-type="float">
            <text:p>0,927449724729489</text:p>
          </table:table-cell>
          <table:table-cell office:value-type="float" office:value="0.879799555836832" calcext:value-type="float">
            <text:p>0,879799555836832</text:p>
          </table:table-cell>
          <table:table-cell office:value-type="float" office:value="0.946388405885691" calcext:value-type="float">
            <text:p>0,9463884058856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189" calcext:value-type="float">
            <text:p>0,0189</text:p>
          </table:table-cell>
          <table:table-cell office:value-type="float" office:value="1.183" calcext:value-type="float">
            <text:p>1,183</text:p>
          </table:table-cell>
          <table:table-cell office:value-type="float" office:value="0.973588984918522" calcext:value-type="float">
            <text:p>0,973588984918522</text:p>
          </table:table-cell>
          <table:table-cell office:value-type="float" office:value="0.923598604978915" calcext:value-type="float">
            <text:p>0,923598604978915</text:p>
          </table:table-cell>
          <table:table-cell office:value-type="float" office:value="0.885492083640553" calcext:value-type="float">
            <text:p>0,885492083640553</text:p>
          </table:table-cell>
          <table:table-cell office:value-type="float" office:value="0.949445355767827" calcext:value-type="float">
            <text:p>0,9494453557678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89" calcext:value-type="float">
            <text:p>0,0189</text:p>
          </table:table-cell>
          <table:table-cell office:value-type="float" office:value="1.147" calcext:value-type="float">
            <text:p>1,147</text:p>
          </table:table-cell>
          <table:table-cell office:value-type="float" office:value="0.972512702478523" calcext:value-type="float">
            <text:p>0,972512702478523</text:p>
          </table:table-cell>
          <table:table-cell office:value-type="float" office:value="0.909672552019035" calcext:value-type="float">
            <text:p>0,909672552019035</text:p>
          </table:table-cell>
          <table:table-cell office:value-type="float" office:value="0.878684269242989" calcext:value-type="float">
            <text:p>0,878684269242989</text:p>
          </table:table-cell>
          <table:table-cell office:value-type="float" office:value="0.946954391469042" calcext:value-type="float">
            <text:p>0,94695439146904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188" calcext:value-type="float">
            <text:p>0,0188</text:p>
          </table:table-cell>
          <table:table-cell office:value-type="float" office:value="1.299" calcext:value-type="float">
            <text:p>1,299</text:p>
          </table:table-cell>
          <table:table-cell office:value-type="float" office:value="0.971597178847642" calcext:value-type="float">
            <text:p>0,971597178847642</text:p>
          </table:table-cell>
          <table:table-cell office:value-type="float" office:value="0.924515459069567" calcext:value-type="float">
            <text:p>0,924515459069567</text:p>
          </table:table-cell>
          <table:table-cell office:value-type="float" office:value="0.878898296962533" calcext:value-type="float">
            <text:p>0,878898296962533</text:p>
          </table:table-cell>
          <table:table-cell office:value-type="float" office:value="0.946121889520757" calcext:value-type="float">
            <text:p>0,9461218895207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188" calcext:value-type="float">
            <text:p>0,0188</text:p>
          </table:table-cell>
          <table:table-cell office:value-type="float" office:value="1.199" calcext:value-type="float">
            <text:p>1,199</text:p>
          </table:table-cell>
          <table:table-cell office:value-type="float" office:value="0.958278491007367" calcext:value-type="float">
            <text:p>0,958278491007367</text:p>
          </table:table-cell>
          <table:table-cell office:value-type="float" office:value="0.949222060231968" calcext:value-type="float">
            <text:p>0,949222060231968</text:p>
          </table:table-cell>
          <table:table-cell office:value-type="float" office:value="0.844045660908341" calcext:value-type="float">
            <text:p>0,844045660908341</text:p>
          </table:table-cell>
          <table:table-cell office:value-type="float" office:value="0.925911985762" calcext:value-type="float">
            <text:p>0,92591198576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88" calcext:value-type="float">
            <text:p>0,0188</text:p>
          </table:table-cell>
          <table:table-cell office:value-type="float" office:value="1.243" calcext:value-type="float">
            <text:p>1,243</text:p>
          </table:table-cell>
          <table:table-cell office:value-type="float" office:value="0.970742093447537" calcext:value-type="float">
            <text:p>0,970742093447537</text:p>
          </table:table-cell>
          <table:table-cell office:value-type="float" office:value="0.941241858643783" calcext:value-type="float">
            <text:p>0,941241858643783</text:p>
          </table:table-cell>
          <table:table-cell office:value-type="float" office:value="0.879634340928608" calcext:value-type="float">
            <text:p>0,879634340928608</text:p>
          </table:table-cell>
          <table:table-cell office:value-type="float" office:value="0.945445999558717" calcext:value-type="float">
            <text:p>0,9454459995587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87" calcext:value-type="float">
            <text:p>0,0187</text:p>
          </table:table-cell>
          <table:table-cell office:value-type="float" office:value="1.124" calcext:value-type="float">
            <text:p>1,124</text:p>
          </table:table-cell>
          <table:table-cell office:value-type="float" office:value="0.968809447011826" calcext:value-type="float">
            <text:p>0,968809447011826</text:p>
          </table:table-cell>
          <table:table-cell office:value-type="float" office:value="0.935305392583971" calcext:value-type="float">
            <text:p>0,935305392583971</text:p>
          </table:table-cell>
          <table:table-cell office:value-type="float" office:value="0.872134823728214" calcext:value-type="float">
            <text:p>0,872134823728214</text:p>
          </table:table-cell>
          <table:table-cell office:value-type="float" office:value="0.941995344585847" calcext:value-type="float">
            <text:p>0,9419953445858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87" calcext:value-type="float">
            <text:p>0,0187</text:p>
          </table:table-cell>
          <table:table-cell office:value-type="float" office:value="1.171" calcext:value-type="float">
            <text:p>1,171</text:p>
          </table:table-cell>
          <table:table-cell office:value-type="float" office:value="0.974626811136823" calcext:value-type="float">
            <text:p>0,974626811136823</text:p>
          </table:table-cell>
          <table:table-cell office:value-type="float" office:value="0.931030841882726" calcext:value-type="float">
            <text:p>0,931030841882726</text:p>
          </table:table-cell>
          <table:table-cell office:value-type="float" office:value="0.890629871197634" calcext:value-type="float">
            <text:p>0,890629871197634</text:p>
          </table:table-cell>
          <table:table-cell office:value-type="float" office:value="0.951542569201142" calcext:value-type="float">
            <text:p>0,95154256920114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87" calcext:value-type="float">
            <text:p>0,0187</text:p>
          </table:table-cell>
          <table:table-cell office:value-type="float" office:value="1.087" calcext:value-type="float">
            <text:p>1,087</text:p>
          </table:table-cell>
          <table:table-cell office:value-type="float" office:value="0.969221499034341" calcext:value-type="float">
            <text:p>0,969221499034341</text:p>
          </table:table-cell>
          <table:table-cell office:value-type="float" office:value="0.938693505971465" calcext:value-type="float">
            <text:p>0,938693505971465</text:p>
          </table:table-cell>
          <table:table-cell office:value-type="float" office:value="0.874186971239425" calcext:value-type="float">
            <text:p>0,874186971239425</text:p>
          </table:table-cell>
          <table:table-cell office:value-type="float" office:value="0.942824802257163" calcext:value-type="float">
            <text:p>0,94282480225716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86" calcext:value-type="float">
            <text:p>0,0186</text:p>
          </table:table-cell>
          <table:table-cell office:value-type="float" office:value="1.212" calcext:value-type="float">
            <text:p>1,212</text:p>
          </table:table-cell>
          <table:table-cell office:value-type="float" office:value="0.969954871968075" calcext:value-type="float">
            <text:p>0,969954871968075</text:p>
          </table:table-cell>
          <table:table-cell office:value-type="float" office:value="0.944097733041588" calcext:value-type="float">
            <text:p>0,944097733041588</text:p>
          </table:table-cell>
          <table:table-cell office:value-type="float" office:value="0.877679222955265" calcext:value-type="float">
            <text:p>0,877679222955265</text:p>
          </table:table-cell>
          <table:table-cell office:value-type="float" office:value="0.944268270252291" calcext:value-type="float">
            <text:p>0,9442682702522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86" calcext:value-type="float">
            <text:p>0,0186</text:p>
          </table:table-cell>
          <table:table-cell office:value-type="float" office:value="1.159" calcext:value-type="float">
            <text:p>1,159</text:p>
          </table:table-cell>
          <table:table-cell office:value-type="float" office:value="0.971656781073598" calcext:value-type="float">
            <text:p>0,971656781073598</text:p>
          </table:table-cell>
          <table:table-cell office:value-type="float" office:value="0.942261937779702" calcext:value-type="float">
            <text:p>0,942261937779702</text:p>
          </table:table-cell>
          <table:table-cell office:value-type="float" office:value="0.882840377727942" calcext:value-type="float">
            <text:p>0,882840377727942</text:p>
          </table:table-cell>
          <table:table-cell office:value-type="float" office:value="0.947009904439691" calcext:value-type="float">
            <text:p>0,94700990443969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86" calcext:value-type="float">
            <text:p>0,0186</text:p>
          </table:table-cell>
          <table:table-cell office:value-type="float" office:value="1.197" calcext:value-type="float">
            <text:p>1,197</text:p>
          </table:table-cell>
          <table:table-cell office:value-type="float" office:value="0.969160372329008" calcext:value-type="float">
            <text:p>0,969160372329008</text:p>
          </table:table-cell>
          <table:table-cell office:value-type="float" office:value="0.939833859636358" calcext:value-type="float">
            <text:p>0,939833859636358</text:p>
          </table:table-cell>
          <table:table-cell office:value-type="float" office:value="0.87423586506916" calcext:value-type="float">
            <text:p>0,87423586506916</text:p>
          </table:table-cell>
          <table:table-cell office:value-type="float" office:value="0.942775192161413" calcext:value-type="float">
            <text:p>0,9427751921614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85" calcext:value-type="float">
            <text:p>0,0185</text:p>
          </table:table-cell>
          <table:table-cell office:value-type="float" office:value="1.113" calcext:value-type="float">
            <text:p>1,113</text:p>
          </table:table-cell>
          <table:table-cell office:value-type="float" office:value="0.97459755096814" calcext:value-type="float">
            <text:p>0,97459755096814</text:p>
          </table:table-cell>
          <table:table-cell office:value-type="float" office:value="0.930128925233059" calcext:value-type="float">
            <text:p>0,930128925233059</text:p>
          </table:table-cell>
          <table:table-cell office:value-type="float" office:value="0.890346350066758" calcext:value-type="float">
            <text:p>0,890346350066758</text:p>
          </table:table-cell>
          <table:table-cell office:value-type="float" office:value="0.951453886406221" calcext:value-type="float">
            <text:p>0,9514538864062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85" calcext:value-type="float">
            <text:p>0,0185</text:p>
          </table:table-cell>
          <table:table-cell office:value-type="float" office:value="1.116" calcext:value-type="float">
            <text:p>1,116</text:p>
          </table:table-cell>
          <table:table-cell office:value-type="float" office:value="0.971112541936092" calcext:value-type="float">
            <text:p>0,971112541936092</text:p>
          </table:table-cell>
          <table:table-cell office:value-type="float" office:value="0.929687601150176" calcext:value-type="float">
            <text:p>0,929687601150176</text:p>
          </table:table-cell>
          <table:table-cell office:value-type="float" office:value="0.87840685854858" calcext:value-type="float">
            <text:p>0,87840685854858</text:p>
          </table:table-cell>
          <table:table-cell office:value-type="float" office:value="0.945549240470035" calcext:value-type="float">
            <text:p>0,9455492404700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84" calcext:value-type="float">
            <text:p>0,0184</text:p>
          </table:table-cell>
          <table:table-cell office:value-type="float" office:value="1.191" calcext:value-type="float">
            <text:p>1,191</text:p>
          </table:table-cell>
          <table:table-cell office:value-type="float" office:value="0.97356778973751" calcext:value-type="float">
            <text:p>0,97356778973751</text:p>
          </table:table-cell>
          <table:table-cell office:value-type="float" office:value="0.937853569194619" calcext:value-type="float">
            <text:p>0,937853569194619</text:p>
          </table:table-cell>
          <table:table-cell office:value-type="float" office:value="0.888350684725551" calcext:value-type="float">
            <text:p>0,888350684725551</text:p>
          </table:table-cell>
          <table:table-cell office:value-type="float" office:value="0.950031725909408" calcext:value-type="float">
            <text:p>0,9500317259094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84" calcext:value-type="float">
            <text:p>0,0184</text:p>
          </table:table-cell>
          <table:table-cell office:value-type="float" office:value="1.163" calcext:value-type="float">
            <text:p>1,163</text:p>
          </table:table-cell>
          <table:table-cell office:value-type="float" office:value="0.971389456238369" calcext:value-type="float">
            <text:p>0,971389456238369</text:p>
          </table:table-cell>
          <table:table-cell office:value-type="float" office:value="0.918617464631929" calcext:value-type="float">
            <text:p>0,918617464631929</text:p>
          </table:table-cell>
          <table:table-cell office:value-type="float" office:value="0.876886554977934" calcext:value-type="float">
            <text:p>0,876886554977934</text:p>
          </table:table-cell>
          <table:table-cell office:value-type="float" office:value="0.945494185849947" calcext:value-type="float">
            <text:p>0,9454941858499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84" calcext:value-type="float">
            <text:p>0,0184</text:p>
          </table:table-cell>
          <table:table-cell office:value-type="float" office:value="1.152" calcext:value-type="float">
            <text:p>1,152</text:p>
          </table:table-cell>
          <table:table-cell office:value-type="float" office:value="0.974324767513207" calcext:value-type="float">
            <text:p>0,974324767513207</text:p>
          </table:table-cell>
          <table:table-cell office:value-type="float" office:value="0.918730299800837" calcext:value-type="float">
            <text:p>0,918730299800837</text:p>
          </table:table-cell>
          <table:table-cell office:value-type="float" office:value="0.887024062521843" calcext:value-type="float">
            <text:p>0,887024062521843</text:p>
          </table:table-cell>
          <table:table-cell office:value-type="float" office:value="0.950480455211115" calcext:value-type="float">
            <text:p>0,9504804552111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183" calcext:value-type="float">
            <text:p>0,0183</text:p>
          </table:table-cell>
          <table:table-cell office:value-type="float" office:value="1.079" calcext:value-type="float">
            <text:p>1,079</text:p>
          </table:table-cell>
          <table:table-cell office:value-type="float" office:value="0.972596794728016" calcext:value-type="float">
            <text:p>0,972596794728016</text:p>
          </table:table-cell>
          <table:table-cell office:value-type="float" office:value="0.945199788488912" calcext:value-type="float">
            <text:p>0,945199788488912</text:p>
          </table:table-cell>
          <table:table-cell office:value-type="float" office:value="0.886540019380532" calcext:value-type="float">
            <text:p>0,886540019380532</text:p>
          </table:table-cell>
          <table:table-cell office:value-type="float" office:value="0.948703253703235" calcext:value-type="float">
            <text:p>0,9487032537032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83" calcext:value-type="float">
            <text:p>0,0183</text:p>
          </table:table-cell>
          <table:table-cell office:value-type="float" office:value="1.115" calcext:value-type="float">
            <text:p>1,115</text:p>
          </table:table-cell>
          <table:table-cell office:value-type="float" office:value="0.960550899637081" calcext:value-type="float">
            <text:p>0,960550899637081</text:p>
          </table:table-cell>
          <table:table-cell office:value-type="float" office:value="0.851732012691391" calcext:value-type="float">
            <text:p>0,851732012691391</text:p>
          </table:table-cell>
          <table:table-cell office:value-type="float" office:value="0.822940510027063" calcext:value-type="float">
            <text:p>0,822940510027063</text:p>
          </table:table-cell>
          <table:table-cell office:value-type="float" office:value="0.923674044182384" calcext:value-type="float">
            <text:p>0,92367404418238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183" calcext:value-type="float">
            <text:p>0,0183</text:p>
          </table:table-cell>
          <table:table-cell office:value-type="float" office:value="1.205" calcext:value-type="float">
            <text:p>1,205</text:p>
          </table:table-cell>
          <table:table-cell office:value-type="float" office:value="0.974833107620228" calcext:value-type="float">
            <text:p>0,974833107620228</text:p>
          </table:table-cell>
          <table:table-cell office:value-type="float" office:value="0.939112982801422" calcext:value-type="float">
            <text:p>0,939112982801422</text:p>
          </table:table-cell>
          <table:table-cell office:value-type="float" office:value="0.892937098161835" calcext:value-type="float">
            <text:p>0,892937098161835</text:p>
          </table:table-cell>
          <table:table-cell office:value-type="float" office:value="0.952232495573588" calcext:value-type="float">
            <text:p>0,9522324955735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82" calcext:value-type="float">
            <text:p>0,0182</text:p>
          </table:table-cell>
          <table:table-cell office:value-type="float" office:value="1.174" calcext:value-type="float">
            <text:p>1,174</text:p>
          </table:table-cell>
          <table:table-cell office:value-type="float" office:value="0.975130774512731" calcext:value-type="float">
            <text:p>0,975130774512731</text:p>
          </table:table-cell>
          <table:table-cell office:value-type="float" office:value="0.928280475561658" calcext:value-type="float">
            <text:p>0,928280475561658</text:p>
          </table:table-cell>
          <table:table-cell office:value-type="float" office:value="0.891841486957383" calcext:value-type="float">
            <text:p>0,891841486957383</text:p>
          </table:table-cell>
          <table:table-cell office:value-type="float" office:value="0.952288004567671" calcext:value-type="float">
            <text:p>0,95228800456767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182" calcext:value-type="float">
            <text:p>0,0182</text:p>
          </table:table-cell>
          <table:table-cell office:value-type="float" office:value="1.074" calcext:value-type="float">
            <text:p>1,074</text:p>
          </table:table-cell>
          <table:table-cell office:value-type="float" office:value="0.974188744611396" calcext:value-type="float">
            <text:p>0,974188744611396</text:p>
          </table:table-cell>
          <table:table-cell office:value-type="float" office:value="0.919345430066712" calcext:value-type="float">
            <text:p>0,919345430066712</text:p>
          </table:table-cell>
          <table:table-cell office:value-type="float" office:value="0.886677287732121" calcext:value-type="float">
            <text:p>0,886677287732121</text:p>
          </table:table-cell>
          <table:table-cell office:value-type="float" office:value="0.950275535589569" calcext:value-type="float">
            <text:p>0,9502755355895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182" calcext:value-type="float">
            <text:p>0,0182</text:p>
          </table:table-cell>
          <table:table-cell office:value-type="float" office:value="1.147" calcext:value-type="float">
            <text:p>1,147</text:p>
          </table:table-cell>
          <table:table-cell office:value-type="float" office:value="0.972565616665923" calcext:value-type="float">
            <text:p>0,972565616665923</text:p>
          </table:table-cell>
          <table:table-cell office:value-type="float" office:value="0.941429668529927" calcext:value-type="float">
            <text:p>0,941429668529927</text:p>
          </table:table-cell>
          <table:table-cell office:value-type="float" office:value="0.885687501952528" calcext:value-type="float">
            <text:p>0,885687501952528</text:p>
          </table:table-cell>
          <table:table-cell office:value-type="float" office:value="0.948494266320103" calcext:value-type="float">
            <text:p>0,94849426632010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181" calcext:value-type="float">
            <text:p>0,0181</text:p>
          </table:table-cell>
          <table:table-cell office:value-type="float" office:value="1.13" calcext:value-type="float">
            <text:p>1,13</text:p>
          </table:table-cell>
          <table:table-cell office:value-type="float" office:value="0.966609328210624" calcext:value-type="float">
            <text:p>0,966609328210624</text:p>
          </table:table-cell>
          <table:table-cell office:value-type="float" office:value="0.945365179213048" calcext:value-type="float">
            <text:p>0,945365179213048</text:p>
          </table:table-cell>
          <table:table-cell office:value-type="float" office:value="0.867438455090645" calcext:value-type="float">
            <text:p>0,867438455090645</text:p>
          </table:table-cell>
          <table:table-cell office:value-type="float" office:value="0.938869117077068" calcext:value-type="float">
            <text:p>0,93886911707706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181" calcext:value-type="float">
            <text:p>0,0181</text:p>
          </table:table-cell>
          <table:table-cell office:value-type="float" office:value="1.012" calcext:value-type="float">
            <text:p>1,012</text:p>
          </table:table-cell>
          <table:table-cell office:value-type="float" office:value="0.967203285046515" calcext:value-type="float">
            <text:p>0,967203285046515</text:p>
          </table:table-cell>
          <table:table-cell office:value-type="float" office:value="0.923697158801229" calcext:value-type="float">
            <text:p>0,923697158801229</text:p>
          </table:table-cell>
          <table:table-cell office:value-type="float" office:value="0.86439258543408" calcext:value-type="float">
            <text:p>0,86439258543408</text:p>
          </table:table-cell>
          <table:table-cell office:value-type="float" office:value="0.938817700599838" calcext:value-type="float">
            <text:p>0,9388177005998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18" calcext:value-type="float">
            <text:p>0,018</text:p>
          </table:table-cell>
          <table:table-cell office:value-type="float" office:value="1.18" calcext:value-type="float">
            <text:p>1,18</text:p>
          </table:table-cell>
          <table:table-cell office:value-type="float" office:value="0.974898807763691" calcext:value-type="float">
            <text:p>0,974898807763691</text:p>
          </table:table-cell>
          <table:table-cell office:value-type="float" office:value="0.93029739133712" calcext:value-type="float">
            <text:p>0,93029739133712</text:p>
          </table:table-cell>
          <table:table-cell office:value-type="float" office:value="0.891432209755866" calcext:value-type="float">
            <text:p>0,891432209755866</text:p>
          </table:table-cell>
          <table:table-cell office:value-type="float" office:value="0.951976573382508" calcext:value-type="float">
            <text:p>0,95197657338250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18" calcext:value-type="float">
            <text:p>0,018</text:p>
          </table:table-cell>
          <table:table-cell office:value-type="float" office:value="1.145" calcext:value-type="float">
            <text:p>1,145</text:p>
          </table:table-cell>
          <table:table-cell office:value-type="float" office:value="0.967241937975229" calcext:value-type="float">
            <text:p>0,967241937975229</text:p>
          </table:table-cell>
          <table:table-cell office:value-type="float" office:value="0.935933503283985" calcext:value-type="float">
            <text:p>0,935933503283985</text:p>
          </table:table-cell>
          <table:table-cell office:value-type="float" office:value="0.867321384138294" calcext:value-type="float">
            <text:p>0,867321384138294</text:p>
          </table:table-cell>
          <table:table-cell office:value-type="float" office:value="0.939465399894159" calcext:value-type="float">
            <text:p>0,93946539989415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18" calcext:value-type="float">
            <text:p>0,018</text:p>
          </table:table-cell>
          <table:table-cell office:value-type="float" office:value="1.024" calcext:value-type="float">
            <text:p>1,024</text:p>
          </table:table-cell>
          <table:table-cell office:value-type="float" office:value="0.97179978707449" calcext:value-type="float">
            <text:p>0,97179978707449</text:p>
          </table:table-cell>
          <table:table-cell office:value-type="float" office:value="0.912276886258367" calcext:value-type="float">
            <text:p>0,912276886258367</text:p>
          </table:table-cell>
          <table:table-cell office:value-type="float" office:value="0.876832008947749" calcext:value-type="float">
            <text:p>0,876832008947749</text:p>
          </table:table-cell>
          <table:table-cell office:value-type="float" office:value="0.945875802868057" calcext:value-type="float">
            <text:p>0,9458758028680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179" calcext:value-type="float">
            <text:p>0,0179</text:p>
          </table:table-cell>
          <table:table-cell office:value-type="float" office:value="1.126" calcext:value-type="float">
            <text:p>1,126</text:p>
          </table:table-cell>
          <table:table-cell office:value-type="float" office:value="0.974844664157439" calcext:value-type="float">
            <text:p>0,974844664157439</text:p>
          </table:table-cell>
          <table:table-cell office:value-type="float" office:value="0.943136466705072" calcext:value-type="float">
            <text:p>0,943136466705072</text:p>
          </table:table-cell>
          <table:table-cell office:value-type="float" office:value="0.893746581481322" calcext:value-type="float">
            <text:p>0,893746581481322</text:p>
          </table:table-cell>
          <table:table-cell office:value-type="float" office:value="0.952414761845969" calcext:value-type="float">
            <text:p>0,9524147618459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179" calcext:value-type="float">
            <text:p>0,0179</text:p>
          </table:table-cell>
          <table:table-cell office:value-type="float" office:value="1.155" calcext:value-type="float">
            <text:p>1,155</text:p>
          </table:table-cell>
          <table:table-cell office:value-type="float" office:value="0.971209616848664" calcext:value-type="float">
            <text:p>0,971209616848664</text:p>
          </table:table-cell>
          <table:table-cell office:value-type="float" office:value="0.945313198087161" calcext:value-type="float">
            <text:p>0,945313198087161</text:p>
          </table:table-cell>
          <table:table-cell office:value-type="float" office:value="0.881991657562183" calcext:value-type="float">
            <text:p>0,881991657562183</text:p>
          </table:table-cell>
          <table:table-cell office:value-type="float" office:value="0.946394945096787" calcext:value-type="float">
            <text:p>0,94639494509678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79" calcext:value-type="float">
            <text:p>0,0179</text:p>
          </table:table-cell>
          <table:table-cell office:value-type="float" office:value="1.155" calcext:value-type="float">
            <text:p>1,155</text:p>
          </table:table-cell>
          <table:table-cell office:value-type="float" office:value="0.969352063316448" calcext:value-type="float">
            <text:p>0,969352063316448</text:p>
          </table:table-cell>
          <table:table-cell office:value-type="float" office:value="0.93951658692008" calcext:value-type="float">
            <text:p>0,93951658692008</text:p>
          </table:table-cell>
          <table:table-cell office:value-type="float" office:value="0.874781188727633" calcext:value-type="float">
            <text:p>0,874781188727633</text:p>
          </table:table-cell>
          <table:table-cell office:value-type="float" office:value="0.94307601381206" calcext:value-type="float">
            <text:p>0,9430760138120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178" calcext:value-type="float">
            <text:p>0,0178</text:p>
          </table:table-cell>
          <table:table-cell office:value-type="float" office:value="1.052" calcext:value-type="float">
            <text:p>1,052</text:p>
          </table:table-cell>
          <table:table-cell office:value-type="float" office:value="0.973882914377714" calcext:value-type="float">
            <text:p>0,973882914377714</text:p>
          </table:table-cell>
          <table:table-cell office:value-type="float" office:value="0.918289473906363" calcext:value-type="float">
            <text:p>0,918289473906363</text:p>
          </table:table-cell>
          <table:table-cell office:value-type="float" office:value="0.885378583394509" calcext:value-type="float">
            <text:p>0,885378583394509</text:p>
          </table:table-cell>
          <table:table-cell office:value-type="float" office:value="0.949703474187811" calcext:value-type="float">
            <text:p>0,9497034741878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178" calcext:value-type="float">
            <text:p>0,0178</text:p>
          </table:table-cell>
          <table:table-cell office:value-type="float" office:value="1.206" calcext:value-type="float">
            <text:p>1,206</text:p>
          </table:table-cell>
          <table:table-cell office:value-type="float" office:value="0.966996939386356" calcext:value-type="float">
            <text:p>0,966996939386356</text:p>
          </table:table-cell>
          <table:table-cell office:value-type="float" office:value="0.938590632376501" calcext:value-type="float">
            <text:p>0,938590632376501</text:p>
          </table:table-cell>
          <table:table-cell office:value-type="float" office:value="0.867149616935108" calcext:value-type="float">
            <text:p>0,867149616935108</text:p>
          </table:table-cell>
          <table:table-cell office:value-type="float" office:value="0.939190270780153" calcext:value-type="float">
            <text:p>0,93919027078015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178" calcext:value-type="float">
            <text:p>0,0178</text:p>
          </table:table-cell>
          <table:table-cell office:value-type="float" office:value="1.102" calcext:value-type="float">
            <text:p>1,102</text:p>
          </table:table-cell>
          <table:table-cell office:value-type="float" office:value="0.975422097603956" calcext:value-type="float">
            <text:p>0,975422097603956</text:p>
          </table:table-cell>
          <table:table-cell office:value-type="float" office:value="0.927131751360791" calcext:value-type="float">
            <text:p>0,927131751360791</text:p>
          </table:table-cell>
          <table:table-cell office:value-type="float" office:value="0.892639089384393" calcext:value-type="float">
            <text:p>0,892639089384393</text:p>
          </table:table-cell>
          <table:table-cell office:value-type="float" office:value="0.952739612010944" calcext:value-type="float">
            <text:p>0,9527396120109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77" calcext:value-type="float">
            <text:p>0,0177</text:p>
          </table:table-cell>
          <table:table-cell office:value-type="float" office:value="1.134" calcext:value-type="float">
            <text:p>1,134</text:p>
          </table:table-cell>
          <table:table-cell office:value-type="float" office:value="0.95526803765228" calcext:value-type="float">
            <text:p>0,95526803765228</text:p>
          </table:table-cell>
          <table:table-cell office:value-type="float" office:value="0.94722998197527" calcext:value-type="float">
            <text:p>0,94722998197527</text:p>
          </table:table-cell>
          <table:table-cell office:value-type="float" office:value="0.835386161327629" calcext:value-type="float">
            <text:p>0,835386161327629</text:p>
          </table:table-cell>
          <table:table-cell office:value-type="float" office:value="0.921210892021846" calcext:value-type="float">
            <text:p>0,92121089202184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177" calcext:value-type="float">
            <text:p>0,0177</text:p>
          </table:table-cell>
          <table:table-cell office:value-type="float" office:value="1.186" calcext:value-type="float">
            <text:p>1,186</text:p>
          </table:table-cell>
          <table:table-cell office:value-type="float" office:value="0.974084145655448" calcext:value-type="float">
            <text:p>0,974084145655448</text:p>
          </table:table-cell>
          <table:table-cell office:value-type="float" office:value="0.919179346866979" calcext:value-type="float">
            <text:p>0,919179346866979</text:p>
          </table:table-cell>
          <table:table-cell office:value-type="float" office:value="0.886274808385273" calcext:value-type="float">
            <text:p>0,886274808385273</text:p>
          </table:table-cell>
          <table:table-cell office:value-type="float" office:value="0.950088810901008" calcext:value-type="float">
            <text:p>0,95008881090100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176" calcext:value-type="float">
            <text:p>0,0176</text:p>
          </table:table-cell>
          <table:table-cell office:value-type="float" office:value="1.169" calcext:value-type="float">
            <text:p>1,169</text:p>
          </table:table-cell>
          <table:table-cell office:value-type="float" office:value="0.975230160732746" calcext:value-type="float">
            <text:p>0,975230160732746</text:p>
          </table:table-cell>
          <table:table-cell office:value-type="float" office:value="0.930766716665886" calcext:value-type="float">
            <text:p>0,930766716665886</text:p>
          </table:table-cell>
          <table:table-cell office:value-type="float" office:value="0.892687786606441" calcext:value-type="float">
            <text:p>0,892687786606441</text:p>
          </table:table-cell>
          <table:table-cell office:value-type="float" office:value="0.952564706309787" calcext:value-type="float">
            <text:p>0,95256470630978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176" calcext:value-type="float">
            <text:p>0,0176</text:p>
          </table:table-cell>
          <table:table-cell office:value-type="float" office:value="1.105" calcext:value-type="float">
            <text:p>1,105</text:p>
          </table:table-cell>
          <table:table-cell office:value-type="float" office:value="0.974784816047712" calcext:value-type="float">
            <text:p>0,974784816047712</text:p>
          </table:table-cell>
          <table:table-cell office:value-type="float" office:value="0.943876526934125" calcext:value-type="float">
            <text:p>0,943876526934125</text:p>
          </table:table-cell>
          <table:table-cell office:value-type="float" office:value="0.893680981118469" calcext:value-type="float">
            <text:p>0,893680981118469</text:p>
          </table:table-cell>
          <table:table-cell office:value-type="float" office:value="0.952342483466808" calcext:value-type="float">
            <text:p>0,95234248346680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176" calcext:value-type="float">
            <text:p>0,0176</text:p>
          </table:table-cell>
          <table:table-cell office:value-type="float" office:value="1.054" calcext:value-type="float">
            <text:p>1,054</text:p>
          </table:table-cell>
          <table:table-cell office:value-type="float" office:value="0.975681652512039" calcext:value-type="float">
            <text:p>0,975681652512039</text:p>
          </table:table-cell>
          <table:table-cell office:value-type="float" office:value="0.942777293214666" calcext:value-type="float">
            <text:p>0,942777293214666</text:p>
          </table:table-cell>
          <table:table-cell office:value-type="float" office:value="0.896577312501051" calcext:value-type="float">
            <text:p>0,896577312501051</text:p>
          </table:table-cell>
          <table:table-cell office:value-type="float" office:value="0.953829384326385" calcext:value-type="float">
            <text:p>0,95382938432638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175" calcext:value-type="float">
            <text:p>0,0175</text:p>
          </table:table-cell>
          <table:table-cell office:value-type="float" office:value="1.158" calcext:value-type="float">
            <text:p>1,158</text:p>
          </table:table-cell>
          <table:table-cell office:value-type="float" office:value="0.973949401349243" calcext:value-type="float">
            <text:p>0,973949401349243</text:p>
          </table:table-cell>
          <table:table-cell office:value-type="float" office:value="0.91358447489599" calcext:value-type="float">
            <text:p>0,91358447489599</text:p>
          </table:table-cell>
          <table:table-cell office:value-type="float" office:value="0.884585589198801" calcext:value-type="float">
            <text:p>0,884585589198801</text:p>
          </table:table-cell>
          <table:table-cell office:value-type="float" office:value="0.949596577253536" calcext:value-type="float">
            <text:p>0,9495965772535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75" calcext:value-type="float">
            <text:p>0,0175</text:p>
          </table:table-cell>
          <table:table-cell office:value-type="float" office:value="1.137" calcext:value-type="float">
            <text:p>1,137</text:p>
          </table:table-cell>
          <table:table-cell office:value-type="float" office:value="0.97538221525639" calcext:value-type="float">
            <text:p>0,97538221525639</text:p>
          </table:table-cell>
          <table:table-cell office:value-type="float" office:value="0.936794520264821" calcext:value-type="float">
            <text:p>0,936794520264821</text:p>
          </table:table-cell>
          <table:table-cell office:value-type="float" office:value="0.89439914349771" calcext:value-type="float">
            <text:p>0,89439914349771</text:p>
          </table:table-cell>
          <table:table-cell office:value-type="float" office:value="0.953076314799258" calcext:value-type="float">
            <text:p>0,95307631479925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175" calcext:value-type="float">
            <text:p>0,0175</text:p>
          </table:table-cell>
          <table:table-cell office:value-type="float" office:value="1.087" calcext:value-type="float">
            <text:p>1,087</text:p>
          </table:table-cell>
          <table:table-cell office:value-type="float" office:value="0.973515170610634" calcext:value-type="float">
            <text:p>0,973515170610634</text:p>
          </table:table-cell>
          <table:table-cell office:value-type="float" office:value="0.935544992419812" calcext:value-type="float">
            <text:p>0,935544992419812</text:p>
          </table:table-cell>
          <table:table-cell office:value-type="float" office:value="0.887708801407832" calcext:value-type="float">
            <text:p>0,887708801407832</text:p>
          </table:table-cell>
          <table:table-cell office:value-type="float" office:value="0.949844982046277" calcext:value-type="float">
            <text:p>0,94984498204627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174" calcext:value-type="float">
            <text:p>0,0174</text:p>
          </table:table-cell>
          <table:table-cell office:value-type="float" office:value="1.136" calcext:value-type="float">
            <text:p>1,136</text:p>
          </table:table-cell>
          <table:table-cell office:value-type="float" office:value="0.954161609862024" calcext:value-type="float">
            <text:p>0,954161609862024</text:p>
          </table:table-cell>
          <table:table-cell office:value-type="float" office:value="0.949023464049935" calcext:value-type="float">
            <text:p>0,949023464049935</text:p>
          </table:table-cell>
          <table:table-cell office:value-type="float" office:value="0.832880974429434" calcext:value-type="float">
            <text:p>0,832880974429434</text:p>
          </table:table-cell>
          <table:table-cell office:value-type="float" office:value="0.919618633642927" calcext:value-type="float">
            <text:p>0,91961863364292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174" calcext:value-type="float">
            <text:p>0,0174</text:p>
          </table:table-cell>
          <table:table-cell office:value-type="float" office:value="1.196" calcext:value-type="float">
            <text:p>1,196</text:p>
          </table:table-cell>
          <table:table-cell office:value-type="float" office:value="0.970257309005724" calcext:value-type="float">
            <text:p>0,970257309005724</text:p>
          </table:table-cell>
          <table:table-cell office:value-type="float" office:value="0.893063348334103" calcext:value-type="float">
            <text:p>0,893063348334103</text:p>
          </table:table-cell>
          <table:table-cell office:value-type="float" office:value="0.866870868177692" calcext:value-type="float">
            <text:p>0,866870868177692</text:p>
          </table:table-cell>
          <table:table-cell office:value-type="float" office:value="0.942264023209731" calcext:value-type="float">
            <text:p>0,94226402320973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174" calcext:value-type="float">
            <text:p>0,0174</text:p>
          </table:table-cell>
          <table:table-cell office:value-type="float" office:value="1.16" calcext:value-type="float">
            <text:p>1,16</text:p>
          </table:table-cell>
          <table:table-cell office:value-type="float" office:value="0.967541522761141" calcext:value-type="float">
            <text:p>0,967541522761141</text:p>
          </table:table-cell>
          <table:table-cell office:value-type="float" office:value="0.946351694598551" calcext:value-type="float">
            <text:p>0,946351694598551</text:p>
          </table:table-cell>
          <table:table-cell office:value-type="float" office:value="0.870529805442322" calcext:value-type="float">
            <text:p>0,870529805442322</text:p>
          </table:table-cell>
          <table:table-cell office:value-type="float" office:value="0.940420961709017" calcext:value-type="float">
            <text:p>0,9404209617090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173" calcext:value-type="float">
            <text:p>0,0173</text:p>
          </table:table-cell>
          <table:table-cell office:value-type="float" office:value="1.082" calcext:value-type="float">
            <text:p>1,082</text:p>
          </table:table-cell>
          <table:table-cell office:value-type="float" office:value="0.976242365862166" calcext:value-type="float">
            <text:p>0,976242365862166</text:p>
          </table:table-cell>
          <table:table-cell office:value-type="float" office:value="0.933399557947041" calcext:value-type="float">
            <text:p>0,933399557947041</text:p>
          </table:table-cell>
          <table:table-cell office:value-type="float" office:value="0.896779083399711" calcext:value-type="float">
            <text:p>0,896779083399711</text:p>
          </table:table-cell>
          <table:table-cell office:value-type="float" office:value="0.954417123048762" calcext:value-type="float">
            <text:p>0,95441712304876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173" calcext:value-type="float">
            <text:p>0,0173</text:p>
          </table:table-cell>
          <table:table-cell office:value-type="float" office:value="1.099" calcext:value-type="float">
            <text:p>1,099</text:p>
          </table:table-cell>
          <table:table-cell office:value-type="float" office:value="0.968720682970695" calcext:value-type="float">
            <text:p>0,968720682970695</text:p>
          </table:table-cell>
          <table:table-cell office:value-type="float" office:value="0.941369664920952" calcext:value-type="float">
            <text:p>0,941369664920952</text:p>
          </table:table-cell>
          <table:table-cell office:value-type="float" office:value="0.873165305963087" calcext:value-type="float">
            <text:p>0,873165305963087</text:p>
          </table:table-cell>
          <table:table-cell office:value-type="float" office:value="0.942122650424629" calcext:value-type="float">
            <text:p>0,94212265042462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172" calcext:value-type="float">
            <text:p>0,0172</text:p>
          </table:table-cell>
          <table:table-cell office:value-type="float" office:value="1.174" calcext:value-type="float">
            <text:p>1,174</text:p>
          </table:table-cell>
          <table:table-cell office:value-type="float" office:value="0.969979607875382" calcext:value-type="float">
            <text:p>0,969979607875382</text:p>
          </table:table-cell>
          <table:table-cell office:value-type="float" office:value="0.953157748532351" calcext:value-type="float">
            <text:p>0,953157748532351</text:p>
          </table:table-cell>
          <table:table-cell office:value-type="float" office:value="0.879602282446765" calcext:value-type="float">
            <text:p>0,879602282446765</text:p>
          </table:table-cell>
          <table:table-cell office:value-type="float" office:value="0.944689890584248" calcext:value-type="float">
            <text:p>0,94468989058424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172" calcext:value-type="float">
            <text:p>0,0172</text:p>
          </table:table-cell>
          <table:table-cell office:value-type="float" office:value="1.094" calcext:value-type="float">
            <text:p>1,094</text:p>
          </table:table-cell>
          <table:table-cell office:value-type="float" office:value="0.972268048126929" calcext:value-type="float">
            <text:p>0,972268048126929</text:p>
          </table:table-cell>
          <table:table-cell office:value-type="float" office:value="0.943773457578207" calcext:value-type="float">
            <text:p>0,943773457578207</text:p>
          </table:table-cell>
          <table:table-cell office:value-type="float" office:value="0.885165327313395" calcext:value-type="float">
            <text:p>0,885165327313395</text:p>
          </table:table-cell>
          <table:table-cell office:value-type="float" office:value="0.948093958996123" calcext:value-type="float">
            <text:p>0,94809395899612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172" calcext:value-type="float">
            <text:p>0,0172</text:p>
          </table:table-cell>
          <table:table-cell office:value-type="float" office:value="1.093" calcext:value-type="float">
            <text:p>1,093</text:p>
          </table:table-cell>
          <table:table-cell office:value-type="float" office:value="0.971217976896859" calcext:value-type="float">
            <text:p>0,971217976896859</text:p>
          </table:table-cell>
          <table:table-cell office:value-type="float" office:value="0.942557263151753" calcext:value-type="float">
            <text:p>0,942557263151753</text:p>
          </table:table-cell>
          <table:table-cell office:value-type="float" office:value="0.881459195745659" calcext:value-type="float">
            <text:p>0,881459195745659</text:p>
          </table:table-cell>
          <table:table-cell office:value-type="float" office:value="0.946292206579819" calcext:value-type="float">
            <text:p>0,9462922065798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71" calcext:value-type="float">
            <text:p>0,0171</text:p>
          </table:table-cell>
          <table:table-cell office:value-type="float" office:value="1.113" calcext:value-type="float">
            <text:p>1,113</text:p>
          </table:table-cell>
          <table:table-cell office:value-type="float" office:value="0.975783743453529" calcext:value-type="float">
            <text:p>0,975783743453529</text:p>
          </table:table-cell>
          <table:table-cell office:value-type="float" office:value="0.933659323368043" calcext:value-type="float">
            <text:p>0,933659323368043</text:p>
          </table:table-cell>
          <table:table-cell office:value-type="float" office:value="0.895204422824133" calcext:value-type="float">
            <text:p>0,895204422824133</text:p>
          </table:table-cell>
          <table:table-cell office:value-type="float" office:value="0.953637096449833" calcext:value-type="float">
            <text:p>0,9536370964498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171" calcext:value-type="float">
            <text:p>0,0171</text:p>
          </table:table-cell>
          <table:table-cell office:value-type="float" office:value="1.062" calcext:value-type="float">
            <text:p>1,062</text:p>
          </table:table-cell>
          <table:table-cell office:value-type="float" office:value="0.976129308504515" calcext:value-type="float">
            <text:p>0,976129308504515</text:p>
          </table:table-cell>
          <table:table-cell office:value-type="float" office:value="0.936400965697046" calcext:value-type="float">
            <text:p>0,936400965697046</text:p>
          </table:table-cell>
          <table:table-cell office:value-type="float" office:value="0.896950250453397" calcext:value-type="float">
            <text:p>0,896950250453397</text:p>
          </table:table-cell>
          <table:table-cell office:value-type="float" office:value="0.954344040657458" calcext:value-type="float">
            <text:p>0,95434404065745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171" calcext:value-type="float">
            <text:p>0,0171</text:p>
          </table:table-cell>
          <table:table-cell office:value-type="float" office:value="1.098" calcext:value-type="float">
            <text:p>1,098</text:p>
          </table:table-cell>
          <table:table-cell office:value-type="float" office:value="0.971781296614953" calcext:value-type="float">
            <text:p>0,971781296614953</text:p>
          </table:table-cell>
          <table:table-cell office:value-type="float" office:value="0.899172459379517" calcext:value-type="float">
            <text:p>0,899172459379517</text:p>
          </table:table-cell>
          <table:table-cell office:value-type="float" office:value="0.873652767921255" calcext:value-type="float">
            <text:p>0,873652767921255</text:p>
          </table:table-cell>
          <table:table-cell office:value-type="float" office:value="0.945173160141114" calcext:value-type="float">
            <text:p>0,9451731601411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17" calcext:value-type="float">
            <text:p>0,017</text:p>
          </table:table-cell>
          <table:table-cell office:value-type="float" office:value="1.122" calcext:value-type="float">
            <text:p>1,122</text:p>
          </table:table-cell>
          <table:table-cell office:value-type="float" office:value="0.975348332472822" calcext:value-type="float">
            <text:p>0,975348332472822</text:p>
          </table:table-cell>
          <table:table-cell office:value-type="float" office:value="0.930830552854251" calcext:value-type="float">
            <text:p>0,930830552854251</text:p>
          </table:table-cell>
          <table:table-cell office:value-type="float" office:value="0.893116072483764" calcext:value-type="float">
            <text:p>0,893116072483764</text:p>
          </table:table-cell>
          <table:table-cell office:value-type="float" office:value="0.952770340271586" calcext:value-type="float">
            <text:p>0,95277034027158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17" calcext:value-type="float">
            <text:p>0,017</text:p>
          </table:table-cell>
          <table:table-cell office:value-type="float" office:value="1.079" calcext:value-type="float">
            <text:p>1,079</text:p>
          </table:table-cell>
          <table:table-cell office:value-type="float" office:value="0.977342843265177" calcext:value-type="float">
            <text:p>0,977342843265177</text:p>
          </table:table-cell>
          <table:table-cell office:value-type="float" office:value="0.945498262323098" calcext:value-type="float">
            <text:p>0,945498262323098</text:p>
          </table:table-cell>
          <table:table-cell office:value-type="float" office:value="0.902918653036084" calcext:value-type="float">
            <text:p>0,902918653036084</text:p>
          </table:table-cell>
          <table:table-cell office:value-type="float" office:value="0.956793359731411" calcext:value-type="float">
            <text:p>0,95679335973141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169" calcext:value-type="float">
            <text:p>0,0169</text:p>
          </table:table-cell>
          <table:table-cell office:value-type="float" office:value="1.088" calcext:value-type="float">
            <text:p>1,088</text:p>
          </table:table-cell>
          <table:table-cell office:value-type="float" office:value="0.970255686172839" calcext:value-type="float">
            <text:p>0,970255686172839</text:p>
          </table:table-cell>
          <table:table-cell office:value-type="float" office:value="0.947078914168911" calcext:value-type="float">
            <text:p>0,947078914168911</text:p>
          </table:table-cell>
          <table:table-cell office:value-type="float" office:value="0.8792592661637" calcext:value-type="float">
            <text:p>0,8792592661637</text:p>
          </table:table-cell>
          <table:table-cell office:value-type="float" office:value="0.944891127832546" calcext:value-type="float">
            <text:p>0,94489112783254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169" calcext:value-type="float">
            <text:p>0,0169</text:p>
          </table:table-cell>
          <table:table-cell office:value-type="float" office:value="1.095" calcext:value-type="float">
            <text:p>1,095</text:p>
          </table:table-cell>
          <table:table-cell office:value-type="float" office:value="0.966056729024922" calcext:value-type="float">
            <text:p>0,966056729024922</text:p>
          </table:table-cell>
          <table:table-cell office:value-type="float" office:value="0.941286973400092" calcext:value-type="float">
            <text:p>0,941286973400092</text:p>
          </table:table-cell>
          <table:table-cell office:value-type="float" office:value="0.864848382691243" calcext:value-type="float">
            <text:p>0,864848382691243</text:p>
          </table:table-cell>
          <table:table-cell office:value-type="float" office:value="0.937794611026771" calcext:value-type="float">
            <text:p>0,93779461102677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169" calcext:value-type="float">
            <text:p>0,0169</text:p>
          </table:table-cell>
          <table:table-cell office:value-type="float" office:value="1.152" calcext:value-type="float">
            <text:p>1,152</text:p>
          </table:table-cell>
          <table:table-cell office:value-type="float" office:value="0.972068292151818" calcext:value-type="float">
            <text:p>0,972068292151818</text:p>
          </table:table-cell>
          <table:table-cell office:value-type="float" office:value="0.948343325477884" calcext:value-type="float">
            <text:p>0,948343325477884</text:p>
          </table:table-cell>
          <table:table-cell office:value-type="float" office:value="0.885409336595037" calcext:value-type="float">
            <text:p>0,885409336595037</text:p>
          </table:table-cell>
          <table:table-cell office:value-type="float" office:value="0.947948967734943" calcext:value-type="float">
            <text:p>0,94794896773494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168" calcext:value-type="float">
            <text:p>0,0168</text:p>
          </table:table-cell>
          <table:table-cell office:value-type="float" office:value="1.136" calcext:value-type="float">
            <text:p>1,136</text:p>
          </table:table-cell>
          <table:table-cell office:value-type="float" office:value="0.97275317680602" calcext:value-type="float">
            <text:p>0,97275317680602</text:p>
          </table:table-cell>
          <table:table-cell office:value-type="float" office:value="0.936465312041927" calcext:value-type="float">
            <text:p>0,936465312041927</text:p>
          </table:table-cell>
          <table:table-cell office:value-type="float" office:value="0.885313751068451" calcext:value-type="float">
            <text:p>0,885313751068451</text:p>
          </table:table-cell>
          <table:table-cell office:value-type="float" office:value="0.948598546419022" calcext:value-type="float">
            <text:p>0,94859854641902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168" calcext:value-type="float">
            <text:p>0,0168</text:p>
          </table:table-cell>
          <table:table-cell office:value-type="float" office:value="1.142" calcext:value-type="float">
            <text:p>1,142</text:p>
          </table:table-cell>
          <table:table-cell office:value-type="float" office:value="0.96047669191516" calcext:value-type="float">
            <text:p>0,96047669191516</text:p>
          </table:table-cell>
          <table:table-cell office:value-type="float" office:value="0.847111897598999" calcext:value-type="float">
            <text:p>0,847111897598999</text:p>
          </table:table-cell>
          <table:table-cell office:value-type="float" office:value="0.821096913026841" calcext:value-type="float">
            <text:p>0,821096913026841</text:p>
          </table:table-cell>
          <table:table-cell office:value-type="float" office:value="0.923203925185203" calcext:value-type="float">
            <text:p>0,9232039251852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168" calcext:value-type="float">
            <text:p>0,0168</text:p>
          </table:table-cell>
          <table:table-cell office:value-type="float" office:value="1.134" calcext:value-type="float">
            <text:p>1,134</text:p>
          </table:table-cell>
          <table:table-cell office:value-type="float" office:value="0.974529539517235" calcext:value-type="float">
            <text:p>0,974529539517235</text:p>
          </table:table-cell>
          <table:table-cell office:value-type="float" office:value="0.93059857331673" calcext:value-type="float">
            <text:p>0,93059857331673</text:p>
          </table:table-cell>
          <table:table-cell office:value-type="float" office:value="0.890204289282439" calcext:value-type="float">
            <text:p>0,890204289282439</text:p>
          </table:table-cell>
          <table:table-cell office:value-type="float" office:value="0.951357857196694" calcext:value-type="float">
            <text:p>0,95135785719669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167" calcext:value-type="float">
            <text:p>0,0167</text:p>
          </table:table-cell>
          <table:table-cell office:value-type="float" office:value="1.025" calcext:value-type="float">
            <text:p>1,025</text:p>
          </table:table-cell>
          <table:table-cell office:value-type="float" office:value="0.975654015176241" calcext:value-type="float">
            <text:p>0,975654015176241</text:p>
          </table:table-cell>
          <table:table-cell office:value-type="float" office:value="0.935627483801087" calcext:value-type="float">
            <text:p>0,935627483801087</text:p>
          </table:table-cell>
          <table:table-cell office:value-type="float" office:value="0.895127166623332" calcext:value-type="float">
            <text:p>0,895127166623332</text:p>
          </table:table-cell>
          <table:table-cell office:value-type="float" office:value="0.953494889675258" calcext:value-type="float">
            <text:p>0,95349488967525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167" calcext:value-type="float">
            <text:p>0,0167</text:p>
          </table:table-cell>
          <table:table-cell office:value-type="float" office:value="1.003" calcext:value-type="float">
            <text:p>1,003</text:p>
          </table:table-cell>
          <table:table-cell office:value-type="float" office:value="0.975239405962514" calcext:value-type="float">
            <text:p>0,975239405962514</text:p>
          </table:table-cell>
          <table:table-cell office:value-type="float" office:value="0.9324462793751" calcext:value-type="float">
            <text:p>0,9324462793751</text:p>
          </table:table-cell>
          <table:table-cell office:value-type="float" office:value="0.893052302369412" calcext:value-type="float">
            <text:p>0,893052302369412</text:p>
          </table:table-cell>
          <table:table-cell office:value-type="float" office:value="0.95265135947753" calcext:value-type="float">
            <text:p>0,9526513594775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167" calcext:value-type="float">
            <text:p>0,0167</text:p>
          </table:table-cell>
          <table:table-cell office:value-type="float" office:value="1.072" calcext:value-type="float">
            <text:p>1,072</text:p>
          </table:table-cell>
          <table:table-cell office:value-type="float" office:value="0.97284144907961" calcext:value-type="float">
            <text:p>0,97284144907961</text:p>
          </table:table-cell>
          <table:table-cell office:value-type="float" office:value="0.940859806268389" calcext:value-type="float">
            <text:p>0,940859806268389</text:p>
          </table:table-cell>
          <table:table-cell office:value-type="float" office:value="0.886496864948351" calcext:value-type="float">
            <text:p>0,886496864948351</text:p>
          </table:table-cell>
          <table:table-cell office:value-type="float" office:value="0.948933462085041" calcext:value-type="float">
            <text:p>0,94893346208504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166" calcext:value-type="float">
            <text:p>0,0166</text:p>
          </table:table-cell>
          <table:table-cell office:value-type="float" office:value="1.119" calcext:value-type="float">
            <text:p>1,119</text:p>
          </table:table-cell>
          <table:table-cell office:value-type="float" office:value="0.969033348773195" calcext:value-type="float">
            <text:p>0,969033348773195</text:p>
          </table:table-cell>
          <table:table-cell office:value-type="float" office:value="0.939189740825876" calcext:value-type="float">
            <text:p>0,939189740825876</text:p>
          </table:table-cell>
          <table:table-cell office:value-type="float" office:value="0.873692327064511" calcext:value-type="float">
            <text:p>0,873692327064511</text:p>
          </table:table-cell>
          <table:table-cell office:value-type="float" office:value="0.942538034906952" calcext:value-type="float">
            <text:p>0,94253803490695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166" calcext:value-type="float">
            <text:p>0,0166</text:p>
          </table:table-cell>
          <table:table-cell office:value-type="float" office:value="1.097" calcext:value-type="float">
            <text:p>1,097</text:p>
          </table:table-cell>
          <table:table-cell office:value-type="float" office:value="0.957349099531832" calcext:value-type="float">
            <text:p>0,957349099531832</text:p>
          </table:table-cell>
          <table:table-cell office:value-type="float" office:value="0.84038281056879" calcext:value-type="float">
            <text:p>0,84038281056879</text:p>
          </table:table-cell>
          <table:table-cell office:value-type="float" office:value="0.809246912645375" calcext:value-type="float">
            <text:p>0,809246912645375</text:p>
          </table:table-cell>
          <table:table-cell office:value-type="float" office:value="0.917752032198948" calcext:value-type="float">
            <text:p>0,91775203219894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165" calcext:value-type="float">
            <text:p>0,0165</text:p>
          </table:table-cell>
          <table:table-cell office:value-type="float" office:value="1.093" calcext:value-type="float">
            <text:p>1,093</text:p>
          </table:table-cell>
          <table:table-cell office:value-type="float" office:value="0.974431677776597" calcext:value-type="float">
            <text:p>0,974431677776597</text:p>
          </table:table-cell>
          <table:table-cell office:value-type="float" office:value="0.935529564458674" calcext:value-type="float">
            <text:p>0,935529564458674</text:p>
          </table:table-cell>
          <table:table-cell office:value-type="float" office:value="0.890849859946845" calcext:value-type="float">
            <text:p>0,890849859946845</text:p>
          </table:table-cell>
          <table:table-cell office:value-type="float" office:value="0.951400169964187" calcext:value-type="float">
            <text:p>0,95140016996418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165" calcext:value-type="float">
            <text:p>0,0165</text:p>
          </table:table-cell>
          <table:table-cell office:value-type="float" office:value="1.128" calcext:value-type="float">
            <text:p>1,128</text:p>
          </table:table-cell>
          <table:table-cell office:value-type="float" office:value="0.975485338909715" calcext:value-type="float">
            <text:p>0,975485338909715</text:p>
          </table:table-cell>
          <table:table-cell office:value-type="float" office:value="0.94289893194061" calcext:value-type="float">
            <text:p>0,94289893194061</text:p>
          </table:table-cell>
          <table:table-cell office:value-type="float" office:value="0.895917030539034" calcext:value-type="float">
            <text:p>0,895917030539034</text:p>
          </table:table-cell>
          <table:table-cell office:value-type="float" office:value="0.953498276214972" calcext:value-type="float">
            <text:p>0,95349827621497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165" calcext:value-type="float">
            <text:p>0,0165</text:p>
          </table:table-cell>
          <table:table-cell office:value-type="float" office:value="1.066" calcext:value-type="float">
            <text:p>1,066</text:p>
          </table:table-cell>
          <table:table-cell office:value-type="float" office:value="0.9750576486794" calcext:value-type="float">
            <text:p>0,9750576486794</text:p>
          </table:table-cell>
          <table:table-cell office:value-type="float" office:value="0.939357575742863" calcext:value-type="float">
            <text:p>0,939357575742863</text:p>
          </table:table-cell>
          <table:table-cell office:value-type="float" office:value="0.893761722852563" calcext:value-type="float">
            <text:p>0,893761722852563</text:p>
          </table:table-cell>
          <table:table-cell office:value-type="float" office:value="0.952625587980839" calcext:value-type="float">
            <text:p>0,95262558798083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164" calcext:value-type="float">
            <text:p>0,0164</text:p>
          </table:table-cell>
          <table:table-cell office:value-type="float" office:value="1.042" calcext:value-type="float">
            <text:p>1,042</text:p>
          </table:table-cell>
          <table:table-cell office:value-type="float" office:value="0.976142438697856" calcext:value-type="float">
            <text:p>0,976142438697856</text:p>
          </table:table-cell>
          <table:table-cell office:value-type="float" office:value="0.944814396625657" calcext:value-type="float">
            <text:p>0,944814396625657</text:p>
          </table:table-cell>
          <table:table-cell office:value-type="float" office:value="0.89856177545434" calcext:value-type="float">
            <text:p>0,89856177545434</text:p>
          </table:table-cell>
          <table:table-cell office:value-type="float" office:value="0.954698744038746" calcext:value-type="float">
            <text:p>0,9546987440387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64" calcext:value-type="float">
            <text:p>0,0164</text:p>
          </table:table-cell>
          <table:table-cell office:value-type="float" office:value="0.975" calcext:value-type="float">
            <text:p>0,975</text:p>
          </table:table-cell>
          <table:table-cell office:value-type="float" office:value="0.972807615472797" calcext:value-type="float">
            <text:p>0,972807615472797</text:p>
          </table:table-cell>
          <table:table-cell office:value-type="float" office:value="0.935738220037857" calcext:value-type="float">
            <text:p>0,935738220037857</text:p>
          </table:table-cell>
          <table:table-cell office:value-type="float" office:value="0.8853489104142" calcext:value-type="float">
            <text:p>0,8853489104142</text:p>
          </table:table-cell>
          <table:table-cell office:value-type="float" office:value="0.948658910296564" calcext:value-type="float">
            <text:p>0,94865891029656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164" calcext:value-type="float">
            <text:p>0,0164</text:p>
          </table:table-cell>
          <table:table-cell office:value-type="float" office:value="1.067" calcext:value-type="float">
            <text:p>1,067</text:p>
          </table:table-cell>
          <table:table-cell office:value-type="float" office:value="0.973402014899475" calcext:value-type="float">
            <text:p>0,973402014899475</text:p>
          </table:table-cell>
          <table:table-cell office:value-type="float" office:value="0.942193125049064" calcext:value-type="float">
            <text:p>0,942193125049064</text:p>
          </table:table-cell>
          <table:table-cell office:value-type="float" office:value="0.888647333096216" calcext:value-type="float">
            <text:p>0,888647333096216</text:p>
          </table:table-cell>
          <table:table-cell office:value-type="float" office:value="0.949932549767364" calcext:value-type="float">
            <text:p>0,94993254976736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163" calcext:value-type="float">
            <text:p>0,0163</text:p>
          </table:table-cell>
          <table:table-cell office:value-type="float" office:value="1.072" calcext:value-type="float">
            <text:p>1,072</text:p>
          </table:table-cell>
          <table:table-cell office:value-type="float" office:value="0.973720631089219" calcext:value-type="float">
            <text:p>0,973720631089219</text:p>
          </table:table-cell>
          <table:table-cell office:value-type="float" office:value="0.948756436572548" calcext:value-type="float">
            <text:p>0,948756436572548</text:p>
          </table:table-cell>
          <table:table-cell office:value-type="float" office:value="0.890987481140755" calcext:value-type="float">
            <text:p>0,890987481140755</text:p>
          </table:table-cell>
          <table:table-cell office:value-type="float" office:value="0.950735035511152" calcext:value-type="float">
            <text:p>0,9507350355111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163" calcext:value-type="float">
            <text:p>0,0163</text:p>
          </table:table-cell>
          <table:table-cell office:value-type="float" office:value="1.046" calcext:value-type="float">
            <text:p>1,046</text:p>
          </table:table-cell>
          <table:table-cell office:value-type="float" office:value="0.975924044732946" calcext:value-type="float">
            <text:p>0,975924044732946</text:p>
          </table:table-cell>
          <table:table-cell office:value-type="float" office:value="0.929526411054825" calcext:value-type="float">
            <text:p>0,929526411054825</text:p>
          </table:table-cell>
          <table:table-cell office:value-type="float" office:value="0.894895863251733" calcext:value-type="float">
            <text:p>0,894895863251733</text:p>
          </table:table-cell>
          <table:table-cell office:value-type="float" office:value="0.953706872099253" calcext:value-type="float">
            <text:p>0,95370687209925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163" calcext:value-type="float">
            <text:p>0,0163</text:p>
          </table:table-cell>
          <table:table-cell office:value-type="float" office:value="1.042" calcext:value-type="float">
            <text:p>1,042</text:p>
          </table:table-cell>
          <table:table-cell office:value-type="float" office:value="0.975613788591396" calcext:value-type="float">
            <text:p>0,975613788591396</text:p>
          </table:table-cell>
          <table:table-cell office:value-type="float" office:value="0.944659145426025" calcext:value-type="float">
            <text:p>0,944659145426025</text:p>
          </table:table-cell>
          <table:table-cell office:value-type="float" office:value="0.896690653265446" calcext:value-type="float">
            <text:p>0,896690653265446</text:p>
          </table:table-cell>
          <table:table-cell office:value-type="float" office:value="0.953787087797254" calcext:value-type="float">
            <text:p>0,95378708779725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162" calcext:value-type="float">
            <text:p>0,0162</text:p>
          </table:table-cell>
          <table:table-cell office:value-type="float" office:value="1.062" calcext:value-type="float">
            <text:p>1,062</text:p>
          </table:table-cell>
          <table:table-cell office:value-type="float" office:value="0.97407214652745" calcext:value-type="float">
            <text:p>0,97407214652745</text:p>
          </table:table-cell>
          <table:table-cell office:value-type="float" office:value="0.928967673905749" calcext:value-type="float">
            <text:p>0,928967673905749</text:p>
          </table:table-cell>
          <table:table-cell office:value-type="float" office:value="0.888284910103213" calcext:value-type="float">
            <text:p>0,888284910103213</text:p>
          </table:table-cell>
          <table:table-cell office:value-type="float" office:value="0.950506955655685" calcext:value-type="float">
            <text:p>0,95050695565568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162" calcext:value-type="float">
            <text:p>0,0162</text:p>
          </table:table-cell>
          <table:table-cell office:value-type="float" office:value="1.028" calcext:value-type="float">
            <text:p>1,028</text:p>
          </table:table-cell>
          <table:table-cell office:value-type="float" office:value="0.976578636506629" calcext:value-type="float">
            <text:p>0,976578636506629</text:p>
          </table:table-cell>
          <table:table-cell office:value-type="float" office:value="0.925084197064307" calcext:value-type="float">
            <text:p>0,925084197064307</text:p>
          </table:table-cell>
          <table:table-cell office:value-type="float" office:value="0.896367384820654" calcext:value-type="float">
            <text:p>0,896367384820654</text:p>
          </table:table-cell>
          <table:table-cell office:value-type="float" office:value="0.954653353353846" calcext:value-type="float">
            <text:p>0,95465335335384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161" calcext:value-type="float">
            <text:p>0,0161</text:p>
          </table:table-cell>
          <table:table-cell office:value-type="float" office:value="1.156" calcext:value-type="float">
            <text:p>1,156</text:p>
          </table:table-cell>
          <table:table-cell office:value-type="float" office:value="0.977104139300828" calcext:value-type="float">
            <text:p>0,977104139300828</text:p>
          </table:table-cell>
          <table:table-cell office:value-type="float" office:value="0.931690056987163" calcext:value-type="float">
            <text:p>0,931690056987163</text:p>
          </table:table-cell>
          <table:table-cell office:value-type="float" office:value="0.89954057573467" calcext:value-type="float">
            <text:p>0,89954057573467</text:p>
          </table:table-cell>
          <table:table-cell office:value-type="float" office:value="0.955841279872337" calcext:value-type="float">
            <text:p>0,95584127987233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161" calcext:value-type="float">
            <text:p>0,0161</text:p>
          </table:table-cell>
          <table:table-cell office:value-type="float" office:value="1.101" calcext:value-type="float">
            <text:p>1,101</text:p>
          </table:table-cell>
          <table:table-cell office:value-type="float" office:value="0.977101827993385" calcext:value-type="float">
            <text:p>0,977101827993385</text:p>
          </table:table-cell>
          <table:table-cell office:value-type="float" office:value="0.945780902934293" calcext:value-type="float">
            <text:p>0,945780902934293</text:p>
          </table:table-cell>
          <table:table-cell office:value-type="float" office:value="0.902113228133701" calcext:value-type="float">
            <text:p>0,902113228133701</text:p>
          </table:table-cell>
          <table:table-cell office:value-type="float" office:value="0.956387313465545" calcext:value-type="float">
            <text:p>0,95638731346554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161" calcext:value-type="float">
            <text:p>0,0161</text:p>
          </table:table-cell>
          <table:table-cell office:value-type="float" office:value="1.001" calcext:value-type="float">
            <text:p>1,001</text:p>
          </table:table-cell>
          <table:table-cell office:value-type="float" office:value="0.966102660113241" calcext:value-type="float">
            <text:p>0,966102660113241</text:p>
          </table:table-cell>
          <table:table-cell office:value-type="float" office:value="0.954374264185623" calcext:value-type="float">
            <text:p>0,954374264185623</text:p>
          </table:table-cell>
          <table:table-cell office:value-type="float" office:value="0.867820060425206" calcext:value-type="float">
            <text:p>0,867820060425206</text:p>
          </table:table-cell>
          <table:table-cell office:value-type="float" office:value="0.938446177557534" calcext:value-type="float">
            <text:p>0,93844617755753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16" calcext:value-type="float">
            <text:p>0,016</text:p>
          </table:table-cell>
          <table:table-cell office:value-type="float" office:value="1.089" calcext:value-type="float">
            <text:p>1,089</text:p>
          </table:table-cell>
          <table:table-cell office:value-type="float" office:value="0.974946115801125" calcext:value-type="float">
            <text:p>0,974946115801125</text:p>
          </table:table-cell>
          <table:table-cell office:value-type="float" office:value="0.921731766220073" calcext:value-type="float">
            <text:p>0,921731766220073</text:p>
          </table:table-cell>
          <table:table-cell office:value-type="float" office:value="0.889850215094433" calcext:value-type="float">
            <text:p>0,889850215094433</text:p>
          </table:table-cell>
          <table:table-cell office:value-type="float" office:value="0.951683683413989" calcext:value-type="float">
            <text:p>0,95168368341398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16" calcext:value-type="float">
            <text:p>0,016</text:p>
          </table:table-cell>
          <table:table-cell office:value-type="float" office:value="1.004" calcext:value-type="float">
            <text:p>1,004</text:p>
          </table:table-cell>
          <table:table-cell office:value-type="float" office:value="0.977254325107816" calcext:value-type="float">
            <text:p>0,977254325107816</text:p>
          </table:table-cell>
          <table:table-cell office:value-type="float" office:value="0.93573849426567" calcext:value-type="float">
            <text:p>0,93573849426567</text:p>
          </table:table-cell>
          <table:table-cell office:value-type="float" office:value="0.900838493147382" calcext:value-type="float">
            <text:p>0,900838493147382</text:p>
          </table:table-cell>
          <table:table-cell office:value-type="float" office:value="0.956264386718568" calcext:value-type="float">
            <text:p>0,95626438671856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16" calcext:value-type="float">
            <text:p>0,016</text:p>
          </table:table-cell>
          <table:table-cell office:value-type="float" office:value="1.094" calcext:value-type="float">
            <text:p>1,094</text:p>
          </table:table-cell>
          <table:table-cell office:value-type="float" office:value="0.972242525391556" calcext:value-type="float">
            <text:p>0,972242525391556</text:p>
          </table:table-cell>
          <table:table-cell office:value-type="float" office:value="0.942846346373586" calcext:value-type="float">
            <text:p>0,942846346373586</text:p>
          </table:table-cell>
          <table:table-cell office:value-type="float" office:value="0.88489539577511" calcext:value-type="float">
            <text:p>0,88489539577511</text:p>
          </table:table-cell>
          <table:table-cell office:value-type="float" office:value="0.948012529455361" calcext:value-type="float">
            <text:p>0,94801252945536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159" calcext:value-type="float">
            <text:p>0,0159</text:p>
          </table:table-cell>
          <table:table-cell office:value-type="float" office:value="1.092" calcext:value-type="float">
            <text:p>1,092</text:p>
          </table:table-cell>
          <table:table-cell office:value-type="float" office:value="0.97599805574785" calcext:value-type="float">
            <text:p>0,97599805574785</text:p>
          </table:table-cell>
          <table:table-cell office:value-type="float" office:value="0.928585892707394" calcext:value-type="float">
            <text:p>0,928585892707394</text:p>
          </table:table-cell>
          <table:table-cell office:value-type="float" office:value="0.894974392473777" calcext:value-type="float">
            <text:p>0,894974392473777</text:p>
          </table:table-cell>
          <table:table-cell office:value-type="float" office:value="0.953795110519241" calcext:value-type="float">
            <text:p>0,95379511051924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159" calcext:value-type="float">
            <text:p>0,0159</text:p>
          </table:table-cell>
          <table:table-cell office:value-type="float" office:value="1.093" calcext:value-type="float">
            <text:p>1,093</text:p>
          </table:table-cell>
          <table:table-cell office:value-type="float" office:value="0.973619081092025" calcext:value-type="float">
            <text:p>0,973619081092025</text:p>
          </table:table-cell>
          <table:table-cell office:value-type="float" office:value="0.929708831417816" calcext:value-type="float">
            <text:p>0,929708831417816</text:p>
          </table:table-cell>
          <table:table-cell office:value-type="float" office:value="0.886874266285598" calcext:value-type="float">
            <text:p>0,886874266285598</text:p>
          </table:table-cell>
          <table:table-cell office:value-type="float" office:value="0.949768842376877" calcext:value-type="float">
            <text:p>0,94976884237687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158" calcext:value-type="float">
            <text:p>0,0158</text:p>
          </table:table-cell>
          <table:table-cell office:value-type="float" office:value="1.084" calcext:value-type="float">
            <text:p>1,084</text:p>
          </table:table-cell>
          <table:table-cell office:value-type="float" office:value="0.9758603608364" calcext:value-type="float">
            <text:p>0,9758603608364</text:p>
          </table:table-cell>
          <table:table-cell office:value-type="float" office:value="0.947712708835844" calcext:value-type="float">
            <text:p>0,947712708835844</text:p>
          </table:table-cell>
          <table:table-cell office:value-type="float" office:value="0.898106497250449" calcext:value-type="float">
            <text:p>0,898106497250449</text:p>
          </table:table-cell>
          <table:table-cell office:value-type="float" office:value="0.954326837268838" calcext:value-type="float">
            <text:p>0,95432683726883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158" calcext:value-type="float">
            <text:p>0,0158</text:p>
          </table:table-cell>
          <table:table-cell office:value-type="float" office:value="1.038" calcext:value-type="float">
            <text:p>1,038</text:p>
          </table:table-cell>
          <table:table-cell office:value-type="float" office:value="0.976064247658855" calcext:value-type="float">
            <text:p>0,976064247658855</text:p>
          </table:table-cell>
          <table:table-cell office:value-type="float" office:value="0.942593535059746" calcext:value-type="float">
            <text:p>0,942593535059746</text:p>
          </table:table-cell>
          <table:table-cell office:value-type="float" office:value="0.897880093920693" calcext:value-type="float">
            <text:p>0,897880093920693</text:p>
          </table:table-cell>
          <table:table-cell office:value-type="float" office:value="0.95447820411852" calcext:value-type="float">
            <text:p>0,9544782041185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158" calcext:value-type="float">
            <text:p>0,0158</text:p>
          </table:table-cell>
          <table:table-cell office:value-type="float" office:value="1.02" calcext:value-type="float">
            <text:p>1,02</text:p>
          </table:table-cell>
          <table:table-cell office:value-type="float" office:value="0.976756902240203" calcext:value-type="float">
            <text:p>0,976756902240203</text:p>
          </table:table-cell>
          <table:table-cell office:value-type="float" office:value="0.927827055891871" calcext:value-type="float">
            <text:p>0,927827055891871</text:p>
          </table:table-cell>
          <table:table-cell office:value-type="float" office:value="0.897547672313399" calcext:value-type="float">
            <text:p>0,897547672313399</text:p>
          </table:table-cell>
          <table:table-cell office:value-type="float" office:value="0.955078663024067" calcext:value-type="float">
            <text:p>0,95507866302406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157" calcext:value-type="float">
            <text:p>0,0157</text:p>
          </table:table-cell>
          <table:table-cell office:value-type="float" office:value="1.001" calcext:value-type="float">
            <text:p>1,001</text:p>
          </table:table-cell>
          <table:table-cell office:value-type="float" office:value="0.976392059901614" calcext:value-type="float">
            <text:p>0,976392059901614</text:p>
          </table:table-cell>
          <table:table-cell office:value-type="float" office:value="0.928658685517296" calcext:value-type="float">
            <text:p>0,928658685517296</text:p>
          </table:table-cell>
          <table:table-cell office:value-type="float" office:value="0.896397124738022" calcext:value-type="float">
            <text:p>0,896397124738022</text:p>
          </table:table-cell>
          <table:table-cell office:value-type="float" office:value="0.954480045736441" calcext:value-type="float">
            <text:p>0,95448004573644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157" calcext:value-type="float">
            <text:p>0,0157</text:p>
          </table:table-cell>
          <table:table-cell office:value-type="float" office:value="0.96" calcext:value-type="float">
            <text:p>0,96</text:p>
          </table:table-cell>
          <table:table-cell office:value-type="float" office:value="0.975501813122335" calcext:value-type="float">
            <text:p>0,975501813122335</text:p>
          </table:table-cell>
          <table:table-cell office:value-type="float" office:value="0.918999131940011" calcext:value-type="float">
            <text:p>0,918999131940011</text:p>
          </table:table-cell>
          <table:table-cell office:value-type="float" office:value="0.891260598485848" calcext:value-type="float">
            <text:p>0,891260598485848</text:p>
          </table:table-cell>
          <table:table-cell office:value-type="float" office:value="0.95252014501372" calcext:value-type="float">
            <text:p>0,9525201450137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157" calcext:value-type="float">
            <text:p>0,0157</text:p>
          </table:table-cell>
          <table:table-cell office:value-type="float" office:value="1.012" calcext:value-type="float">
            <text:p>1,012</text:p>
          </table:table-cell>
          <table:table-cell office:value-type="float" office:value="0.974428038696794" calcext:value-type="float">
            <text:p>0,974428038696794</text:p>
          </table:table-cell>
          <table:table-cell office:value-type="float" office:value="0.940334981225237" calcext:value-type="float">
            <text:p>0,940334981225237</text:p>
          </table:table-cell>
          <table:table-cell office:value-type="float" office:value="0.891777772846084" calcext:value-type="float">
            <text:p>0,891777772846084</text:p>
          </table:table-cell>
          <table:table-cell office:value-type="float" office:value="0.951592936466655" calcext:value-type="float">
            <text:p>0,95159293646665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156" calcext:value-type="float">
            <text:p>0,0156</text:p>
          </table:table-cell>
          <table:table-cell office:value-type="float" office:value="1.051" calcext:value-type="float">
            <text:p>1,051</text:p>
          </table:table-cell>
          <table:table-cell office:value-type="float" office:value="0.962554950719729" calcext:value-type="float">
            <text:p>0,962554950719729</text:p>
          </table:table-cell>
          <table:table-cell office:value-type="float" office:value="0.955879053217153" calcext:value-type="float">
            <text:p>0,955879053217153</text:p>
          </table:table-cell>
          <table:table-cell office:value-type="float" office:value="0.857648057703233" calcext:value-type="float">
            <text:p>0,857648057703233</text:p>
          </table:table-cell>
          <table:table-cell office:value-type="float" office:value="0.932872862246959" calcext:value-type="float">
            <text:p>0,93287286224695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156" calcext:value-type="float">
            <text:p>0,0156</text:p>
          </table:table-cell>
          <table:table-cell office:value-type="float" office:value="1.052" calcext:value-type="float">
            <text:p>1,052</text:p>
          </table:table-cell>
          <table:table-cell office:value-type="float" office:value="0.977151447338261" calcext:value-type="float">
            <text:p>0,977151447338261</text:p>
          </table:table-cell>
          <table:table-cell office:value-type="float" office:value="0.940755094502767" calcext:value-type="float">
            <text:p>0,940755094502767</text:p>
          </table:table-cell>
          <table:table-cell office:value-type="float" office:value="0.901388166466928" calcext:value-type="float">
            <text:p>0,901388166466928</text:p>
          </table:table-cell>
          <table:table-cell office:value-type="float" office:value="0.956281724601634" calcext:value-type="float">
            <text:p>0,95628172460163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155" calcext:value-type="float">
            <text:p>0,0155</text:p>
          </table:table-cell>
          <table:table-cell office:value-type="float" office:value="1.053" calcext:value-type="float">
            <text:p>1,053</text:p>
          </table:table-cell>
          <table:table-cell office:value-type="float" office:value="0.975783595923267" calcext:value-type="float">
            <text:p>0,975783595923267</text:p>
          </table:table-cell>
          <table:table-cell office:value-type="float" office:value="0.941262962025767" calcext:value-type="float">
            <text:p>0,941262962025767</text:p>
          </table:table-cell>
          <table:table-cell office:value-type="float" office:value="0.896650415916888" calcext:value-type="float">
            <text:p>0,896650415916888</text:p>
          </table:table-cell>
          <table:table-cell office:value-type="float" office:value="0.9539442340158" calcext:value-type="float">
            <text:p>0,953944234015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155" calcext:value-type="float">
            <text:p>0,0155</text:p>
          </table:table-cell>
          <table:table-cell office:value-type="float" office:value="1.101" calcext:value-type="float">
            <text:p>1,101</text:p>
          </table:table-cell>
          <table:table-cell office:value-type="float" office:value="0.975376559929669" calcext:value-type="float">
            <text:p>0,975376559929669</text:p>
          </table:table-cell>
          <table:table-cell office:value-type="float" office:value="0.934176958818116" calcext:value-type="float">
            <text:p>0,934176958818116</text:p>
          </table:table-cell>
          <table:table-cell office:value-type="float" office:value="0.893872324706236" calcext:value-type="float">
            <text:p>0,893872324706236</text:p>
          </table:table-cell>
          <table:table-cell office:value-type="float" office:value="0.952958828558495" calcext:value-type="float">
            <text:p>0,95295882855849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155" calcext:value-type="float">
            <text:p>0,0155</text:p>
          </table:table-cell>
          <table:table-cell office:value-type="float" office:value="1.021" calcext:value-type="float">
            <text:p>1,021</text:p>
          </table:table-cell>
          <table:table-cell office:value-type="float" office:value="0.976678612847693" calcext:value-type="float">
            <text:p>0,976678612847693</text:p>
          </table:table-cell>
          <table:table-cell office:value-type="float" office:value="0.930273922239442" calcext:value-type="float">
            <text:p>0,930273922239442</text:p>
          </table:table-cell>
          <table:table-cell office:value-type="float" office:value="0.897738320555644" calcext:value-type="float">
            <text:p>0,897738320555644</text:p>
          </table:table-cell>
          <table:table-cell office:value-type="float" office:value="0.955044051848332" calcext:value-type="float">
            <text:p>0,95504405184833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154" calcext:value-type="float">
            <text:p>0,0154</text:p>
          </table:table-cell>
          <table:table-cell office:value-type="float" office:value="1.012" calcext:value-type="float">
            <text:p>1,012</text:p>
          </table:table-cell>
          <table:table-cell office:value-type="float" office:value="0.975708650550035" calcext:value-type="float">
            <text:p>0,975708650550035</text:p>
          </table:table-cell>
          <table:table-cell office:value-type="float" office:value="0.934275058542803" calcext:value-type="float">
            <text:p>0,934275058542803</text:p>
          </table:table-cell>
          <table:table-cell office:value-type="float" office:value="0.895058657922684" calcext:value-type="float">
            <text:p>0,895058657922684</text:p>
          </table:table-cell>
          <table:table-cell office:value-type="float" office:value="0.953533281377961" calcext:value-type="float">
            <text:p>0,95353328137796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154" calcext:value-type="float">
            <text:p>0,0154</text:p>
          </table:table-cell>
          <table:table-cell office:value-type="float" office:value="1.063" calcext:value-type="float">
            <text:p>1,063</text:p>
          </table:table-cell>
          <table:table-cell office:value-type="float" office:value="0.977164528354849" calcext:value-type="float">
            <text:p>0,977164528354849</text:p>
          </table:table-cell>
          <table:table-cell office:value-type="float" office:value="0.931556451223169" calcext:value-type="float">
            <text:p>0,931556451223169</text:p>
          </table:table-cell>
          <table:table-cell office:value-type="float" office:value="0.899733403582366" calcext:value-type="float">
            <text:p>0,899733403582366</text:p>
          </table:table-cell>
          <table:table-cell office:value-type="float" office:value="0.955940955186839" calcext:value-type="float">
            <text:p>0,9559409551868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54" calcext:value-type="float">
            <text:p>0,0154</text:p>
          </table:table-cell>
          <table:table-cell office:value-type="float" office:value="1.041" calcext:value-type="float">
            <text:p>1,041</text:p>
          </table:table-cell>
          <table:table-cell office:value-type="float" office:value="0.976048707804562" calcext:value-type="float">
            <text:p>0,976048707804562</text:p>
          </table:table-cell>
          <table:table-cell office:value-type="float" office:value="0.934143033476105" calcext:value-type="float">
            <text:p>0,934143033476105</text:p>
          </table:table-cell>
          <table:table-cell office:value-type="float" office:value="0.896234460976737" calcext:value-type="float">
            <text:p>0,896234460976737</text:p>
          </table:table-cell>
          <table:table-cell office:value-type="float" office:value="0.954113374376816" calcext:value-type="float">
            <text:p>0,95411337437681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153" calcext:value-type="float">
            <text:p>0,0153</text:p>
          </table:table-cell>
          <table:table-cell office:value-type="float" office:value="1.018" calcext:value-type="float">
            <text:p>1,018</text:p>
          </table:table-cell>
          <table:table-cell office:value-type="float" office:value="0.974554767192083" calcext:value-type="float">
            <text:p>0,974554767192083</text:p>
          </table:table-cell>
          <table:table-cell office:value-type="float" office:value="0.937846238873047" calcext:value-type="float">
            <text:p>0,937846238873047</text:p>
          </table:table-cell>
          <table:table-cell office:value-type="float" office:value="0.891729908119287" calcext:value-type="float">
            <text:p>0,891729908119287</text:p>
          </table:table-cell>
          <table:table-cell office:value-type="float" office:value="0.95170620028608" calcext:value-type="float">
            <text:p>0,9517062002860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153" calcext:value-type="float">
            <text:p>0,0153</text:p>
          </table:table-cell>
          <table:table-cell office:value-type="float" office:value="0.929" calcext:value-type="float">
            <text:p>0,929</text:p>
          </table:table-cell>
          <table:table-cell office:value-type="float" office:value="0.972228706723657" calcext:value-type="float">
            <text:p>0,972228706723657</text:p>
          </table:table-cell>
          <table:table-cell office:value-type="float" office:value="0.937388615061008" calcext:value-type="float">
            <text:p>0,937388615061008</text:p>
          </table:table-cell>
          <table:table-cell office:value-type="float" office:value="0.883743550365004" calcext:value-type="float">
            <text:p>0,883743550365004</text:p>
          </table:table-cell>
          <table:table-cell office:value-type="float" office:value="0.947757464120266" calcext:value-type="float">
            <text:p>0,94775746412026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153" calcext:value-type="float">
            <text:p>0,0153</text:p>
          </table:table-cell>
          <table:table-cell office:value-type="float" office:value="1.039" calcext:value-type="float">
            <text:p>1,039</text:p>
          </table:table-cell>
          <table:table-cell office:value-type="float" office:value="0.974910856068443" calcext:value-type="float">
            <text:p>0,974910856068443</text:p>
          </table:table-cell>
          <table:table-cell office:value-type="float" office:value="0.949308619562344" calcext:value-type="float">
            <text:p>0,949308619562344</text:p>
          </table:table-cell>
          <table:table-cell office:value-type="float" office:value="0.895127487915769" calcext:value-type="float">
            <text:p>0,895127487915769</text:p>
          </table:table-cell>
          <table:table-cell office:value-type="float" office:value="0.952770007012237" calcext:value-type="float">
            <text:p>0,95277000701223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152" calcext:value-type="float">
            <text:p>0,0152</text:p>
          </table:table-cell>
          <table:table-cell office:value-type="float" office:value="1.004" calcext:value-type="float">
            <text:p>1,004</text:p>
          </table:table-cell>
          <table:table-cell office:value-type="float" office:value="0.976838929066024" calcext:value-type="float">
            <text:p>0,976838929066024</text:p>
          </table:table-cell>
          <table:table-cell office:value-type="float" office:value="0.943420156069488" calcext:value-type="float">
            <text:p>0,943420156069488</text:p>
          </table:table-cell>
          <table:table-cell office:value-type="float" office:value="0.900759564641094" calcext:value-type="float">
            <text:p>0,900759564641094</text:p>
          </table:table-cell>
          <table:table-cell office:value-type="float" office:value="0.955843811605564" calcext:value-type="float">
            <text:p>0,95584381160556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152" calcext:value-type="float">
            <text:p>0,0152</text:p>
          </table:table-cell>
          <table:table-cell office:value-type="float" office:value="0.989" calcext:value-type="float">
            <text:p>0,989</text:p>
          </table:table-cell>
          <table:table-cell office:value-type="float" office:value="0.973803444743106" calcext:value-type="float">
            <text:p>0,973803444743106</text:p>
          </table:table-cell>
          <table:table-cell office:value-type="float" office:value="0.935680261463784" calcext:value-type="float">
            <text:p>0,935680261463784</text:p>
          </table:table-cell>
          <table:table-cell office:value-type="float" office:value="0.888720393407772" calcext:value-type="float">
            <text:p>0,888720393407772</text:p>
          </table:table-cell>
          <table:table-cell office:value-type="float" office:value="0.950339010856651" calcext:value-type="float">
            <text:p>0,95033901085665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151" calcext:value-type="float">
            <text:p>0,0151</text:p>
          </table:table-cell>
          <table:table-cell office:value-type="float" office:value="1.045" calcext:value-type="float">
            <text:p>1,045</text:p>
          </table:table-cell>
          <table:table-cell office:value-type="float" office:value="0.973724024285252" calcext:value-type="float">
            <text:p>0,973724024285252</text:p>
          </table:table-cell>
          <table:table-cell office:value-type="float" office:value="0.938316575553146" calcext:value-type="float">
            <text:p>0,938316575553146</text:p>
          </table:table-cell>
          <table:table-cell office:value-type="float" office:value="0.888974576122498" calcext:value-type="float">
            <text:p>0,888974576122498</text:p>
          </table:table-cell>
          <table:table-cell office:value-type="float" office:value="0.950315474619826" calcext:value-type="float">
            <text:p>0,95031547461982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151" calcext:value-type="float">
            <text:p>0,0151</text:p>
          </table:table-cell>
          <table:table-cell office:value-type="float" office:value="0.964" calcext:value-type="float">
            <text:p>0,964</text:p>
          </table:table-cell>
          <table:table-cell office:value-type="float" office:value="0.976327540000249" calcext:value-type="float">
            <text:p>0,976327540000249</text:p>
          </table:table-cell>
          <table:table-cell office:value-type="float" office:value="0.933781884358119" calcext:value-type="float">
            <text:p>0,933781884358119</text:p>
          </table:table-cell>
          <table:table-cell office:value-type="float" office:value="0.897155112932454" calcext:value-type="float">
            <text:p>0,897155112932454</text:p>
          </table:table-cell>
          <table:table-cell office:value-type="float" office:value="0.954579865783435" calcext:value-type="float">
            <text:p>0,9545798657834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151" calcext:value-type="float">
            <text:p>0,0151</text:p>
          </table:table-cell>
          <table:table-cell office:value-type="float" office:value="1.033" calcext:value-type="float">
            <text:p>1,033</text:p>
          </table:table-cell>
          <table:table-cell office:value-type="float" office:value="0.975242749981792" calcext:value-type="float">
            <text:p>0,975242749981792</text:p>
          </table:table-cell>
          <table:table-cell office:value-type="float" office:value="0.952021454237926" calcext:value-type="float">
            <text:p>0,952021454237926</text:p>
          </table:table-cell>
          <table:table-cell office:value-type="float" office:value="0.896758189700682" calcext:value-type="float">
            <text:p>0,896758189700682</text:p>
          </table:table-cell>
          <table:table-cell office:value-type="float" office:value="0.95343775335233" calcext:value-type="float">
            <text:p>0,9534377533523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15" calcext:value-type="float">
            <text:p>0,015</text:p>
          </table:table-cell>
          <table:table-cell office:value-type="float" office:value="1.037" calcext:value-type="float">
            <text:p>1,037</text:p>
          </table:table-cell>
          <table:table-cell office:value-type="float" office:value="0.962924169789432" calcext:value-type="float">
            <text:p>0,962924169789432</text:p>
          </table:table-cell>
          <table:table-cell office:value-type="float" office:value="0.940893879334271" calcext:value-type="float">
            <text:p>0,940893879334271</text:p>
          </table:table-cell>
          <table:table-cell office:value-type="float" office:value="0.855356038528778" calcext:value-type="float">
            <text:p>0,855356038528778</text:p>
          </table:table-cell>
          <table:table-cell office:value-type="float" office:value="0.932776671781502" calcext:value-type="float">
            <text:p>0,93277667178150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15" calcext:value-type="float">
            <text:p>0,01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74241904682566" calcext:value-type="float">
            <text:p>0,974241904682566</text:p>
          </table:table-cell>
          <table:table-cell office:value-type="float" office:value="0.954536146886123" calcext:value-type="float">
            <text:p>0,954536146886123</text:p>
          </table:table-cell>
          <table:table-cell office:value-type="float" office:value="0.893818437242447" calcext:value-type="float">
            <text:p>0,893818437242447</text:p>
          </table:table-cell>
          <table:table-cell office:value-type="float" office:value="0.951838608481122" calcext:value-type="float">
            <text:p>0,95183860848112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15" calcext:value-type="float">
            <text:p>0,015</text:p>
          </table:table-cell>
          <table:table-cell office:value-type="float" office:value="0.958" calcext:value-type="float">
            <text:p>0,958</text:p>
          </table:table-cell>
          <table:table-cell office:value-type="float" office:value="0.971702761338672" calcext:value-type="float">
            <text:p>0,971702761338672</text:p>
          </table:table-cell>
          <table:table-cell office:value-type="float" office:value="0.896062592478025" calcext:value-type="float">
            <text:p>0,896062592478025</text:p>
          </table:table-cell>
          <table:table-cell office:value-type="float" office:value="0.872612038360546" calcext:value-type="float">
            <text:p>0,872612038360546</text:p>
          </table:table-cell>
          <table:table-cell office:value-type="float" office:value="0.944873301509884" calcext:value-type="float">
            <text:p>0,94487330150988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149" calcext:value-type="float">
            <text:p>0,0149</text:p>
          </table:table-cell>
          <table:table-cell office:value-type="float" office:value="1.087" calcext:value-type="float">
            <text:p>1,087</text:p>
          </table:table-cell>
          <table:table-cell office:value-type="float" office:value="0.976015415142044" calcext:value-type="float">
            <text:p>0,976015415142044</text:p>
          </table:table-cell>
          <table:table-cell office:value-type="float" office:value="0.935834705201286" calcext:value-type="float">
            <text:p>0,935834705201286</text:p>
          </table:table-cell>
          <table:table-cell office:value-type="float" office:value="0.896440153250092" calcext:value-type="float">
            <text:p>0,896440153250092</text:p>
          </table:table-cell>
          <table:table-cell office:value-type="float" office:value="0.954124932361392" calcext:value-type="float">
            <text:p>0,95412493236139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149" calcext:value-type="float">
            <text:p>0,0149</text:p>
          </table:table-cell>
          <table:table-cell office:value-type="float" office:value="1.065" calcext:value-type="float">
            <text:p>1,065</text:p>
          </table:table-cell>
          <table:table-cell office:value-type="float" office:value="0.976074525600459" calcext:value-type="float">
            <text:p>0,976074525600459</text:p>
          </table:table-cell>
          <table:table-cell office:value-type="float" office:value="0.934433082796449" calcext:value-type="float">
            <text:p>0,934433082796449</text:p>
          </table:table-cell>
          <table:table-cell office:value-type="float" office:value="0.896381486951147" calcext:value-type="float">
            <text:p>0,896381486951147</text:p>
          </table:table-cell>
          <table:table-cell office:value-type="float" office:value="0.954169738714812" calcext:value-type="float">
            <text:p>0,95416973871481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148" calcext:value-type="float">
            <text:p>0,0148</text:p>
          </table:table-cell>
          <table:table-cell office:value-type="float" office:value="0.979" calcext:value-type="float">
            <text:p>0,979</text:p>
          </table:table-cell>
          <table:table-cell office:value-type="float" office:value="0.973507203976472" calcext:value-type="float">
            <text:p>0,973507203976472</text:p>
          </table:table-cell>
          <table:table-cell office:value-type="float" office:value="0.943088149650117" calcext:value-type="float">
            <text:p>0,943088149650117</text:p>
          </table:table-cell>
          <table:table-cell office:value-type="float" office:value="0.889177681283701" calcext:value-type="float">
            <text:p>0,889177681283701</text:p>
          </table:table-cell>
          <table:table-cell office:value-type="float" office:value="0.950146733021539" calcext:value-type="float">
            <text:p>0,95014673302153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148" calcext:value-type="float">
            <text:p>0,0148</text:p>
          </table:table-cell>
          <table:table-cell office:value-type="float" office:value="1.068" calcext:value-type="float">
            <text:p>1,068</text:p>
          </table:table-cell>
          <table:table-cell office:value-type="float" office:value="0.972923770965956" calcext:value-type="float">
            <text:p>0,972923770965956</text:p>
          </table:table-cell>
          <table:table-cell office:value-type="float" office:value="0.950996395980257" calcext:value-type="float">
            <text:p>0,950996395980257</text:p>
          </table:table-cell>
          <table:table-cell office:value-type="float" office:value="0.888750570135908" calcext:value-type="float">
            <text:p>0,888750570135908</text:p>
          </table:table-cell>
          <table:table-cell office:value-type="float" office:value="0.949485344885904" calcext:value-type="float">
            <text:p>0,94948534488590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148" calcext:value-type="float">
            <text:p>0,0148</text:p>
          </table:table-cell>
          <table:table-cell office:value-type="float" office:value="1.01" calcext:value-type="float">
            <text:p>1,01</text:p>
          </table:table-cell>
          <table:table-cell office:value-type="float" office:value="0.974907413695657" calcext:value-type="float">
            <text:p>0,974907413695657</text:p>
          </table:table-cell>
          <table:table-cell office:value-type="float" office:value="0.93989662153062" calcext:value-type="float">
            <text:p>0,93989662153062</text:p>
          </table:table-cell>
          <table:table-cell office:value-type="float" office:value="0.893344900223725" calcext:value-type="float">
            <text:p>0,893344900223725</text:p>
          </table:table-cell>
          <table:table-cell office:value-type="float" office:value="0.952391114180932" calcext:value-type="float">
            <text:p>0,95239111418093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147" calcext:value-type="float">
            <text:p>0,0147</text:p>
          </table:table-cell>
          <table:table-cell office:value-type="float" office:value="1.059" calcext:value-type="float">
            <text:p>1,059</text:p>
          </table:table-cell>
          <table:table-cell office:value-type="float" office:value="0.958316504638278" calcext:value-type="float">
            <text:p>0,958316504638278</text:p>
          </table:table-cell>
          <table:table-cell office:value-type="float" office:value="0.949281152655294" calcext:value-type="float">
            <text:p>0,949281152655294</text:p>
          </table:table-cell>
          <table:table-cell office:value-type="float" office:value="0.844164605400348" calcext:value-type="float">
            <text:p>0,844164605400348</text:p>
          </table:table-cell>
          <table:table-cell office:value-type="float" office:value="0.925973332069115" calcext:value-type="float">
            <text:p>0,92597333206911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147" calcext:value-type="float">
            <text:p>0,0147</text:p>
          </table:table-cell>
          <table:table-cell office:value-type="float" office:value="1.061" calcext:value-type="float">
            <text:p>1,061</text:p>
          </table:table-cell>
          <table:table-cell office:value-type="float" office:value="0.973794986341403" calcext:value-type="float">
            <text:p>0,973794986341403</text:p>
          </table:table-cell>
          <table:table-cell office:value-type="float" office:value="0.948241219439261" calcext:value-type="float">
            <text:p>0,948241219439261</text:p>
          </table:table-cell>
          <table:table-cell office:value-type="float" office:value="0.891140148342947" calcext:value-type="float">
            <text:p>0,891140148342947</text:p>
          </table:table-cell>
          <table:table-cell office:value-type="float" office:value="0.950839929392674" calcext:value-type="float">
            <text:p>0,95083992939267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147" calcext:value-type="float">
            <text:p>0,0147</text:p>
          </table:table-cell>
          <table:table-cell office:value-type="float" office:value="0.959" calcext:value-type="float">
            <text:p>0,959</text:p>
          </table:table-cell>
          <table:table-cell office:value-type="float" office:value="0.956302421497795" calcext:value-type="float">
            <text:p>0,956302421497795</text:p>
          </table:table-cell>
          <table:table-cell office:value-type="float" office:value="0.82827637288786" calcext:value-type="float">
            <text:p>0,82827637288786</text:p>
          </table:table-cell>
          <table:table-cell office:value-type="float" office:value="0.80154216879232" calcext:value-type="float">
            <text:p>0,80154216879232</text:p>
          </table:table-cell>
          <table:table-cell office:value-type="float" office:value="0.915115514942399" calcext:value-type="float">
            <text:p>0,91511551494239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146" calcext:value-type="float">
            <text:p>0,0146</text:p>
          </table:table-cell>
          <table:table-cell office:value-type="float" office:value="1.021" calcext:value-type="float">
            <text:p>1,021</text:p>
          </table:table-cell>
          <table:table-cell office:value-type="float" office:value="0.97058664572786" calcext:value-type="float">
            <text:p>0,97058664572786</text:p>
          </table:table-cell>
          <table:table-cell office:value-type="float" office:value="0.954801952952788" calcext:value-type="float">
            <text:p>0,954801952952788</text:p>
          </table:table-cell>
          <table:table-cell office:value-type="float" office:value="0.881866585244081" calcext:value-type="float">
            <text:p>0,881866585244081</text:p>
          </table:table-cell>
          <table:table-cell office:value-type="float" office:value="0.945755636663925" calcext:value-type="float">
            <text:p>0,94575563666392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146" calcext:value-type="float">
            <text:p>0,0146</text:p>
          </table:table-cell>
          <table:table-cell office:value-type="float" office:value="1.105" calcext:value-type="float">
            <text:p>1,105</text:p>
          </table:table-cell>
          <table:table-cell office:value-type="float" office:value="0.976633222703668" calcext:value-type="float">
            <text:p>0,976633222703668</text:p>
          </table:table-cell>
          <table:table-cell office:value-type="float" office:value="0.930496187738523" calcext:value-type="float">
            <text:p>0,930496187738523</text:p>
          </table:table-cell>
          <table:table-cell office:value-type="float" office:value="0.897618050041458" calcext:value-type="float">
            <text:p>0,897618050041458</text:p>
          </table:table-cell>
          <table:table-cell office:value-type="float" office:value="0.954974454837819" calcext:value-type="float">
            <text:p>0,9549744548378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45" calcext:value-type="float">
            <text:p>0,0145</text:p>
          </table:table-cell>
          <table:table-cell office:value-type="float" office:value="0.99" calcext:value-type="float">
            <text:p>0,99</text:p>
          </table:table-cell>
          <table:table-cell office:value-type="float" office:value="0.97742152607172" calcext:value-type="float">
            <text:p>0,97742152607172</text:p>
          </table:table-cell>
          <table:table-cell office:value-type="float" office:value="0.945479107243668" calcext:value-type="float">
            <text:p>0,945479107243668</text:p>
          </table:table-cell>
          <table:table-cell office:value-type="float" office:value="0.903195256795862" calcext:value-type="float">
            <text:p>0,903195256795862</text:p>
          </table:table-cell>
          <table:table-cell office:value-type="float" office:value="0.956928832199559" calcext:value-type="float">
            <text:p>0,95692883219955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145" calcext:value-type="float">
            <text:p>0,0145</text:p>
          </table:table-cell>
          <table:table-cell office:value-type="float" office:value="0.948" calcext:value-type="float">
            <text:p>0,948</text:p>
          </table:table-cell>
          <table:table-cell office:value-type="float" office:value="0.972547617973927" calcext:value-type="float">
            <text:p>0,972547617973927</text:p>
          </table:table-cell>
          <table:table-cell office:value-type="float" office:value="0.94542997035026" calcext:value-type="float">
            <text:p>0,94542997035026</text:p>
          </table:table-cell>
          <table:table-cell office:value-type="float" office:value="0.886421822167235" calcext:value-type="float">
            <text:p>0,886421822167235</text:p>
          </table:table-cell>
          <table:table-cell office:value-type="float" office:value="0.948630371454499" calcext:value-type="float">
            <text:p>0,94863037145449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145" calcext:value-type="float">
            <text:p>0,014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753095811906" calcext:value-type="float">
            <text:p>0,9753095811906</text:p>
          </table:table-cell>
          <table:table-cell office:value-type="float" office:value="0.916166153069802" calcext:value-type="float">
            <text:p>0,916166153069802</text:p>
          </table:table-cell>
          <table:table-cell office:value-type="float" office:value="0.889977264293276" calcext:value-type="float">
            <text:p>0,889977264293276</text:p>
          </table:table-cell>
          <table:table-cell office:value-type="float" office:value="0.952059370477253" calcext:value-type="float">
            <text:p>0,95205937047725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144" calcext:value-type="float">
            <text:p>0,0144</text:p>
          </table:table-cell>
          <table:table-cell office:value-type="float" office:value="1.079" calcext:value-type="float">
            <text:p>1,079</text:p>
          </table:table-cell>
          <table:table-cell office:value-type="float" office:value="0.974010380524314" calcext:value-type="float">
            <text:p>0,974010380524314</text:p>
          </table:table-cell>
          <table:table-cell office:value-type="float" office:value="0.937707286608588" calcext:value-type="float">
            <text:p>0,937707286608588</text:p>
          </table:table-cell>
          <table:table-cell office:value-type="float" office:value="0.889831895880218" calcext:value-type="float">
            <text:p>0,889831895880218</text:p>
          </table:table-cell>
          <table:table-cell office:value-type="float" office:value="0.950775224522947" calcext:value-type="float">
            <text:p>0,95077522452294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144" calcext:value-type="float">
            <text:p>0,0144</text:p>
          </table:table-cell>
          <table:table-cell office:value-type="float" office:value="1.013" calcext:value-type="float">
            <text:p>1,013</text:p>
          </table:table-cell>
          <table:table-cell office:value-type="float" office:value="0.975935552093403" calcext:value-type="float">
            <text:p>0,975935552093403</text:p>
          </table:table-cell>
          <table:table-cell office:value-type="float" office:value="0.929304113399849" calcext:value-type="float">
            <text:p>0,929304113399849</text:p>
          </table:table-cell>
          <table:table-cell office:value-type="float" office:value="0.894893114120257" calcext:value-type="float">
            <text:p>0,894893114120257</text:p>
          </table:table-cell>
          <table:table-cell office:value-type="float" office:value="0.953717392757611" calcext:value-type="float">
            <text:p>0,95371739275761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144" calcext:value-type="float">
            <text:p>0,0144</text:p>
          </table:table-cell>
          <table:table-cell office:value-type="float" office:value="0.938" calcext:value-type="float">
            <text:p>0,938</text:p>
          </table:table-cell>
          <table:table-cell office:value-type="float" office:value="0.972809877603485" calcext:value-type="float">
            <text:p>0,972809877603485</text:p>
          </table:table-cell>
          <table:table-cell office:value-type="float" office:value="0.941305838880629" calcext:value-type="float">
            <text:p>0,941305838880629</text:p>
          </table:table-cell>
          <table:table-cell office:value-type="float" office:value="0.886479985158788" calcext:value-type="float">
            <text:p>0,886479985158788</text:p>
          </table:table-cell>
          <table:table-cell office:value-type="float" office:value="0.948899093045313" calcext:value-type="float">
            <text:p>0,94889909304531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143" calcext:value-type="float">
            <text:p>0,0143</text:p>
          </table:table-cell>
          <table:table-cell office:value-type="float" office:value="1.054" calcext:value-type="float">
            <text:p>1,054</text:p>
          </table:table-cell>
          <table:table-cell office:value-type="float" office:value="0.968407377870392" calcext:value-type="float">
            <text:p>0,968407377870392</text:p>
          </table:table-cell>
          <table:table-cell office:value-type="float" office:value="0.939762563463254" calcext:value-type="float">
            <text:p>0,939762563463254</text:p>
          </table:table-cell>
          <table:table-cell office:value-type="float" office:value="0.871827592116447" calcext:value-type="float">
            <text:p>0,871827592116447</text:p>
          </table:table-cell>
          <table:table-cell office:value-type="float" office:value="0.941538682305069" calcext:value-type="float">
            <text:p>0,94153868230506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143" calcext:value-type="float">
            <text:p>0,0143</text:p>
          </table:table-cell>
          <table:table-cell office:value-type="float" office:value="1.039" calcext:value-type="float">
            <text:p>1,039</text:p>
          </table:table-cell>
          <table:table-cell office:value-type="float" office:value="0.972100502925746" calcext:value-type="float">
            <text:p>0,972100502925746</text:p>
          </table:table-cell>
          <table:table-cell office:value-type="float" office:value="0.926748650637347" calcext:value-type="float">
            <text:p>0,926748650637347</text:p>
          </table:table-cell>
          <table:table-cell office:value-type="float" office:value="0.881078147615093" calcext:value-type="float">
            <text:p>0,881078147615093</text:p>
          </table:table-cell>
          <table:table-cell office:value-type="float" office:value="0.947070271436468" calcext:value-type="float">
            <text:p>0,94707027143646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998" calcext:value-type="float">
            <text:p>0,998</text:p>
          </table:table-cell>
          <table:table-cell office:value-type="float" office:value="0.969274904989282" calcext:value-type="float">
            <text:p>0,969274904989282</text:p>
          </table:table-cell>
          <table:table-cell office:value-type="float" office:value="0.945326166968819" calcext:value-type="float">
            <text:p>0,945326166968819</text:p>
          </table:table-cell>
          <table:table-cell office:value-type="float" office:value="0.875761006989872" calcext:value-type="float">
            <text:p>0,875761006989872</text:p>
          </table:table-cell>
          <table:table-cell office:value-type="float" office:value="0.943203535186193" calcext:value-type="float">
            <text:p>0,94320353518619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996" calcext:value-type="float">
            <text:p>0,996</text:p>
          </table:table-cell>
          <table:table-cell office:value-type="float" office:value="0.97490431556015" calcext:value-type="float">
            <text:p>0,97490431556015</text:p>
          </table:table-cell>
          <table:table-cell office:value-type="float" office:value="0.92629081680724" calcext:value-type="float">
            <text:p>0,92629081680724</text:p>
          </table:table-cell>
          <table:table-cell office:value-type="float" office:value="0.890641665676046" calcext:value-type="float">
            <text:p>0,890641665676046</text:p>
          </table:table-cell>
          <table:table-cell office:value-type="float" office:value="0.95181306998428" calcext:value-type="float">
            <text:p>0,9518130699842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142" calcext:value-type="float">
            <text:p>0,0142</text:p>
          </table:table-cell>
          <table:table-cell office:value-type="float" office:value="1.022" calcext:value-type="float">
            <text:p>1,022</text:p>
          </table:table-cell>
          <table:table-cell office:value-type="float" office:value="0.975652834934143" calcext:value-type="float">
            <text:p>0,975652834934143</text:p>
          </table:table-cell>
          <table:table-cell office:value-type="float" office:value="0.940320213455599" calcext:value-type="float">
            <text:p>0,940320213455599</text:p>
          </table:table-cell>
          <table:table-cell office:value-type="float" office:value="0.89601643575828" calcext:value-type="float">
            <text:p>0,89601643575828</text:p>
          </table:table-cell>
          <table:table-cell office:value-type="float" office:value="0.953682561700228" calcext:value-type="float">
            <text:p>0,95368256170022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141" calcext:value-type="float">
            <text:p>0,0141</text:p>
          </table:table-cell>
          <table:table-cell office:value-type="float" office:value="1.032" calcext:value-type="float">
            <text:p>1,032</text:p>
          </table:table-cell>
          <table:table-cell office:value-type="float" office:value="0.973358149234827" calcext:value-type="float">
            <text:p>0,973358149234827</text:p>
          </table:table-cell>
          <table:table-cell office:value-type="float" office:value="0.948550476628709" calcext:value-type="float">
            <text:p>0,948550476628709</text:p>
          </table:table-cell>
          <table:table-cell office:value-type="float" office:value="0.889731495151341" calcext:value-type="float">
            <text:p>0,889731495151341</text:p>
          </table:table-cell>
          <table:table-cell office:value-type="float" office:value="0.950116747056587" calcext:value-type="float">
            <text:p>0,95011674705658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141" calcext:value-type="float">
            <text:p>0,0141</text:p>
          </table:table-cell>
          <table:table-cell office:value-type="float" office:value="1.009" calcext:value-type="float">
            <text:p>1,009</text:p>
          </table:table-cell>
          <table:table-cell office:value-type="float" office:value="0.973389228943411" calcext:value-type="float">
            <text:p>0,973389228943411</text:p>
          </table:table-cell>
          <table:table-cell office:value-type="float" office:value="0.950492026172278" calcext:value-type="float">
            <text:p>0,950492026172278</text:p>
          </table:table-cell>
          <table:table-cell office:value-type="float" office:value="0.890205089062786" calcext:value-type="float">
            <text:p>0,890205089062786</text:p>
          </table:table-cell>
          <table:table-cell office:value-type="float" office:value="0.95024613135565" calcext:value-type="float">
            <text:p>0,9502461313556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141" calcext:value-type="float">
            <text:p>0,0141</text:p>
          </table:table-cell>
          <table:table-cell office:value-type="float" office:value="1.036" calcext:value-type="float">
            <text:p>1,036</text:p>
          </table:table-cell>
          <table:table-cell office:value-type="float" office:value="0.976567768443975" calcext:value-type="float">
            <text:p>0,976567768443975</text:p>
          </table:table-cell>
          <table:table-cell office:value-type="float" office:value="0.939075712198937" calcext:value-type="float">
            <text:p>0,939075712198937</text:p>
          </table:table-cell>
          <table:table-cell office:value-type="float" office:value="0.899004067797129" calcext:value-type="float">
            <text:p>0,899004067797129</text:p>
          </table:table-cell>
          <table:table-cell office:value-type="float" office:value="0.95520693681418" calcext:value-type="float">
            <text:p>0,9552069368141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14" calcext:value-type="float">
            <text:p>0,014</text:p>
          </table:table-cell>
          <table:table-cell office:value-type="float" office:value="1.029" calcext:value-type="float">
            <text:p>1,029</text:p>
          </table:table-cell>
          <table:table-cell office:value-type="float" office:value="0.972808353124108" calcext:value-type="float">
            <text:p>0,972808353124108</text:p>
          </table:table-cell>
          <table:table-cell office:value-type="float" office:value="0.937982012409215" calcext:value-type="float">
            <text:p>0,937982012409215</text:p>
          </table:table-cell>
          <table:table-cell office:value-type="float" office:value="0.885807410126015" calcext:value-type="float">
            <text:p>0,885807410126015</text:p>
          </table:table-cell>
          <table:table-cell office:value-type="float" office:value="0.948756234770792" calcext:value-type="float">
            <text:p>0,94875623477079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14" calcext:value-type="float">
            <text:p>0,014</text:p>
          </table:table-cell>
          <table:table-cell office:value-type="float" office:value="0.963" calcext:value-type="float">
            <text:p>0,963</text:p>
          </table:table-cell>
          <table:table-cell office:value-type="float" office:value="0.976254266636656" calcext:value-type="float">
            <text:p>0,976254266636656</text:p>
          </table:table-cell>
          <table:table-cell office:value-type="float" office:value="0.939660119610028" calcext:value-type="float">
            <text:p>0,939660119610028</text:p>
          </table:table-cell>
          <table:table-cell office:value-type="float" office:value="0.898003956511647" calcext:value-type="float">
            <text:p>0,898003956511647</text:p>
          </table:table-cell>
          <table:table-cell office:value-type="float" office:value="0.954689520782622" calcext:value-type="float">
            <text:p>0,95468952078262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139" calcext:value-type="float">
            <text:p>0,0139</text:p>
          </table:table-cell>
          <table:table-cell office:value-type="float" office:value="1.012" calcext:value-type="float">
            <text:p>1,012</text:p>
          </table:table-cell>
          <table:table-cell office:value-type="float" office:value="0.975714895997804" calcext:value-type="float">
            <text:p>0,975714895997804</text:p>
          </table:table-cell>
          <table:table-cell office:value-type="float" office:value="0.932010997711569" calcext:value-type="float">
            <text:p>0,932010997711569</text:p>
          </table:table-cell>
          <table:table-cell office:value-type="float" office:value="0.894640943614493" calcext:value-type="float">
            <text:p>0,894640943614493</text:p>
          </table:table-cell>
          <table:table-cell office:value-type="float" office:value="0.95345026631094" calcext:value-type="float">
            <text:p>0,9534502663109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997" calcext:value-type="float">
            <text:p>0,997</text:p>
          </table:table-cell>
          <table:table-cell office:value-type="float" office:value="0.973566658672166" calcext:value-type="float">
            <text:p>0,973566658672166</text:p>
          </table:table-cell>
          <table:table-cell office:value-type="float" office:value="0.950339118048271" calcext:value-type="float">
            <text:p>0,950339118048271</text:p>
          </table:table-cell>
          <table:table-cell office:value-type="float" office:value="0.890770012233544" calcext:value-type="float">
            <text:p>0,890770012233544</text:p>
          </table:table-cell>
          <table:table-cell office:value-type="float" office:value="0.950538387820845" calcext:value-type="float">
            <text:p>0,95053838782084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139" calcext:value-type="float">
            <text:p>0,0139</text:p>
          </table:table-cell>
          <table:table-cell office:value-type="float" office:value="1.067" calcext:value-type="float">
            <text:p>1,067</text:p>
          </table:table-cell>
          <table:table-cell office:value-type="float" office:value="0.974772816919715" calcext:value-type="float">
            <text:p>0,974772816919715</text:p>
          </table:table-cell>
          <table:table-cell office:value-type="float" office:value="0.941979168525866" calcext:value-type="float">
            <text:p>0,941979168525866</text:p>
          </table:table-cell>
          <table:table-cell office:value-type="float" office:value="0.893279142139853" calcext:value-type="float">
            <text:p>0,893279142139853</text:p>
          </table:table-cell>
          <table:table-cell office:value-type="float" office:value="0.952246029345973" calcext:value-type="float">
            <text:p>0,95224602934597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138" calcext:value-type="float">
            <text:p>0,0138</text:p>
          </table:table-cell>
          <table:table-cell office:value-type="float" office:value="1.014" calcext:value-type="float">
            <text:p>1,014</text:p>
          </table:table-cell>
          <table:table-cell office:value-type="float" office:value="0.971701630273328" calcext:value-type="float">
            <text:p>0,971701630273328</text:p>
          </table:table-cell>
          <table:table-cell office:value-type="float" office:value="0.903679162659886" calcext:value-type="float">
            <text:p>0,903679162659886</text:p>
          </table:table-cell>
          <table:table-cell office:value-type="float" office:value="0.874470745538327" calcext:value-type="float">
            <text:p>0,874470745538327</text:p>
          </table:table-cell>
          <table:table-cell office:value-type="float" office:value="0.94527441714108" calcext:value-type="float">
            <text:p>0,9452744171410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138" calcext:value-type="float">
            <text:p>0,0138</text:p>
          </table:table-cell>
          <table:table-cell office:value-type="float" office:value="1.071" calcext:value-type="float">
            <text:p>1,071</text:p>
          </table:table-cell>
          <table:table-cell office:value-type="float" office:value="0.976415959804101" calcext:value-type="float">
            <text:p>0,976415959804101</text:p>
          </table:table-cell>
          <table:table-cell office:value-type="float" office:value="0.935375279960254" calcext:value-type="float">
            <text:p>0,935375279960254</text:p>
          </table:table-cell>
          <table:table-cell office:value-type="float" office:value="0.89777229972094" calcext:value-type="float">
            <text:p>0,89777229972094</text:p>
          </table:table-cell>
          <table:table-cell office:value-type="float" office:value="0.954797222475721" calcext:value-type="float">
            <text:p>0,95479722247572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138" calcext:value-type="float">
            <text:p>0,0138</text:p>
          </table:table-cell>
          <table:table-cell office:value-type="float" office:value="1.037" calcext:value-type="float">
            <text:p>1,037</text:p>
          </table:table-cell>
          <table:table-cell office:value-type="float" office:value="0.976798653304425" calcext:value-type="float">
            <text:p>0,976798653304425</text:p>
          </table:table-cell>
          <table:table-cell office:value-type="float" office:value="0.940918964295945" calcext:value-type="float">
            <text:p>0,940918964295945</text:p>
          </table:table-cell>
          <table:table-cell office:value-type="float" office:value="0.900162415912947" calcext:value-type="float">
            <text:p>0,900162415912947</text:p>
          </table:table-cell>
          <table:table-cell office:value-type="float" office:value="0.955677787743391" calcext:value-type="float">
            <text:p>0,95567778774339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137" calcext:value-type="float">
            <text:p>0,0137</text:p>
          </table:table-cell>
          <table:table-cell office:value-type="float" office:value="1.008" calcext:value-type="float">
            <text:p>1,008</text:p>
          </table:table-cell>
          <table:table-cell office:value-type="float" office:value="0.972581304050478" calcext:value-type="float">
            <text:p>0,972581304050478</text:p>
          </table:table-cell>
          <table:table-cell office:value-type="float" office:value="0.943504365315516" calcext:value-type="float">
            <text:p>0,943504365315516</text:p>
          </table:table-cell>
          <table:table-cell office:value-type="float" office:value="0.886153335349684" calcext:value-type="float">
            <text:p>0,886153335349684</text:p>
          </table:table-cell>
          <table:table-cell office:value-type="float" office:value="0.948607202715072" calcext:value-type="float">
            <text:p>0,9486072027150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137" calcext:value-type="float">
            <text:p>0,0137</text:p>
          </table:table-cell>
          <table:table-cell office:value-type="float" office:value="1.158" calcext:value-type="float">
            <text:p>1,158</text:p>
          </table:table-cell>
          <table:table-cell office:value-type="float" office:value="0.962016957029991" calcext:value-type="float">
            <text:p>0,962016957029991</text:p>
          </table:table-cell>
          <table:table-cell office:value-type="float" office:value="0.925196321450116" calcext:value-type="float">
            <text:p>0,925196321450116</text:p>
          </table:table-cell>
          <table:table-cell office:value-type="float" office:value="0.848920984975432" calcext:value-type="float">
            <text:p>0,848920984975432</text:p>
          </table:table-cell>
          <table:table-cell office:value-type="float" office:value="0.930573595619469" calcext:value-type="float">
            <text:p>0,93057359561946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136" calcext:value-type="float">
            <text:p>0,0136</text:p>
          </table:table-cell>
          <table:table-cell office:value-type="float" office:value="1.064" calcext:value-type="float">
            <text:p>1,064</text:p>
          </table:table-cell>
          <table:table-cell office:value-type="float" office:value="0.976267347653243" calcext:value-type="float">
            <text:p>0,976267347653243</text:p>
          </table:table-cell>
          <table:table-cell office:value-type="float" office:value="0.921422747227423" calcext:value-type="float">
            <text:p>0,921422747227423</text:p>
          </table:table-cell>
          <table:table-cell office:value-type="float" office:value="0.894511609313608" calcext:value-type="float">
            <text:p>0,894511609313608</text:p>
          </table:table-cell>
          <table:table-cell office:value-type="float" office:value="0.95395473731667" calcext:value-type="float">
            <text:p>0,9539547373166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136" calcext:value-type="float">
            <text:p>0,0136</text:p>
          </table:table-cell>
          <table:table-cell office:value-type="float" office:value="1.047" calcext:value-type="float">
            <text:p>1,047</text:p>
          </table:table-cell>
          <table:table-cell office:value-type="float" office:value="0.976619453212523" calcext:value-type="float">
            <text:p>0,976619453212523</text:p>
          </table:table-cell>
          <table:table-cell office:value-type="float" office:value="0.938483683690991" calcext:value-type="float">
            <text:p>0,938483683690991</text:p>
          </table:table-cell>
          <table:table-cell office:value-type="float" office:value="0.899077683510482" calcext:value-type="float">
            <text:p>0,899077683510482</text:p>
          </table:table-cell>
          <table:table-cell office:value-type="float" office:value="0.955272826182408" calcext:value-type="float">
            <text:p>0,95527282618240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136" calcext:value-type="float">
            <text:p>0,0136</text:p>
          </table:table-cell>
          <table:table-cell office:value-type="float" office:value="1.034" calcext:value-type="float">
            <text:p>1,034</text:p>
          </table:table-cell>
          <table:table-cell office:value-type="float" office:value="0.97423821642601" calcext:value-type="float">
            <text:p>0,97423821642601</text:p>
          </table:table-cell>
          <table:table-cell office:value-type="float" office:value="0.945554749557851" calcext:value-type="float">
            <text:p>0,945554749557851</text:p>
          </table:table-cell>
          <table:table-cell office:value-type="float" office:value="0.892130709827937" calcext:value-type="float">
            <text:p>0,892130709827937</text:p>
          </table:table-cell>
          <table:table-cell office:value-type="float" office:value="0.951481882688844" calcext:value-type="float">
            <text:p>0,95148188268884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989" calcext:value-type="float">
            <text:p>0,989</text:p>
          </table:table-cell>
          <table:table-cell office:value-type="float" office:value="0.974078293621711" calcext:value-type="float">
            <text:p>0,974078293621711</text:p>
          </table:table-cell>
          <table:table-cell office:value-type="float" office:value="0.942968043065867" calcext:value-type="float">
            <text:p>0,942968043065867</text:p>
          </table:table-cell>
          <table:table-cell office:value-type="float" office:value="0.891091008042094" calcext:value-type="float">
            <text:p>0,891091008042094</text:p>
          </table:table-cell>
          <table:table-cell office:value-type="float" office:value="0.951106945347725" calcext:value-type="float">
            <text:p>0,95110694534772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135" calcext:value-type="float">
            <text:p>0,0135</text:p>
          </table:table-cell>
          <table:table-cell office:value-type="float" office:value="1.045" calcext:value-type="float">
            <text:p>1,045</text:p>
          </table:table-cell>
          <table:table-cell office:value-type="float" office:value="0.975981532358476" calcext:value-type="float">
            <text:p>0,975981532358476</text:p>
          </table:table-cell>
          <table:table-cell office:value-type="float" office:value="0.932295662695377" calcext:value-type="float">
            <text:p>0,932295662695377</text:p>
          </table:table-cell>
          <table:table-cell office:value-type="float" office:value="0.895640238116257" calcext:value-type="float">
            <text:p>0,895640238116257</text:p>
          </table:table-cell>
          <table:table-cell office:value-type="float" office:value="0.953921540983577" calcext:value-type="float">
            <text:p>0,95392154098357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135" calcext:value-type="float">
            <text:p>0,0135</text:p>
          </table:table-cell>
          <table:table-cell office:value-type="float" office:value="1.06" calcext:value-type="float">
            <text:p>1,06</text:p>
          </table:table-cell>
          <table:table-cell office:value-type="float" office:value="0.976762410036661" calcext:value-type="float">
            <text:p>0,976762410036661</text:p>
          </table:table-cell>
          <table:table-cell office:value-type="float" office:value="0.942512966655037" calcext:value-type="float">
            <text:p>0,942512966655037</text:p>
          </table:table-cell>
          <table:table-cell office:value-type="float" office:value="0.900324378468818" calcext:value-type="float">
            <text:p>0,900324378468818</text:p>
          </table:table-cell>
          <table:table-cell office:value-type="float" office:value="0.955676892405255" calcext:value-type="float">
            <text:p>0,95567689240525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134" calcext:value-type="float">
            <text:p>0,0134</text:p>
          </table:table-cell>
          <table:table-cell office:value-type="float" office:value="1.039" calcext:value-type="float">
            <text:p>1,039</text:p>
          </table:table-cell>
          <table:table-cell office:value-type="float" office:value="0.97274427581353" calcext:value-type="float">
            <text:p>0,97274427581353</text:p>
          </table:table-cell>
          <table:table-cell office:value-type="float" office:value="0.950369649292336" calcext:value-type="float">
            <text:p>0,950369649292336</text:p>
          </table:table-cell>
          <table:table-cell office:value-type="float" office:value="0.888035218974538" calcext:value-type="float">
            <text:p>0,888035218974538</text:p>
          </table:table-cell>
          <table:table-cell office:value-type="float" office:value="0.949159892926589" calcext:value-type="float">
            <text:p>0,94915989292658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999" calcext:value-type="float">
            <text:p>0,999</text:p>
          </table:table-cell>
          <table:table-cell office:value-type="float" office:value="0.975065271076284" calcext:value-type="float">
            <text:p>0,975065271076284</text:p>
          </table:table-cell>
          <table:table-cell office:value-type="float" office:value="0.946192124154084" calcext:value-type="float">
            <text:p>0,946192124154084</text:p>
          </table:table-cell>
          <table:table-cell office:value-type="float" office:value="0.895079615236274" calcext:value-type="float">
            <text:p>0,895079615236274</text:p>
          </table:table-cell>
          <table:table-cell office:value-type="float" office:value="0.952911225532289" calcext:value-type="float">
            <text:p>0,95291122553228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977" calcext:value-type="float">
            <text:p>0,977</text:p>
          </table:table-cell>
          <table:table-cell office:value-type="float" office:value="0.97565868696788" calcext:value-type="float">
            <text:p>0,97565868696788</text:p>
          </table:table-cell>
          <table:table-cell office:value-type="float" office:value="0.946807895121509" calcext:value-type="float">
            <text:p>0,946807895121509</text:p>
          </table:table-cell>
          <table:table-cell office:value-type="float" office:value="0.897241990843293" calcext:value-type="float">
            <text:p>0,897241990843293</text:p>
          </table:table-cell>
          <table:table-cell office:value-type="float" office:value="0.953947276630257" calcext:value-type="float">
            <text:p>0,95394727663025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959" calcext:value-type="float">
            <text:p>0,959</text:p>
          </table:table-cell>
          <table:table-cell office:value-type="float" office:value="0.977209426731333" calcext:value-type="float">
            <text:p>0,977209426731333</text:p>
          </table:table-cell>
          <table:table-cell office:value-type="float" office:value="0.941684498469074" calcext:value-type="float">
            <text:p>0,941684498469074</text:p>
          </table:table-cell>
          <table:table-cell office:value-type="float" office:value="0.901763015845294" calcext:value-type="float">
            <text:p>0,901763015845294</text:p>
          </table:table-cell>
          <table:table-cell office:value-type="float" office:value="0.956417885080949" calcext:value-type="float">
            <text:p>0,95641788508094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133" calcext:value-type="float">
            <text:p>0,0133</text:p>
          </table:table-cell>
          <table:table-cell office:value-type="float" office:value="1.025" calcext:value-type="float">
            <text:p>1,025</text:p>
          </table:table-cell>
          <table:table-cell office:value-type="float" office:value="0.9759349127956" calcext:value-type="float">
            <text:p>0,9759349127956</text:p>
          </table:table-cell>
          <table:table-cell office:value-type="float" office:value="0.94048713066251" calcext:value-type="float">
            <text:p>0,94048713066251</text:p>
          </table:table-cell>
          <table:table-cell office:value-type="float" office:value="0.897035135585202" calcext:value-type="float">
            <text:p>0,897035135585202</text:p>
          </table:table-cell>
          <table:table-cell office:value-type="float" office:value="0.954173137146793" calcext:value-type="float">
            <text:p>0,95417313714679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98" calcext:value-type="float">
            <text:p>0,98</text:p>
          </table:table-cell>
          <table:table-cell office:value-type="float" office:value="0.975782268150906" calcext:value-type="float">
            <text:p>0,975782268150906</text:p>
          </table:table-cell>
          <table:table-cell office:value-type="float" office:value="0.949457726479329" calcext:value-type="float">
            <text:p>0,949457726479329</text:p>
          </table:table-cell>
          <table:table-cell office:value-type="float" office:value="0.89815176014345" calcext:value-type="float">
            <text:p>0,89815176014345</text:p>
          </table:table-cell>
          <table:table-cell office:value-type="float" office:value="0.954259861778606" calcext:value-type="float">
            <text:p>0,95425986177860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132" calcext:value-type="float">
            <text:p>0,0132</text:p>
          </table:table-cell>
          <table:table-cell office:value-type="float" office:value="1.039" calcext:value-type="float">
            <text:p>1,039</text:p>
          </table:table-cell>
          <table:table-cell office:value-type="float" office:value="0.975360921721869" calcext:value-type="float">
            <text:p>0,975360921721869</text:p>
          </table:table-cell>
          <table:table-cell office:value-type="float" office:value="0.952370173842334" calcext:value-type="float">
            <text:p>0,952370173842334</text:p>
          </table:table-cell>
          <table:table-cell office:value-type="float" office:value="0.897225886911302" calcext:value-type="float">
            <text:p>0,897225886911302</text:p>
          </table:table-cell>
          <table:table-cell office:value-type="float" office:value="0.953651884870731" calcext:value-type="float">
            <text:p>0,95365188487073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132" calcext:value-type="float">
            <text:p>0,0132</text:p>
          </table:table-cell>
          <table:table-cell office:value-type="float" office:value="1.012" calcext:value-type="float">
            <text:p>1,012</text:p>
          </table:table-cell>
          <table:table-cell office:value-type="float" office:value="0.977613856356963" calcext:value-type="float">
            <text:p>0,977613856356963</text:p>
          </table:table-cell>
          <table:table-cell office:value-type="float" office:value="0.931252100395949" calcext:value-type="float">
            <text:p>0,931252100395949</text:p>
          </table:table-cell>
          <table:table-cell office:value-type="float" office:value="0.90130547462636" calcext:value-type="float">
            <text:p>0,90130547462636</text:p>
          </table:table-cell>
          <table:table-cell office:value-type="float" office:value="0.956712178320532" calcext:value-type="float">
            <text:p>0,95671217832053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131" calcext:value-type="float">
            <text:p>0,0131</text:p>
          </table:table-cell>
          <table:table-cell office:value-type="float" office:value="0.967" calcext:value-type="float">
            <text:p>0,967</text:p>
          </table:table-cell>
          <table:table-cell office:value-type="float" office:value="0.977266963533617" calcext:value-type="float">
            <text:p>0,977266963533617</text:p>
          </table:table-cell>
          <table:table-cell office:value-type="float" office:value="0.934044261116465" calcext:value-type="float">
            <text:p>0,934044261116465</text:p>
          </table:table-cell>
          <table:table-cell office:value-type="float" office:value="0.900569669363238" calcext:value-type="float">
            <text:p>0,900569669363238</text:p>
          </table:table-cell>
          <table:table-cell office:value-type="float" office:value="0.95621913133857" calcext:value-type="float">
            <text:p>0,9562191313385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131" calcext:value-type="float">
            <text:p>0,0131</text:p>
          </table:table-cell>
          <table:table-cell office:value-type="float" office:value="1.036" calcext:value-type="float">
            <text:p>1,036</text:p>
          </table:table-cell>
          <table:table-cell office:value-type="float" office:value="0.976279445134749" calcext:value-type="float">
            <text:p>0,976279445134749</text:p>
          </table:table-cell>
          <table:table-cell office:value-type="float" office:value="0.944306744193145" calcext:value-type="float">
            <text:p>0,944306744193145</text:p>
          </table:table-cell>
          <table:table-cell office:value-type="float" office:value="0.898949042753045" calcext:value-type="float">
            <text:p>0,898949042753045</text:p>
          </table:table-cell>
          <table:table-cell office:value-type="float" office:value="0.954914421849465" calcext:value-type="float">
            <text:p>0,95491442184946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13" calcext:value-type="float">
            <text:p>0,013</text:p>
          </table:table-cell>
          <table:table-cell office:value-type="float" office:value="0.966" calcext:value-type="float">
            <text:p>0,966</text:p>
          </table:table-cell>
          <table:table-cell office:value-type="float" office:value="0.968422081719864" calcext:value-type="float">
            <text:p>0,968422081719864</text:p>
          </table:table-cell>
          <table:table-cell office:value-type="float" office:value="0.942816028534204" calcext:value-type="float">
            <text:p>0,942816028534204</text:p>
          </table:table-cell>
          <table:table-cell office:value-type="float" office:value="0.872530485227549" calcext:value-type="float">
            <text:p>0,872530485227549</text:p>
          </table:table-cell>
          <table:table-cell office:value-type="float" office:value="0.941698542984367" calcext:value-type="float">
            <text:p>0,94169854298436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13" calcext:value-type="float">
            <text:p>0,013</text:p>
          </table:table-cell>
          <table:table-cell office:value-type="float" office:value="1.01" calcext:value-type="float">
            <text:p>1,01</text:p>
          </table:table-cell>
          <table:table-cell office:value-type="float" office:value="0.977127547435774" calcext:value-type="float">
            <text:p>0,977127547435774</text:p>
          </table:table-cell>
          <table:table-cell office:value-type="float" office:value="0.936161803793768" calcext:value-type="float">
            <text:p>0,936161803793768</text:p>
          </table:table-cell>
          <table:table-cell office:value-type="float" office:value="0.900461247323008" calcext:value-type="float">
            <text:p>0,900461247323008</text:p>
          </table:table-cell>
          <table:table-cell office:value-type="float" office:value="0.956060912632217" calcext:value-type="float">
            <text:p>0,95606091263221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13" calcext:value-type="float">
            <text:p>0,013</text:p>
          </table:table-cell>
          <table:table-cell office:value-type="float" office:value="0.997" calcext:value-type="float">
            <text:p>0,997</text:p>
          </table:table-cell>
          <table:table-cell office:value-type="float" office:value="0.975342037848299" calcext:value-type="float">
            <text:p>0,975342037848299</text:p>
          </table:table-cell>
          <table:table-cell office:value-type="float" office:value="0.950770166928471" calcext:value-type="float">
            <text:p>0,950770166928471</text:p>
          </table:table-cell>
          <table:table-cell office:value-type="float" office:value="0.896871946767963" calcext:value-type="float">
            <text:p>0,896871946767963</text:p>
          </table:table-cell>
          <table:table-cell office:value-type="float" office:value="0.953559124562023" calcext:value-type="float">
            <text:p>0,95355912456202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129" calcext:value-type="float">
            <text:p>0,0129</text:p>
          </table:table-cell>
          <table:table-cell office:value-type="float" office:value="1.001" calcext:value-type="float">
            <text:p>1,001</text:p>
          </table:table-cell>
          <table:table-cell office:value-type="float" office:value="0.976340768547099" calcext:value-type="float">
            <text:p>0,976340768547099</text:p>
          </table:table-cell>
          <table:table-cell office:value-type="float" office:value="0.941144821107283" calcext:value-type="float">
            <text:p>0,941144821107283</text:p>
          </table:table-cell>
          <table:table-cell office:value-type="float" office:value="0.898584336689234" calcext:value-type="float">
            <text:p>0,898584336689234</text:p>
          </table:table-cell>
          <table:table-cell office:value-type="float" office:value="0.954896923339919" calcext:value-type="float">
            <text:p>0,95489692333991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129" calcext:value-type="float">
            <text:p>0,0129</text:p>
          </table:table-cell>
          <table:table-cell office:value-type="float" office:value="1.006" calcext:value-type="float">
            <text:p>1,006</text:p>
          </table:table-cell>
          <table:table-cell office:value-type="float" office:value="0.977464506554794" calcext:value-type="float">
            <text:p>0,977464506554794</text:p>
          </table:table-cell>
          <table:table-cell office:value-type="float" office:value="0.939057715473606" calcext:value-type="float">
            <text:p>0,939057715473606</text:p>
          </table:table-cell>
          <table:table-cell office:value-type="float" office:value="0.902201591632058" calcext:value-type="float">
            <text:p>0,902201591632058</text:p>
          </table:table-cell>
          <table:table-cell office:value-type="float" office:value="0.956759322808034" calcext:value-type="float">
            <text:p>0,95675932280803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129" calcext:value-type="float">
            <text:p>0,0129</text:p>
          </table:table-cell>
          <table:table-cell office:value-type="float" office:value="1.015" calcext:value-type="float">
            <text:p>1,015</text:p>
          </table:table-cell>
          <table:table-cell office:value-type="float" office:value="0.976313770509104" calcext:value-type="float">
            <text:p>0,976313770509104</text:p>
          </table:table-cell>
          <table:table-cell office:value-type="float" office:value="0.937092373437137" calcext:value-type="float">
            <text:p>0,937092373437137</text:p>
          </table:table-cell>
          <table:table-cell office:value-type="float" office:value="0.897733569602615" calcext:value-type="float">
            <text:p>0,897733569602615</text:p>
          </table:table-cell>
          <table:table-cell office:value-type="float" office:value="0.954689840530907" calcext:value-type="float">
            <text:p>0,95468984053090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128" calcext:value-type="float">
            <text:p>0,0128</text:p>
          </table:table-cell>
          <table:table-cell office:value-type="float" office:value="0.988" calcext:value-type="float">
            <text:p>0,988</text:p>
          </table:table-cell>
          <table:table-cell office:value-type="float" office:value="0.976383601499911" calcext:value-type="float">
            <text:p>0,976383601499911</text:p>
          </table:table-cell>
          <table:table-cell office:value-type="float" office:value="0.946118852599001" calcext:value-type="float">
            <text:p>0,946118852599001</text:p>
          </table:table-cell>
          <table:table-cell office:value-type="float" office:value="0.899643028384502" calcext:value-type="float">
            <text:p>0,899643028384502</text:p>
          </table:table-cell>
          <table:table-cell office:value-type="float" office:value="0.955162914942968" calcext:value-type="float">
            <text:p>0,95516291494296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128" calcext:value-type="float">
            <text:p>0,0128</text:p>
          </table:table-cell>
          <table:table-cell office:value-type="float" office:value="0.979" calcext:value-type="float">
            <text:p>0,979</text:p>
          </table:table-cell>
          <table:table-cell office:value-type="float" office:value="0.976411632249742" calcext:value-type="float">
            <text:p>0,976411632249742</text:p>
          </table:table-cell>
          <table:table-cell office:value-type="float" office:value="0.931514758426406" calcext:value-type="float">
            <text:p>0,931514758426406</text:p>
          </table:table-cell>
          <table:table-cell office:value-type="float" office:value="0.897020438276117" calcext:value-type="float">
            <text:p>0,897020438276117</text:p>
          </table:table-cell>
          <table:table-cell office:value-type="float" office:value="0.954632436833635" calcext:value-type="float">
            <text:p>0,95463243683363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127" calcext:value-type="float">
            <text:p>0,0127</text:p>
          </table:table-cell>
          <table:table-cell office:value-type="float" office:value="0.984" calcext:value-type="float">
            <text:p>0,984</text:p>
          </table:table-cell>
          <table:table-cell office:value-type="float" office:value="0.976868385941723" calcext:value-type="float">
            <text:p>0,976868385941723</text:p>
          </table:table-cell>
          <table:table-cell office:value-type="float" office:value="0.932772792648339" calcext:value-type="float">
            <text:p>0,932772792648339</text:p>
          </table:table-cell>
          <table:table-cell office:value-type="float" office:value="0.898896574812843" calcext:value-type="float">
            <text:p>0,898896574812843</text:p>
          </table:table-cell>
          <table:table-cell office:value-type="float" office:value="0.955475468931949" calcext:value-type="float">
            <text:p>0,95547546893194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127" calcext:value-type="float">
            <text:p>0,0127</text:p>
          </table:table-cell>
          <table:table-cell office:value-type="float" office:value="0.983" calcext:value-type="float">
            <text:p>0,983</text:p>
          </table:table-cell>
          <table:table-cell office:value-type="float" office:value="0.975691930453644" calcext:value-type="float">
            <text:p>0,975691930453644</text:p>
          </table:table-cell>
          <table:table-cell office:value-type="float" office:value="0.95231069714753" calcext:value-type="float">
            <text:p>0,95231069714753</text:p>
          </table:table-cell>
          <table:table-cell office:value-type="float" office:value="0.898352374792013" calcext:value-type="float">
            <text:p>0,898352374792013</text:p>
          </table:table-cell>
          <table:table-cell office:value-type="float" office:value="0.954213338396637" calcext:value-type="float">
            <text:p>0,95421333839663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27" calcext:value-type="float">
            <text:p>0,0127</text:p>
          </table:table-cell>
          <table:table-cell office:value-type="float" office:value="1.045" calcext:value-type="float">
            <text:p>1,045</text:p>
          </table:table-cell>
          <table:table-cell office:value-type="float" office:value="0.977027521917956" calcext:value-type="float">
            <text:p>0,977027521917956</text:p>
          </table:table-cell>
          <table:table-cell office:value-type="float" office:value="0.937458442871685" calcext:value-type="float">
            <text:p>0,937458442871685</text:p>
          </table:table-cell>
          <table:table-cell office:value-type="float" office:value="0.900342477673377" calcext:value-type="float">
            <text:p>0,900342477673377</text:p>
          </table:table-cell>
          <table:table-cell office:value-type="float" office:value="0.955938544652897" calcext:value-type="float">
            <text:p>0,95593854465289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126" calcext:value-type="float">
            <text:p>0,0126</text:p>
          </table:table-cell>
          <table:table-cell office:value-type="float" office:value="1.029" calcext:value-type="float">
            <text:p>1,029</text:p>
          </table:table-cell>
          <table:table-cell office:value-type="float" office:value="0.973182293162203" calcext:value-type="float">
            <text:p>0,973182293162203</text:p>
          </table:table-cell>
          <table:table-cell office:value-type="float" office:value="0.948231526429314" calcext:value-type="float">
            <text:p>0,948231526429314</text:p>
          </table:table-cell>
          <table:table-cell office:value-type="float" office:value="0.889082054374976" calcext:value-type="float">
            <text:p>0,889082054374976</text:p>
          </table:table-cell>
          <table:table-cell office:value-type="float" office:value="0.949808488047801" calcext:value-type="float">
            <text:p>0,9498084880478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126" calcext:value-type="float">
            <text:p>0,0126</text:p>
          </table:table-cell>
          <table:table-cell office:value-type="float" office:value="0.982" calcext:value-type="float">
            <text:p>0,982</text:p>
          </table:table-cell>
          <table:table-cell office:value-type="float" office:value="0.977363989269436" calcext:value-type="float">
            <text:p>0,977363989269436</text:p>
          </table:table-cell>
          <table:table-cell office:value-type="float" office:value="0.946449007777602" calcext:value-type="float">
            <text:p>0,946449007777602</text:p>
          </table:table-cell>
          <table:table-cell office:value-type="float" office:value="0.903161332793594" calcext:value-type="float">
            <text:p>0,903161332793594</text:p>
          </table:table-cell>
          <table:table-cell office:value-type="float" office:value="0.956865455627819" calcext:value-type="float">
            <text:p>0,95686545562781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126" calcext:value-type="float">
            <text:p>0,0126</text:p>
          </table:table-cell>
          <table:table-cell office:value-type="float" office:value="0.957" calcext:value-type="float">
            <text:p>0,957</text:p>
          </table:table-cell>
          <table:table-cell office:value-type="float" office:value="0.977505716674721" calcext:value-type="float">
            <text:p>0,977505716674721</text:p>
          </table:table-cell>
          <table:table-cell office:value-type="float" office:value="0.938254758560228" calcext:value-type="float">
            <text:p>0,938254758560228</text:p>
          </table:table-cell>
          <table:table-cell office:value-type="float" office:value="0.902204154950331" calcext:value-type="float">
            <text:p>0,902204154950331</text:p>
          </table:table-cell>
          <table:table-cell office:value-type="float" office:value="0.956799884654632" calcext:value-type="float">
            <text:p>0,95679988465463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971" calcext:value-type="float">
            <text:p>0,971</text:p>
          </table:table-cell>
          <table:table-cell office:value-type="float" office:value="0.974148763910321" calcext:value-type="float">
            <text:p>0,974148763910321</text:p>
          </table:table-cell>
          <table:table-cell office:value-type="float" office:value="0.945420877646221" calcext:value-type="float">
            <text:p>0,945420877646221</text:p>
          </table:table-cell>
          <table:table-cell office:value-type="float" office:value="0.8918010709243" calcext:value-type="float">
            <text:p>0,8918010709243</text:p>
          </table:table-cell>
          <table:table-cell office:value-type="float" office:value="0.95132510996537" calcext:value-type="float">
            <text:p>0,9513251099653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939" calcext:value-type="float">
            <text:p>0,939</text:p>
          </table:table-cell>
          <table:table-cell office:value-type="float" office:value="0.977893131143437" calcext:value-type="float">
            <text:p>0,977893131143437</text:p>
          </table:table-cell>
          <table:table-cell office:value-type="float" office:value="0.943124282139764" calcext:value-type="float">
            <text:p>0,943124282139764</text:p>
          </table:table-cell>
          <table:table-cell office:value-type="float" office:value="0.90446821078799" calcext:value-type="float">
            <text:p>0,90446821078799</text:p>
          </table:table-cell>
          <table:table-cell office:value-type="float" office:value="0.957659151186203" calcext:value-type="float">
            <text:p>0,95765915118620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124" calcext:value-type="float">
            <text:p>0,0124</text:p>
          </table:table-cell>
          <table:table-cell office:value-type="float" office:value="0.921" calcext:value-type="float">
            <text:p>0,921</text:p>
          </table:table-cell>
          <table:table-cell office:value-type="float" office:value="0.977466522801712" calcext:value-type="float">
            <text:p>0,977466522801712</text:p>
          </table:table-cell>
          <table:table-cell office:value-type="float" office:value="0.943062775868021" calcext:value-type="float">
            <text:p>0,943062775868021</text:p>
          </table:table-cell>
          <table:table-cell office:value-type="float" office:value="0.902927854556462" calcext:value-type="float">
            <text:p>0,902927854556462</text:p>
          </table:table-cell>
          <table:table-cell office:value-type="float" office:value="0.956915928839705" calcext:value-type="float">
            <text:p>0,95691592883970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124" calcext:value-type="float">
            <text:p>0,0124</text:p>
          </table:table-cell>
          <table:table-cell office:value-type="float" office:value="1.009" calcext:value-type="float">
            <text:p>1,009</text:p>
          </table:table-cell>
          <table:table-cell office:value-type="float" office:value="0.977090714046961" calcext:value-type="float">
            <text:p>0,977090714046961</text:p>
          </table:table-cell>
          <table:table-cell office:value-type="float" office:value="0.931825351300951" calcext:value-type="float">
            <text:p>0,931825351300951</text:p>
          </table:table-cell>
          <table:table-cell office:value-type="float" office:value="0.899517698543765" calcext:value-type="float">
            <text:p>0,899517698543765</text:p>
          </table:table-cell>
          <table:table-cell office:value-type="float" office:value="0.955823405285937" calcext:value-type="float">
            <text:p>0,95582340528593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124" calcext:value-type="float">
            <text:p>0,0124</text:p>
          </table:table-cell>
          <table:table-cell office:value-type="float" office:value="1.055" calcext:value-type="float">
            <text:p>1,055</text:p>
          </table:table-cell>
          <table:table-cell office:value-type="float" office:value="0.976954641968396" calcext:value-type="float">
            <text:p>0,976954641968396</text:p>
          </table:table-cell>
          <table:table-cell office:value-type="float" office:value="0.940084483586028" calcext:value-type="float">
            <text:p>0,940084483586028</text:p>
          </table:table-cell>
          <table:table-cell office:value-type="float" office:value="0.900564521706088" calcext:value-type="float">
            <text:p>0,900564521706088</text:p>
          </table:table-cell>
          <table:table-cell office:value-type="float" office:value="0.95591504799153" calcext:value-type="float">
            <text:p>0,9559150479915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123" calcext:value-type="float">
            <text:p>0,0123</text:p>
          </table:table-cell>
          <table:table-cell office:value-type="float" office:value="0.897" calcext:value-type="float">
            <text:p>0,897</text:p>
          </table:table-cell>
          <table:table-cell office:value-type="float" office:value="0.976254955111213" calcext:value-type="float">
            <text:p>0,976254955111213</text:p>
          </table:table-cell>
          <table:table-cell office:value-type="float" office:value="0.948895653949109" calcext:value-type="float">
            <text:p>0,948895653949109</text:p>
          </table:table-cell>
          <table:table-cell office:value-type="float" office:value="0.899692373755147" calcext:value-type="float">
            <text:p>0,899692373755147</text:p>
          </table:table-cell>
          <table:table-cell office:value-type="float" office:value="0.955047452796421" calcext:value-type="float">
            <text:p>0,95504745279642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123" calcext:value-type="float">
            <text:p>0,0123</text:p>
          </table:table-cell>
          <table:table-cell office:value-type="float" office:value="1.002" calcext:value-type="float">
            <text:p>1,002</text:p>
          </table:table-cell>
          <table:table-cell office:value-type="float" office:value="0.97716718389957" calcext:value-type="float">
            <text:p>0,97716718389957</text:p>
          </table:table-cell>
          <table:table-cell office:value-type="float" office:value="0.934371617060355" calcext:value-type="float">
            <text:p>0,934371617060355</text:p>
          </table:table-cell>
          <table:table-cell office:value-type="float" office:value="0.900271149695457" calcext:value-type="float">
            <text:p>0,900271149695457</text:p>
          </table:table-cell>
          <table:table-cell office:value-type="float" office:value="0.956058679387878" calcext:value-type="float">
            <text:p>0,95605867938787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122" calcext:value-type="float">
            <text:p>0,0122</text:p>
          </table:table-cell>
          <table:table-cell office:value-type="float" office:value="0.936" calcext:value-type="float">
            <text:p>0,936</text:p>
          </table:table-cell>
          <table:table-cell office:value-type="float" office:value="0.975714748467542" calcext:value-type="float">
            <text:p>0,975714748467542</text:p>
          </table:table-cell>
          <table:table-cell office:value-type="float" office:value="0.950854721796864" calcext:value-type="float">
            <text:p>0,950854721796864</text:p>
          </table:table-cell>
          <table:table-cell office:value-type="float" office:value="0.898170088570004" calcext:value-type="float">
            <text:p>0,898170088570004</text:p>
          </table:table-cell>
          <table:table-cell office:value-type="float" office:value="0.954197483905162" calcext:value-type="float">
            <text:p>0,95419748390516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122" calcext:value-type="float">
            <text:p>0,0122</text:p>
          </table:table-cell>
          <table:table-cell office:value-type="float" office:value="0.988" calcext:value-type="float">
            <text:p>0,988</text:p>
          </table:table-cell>
          <table:table-cell office:value-type="float" office:value="0.97789593421842" calcext:value-type="float">
            <text:p>0,97789593421842</text:p>
          </table:table-cell>
          <table:table-cell office:value-type="float" office:value="0.937867664569003" calcext:value-type="float">
            <text:p>0,937867664569003</text:p>
          </table:table-cell>
          <table:table-cell office:value-type="float" office:value="0.903543035051789" calcext:value-type="float">
            <text:p>0,903543035051789</text:p>
          </table:table-cell>
          <table:table-cell office:value-type="float" office:value="0.957464535950346" calcext:value-type="float">
            <text:p>0,95746453595034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122" calcext:value-type="float">
            <text:p>0,0122</text:p>
          </table:table-cell>
          <table:table-cell office:value-type="float" office:value="0.999" calcext:value-type="float">
            <text:p>0,999</text:p>
          </table:table-cell>
          <table:table-cell office:value-type="float" office:value="0.977041488116118" calcext:value-type="float">
            <text:p>0,977041488116118</text:p>
          </table:table-cell>
          <table:table-cell office:value-type="float" office:value="0.943147512641376" calcext:value-type="float">
            <text:p>0,943147512641376</text:p>
          </table:table-cell>
          <table:table-cell office:value-type="float" office:value="0.901428664777153" calcext:value-type="float">
            <text:p>0,901428664777153</text:p>
          </table:table-cell>
          <table:table-cell office:value-type="float" office:value="0.956183261715816" calcext:value-type="float">
            <text:p>0,95618326171581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121" calcext:value-type="float">
            <text:p>0,0121</text:p>
          </table:table-cell>
          <table:table-cell office:value-type="float" office:value="0.987" calcext:value-type="float">
            <text:p>0,987</text:p>
          </table:table-cell>
          <table:table-cell office:value-type="float" office:value="0.977033570658709" calcext:value-type="float">
            <text:p>0,977033570658709</text:p>
          </table:table-cell>
          <table:table-cell office:value-type="float" office:value="0.939843095769316" calcext:value-type="float">
            <text:p>0,939843095769316</text:p>
          </table:table-cell>
          <table:table-cell office:value-type="float" office:value="0.900801739450027" calcext:value-type="float">
            <text:p>0,900801739450027</text:p>
          </table:table-cell>
          <table:table-cell office:value-type="float" office:value="0.95604227934725" calcext:value-type="float">
            <text:p>0,9560422793472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121" calcext:value-type="float">
            <text:p>0,0121</text:p>
          </table:table-cell>
          <table:table-cell office:value-type="float" office:value="0.992" calcext:value-type="float">
            <text:p>0,992</text:p>
          </table:table-cell>
          <table:table-cell office:value-type="float" office:value="0.976674186939825" calcext:value-type="float">
            <text:p>0,976674186939825</text:p>
          </table:table-cell>
          <table:table-cell office:value-type="float" office:value="0.944314373198458" calcext:value-type="float">
            <text:p>0,944314373198458</text:p>
          </table:table-cell>
          <table:table-cell office:value-type="float" office:value="0.900338908219768" calcext:value-type="float">
            <text:p>0,900338908219768</text:p>
          </table:table-cell>
          <table:table-cell office:value-type="float" office:value="0.955593946626553" calcext:value-type="float">
            <text:p>0,95559394662655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121" calcext:value-type="float">
            <text:p>0,0121</text:p>
          </table:table-cell>
          <table:table-cell office:value-type="float" office:value="0.965" calcext:value-type="float">
            <text:p>0,965</text:p>
          </table:table-cell>
          <table:table-cell office:value-type="float" office:value="0.975385559275668" calcext:value-type="float">
            <text:p>0,975385559275668</text:p>
          </table:table-cell>
          <table:table-cell office:value-type="float" office:value="0.954370899793146" calcext:value-type="float">
            <text:p>0,954370899793146</text:p>
          </table:table-cell>
          <table:table-cell office:value-type="float" office:value="0.897668870022821" calcext:value-type="float">
            <text:p>0,897668870022821</text:p>
          </table:table-cell>
          <table:table-cell office:value-type="float" office:value="0.953768857851321" calcext:value-type="float">
            <text:p>0,95376885785132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12" calcext:value-type="float">
            <text:p>0,012</text:p>
          </table:table-cell>
          <table:table-cell office:value-type="float" office:value="0.903" calcext:value-type="float">
            <text:p>0,903</text:p>
          </table:table-cell>
          <table:table-cell office:value-type="float" office:value="0.976979574582719" calcext:value-type="float">
            <text:p>0,976979574582719</text:p>
          </table:table-cell>
          <table:table-cell office:value-type="float" office:value="0.92788117274048" calcext:value-type="float">
            <text:p>0,92788117274048</text:p>
          </table:table-cell>
          <table:table-cell office:value-type="float" office:value="0.898363041040748" calcext:value-type="float">
            <text:p>0,898363041040748</text:p>
          </table:table-cell>
          <table:table-cell office:value-type="float" office:value="0.955468384971156" calcext:value-type="float">
            <text:p>0,95546838497115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12" calcext:value-type="float">
            <text:p>0,012</text:p>
          </table:table-cell>
          <table:table-cell office:value-type="float" office:value="0.96" calcext:value-type="float">
            <text:p>0,96</text:p>
          </table:table-cell>
          <table:table-cell office:value-type="float" office:value="0.966267402239441" calcext:value-type="float">
            <text:p>0,966267402239441</text:p>
          </table:table-cell>
          <table:table-cell office:value-type="float" office:value="0.951938636487237" calcext:value-type="float">
            <text:p>0,951938636487237</text:p>
          </table:table-cell>
          <table:table-cell office:value-type="float" office:value="0.867804509635613" calcext:value-type="float">
            <text:p>0,867804509635613</text:p>
          </table:table-cell>
          <table:table-cell office:value-type="float" office:value="0.938606267464323" calcext:value-type="float">
            <text:p>0,93860626746432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119" calcext:value-type="float">
            <text:p>0,0119</text:p>
          </table:table-cell>
          <table:table-cell office:value-type="float" office:value="1.063" calcext:value-type="float">
            <text:p>1,063</text:p>
          </table:table-cell>
          <table:table-cell office:value-type="float" office:value="0.977001064824256" calcext:value-type="float">
            <text:p>0,977001064824256</text:p>
          </table:table-cell>
          <table:table-cell office:value-type="float" office:value="0.942109936260126" calcext:value-type="float">
            <text:p>0,942109936260126</text:p>
          </table:table-cell>
          <table:table-cell office:value-type="float" office:value="0.901097899476997" calcext:value-type="float">
            <text:p>0,901097899476997</text:p>
          </table:table-cell>
          <table:table-cell office:value-type="float" office:value="0.956073631544733" calcext:value-type="float">
            <text:p>0,95607363154473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119" calcext:value-type="float">
            <text:p>0,0119</text:p>
          </table:table-cell>
          <table:table-cell office:value-type="float" office:value="1.004" calcext:value-type="float">
            <text:p>1,004</text:p>
          </table:table-cell>
          <table:table-cell office:value-type="float" office:value="0.976663417230679" calcext:value-type="float">
            <text:p>0,976663417230679</text:p>
          </table:table-cell>
          <table:table-cell office:value-type="float" office:value="0.953091792285361" calcext:value-type="float">
            <text:p>0,953091792285361</text:p>
          </table:table-cell>
          <table:table-cell office:value-type="float" office:value="0.901856727334242" calcext:value-type="float">
            <text:p>0,901856727334242</text:p>
          </table:table-cell>
          <table:table-cell office:value-type="float" office:value="0.955903759221872" calcext:value-type="float">
            <text:p>0,95590375922187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119" calcext:value-type="float">
            <text:p>0,0119</text:p>
          </table:table-cell>
          <table:table-cell office:value-type="float" office:value="0.966" calcext:value-type="float">
            <text:p>0,966</text:p>
          </table:table-cell>
          <table:table-cell office:value-type="float" office:value="0.976824913691108" calcext:value-type="float">
            <text:p>0,976824913691108</text:p>
          </table:table-cell>
          <table:table-cell office:value-type="float" office:value="0.925392941950092" calcext:value-type="float">
            <text:p>0,925392941950092</text:p>
          </table:table-cell>
          <table:table-cell office:value-type="float" office:value="0.897319162605133" calcext:value-type="float">
            <text:p>0,897319162605133</text:p>
          </table:table-cell>
          <table:table-cell office:value-type="float" office:value="0.955095009543767" calcext:value-type="float">
            <text:p>0,95509500954376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118" calcext:value-type="float">
            <text:p>0,0118</text:p>
          </table:table-cell>
          <table:table-cell office:value-type="float" office:value="0.947" calcext:value-type="float">
            <text:p>0,947</text:p>
          </table:table-cell>
          <table:table-cell office:value-type="float" office:value="0.975044370955796" calcext:value-type="float">
            <text:p>0,975044370955796</text:p>
          </table:table-cell>
          <table:table-cell office:value-type="float" office:value="0.916743783746395" calcext:value-type="float">
            <text:p>0,916743783746395</text:p>
          </table:table-cell>
          <table:table-cell office:value-type="float" office:value="0.889151233311031" calcext:value-type="float">
            <text:p>0,889151233311031</text:p>
          </table:table-cell>
          <table:table-cell office:value-type="float" office:value="0.951627496000669" calcext:value-type="float">
            <text:p>0,95162749600066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118" calcext:value-type="float">
            <text:p>0,0118</text:p>
          </table:table-cell>
          <table:table-cell office:value-type="float" office:value="0.908" calcext:value-type="float">
            <text:p>0,908</text:p>
          </table:table-cell>
          <table:table-cell office:value-type="float" office:value="0.974766178057913" calcext:value-type="float">
            <text:p>0,974766178057913</text:p>
          </table:table-cell>
          <table:table-cell office:value-type="float" office:value="0.915272001100078" calcext:value-type="float">
            <text:p>0,915272001100078</text:p>
          </table:table-cell>
          <table:table-cell office:value-type="float" office:value="0.88784538648295" calcext:value-type="float">
            <text:p>0,88784538648295</text:p>
          </table:table-cell>
          <table:table-cell office:value-type="float" office:value="0.951079848983471" calcext:value-type="float">
            <text:p>0,95107984898347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118" calcext:value-type="float">
            <text:p>0,0118</text:p>
          </table:table-cell>
          <table:table-cell office:value-type="float" office:value="1.021" calcext:value-type="float">
            <text:p>1,021</text:p>
          </table:table-cell>
          <table:table-cell office:value-type="float" office:value="0.975919225411045" calcext:value-type="float">
            <text:p>0,975919225411045</text:p>
          </table:table-cell>
          <table:table-cell office:value-type="float" office:value="0.943361173073468" calcext:value-type="float">
            <text:p>0,943361173073468</text:p>
          </table:table-cell>
          <table:table-cell office:value-type="float" office:value="0.897514500196857" calcext:value-type="float">
            <text:p>0,897514500196857</text:p>
          </table:table-cell>
          <table:table-cell office:value-type="float" office:value="0.954259378879125" calcext:value-type="float">
            <text:p>0,95425937887912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117" calcext:value-type="float">
            <text:p>0,0117</text:p>
          </table:table-cell>
          <table:table-cell office:value-type="float" office:value="0.971" calcext:value-type="float">
            <text:p>0,971</text:p>
          </table:table-cell>
          <table:table-cell office:value-type="float" office:value="0.973651341042707" calcext:value-type="float">
            <text:p>0,973651341042707</text:p>
          </table:table-cell>
          <table:table-cell office:value-type="float" office:value="0.953591347218817" calcext:value-type="float">
            <text:p>0,953591347218817</text:p>
          </table:table-cell>
          <table:table-cell office:value-type="float" office:value="0.891663230323999" calcext:value-type="float">
            <text:p>0,891663230323999</text:p>
          </table:table-cell>
          <table:table-cell office:value-type="float" office:value="0.95080788623259" calcext:value-type="float">
            <text:p>0,9508078862325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117" calcext:value-type="float">
            <text:p>0,0117</text:p>
          </table:table-cell>
          <table:table-cell office:value-type="float" office:value="0.903" calcext:value-type="float">
            <text:p>0,903</text:p>
          </table:table-cell>
          <table:table-cell office:value-type="float" office:value="0.976145635186872" calcext:value-type="float">
            <text:p>0,976145635186872</text:p>
          </table:table-cell>
          <table:table-cell office:value-type="float" office:value="0.953591415245311" calcext:value-type="float">
            <text:p>0,953591415245311</text:p>
          </table:table-cell>
          <table:table-cell office:value-type="float" office:value="0.900145458306024" calcext:value-type="float">
            <text:p>0,900145458306024</text:p>
          </table:table-cell>
          <table:table-cell office:value-type="float" office:value="0.955035449640548" calcext:value-type="float">
            <text:p>0,95503544964054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116" calcext:value-type="float">
            <text:p>0,0116</text:p>
          </table:table-cell>
          <table:table-cell office:value-type="float" office:value="0.974" calcext:value-type="float">
            <text:p>0,974</text:p>
          </table:table-cell>
          <table:table-cell office:value-type="float" office:value="0.977065830609392" calcext:value-type="float">
            <text:p>0,977065830609392</text:p>
          </table:table-cell>
          <table:table-cell office:value-type="float" office:value="0.932368452976072" calcext:value-type="float">
            <text:p>0,932368452976072</text:p>
          </table:table-cell>
          <table:table-cell office:value-type="float" office:value="0.899530497512716" calcext:value-type="float">
            <text:p>0,899530497512716</text:p>
          </table:table-cell>
          <table:table-cell office:value-type="float" office:value="0.95580209786544" calcext:value-type="float">
            <text:p>0,9558020978654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116" calcext:value-type="float">
            <text:p>0,0116</text:p>
          </table:table-cell>
          <table:table-cell office:value-type="float" office:value="0.964" calcext:value-type="float">
            <text:p>0,964</text:p>
          </table:table-cell>
          <table:table-cell office:value-type="float" office:value="0.974043968247357" calcext:value-type="float">
            <text:p>0,974043968247357</text:p>
          </table:table-cell>
          <table:table-cell office:value-type="float" office:value="0.939007400685378" calcext:value-type="float">
            <text:p>0,939007400685378</text:p>
          </table:table-cell>
          <table:table-cell office:value-type="float" office:value="0.890202958366974" calcext:value-type="float">
            <text:p>0,890202958366974</text:p>
          </table:table-cell>
          <table:table-cell office:value-type="float" office:value="0.950886294912996" calcext:value-type="float">
            <text:p>0,95088629491299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116" calcext:value-type="float">
            <text:p>0,0116</text:p>
          </table:table-cell>
          <table:table-cell office:value-type="float" office:value="1.008" calcext:value-type="float">
            <text:p>1,008</text:p>
          </table:table-cell>
          <table:table-cell office:value-type="float" office:value="0.976983607076555" calcext:value-type="float">
            <text:p>0,976983607076555</text:p>
          </table:table-cell>
          <table:table-cell office:value-type="float" office:value="0.947060670483115" calcext:value-type="float">
            <text:p>0,947060670483115</text:p>
          </table:table-cell>
          <table:table-cell office:value-type="float" office:value="0.901922002610579" calcext:value-type="float">
            <text:p>0,901922002610579</text:p>
          </table:table-cell>
          <table:table-cell office:value-type="float" office:value="0.956231314982062" calcext:value-type="float">
            <text:p>0,95623131498206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115" calcext:value-type="float">
            <text:p>0,0115</text:p>
          </table:table-cell>
          <table:table-cell office:value-type="float" office:value="0.944" calcext:value-type="float">
            <text:p>0,944</text:p>
          </table:table-cell>
          <table:table-cell office:value-type="float" office:value="0.972821384963942" calcext:value-type="float">
            <text:p>0,972821384963942</text:p>
          </table:table-cell>
          <table:table-cell office:value-type="float" office:value="0.90233563918871" calcext:value-type="float">
            <text:p>0,90233563918871</text:p>
          </table:table-cell>
          <table:table-cell office:value-type="float" office:value="0.878045666707535" calcext:value-type="float">
            <text:p>0,878045666707535</text:p>
          </table:table-cell>
          <table:table-cell office:value-type="float" office:value="0.947110008810266" calcext:value-type="float">
            <text:p>0,94711000881026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115" calcext:value-type="float">
            <text:p>0,0115</text:p>
          </table:table-cell>
          <table:table-cell office:value-type="float" office:value="0.94" calcext:value-type="float">
            <text:p>0,94</text:p>
          </table:table-cell>
          <table:table-cell office:value-type="float" office:value="0.977693325991572" calcext:value-type="float">
            <text:p>0,977693325991572</text:p>
          </table:table-cell>
          <table:table-cell office:value-type="float" office:value="0.944308654911635" calcext:value-type="float">
            <text:p>0,944308654911635</text:p>
          </table:table-cell>
          <table:table-cell office:value-type="float" office:value="0.903959570200793" calcext:value-type="float">
            <text:p>0,903959570200793</text:p>
          </table:table-cell>
          <table:table-cell office:value-type="float" office:value="0.957356265538369" calcext:value-type="float">
            <text:p>0,95735626553836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114" calcext:value-type="float">
            <text:p>0,0114</text:p>
          </table:table-cell>
          <table:table-cell office:value-type="float" office:value="0.957" calcext:value-type="float">
            <text:p>0,957</text:p>
          </table:table-cell>
          <table:table-cell office:value-type="float" office:value="0.978003778840138" calcext:value-type="float">
            <text:p>0,978003778840138</text:p>
          </table:table-cell>
          <table:table-cell office:value-type="float" office:value="0.945238982648904" calcext:value-type="float">
            <text:p>0,945238982648904</text:p>
          </table:table-cell>
          <table:table-cell office:value-type="float" office:value="0.905235476430605" calcext:value-type="float">
            <text:p>0,905235476430605</text:p>
          </table:table-cell>
          <table:table-cell office:value-type="float" office:value="0.957930191891364" calcext:value-type="float">
            <text:p>0,95793019189136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114" calcext:value-type="float">
            <text:p>0,0114</text:p>
          </table:table-cell>
          <table:table-cell office:value-type="float" office:value="1.066" calcext:value-type="float">
            <text:p>1,066</text:p>
          </table:table-cell>
          <table:table-cell office:value-type="float" office:value="0.977095779252632" calcext:value-type="float">
            <text:p>0,977095779252632</text:p>
          </table:table-cell>
          <table:table-cell office:value-type="float" office:value="0.943284380349907" calcext:value-type="float">
            <text:p>0,943284380349907</text:p>
          </table:table-cell>
          <table:table-cell office:value-type="float" office:value="0.901646139288851" calcext:value-type="float">
            <text:p>0,901646139288851</text:p>
          </table:table-cell>
          <table:table-cell office:value-type="float" office:value="0.956282348745328" calcext:value-type="float">
            <text:p>0,95628234874532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114" calcext:value-type="float">
            <text:p>0,0114</text:p>
          </table:table-cell>
          <table:table-cell office:value-type="float" office:value="0.983" calcext:value-type="float">
            <text:p>0,983</text:p>
          </table:table-cell>
          <table:table-cell office:value-type="float" office:value="0.976315442518743" calcext:value-type="float">
            <text:p>0,976315442518743</text:p>
          </table:table-cell>
          <table:table-cell office:value-type="float" office:value="0.946143328870114" calcext:value-type="float">
            <text:p>0,946143328870114</text:p>
          </table:table-cell>
          <table:table-cell office:value-type="float" office:value="0.899408699722805" calcext:value-type="float">
            <text:p>0,899408699722805</text:p>
          </table:table-cell>
          <table:table-cell office:value-type="float" office:value="0.955046777190985" calcext:value-type="float">
            <text:p>0,95504677719098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113" calcext:value-type="float">
            <text:p>0,0113</text:p>
          </table:table-cell>
          <table:table-cell office:value-type="float" office:value="1.06" calcext:value-type="float">
            <text:p>1,06</text:p>
          </table:table-cell>
          <table:table-cell office:value-type="float" office:value="0.975878556235413" calcext:value-type="float">
            <text:p>0,975878556235413</text:p>
          </table:table-cell>
          <table:table-cell office:value-type="float" office:value="0.920375307035558" calcext:value-type="float">
            <text:p>0,920375307035558</text:p>
          </table:table-cell>
          <table:table-cell office:value-type="float" office:value="0.892897005056935" calcext:value-type="float">
            <text:p>0,892897005056935</text:p>
          </table:table-cell>
          <table:table-cell office:value-type="float" office:value="0.953233877742711" calcext:value-type="float">
            <text:p>0,95323387774271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113" calcext:value-type="float">
            <text:p>0,0113</text:p>
          </table:table-cell>
          <table:table-cell office:value-type="float" office:value="0.953" calcext:value-type="float">
            <text:p>0,953</text:p>
          </table:table-cell>
          <table:table-cell office:value-type="float" office:value="0.977036422910447" calcext:value-type="float">
            <text:p>0,977036422910447</text:p>
          </table:table-cell>
          <table:table-cell office:value-type="float" office:value="0.924274683038713" calcext:value-type="float">
            <text:p>0,924274683038713</text:p>
          </table:table-cell>
          <table:table-cell office:value-type="float" office:value="0.89786854108796" calcext:value-type="float">
            <text:p>0,89786854108796</text:p>
          </table:table-cell>
          <table:table-cell office:value-type="float" office:value="0.955416658412417" calcext:value-type="float">
            <text:p>0,95541665841241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113" calcext:value-type="float">
            <text:p>0,0113</text:p>
          </table:table-cell>
          <table:table-cell office:value-type="float" office:value="0.887" calcext:value-type="float">
            <text:p>0,887</text:p>
          </table:table-cell>
          <table:table-cell office:value-type="float" office:value="0.973357559113778" calcext:value-type="float">
            <text:p>0,973357559113778</text:p>
          </table:table-cell>
          <table:table-cell office:value-type="float" office:value="0.949662517446528" calcext:value-type="float">
            <text:p>0,949662517446528</text:p>
          </table:table-cell>
          <table:table-cell office:value-type="float" office:value="0.889941658067395" calcext:value-type="float">
            <text:p>0,889941658067395</text:p>
          </table:table-cell>
          <table:table-cell office:value-type="float" office:value="0.95016004974684" calcext:value-type="float">
            <text:p>0,9501600497468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112" calcext:value-type="float">
            <text:p>0,0112</text:p>
          </table:table-cell>
          <table:table-cell office:value-type="float" office:value="0.898" calcext:value-type="float">
            <text:p>0,898</text:p>
          </table:table-cell>
          <table:table-cell office:value-type="float" office:value="0.976694103525231" calcext:value-type="float">
            <text:p>0,976694103525231</text:p>
          </table:table-cell>
          <table:table-cell office:value-type="float" office:value="0.925080222229685" calcext:value-type="float">
            <text:p>0,925080222229685</text:p>
          </table:table-cell>
          <table:table-cell office:value-type="float" office:value="0.896784059461309" calcext:value-type="float">
            <text:p>0,896784059461309</text:p>
          </table:table-cell>
          <table:table-cell office:value-type="float" office:value="0.954854048938456" calcext:value-type="float">
            <text:p>0,95485404893845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112" calcext:value-type="float">
            <text:p>0,0112</text:p>
          </table:table-cell>
          <table:table-cell office:value-type="float" office:value="0.926" calcext:value-type="float">
            <text:p>0,926</text:p>
          </table:table-cell>
          <table:table-cell office:value-type="float" office:value="0.977277438182238" calcext:value-type="float">
            <text:p>0,977277438182238</text:p>
          </table:table-cell>
          <table:table-cell office:value-type="float" office:value="0.945874777917363" calcext:value-type="float">
            <text:p>0,945874777917363</text:p>
          </table:table-cell>
          <table:table-cell office:value-type="float" office:value="0.902752718931865" calcext:value-type="float">
            <text:p>0,902752718931865</text:p>
          </table:table-cell>
          <table:table-cell office:value-type="float" office:value="0.956694321143847" calcext:value-type="float">
            <text:p>0,95669432114384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111" calcext:value-type="float">
            <text:p>0,0111</text:p>
          </table:table-cell>
          <table:table-cell office:value-type="float" office:value="0.987" calcext:value-type="float">
            <text:p>0,987</text:p>
          </table:table-cell>
          <table:table-cell office:value-type="float" office:value="0.977805891581682" calcext:value-type="float">
            <text:p>0,977805891581682</text:p>
          </table:table-cell>
          <table:table-cell office:value-type="float" office:value="0.951981896601499" calcext:value-type="float">
            <text:p>0,951981896601499</text:p>
          </table:table-cell>
          <table:table-cell office:value-type="float" office:value="0.905685916984086" calcext:value-type="float">
            <text:p>0,905685916984086</text:p>
          </table:table-cell>
          <table:table-cell office:value-type="float" office:value="0.957832081920972" calcext:value-type="float">
            <text:p>0,95783208192097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111" calcext:value-type="float">
            <text:p>0,0111</text:p>
          </table:table-cell>
          <table:table-cell office:value-type="float" office:value="0.846" calcext:value-type="float">
            <text:p>0,846</text:p>
          </table:table-cell>
          <table:table-cell office:value-type="float" office:value="0.977836233638955" calcext:value-type="float">
            <text:p>0,977836233638955</text:p>
          </table:table-cell>
          <table:table-cell office:value-type="float" office:value="0.934516794304453" calcext:value-type="float">
            <text:p>0,934516794304453</text:p>
          </table:table-cell>
          <table:table-cell office:value-type="float" office:value="0.90271812181097" calcext:value-type="float">
            <text:p>0,90271812181097</text:p>
          </table:table-cell>
          <table:table-cell office:value-type="float" office:value="0.957230140250465" calcext:value-type="float">
            <text:p>0,95723014025046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111" calcext:value-type="float">
            <text:p>0,0111</text:p>
          </table:table-cell>
          <table:table-cell office:value-type="float" office:value="0.842" calcext:value-type="float">
            <text:p>0,842</text:p>
          </table:table-cell>
          <table:table-cell office:value-type="float" office:value="0.976007399331127" calcext:value-type="float">
            <text:p>0,976007399331127</text:p>
          </table:table-cell>
          <table:table-cell office:value-type="float" office:value="0.947673971932046" calcext:value-type="float">
            <text:p>0,947673971932046</text:p>
          </table:table-cell>
          <table:table-cell office:value-type="float" office:value="0.898610472265847" calcext:value-type="float">
            <text:p>0,898610472265847</text:p>
          </table:table-cell>
          <table:table-cell office:value-type="float" office:value="0.9545769953883" calcext:value-type="float">
            <text:p>0,954576995388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11" calcext:value-type="float">
            <text:p>0,011</text:p>
          </table:table-cell>
          <table:table-cell office:value-type="float" office:value="0.931" calcext:value-type="float">
            <text:p>0,931</text:p>
          </table:table-cell>
          <table:table-cell office:value-type="float" office:value="0.97244808422365" calcext:value-type="float">
            <text:p>0,97244808422365</text:p>
          </table:table-cell>
          <table:table-cell office:value-type="float" office:value="0.940981399528972" calcext:value-type="float">
            <text:p>0,940981399528972</text:p>
          </table:table-cell>
          <table:table-cell office:value-type="float" office:value="0.885205248059708" calcext:value-type="float">
            <text:p>0,885205248059708</text:p>
          </table:table-cell>
          <table:table-cell office:value-type="float" office:value="0.94827833960477" calcext:value-type="float">
            <text:p>0,9482783396047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11" calcext:value-type="float">
            <text:p>0,011</text:p>
          </table:table-cell>
          <table:table-cell office:value-type="float" office:value="0.915" calcext:value-type="float">
            <text:p>0,915</text:p>
          </table:table-cell>
          <table:table-cell office:value-type="float" office:value="0.976241726564363" calcext:value-type="float">
            <text:p>0,976241726564363</text:p>
          </table:table-cell>
          <table:table-cell office:value-type="float" office:value="0.935741966467973" calcext:value-type="float">
            <text:p>0,935741966467973</text:p>
          </table:table-cell>
          <table:table-cell office:value-type="float" office:value="0.897223261905478" calcext:value-type="float">
            <text:p>0,897223261905478</text:p>
          </table:table-cell>
          <table:table-cell office:value-type="float" office:value="0.954511245390482" calcext:value-type="float">
            <text:p>0,95451124539048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109" calcext:value-type="float">
            <text:p>0,0109</text:p>
          </table:table-cell>
          <table:table-cell office:value-type="float" office:value="0.952" calcext:value-type="float">
            <text:p>0,952</text:p>
          </table:table-cell>
          <table:table-cell office:value-type="float" office:value="0.976864894392183" calcext:value-type="float">
            <text:p>0,976864894392183</text:p>
          </table:table-cell>
          <table:table-cell office:value-type="float" office:value="0.936331843246353" calcext:value-type="float">
            <text:p>0,936331843246353</text:p>
          </table:table-cell>
          <table:table-cell office:value-type="float" office:value="0.899552105544926" calcext:value-type="float">
            <text:p>0,899552105544926</text:p>
          </table:table-cell>
          <table:table-cell office:value-type="float" office:value="0.955612167054187" calcext:value-type="float">
            <text:p>0,95561216705418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109" calcext:value-type="float">
            <text:p>0,0109</text:p>
          </table:table-cell>
          <table:table-cell office:value-type="float" office:value="0.964" calcext:value-type="float">
            <text:p>0,964</text:p>
          </table:table-cell>
          <table:table-cell office:value-type="float" office:value="0.977822513324565" calcext:value-type="float">
            <text:p>0,977822513324565</text:p>
          </table:table-cell>
          <table:table-cell office:value-type="float" office:value="0.941502614936351" calcext:value-type="float">
            <text:p>0,941502614936351</text:p>
          </table:table-cell>
          <table:table-cell office:value-type="float" office:value="0.903927618594885" calcext:value-type="float">
            <text:p>0,903927618594885</text:p>
          </table:table-cell>
          <table:table-cell office:value-type="float" office:value="0.957475286520036" calcext:value-type="float">
            <text:p>0,95747528652003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109" calcext:value-type="float">
            <text:p>0,0109</text:p>
          </table:table-cell>
          <table:table-cell office:value-type="float" office:value="1.025" calcext:value-type="float">
            <text:p>1,025</text:p>
          </table:table-cell>
          <table:table-cell office:value-type="float" office:value="0.97012738402142" calcext:value-type="float">
            <text:p>0,97012738402142</text:p>
          </table:table-cell>
          <table:table-cell office:value-type="float" office:value="0.950173075294951" calcext:value-type="float">
            <text:p>0,950173075294951</text:p>
          </table:table-cell>
          <table:table-cell office:value-type="float" office:value="0.87947498762643" calcext:value-type="float">
            <text:p>0,87947498762643</text:p>
          </table:table-cell>
          <table:table-cell office:value-type="float" office:value="0.944809456323714" calcext:value-type="float">
            <text:p>0,94480945632371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108" calcext:value-type="float">
            <text:p>0,0108</text:p>
          </table:table-cell>
          <table:table-cell office:value-type="float" office:value="0.93" calcext:value-type="float">
            <text:p>0,93</text:p>
          </table:table-cell>
          <table:table-cell office:value-type="float" office:value="0.97669144798051" calcext:value-type="float">
            <text:p>0,97669144798051</text:p>
          </table:table-cell>
          <table:table-cell office:value-type="float" office:value="0.950258438680412" calcext:value-type="float">
            <text:p>0,950258438680412</text:p>
          </table:table-cell>
          <table:table-cell office:value-type="float" office:value="0.901459115128038" calcext:value-type="float">
            <text:p>0,901459115128038</text:p>
          </table:table-cell>
          <table:table-cell office:value-type="float" office:value="0.955847558865066" calcext:value-type="float">
            <text:p>0,95584755886506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108" calcext:value-type="float">
            <text:p>0,0108</text:p>
          </table:table-cell>
          <table:table-cell office:value-type="float" office:value="0.907" calcext:value-type="float">
            <text:p>0,907</text:p>
          </table:table-cell>
          <table:table-cell office:value-type="float" office:value="0.977767238652968" calcext:value-type="float">
            <text:p>0,977767238652968</text:p>
          </table:table-cell>
          <table:table-cell office:value-type="float" office:value="0.934720980645985" calcext:value-type="float">
            <text:p>0,934720980645985</text:p>
          </table:table-cell>
          <table:table-cell office:value-type="float" office:value="0.902504877768863" calcext:value-type="float">
            <text:p>0,902504877768863</text:p>
          </table:table-cell>
          <table:table-cell office:value-type="float" office:value="0.957117678991571" calcext:value-type="float">
            <text:p>0,95711767899157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108" calcext:value-type="float">
            <text:p>0,0108</text:p>
          </table:table-cell>
          <table:table-cell office:value-type="float" office:value="0.925" calcext:value-type="float">
            <text:p>0,925</text:p>
          </table:table-cell>
          <table:table-cell office:value-type="float" office:value="0.977503552897541" calcext:value-type="float">
            <text:p>0,977503552897541</text:p>
          </table:table-cell>
          <table:table-cell office:value-type="float" office:value="0.943978177698229" calcext:value-type="float">
            <text:p>0,943978177698229</text:p>
          </table:table-cell>
          <table:table-cell office:value-type="float" office:value="0.903222635055626" calcext:value-type="float">
            <text:p>0,903222635055626</text:p>
          </table:table-cell>
          <table:table-cell office:value-type="float" office:value="0.957014662505296" calcext:value-type="float">
            <text:p>0,95701466250529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107" calcext:value-type="float">
            <text:p>0,0107</text:p>
          </table:table-cell>
          <table:table-cell office:value-type="float" office:value="0.956" calcext:value-type="float">
            <text:p>0,956</text:p>
          </table:table-cell>
          <table:table-cell office:value-type="float" office:value="0.978172750167189" calcext:value-type="float">
            <text:p>0,978172750167189</text:p>
          </table:table-cell>
          <table:table-cell office:value-type="float" office:value="0.94061551316717" calcext:value-type="float">
            <text:p>0,94061551316717</text:p>
          </table:table-cell>
          <table:table-cell office:value-type="float" office:value="0.905035621252327" calcext:value-type="float">
            <text:p>0,905035621252327</text:p>
          </table:table-cell>
          <table:table-cell office:value-type="float" office:value="0.958052150715104" calcext:value-type="float">
            <text:p>0,95805215071510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107" calcext:value-type="float">
            <text:p>0,0107</text:p>
          </table:table-cell>
          <table:table-cell office:value-type="float" office:value="0.983" calcext:value-type="float">
            <text:p>0,983</text:p>
          </table:table-cell>
          <table:table-cell office:value-type="float" office:value="0.976735559528928" calcext:value-type="float">
            <text:p>0,976735559528928</text:p>
          </table:table-cell>
          <table:table-cell office:value-type="float" office:value="0.938443011436503" calcext:value-type="float">
            <text:p>0,938443011436503</text:p>
          </table:table-cell>
          <table:table-cell office:value-type="float" office:value="0.899482841498048" calcext:value-type="float">
            <text:p>0,899482841498048</text:p>
          </table:table-cell>
          <table:table-cell office:value-type="float" office:value="0.955471873566959" calcext:value-type="float">
            <text:p>0,95547187356695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106" calcext:value-type="float">
            <text:p>0,0106</text:p>
          </table:table-cell>
          <table:table-cell office:value-type="float" office:value="0.938" calcext:value-type="float">
            <text:p>0,938</text:p>
          </table:table-cell>
          <table:table-cell office:value-type="float" office:value="0.97660583125164" calcext:value-type="float">
            <text:p>0,97660583125164</text:p>
          </table:table-cell>
          <table:table-cell office:value-type="float" office:value="0.943038145384027" calcext:value-type="float">
            <text:p>0,943038145384027</text:p>
          </table:table-cell>
          <table:table-cell office:value-type="float" office:value="0.899866352655181" calcext:value-type="float">
            <text:p>0,899866352655181</text:p>
          </table:table-cell>
          <table:table-cell office:value-type="float" office:value="0.955427119055032" calcext:value-type="float">
            <text:p>0,95542711905503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106" calcext:value-type="float">
            <text:p>0,0106</text:p>
          </table:table-cell>
          <table:table-cell office:value-type="float" office:value="0.917" calcext:value-type="float">
            <text:p>0,917</text:p>
          </table:table-cell>
          <table:table-cell office:value-type="float" office:value="0.975446538450738" calcext:value-type="float">
            <text:p>0,975446538450738</text:p>
          </table:table-cell>
          <table:table-cell office:value-type="float" office:value="0.942674062567155" calcext:value-type="float">
            <text:p>0,942674062567155</text:p>
          </table:table-cell>
          <table:table-cell office:value-type="float" office:value="0.895740160534014" calcext:value-type="float">
            <text:p>0,895740160534014</text:p>
          </table:table-cell>
          <table:table-cell office:value-type="float" office:value="0.95342304091172" calcext:value-type="float">
            <text:p>0,9534230409117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106" calcext:value-type="float">
            <text:p>0,0106</text:p>
          </table:table-cell>
          <table:table-cell office:value-type="float" office:value="0.865" calcext:value-type="float">
            <text:p>0,865</text:p>
          </table:table-cell>
          <table:table-cell office:value-type="float" office:value="0.977212770750611" calcext:value-type="float">
            <text:p>0,977212770750611</text:p>
          </table:table-cell>
          <table:table-cell office:value-type="float" office:value="0.927200050533791" calcext:value-type="float">
            <text:p>0,927200050533791</text:p>
          </table:table-cell>
          <table:table-cell office:value-type="float" office:value="0.899078045943153" calcext:value-type="float">
            <text:p>0,899078045943153</text:p>
          </table:table-cell>
          <table:table-cell office:value-type="float" office:value="0.955846730300405" calcext:value-type="float">
            <text:p>0,95584673030040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05" calcext:value-type="float">
            <text:p>0,0105</text:p>
          </table:table-cell>
          <table:table-cell office:value-type="float" office:value="0.961" calcext:value-type="float">
            <text:p>0,961</text:p>
          </table:table-cell>
          <table:table-cell office:value-type="float" office:value="0.974994309020133" calcext:value-type="float">
            <text:p>0,974994309020133</text:p>
          </table:table-cell>
          <table:table-cell office:value-type="float" office:value="0.950950077766138" calcext:value-type="float">
            <text:p>0,950950077766138</text:p>
          </table:table-cell>
          <table:table-cell office:value-type="float" office:value="0.895713905795498" calcext:value-type="float">
            <text:p>0,895713905795498</text:p>
          </table:table-cell>
          <table:table-cell office:value-type="float" office:value="0.952974873230101" calcext:value-type="float">
            <text:p>0,95297487323010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105" calcext:value-type="float">
            <text:p>0,0105</text:p>
          </table:table-cell>
          <table:table-cell office:value-type="float" office:value="0.923" calcext:value-type="float">
            <text:p>0,923</text:p>
          </table:table-cell>
          <table:table-cell office:value-type="float" office:value="0.978235204644882" calcext:value-type="float">
            <text:p>0,978235204644882</text:p>
          </table:table-cell>
          <table:table-cell office:value-type="float" office:value="0.941101699578764" calcext:value-type="float">
            <text:p>0,941101699578764</text:p>
          </table:table-cell>
          <table:table-cell office:value-type="float" office:value="0.905347577130428" calcext:value-type="float">
            <text:p>0,905347577130428</text:p>
          </table:table-cell>
          <table:table-cell office:value-type="float" office:value="0.958179442072908" calcext:value-type="float">
            <text:p>0,95817944207290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104" calcext:value-type="float">
            <text:p>0,0104</text:p>
          </table:table-cell>
          <table:table-cell office:value-type="float" office:value="0.96" calcext:value-type="float">
            <text:p>0,96</text:p>
          </table:table-cell>
          <table:table-cell office:value-type="float" office:value="0.977767681243755" calcext:value-type="float">
            <text:p>0,977767681243755</text:p>
          </table:table-cell>
          <table:table-cell office:value-type="float" office:value="0.936554358888077" calcext:value-type="float">
            <text:p>0,936554358888077</text:p>
          </table:table-cell>
          <table:table-cell office:value-type="float" office:value="0.902841015185842" calcext:value-type="float">
            <text:p>0,902841015185842</text:p>
          </table:table-cell>
          <table:table-cell office:value-type="float" office:value="0.957190060815391" calcext:value-type="float">
            <text:p>0,95719006081539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104" calcext:value-type="float">
            <text:p>0,0104</text:p>
          </table:table-cell>
          <table:table-cell office:value-type="float" office:value="0.929" calcext:value-type="float">
            <text:p>0,929</text:p>
          </table:table-cell>
          <table:table-cell office:value-type="float" office:value="0.9783616872564" calcext:value-type="float">
            <text:p>0,9783616872564</text:p>
          </table:table-cell>
          <table:table-cell office:value-type="float" office:value="0.937412651611206" calcext:value-type="float">
            <text:p>0,937412651611206</text:p>
          </table:table-cell>
          <table:table-cell office:value-type="float" office:value="0.905154871818064" calcext:value-type="float">
            <text:p>0,905154871818064</text:p>
          </table:table-cell>
          <table:table-cell office:value-type="float" office:value="0.958261041421448" calcext:value-type="float">
            <text:p>0,95826104142144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104" calcext:value-type="float">
            <text:p>0,0104</text:p>
          </table:table-cell>
          <table:table-cell office:value-type="float" office:value="0.975" calcext:value-type="float">
            <text:p>0,975</text:p>
          </table:table-cell>
          <table:table-cell office:value-type="float" office:value="0.972875036802653" calcext:value-type="float">
            <text:p>0,972875036802653</text:p>
          </table:table-cell>
          <table:table-cell office:value-type="float" office:value="0.955572668803614" calcext:value-type="float">
            <text:p>0,955572668803614</text:p>
          </table:table-cell>
          <table:table-cell office:value-type="float" office:value="0.889455057846385" calcext:value-type="float">
            <text:p>0,889455057846385</text:p>
          </table:table-cell>
          <table:table-cell office:value-type="float" office:value="0.949583636598945" calcext:value-type="float">
            <text:p>0,94958363659894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103" calcext:value-type="float">
            <text:p>0,0103</text:p>
          </table:table-cell>
          <table:table-cell office:value-type="float" office:value="0.924" calcext:value-type="float">
            <text:p>0,924</text:p>
          </table:table-cell>
          <table:table-cell office:value-type="float" office:value="0.965103585177162" calcext:value-type="float">
            <text:p>0,965103585177162</text:p>
          </table:table-cell>
          <table:table-cell office:value-type="float" office:value="0.86390029662117" calcext:value-type="float">
            <text:p>0,86390029662117</text:p>
          </table:table-cell>
          <table:table-cell office:value-type="float" office:value="0.841341166314244" calcext:value-type="float">
            <text:p>0,841341166314244</text:p>
          </table:table-cell>
          <table:table-cell office:value-type="float" office:value="0.931892566800263" calcext:value-type="float">
            <text:p>0,93189256680026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103" calcext:value-type="float">
            <text:p>0,0103</text:p>
          </table:table-cell>
          <table:table-cell office:value-type="float" office:value="0.972" calcext:value-type="float">
            <text:p>0,972</text:p>
          </table:table-cell>
          <table:table-cell office:value-type="float" office:value="0.976268527895342" calcext:value-type="float">
            <text:p>0,976268527895342</text:p>
          </table:table-cell>
          <table:table-cell office:value-type="float" office:value="0.949541823681806" calcext:value-type="float">
            <text:p>0,949541823681806</text:p>
          </table:table-cell>
          <table:table-cell office:value-type="float" office:value="0.899855092615559" calcext:value-type="float">
            <text:p>0,899855092615559</text:p>
          </table:table-cell>
          <table:table-cell office:value-type="float" office:value="0.955095036642039" calcext:value-type="float">
            <text:p>0,95509503664203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103" calcext:value-type="float">
            <text:p>0,0103</text:p>
          </table:table-cell>
          <table:table-cell office:value-type="float" office:value="0.927" calcext:value-type="float">
            <text:p>0,927</text:p>
          </table:table-cell>
          <table:table-cell office:value-type="float" office:value="0.977435738153652" calcext:value-type="float">
            <text:p>0,977435738153652</text:p>
          </table:table-cell>
          <table:table-cell office:value-type="float" office:value="0.93801654118179" calcext:value-type="float">
            <text:p>0,93801654118179</text:p>
          </table:table-cell>
          <table:table-cell office:value-type="float" office:value="0.901909063479023" calcext:value-type="float">
            <text:p>0,901909063479023</text:p>
          </table:table-cell>
          <table:table-cell office:value-type="float" office:value="0.956668976224318" calcext:value-type="float">
            <text:p>0,95666897622431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102" calcext:value-type="float">
            <text:p>0,0102</text:p>
          </table:table-cell>
          <table:table-cell office:value-type="float" office:value="0.894" calcext:value-type="float">
            <text:p>0,894</text:p>
          </table:table-cell>
          <table:table-cell office:value-type="float" office:value="0.974674315881274" calcext:value-type="float">
            <text:p>0,974674315881274</text:p>
          </table:table-cell>
          <table:table-cell office:value-type="float" office:value="0.920675072421891" calcext:value-type="float">
            <text:p>0,920675072421891</text:p>
          </table:table-cell>
          <table:table-cell office:value-type="float" office:value="0.888668444605623" calcext:value-type="float">
            <text:p>0,888668444605623</text:p>
          </table:table-cell>
          <table:table-cell office:value-type="float" office:value="0.951168962645049" calcext:value-type="float">
            <text:p>0,95116896264504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102" calcext:value-type="float">
            <text:p>0,0102</text:p>
          </table:table-cell>
          <table:table-cell office:value-type="float" office:value="0.897" calcext:value-type="float">
            <text:p>0,897</text:p>
          </table:table-cell>
          <table:table-cell office:value-type="float" office:value="0.978093231355826" calcext:value-type="float">
            <text:p>0,978093231355826</text:p>
          </table:table-cell>
          <table:table-cell office:value-type="float" office:value="0.946413157250652" calcext:value-type="float">
            <text:p>0,946413157250652</text:p>
          </table:table-cell>
          <table:table-cell office:value-type="float" office:value="0.905759902646273" calcext:value-type="float">
            <text:p>0,905759902646273</text:p>
          </table:table-cell>
          <table:table-cell office:value-type="float" office:value="0.958128907480415" calcext:value-type="float">
            <text:p>0,95812890748041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101" calcext:value-type="float">
            <text:p>0,0101</text:p>
          </table:table-cell>
          <table:table-cell office:value-type="float" office:value="0.903" calcext:value-type="float">
            <text:p>0,903</text:p>
          </table:table-cell>
          <table:table-cell office:value-type="float" office:value="0.973318414417523" calcext:value-type="float">
            <text:p>0,973318414417523</text:p>
          </table:table-cell>
          <table:table-cell office:value-type="float" office:value="0.950527796829282" calcext:value-type="float">
            <text:p>0,950527796829282</text:p>
          </table:table-cell>
          <table:table-cell office:value-type="float" office:value="0.889975285096346" calcext:value-type="float">
            <text:p>0,889975285096346</text:p>
          </table:table-cell>
          <table:table-cell office:value-type="float" office:value="0.950128594661982" calcext:value-type="float">
            <text:p>0,95012859466198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101" calcext:value-type="float">
            <text:p>0,0101</text:p>
          </table:table-cell>
          <table:table-cell office:value-type="float" office:value="1.007" calcext:value-type="float">
            <text:p>1,007</text:p>
          </table:table-cell>
          <table:table-cell office:value-type="float" office:value="0.97724198174254" calcext:value-type="float">
            <text:p>0,97724198174254</text:p>
          </table:table-cell>
          <table:table-cell office:value-type="float" office:value="0.94888596057751" calcext:value-type="float">
            <text:p>0,94888596057751</text:p>
          </table:table-cell>
          <table:table-cell office:value-type="float" office:value="0.903155673444724" calcext:value-type="float">
            <text:p>0,903155673444724</text:p>
          </table:table-cell>
          <table:table-cell office:value-type="float" office:value="0.95674495516376" calcext:value-type="float">
            <text:p>0,9567449551637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101" calcext:value-type="float">
            <text:p>0,0101</text:p>
          </table:table-cell>
          <table:table-cell office:value-type="float" office:value="0.928" calcext:value-type="float">
            <text:p>0,928</text:p>
          </table:table-cell>
          <table:table-cell office:value-type="float" office:value="0.977416264159032" calcext:value-type="float">
            <text:p>0,977416264159032</text:p>
          </table:table-cell>
          <table:table-cell office:value-type="float" office:value="0.940049998269823" calcext:value-type="float">
            <text:p>0,940049998269823</text:p>
          </table:table-cell>
          <table:table-cell office:value-type="float" office:value="0.902207890828402" calcext:value-type="float">
            <text:p>0,902207890828402</text:p>
          </table:table-cell>
          <table:table-cell office:value-type="float" office:value="0.956713788822592" calcext:value-type="float">
            <text:p>0,95671378882259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1" calcext:value-type="float">
            <text:p>0,01</text:p>
          </table:table-cell>
          <table:table-cell office:value-type="float" office:value="0.971" calcext:value-type="float">
            <text:p>0,971</text:p>
          </table:table-cell>
          <table:table-cell office:value-type="float" office:value="0.975602969705497" calcext:value-type="float">
            <text:p>0,975602969705497</text:p>
          </table:table-cell>
          <table:table-cell office:value-type="float" office:value="0.949062517099718" calcext:value-type="float">
            <text:p>0,949062517099718</text:p>
          </table:table-cell>
          <table:table-cell office:value-type="float" office:value="0.897460433517119" calcext:value-type="float">
            <text:p>0,897460433517119</text:p>
          </table:table-cell>
          <table:table-cell office:value-type="float" office:value="0.953938698884437" calcext:value-type="float">
            <text:p>0,95393869888443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1" calcext:value-type="float">
            <text:p>0,01</text:p>
          </table:table-cell>
          <table:table-cell office:value-type="float" office:value="0.955" calcext:value-type="float">
            <text:p>0,955</text:p>
          </table:table-cell>
          <table:table-cell office:value-type="float" office:value="0.971487170448744" calcext:value-type="float">
            <text:p>0,971487170448744</text:p>
          </table:table-cell>
          <table:table-cell office:value-type="float" office:value="0.952424385335518" calcext:value-type="float">
            <text:p>0,952424385335518</text:p>
          </table:table-cell>
          <table:table-cell office:value-type="float" office:value="0.884307275945982" calcext:value-type="float">
            <text:p>0,884307275945982</text:p>
          </table:table-cell>
          <table:table-cell office:value-type="float" office:value="0.947148351478633" calcext:value-type="float">
            <text:p>0,94714835147863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099" calcext:value-type="float">
            <text:p>0,0099</text:p>
          </table:table-cell>
          <table:table-cell office:value-type="float" office:value="1.043" calcext:value-type="float">
            <text:p>1,043</text:p>
          </table:table-cell>
          <table:table-cell office:value-type="float" office:value="0.973774282927931" calcext:value-type="float">
            <text:p>0,973774282927931</text:p>
          </table:table-cell>
          <table:table-cell office:value-type="float" office:value="0.937163018588426" calcext:value-type="float">
            <text:p>0,937163018588426</text:p>
          </table:table-cell>
          <table:table-cell office:value-type="float" office:value="0.888916783538522" calcext:value-type="float">
            <text:p>0,888916783538522</text:p>
          </table:table-cell>
          <table:table-cell office:value-type="float" office:value="0.950352181121414" calcext:value-type="float">
            <text:p>0,95035218112141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099" calcext:value-type="float">
            <text:p>0,0099</text:p>
          </table:table-cell>
          <table:table-cell office:value-type="float" office:value="0.91" calcext:value-type="float">
            <text:p>0,91</text:p>
          </table:table-cell>
          <table:table-cell office:value-type="float" office:value="0.977240703146934" calcext:value-type="float">
            <text:p>0,977240703146934</text:p>
          </table:table-cell>
          <table:table-cell office:value-type="float" office:value="0.927994634532451" calcext:value-type="float">
            <text:p>0,927994634532451</text:p>
          </table:table-cell>
          <table:table-cell office:value-type="float" office:value="0.8993321086049" calcext:value-type="float">
            <text:p>0,8993321086049</text:p>
          </table:table-cell>
          <table:table-cell office:value-type="float" office:value="0.955928278645354" calcext:value-type="float">
            <text:p>0,95592827864535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99" calcext:value-type="float">
            <text:p>0,0099</text:p>
          </table:table-cell>
          <table:table-cell office:value-type="float" office:value="0.987" calcext:value-type="float">
            <text:p>0,987</text:p>
          </table:table-cell>
          <table:table-cell office:value-type="float" office:value="0.978116344430248" calcext:value-type="float">
            <text:p>0,978116344430248</text:p>
          </table:table-cell>
          <table:table-cell office:value-type="float" office:value="0.944014399803049" calcext:value-type="float">
            <text:p>0,944014399803049</text:p>
          </table:table-cell>
          <table:table-cell office:value-type="float" office:value="0.905427535334394" calcext:value-type="float">
            <text:p>0,905427535334394</text:p>
          </table:table-cell>
          <table:table-cell office:value-type="float" office:value="0.958080788598556" calcext:value-type="float">
            <text:p>0,95808078859855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098" calcext:value-type="float">
            <text:p>0,0098</text:p>
          </table:table-cell>
          <table:table-cell office:value-type="float" office:value="0.893" calcext:value-type="float">
            <text:p>0,893</text:p>
          </table:table-cell>
          <table:table-cell office:value-type="float" office:value="0.978502775363882" calcext:value-type="float">
            <text:p>0,978502775363882</text:p>
          </table:table-cell>
          <table:table-cell office:value-type="float" office:value="0.944264425114559" calcext:value-type="float">
            <text:p>0,944264425114559</text:p>
          </table:table-cell>
          <table:table-cell office:value-type="float" office:value="0.906867160889804" calcext:value-type="float">
            <text:p>0,906867160889804</text:p>
          </table:table-cell>
          <table:table-cell office:value-type="float" office:value="0.958763868871676" calcext:value-type="float">
            <text:p>0,95876386887167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98" calcext:value-type="float">
            <text:p>0,0098</text:p>
          </table:table-cell>
          <table:table-cell office:value-type="float" office:value="0.815" calcext:value-type="float">
            <text:p>0,815</text:p>
          </table:table-cell>
          <table:table-cell office:value-type="float" office:value="0.970316124403615" calcext:value-type="float">
            <text:p>0,970316124403615</text:p>
          </table:table-cell>
          <table:table-cell office:value-type="float" office:value="0.950513381693244" calcext:value-type="float">
            <text:p>0,950513381693244</text:p>
          </table:table-cell>
          <table:table-cell office:value-type="float" office:value="0.8801480965394" calcext:value-type="float">
            <text:p>0,8801480965394</text:p>
          </table:table-cell>
          <table:table-cell office:value-type="float" office:value="0.945134393337623" calcext:value-type="float">
            <text:p>0,94513439333762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97" calcext:value-type="float">
            <text:p>0,0097</text:p>
          </table:table-cell>
          <table:table-cell office:value-type="float" office:value="0.901" calcext:value-type="float">
            <text:p>0,901</text:p>
          </table:table-cell>
          <table:table-cell office:value-type="float" office:value="0.977907933346418" calcext:value-type="float">
            <text:p>0,977907933346418</text:p>
          </table:table-cell>
          <table:table-cell office:value-type="float" office:value="0.936622253349803" calcext:value-type="float">
            <text:p>0,936622253349803</text:p>
          </table:table-cell>
          <table:table-cell office:value-type="float" office:value="0.903361743052485" calcext:value-type="float">
            <text:p>0,903361743052485</text:p>
          </table:table-cell>
          <table:table-cell office:value-type="float" office:value="0.9574373986967" calcext:value-type="float">
            <text:p>0,957437398696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97" calcext:value-type="float">
            <text:p>0,0097</text:p>
          </table:table-cell>
          <table:table-cell office:value-type="float" office:value="0.964" calcext:value-type="float">
            <text:p>0,964</text:p>
          </table:table-cell>
          <table:table-cell office:value-type="float" office:value="0.976149323443429" calcext:value-type="float">
            <text:p>0,976149323443429</text:p>
          </table:table-cell>
          <table:table-cell office:value-type="float" office:value="0.9192432063887" calcext:value-type="float">
            <text:p>0,9192432063887</text:p>
          </table:table-cell>
          <table:table-cell office:value-type="float" office:value="0.893641588736723" calcext:value-type="float">
            <text:p>0,893641588736723</text:p>
          </table:table-cell>
          <table:table-cell office:value-type="float" office:value="0.953653945810734" calcext:value-type="float">
            <text:p>0,95365394581073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97" calcext:value-type="float">
            <text:p>0,0097</text:p>
          </table:table-cell>
          <table:table-cell office:value-type="float" office:value="0.937" calcext:value-type="float">
            <text:p>0,937</text:p>
          </table:table-cell>
          <table:table-cell office:value-type="float" office:value="0.977825267222793" calcext:value-type="float">
            <text:p>0,977825267222793</text:p>
          </table:table-cell>
          <table:table-cell office:value-type="float" office:value="0.931070587249698" calcext:value-type="float">
            <text:p>0,931070587249698</text:p>
          </table:table-cell>
          <table:table-cell office:value-type="float" office:value="0.902042280263169" calcext:value-type="float">
            <text:p>0,902042280263169</text:p>
          </table:table-cell>
          <table:table-cell office:value-type="float" office:value="0.957074518062116" calcext:value-type="float">
            <text:p>0,95707451806211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096" calcext:value-type="float">
            <text:p>0,0096</text:p>
          </table:table-cell>
          <table:table-cell office:value-type="float" office:value="0.858" calcext:value-type="float">
            <text:p>0,858</text:p>
          </table:table-cell>
          <table:table-cell office:value-type="float" office:value="0.977655312360661" calcext:value-type="float">
            <text:p>0,977655312360661</text:p>
          </table:table-cell>
          <table:table-cell office:value-type="float" office:value="0.947792842673695" calcext:value-type="float">
            <text:p>0,947792842673695</text:p>
          </table:table-cell>
          <table:table-cell office:value-type="float" office:value="0.904432272271835" calcext:value-type="float">
            <text:p>0,904432272271835</text:p>
          </table:table-cell>
          <table:table-cell office:value-type="float" office:value="0.957419451246543" calcext:value-type="float">
            <text:p>0,95741945124654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96" calcext:value-type="float">
            <text:p>0,0096</text:p>
          </table:table-cell>
          <table:table-cell office:value-type="float" office:value="0.845" calcext:value-type="float">
            <text:p>0,845</text:p>
          </table:table-cell>
          <table:table-cell office:value-type="float" office:value="0.978081281404582" calcext:value-type="float">
            <text:p>0,978081281404582</text:p>
          </table:table-cell>
          <table:table-cell office:value-type="float" office:value="0.947465429175389" calcext:value-type="float">
            <text:p>0,947465429175389</text:p>
          </table:table-cell>
          <table:table-cell office:value-type="float" office:value="0.905898000204578" calcext:value-type="float">
            <text:p>0,905898000204578</text:p>
          </table:table-cell>
          <table:table-cell office:value-type="float" office:value="0.95814655272324" calcext:value-type="float">
            <text:p>0,9581465527232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096" calcext:value-type="float">
            <text:p>0,0096</text:p>
          </table:table-cell>
          <table:table-cell office:value-type="float" office:value="0.953" calcext:value-type="float">
            <text:p>0,953</text:p>
          </table:table-cell>
          <table:table-cell office:value-type="float" office:value="0.973803444743106" calcext:value-type="float">
            <text:p>0,973803444743106</text:p>
          </table:table-cell>
          <table:table-cell office:value-type="float" office:value="0.955448916064074" calcext:value-type="float">
            <text:p>0,955448916064074</text:p>
          </table:table-cell>
          <table:table-cell office:value-type="float" office:value="0.892515323947986" calcext:value-type="float">
            <text:p>0,892515323947986</text:p>
          </table:table-cell>
          <table:table-cell office:value-type="float" office:value="0.951135089214822" calcext:value-type="float">
            <text:p>0,95113508921482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095" calcext:value-type="float">
            <text:p>0,0095</text:p>
          </table:table-cell>
          <table:table-cell office:value-type="float" office:value="0.894" calcext:value-type="float">
            <text:p>0,894</text:p>
          </table:table-cell>
          <table:table-cell office:value-type="float" office:value="0.976940970830759" calcext:value-type="float">
            <text:p>0,976940970830759</text:p>
          </table:table-cell>
          <table:table-cell office:value-type="float" office:value="0.943285037821419" calcext:value-type="float">
            <text:p>0,943285037821419</text:p>
          </table:table-cell>
          <table:table-cell office:value-type="float" office:value="0.901096713781281" calcext:value-type="float">
            <text:p>0,901096713781281</text:p>
          </table:table-cell>
          <table:table-cell office:value-type="float" office:value="0.956014825481335" calcext:value-type="float">
            <text:p>0,95601482548133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095" calcext:value-type="float">
            <text:p>0,0095</text:p>
          </table:table-cell>
          <table:table-cell office:value-type="float" office:value="0.966" calcext:value-type="float">
            <text:p>0,966</text:p>
          </table:table-cell>
          <table:table-cell office:value-type="float" office:value="0.977145841188295" calcext:value-type="float">
            <text:p>0,977145841188295</text:p>
          </table:table-cell>
          <table:table-cell office:value-type="float" office:value="0.944799870642019" calcext:value-type="float">
            <text:p>0,944799870642019</text:p>
          </table:table-cell>
          <table:table-cell office:value-type="float" office:value="0.902094882397485" calcext:value-type="float">
            <text:p>0,902094882397485</text:p>
          </table:table-cell>
          <table:table-cell office:value-type="float" office:value="0.956426390099054" calcext:value-type="float">
            <text:p>0,95642639009905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94" calcext:value-type="float">
            <text:p>0,0094</text:p>
          </table:table-cell>
          <table:table-cell office:value-type="float" office:value="0.88" calcext:value-type="float">
            <text:p>0,88</text:p>
          </table:table-cell>
          <table:table-cell office:value-type="float" office:value="0.977771812091098" calcext:value-type="float">
            <text:p>0,977771812091098</text:p>
          </table:table-cell>
          <table:table-cell office:value-type="float" office:value="0.947543343741632" calcext:value-type="float">
            <text:p>0,947543343741632</text:p>
          </table:table-cell>
          <table:table-cell office:value-type="float" office:value="0.904804414813639" calcext:value-type="float">
            <text:p>0,904804414813639</text:p>
          </table:table-cell>
          <table:table-cell office:value-type="float" office:value="0.957612196135014" calcext:value-type="float">
            <text:p>0,95761219613501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094" calcext:value-type="float">
            <text:p>0,0094</text:p>
          </table:table-cell>
          <table:table-cell office:value-type="float" office:value="0.893" calcext:value-type="float">
            <text:p>0,893</text:p>
          </table:table-cell>
          <table:table-cell office:value-type="float" office:value="0.977973043368832" calcext:value-type="float">
            <text:p>0,977973043368832</text:p>
          </table:table-cell>
          <table:table-cell office:value-type="float" office:value="0.938301751330752" calcext:value-type="float">
            <text:p>0,938301751330752</text:p>
          </table:table-cell>
          <table:table-cell office:value-type="float" office:value="0.903900382045547" calcext:value-type="float">
            <text:p>0,903900382045547</text:p>
          </table:table-cell>
          <table:table-cell office:value-type="float" office:value="0.957615730083618" calcext:value-type="float">
            <text:p>0,95761573008361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094" calcext:value-type="float">
            <text:p>0,0094</text:p>
          </table:table-cell>
          <table:table-cell office:value-type="float" office:value="0.922" calcext:value-type="float">
            <text:p>0,922</text:p>
          </table:table-cell>
          <table:table-cell office:value-type="float" office:value="0.978150227213816" calcext:value-type="float">
            <text:p>0,978150227213816</text:p>
          </table:table-cell>
          <table:table-cell office:value-type="float" office:value="0.944525958236551" calcext:value-type="float">
            <text:p>0,944525958236551</text:p>
          </table:table-cell>
          <table:table-cell office:value-type="float" office:value="0.90563854426279" calcext:value-type="float">
            <text:p>0,90563854426279</text:p>
          </table:table-cell>
          <table:table-cell office:value-type="float" office:value="0.958158713285221" calcext:value-type="float">
            <text:p>0,95815871328522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93" calcext:value-type="float">
            <text:p>0,0093</text:p>
          </table:table-cell>
          <table:table-cell office:value-type="float" office:value="0.901" calcext:value-type="float">
            <text:p>0,901</text:p>
          </table:table-cell>
          <table:table-cell office:value-type="float" office:value="0.978188830965776" calcext:value-type="float">
            <text:p>0,978188830965776</text:p>
          </table:table-cell>
          <table:table-cell office:value-type="float" office:value="0.937313003747085" calcext:value-type="float">
            <text:p>0,937313003747085</text:p>
          </table:table-cell>
          <table:table-cell office:value-type="float" office:value="0.904507021772909" calcext:value-type="float">
            <text:p>0,904507021772909</text:p>
          </table:table-cell>
          <table:table-cell office:value-type="float" office:value="0.957954776035108" calcext:value-type="float">
            <text:p>0,95795477603510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93" calcext:value-type="float">
            <text:p>0,0093</text:p>
          </table:table-cell>
          <table:table-cell office:value-type="float" office:value="0.952" calcext:value-type="float">
            <text:p>0,952</text:p>
          </table:table-cell>
          <table:table-cell office:value-type="float" office:value="0.976929463470302" calcext:value-type="float">
            <text:p>0,976929463470302</text:p>
          </table:table-cell>
          <table:table-cell office:value-type="float" office:value="0.941197866920202" calcext:value-type="float">
            <text:p>0,941197866920202</text:p>
          </table:table-cell>
          <table:table-cell office:value-type="float" office:value="0.900677931140267" calcext:value-type="float">
            <text:p>0,900677931140267</text:p>
          </table:table-cell>
          <table:table-cell office:value-type="float" office:value="0.955914671826348" calcext:value-type="float">
            <text:p>0,95591467182634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092" calcext:value-type="float">
            <text:p>0,0092</text:p>
          </table:table-cell>
          <table:table-cell office:value-type="float" office:value="0.92" calcext:value-type="float">
            <text:p>0,92</text:p>
          </table:table-cell>
          <table:table-cell office:value-type="float" office:value="0.976966936156918" calcext:value-type="float">
            <text:p>0,976966936156918</text:p>
          </table:table-cell>
          <table:table-cell office:value-type="float" office:value="0.9485806139254" calcext:value-type="float">
            <text:p>0,9485806139254</text:p>
          </table:table-cell>
          <table:table-cell office:value-type="float" office:value="0.902131486800335" calcext:value-type="float">
            <text:p>0,902131486800335</text:p>
          </table:table-cell>
          <table:table-cell office:value-type="float" office:value="0.956259296429796" calcext:value-type="float">
            <text:p>0,95625929642979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92" calcext:value-type="float">
            <text:p>0,0092</text:p>
          </table:table-cell>
          <table:table-cell office:value-type="float" office:value="0.864" calcext:value-type="float">
            <text:p>0,864</text:p>
          </table:table-cell>
          <table:table-cell office:value-type="float" office:value="0.977103745886795" calcext:value-type="float">
            <text:p>0,977103745886795</text:p>
          </table:table-cell>
          <table:table-cell office:value-type="float" office:value="0.933261985909004" calcext:value-type="float">
            <text:p>0,933261985909004</text:p>
          </table:table-cell>
          <table:table-cell office:value-type="float" office:value="0.899835191694951" calcext:value-type="float">
            <text:p>0,899835191694951</text:p>
          </table:table-cell>
          <table:table-cell office:value-type="float" office:value="0.95590400363651" calcext:value-type="float">
            <text:p>0,9559040036365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092" calcext:value-type="float">
            <text:p>0,0092</text:p>
          </table:table-cell>
          <table:table-cell office:value-type="float" office:value="0.898" calcext:value-type="float">
            <text:p>0,898</text:p>
          </table:table-cell>
          <table:table-cell office:value-type="float" office:value="0.977169298499996" calcext:value-type="float">
            <text:p>0,977169298499996</text:p>
          </table:table-cell>
          <table:table-cell office:value-type="float" office:value="0.942306860840454" calcext:value-type="float">
            <text:p>0,942306860840454</text:p>
          </table:table-cell>
          <table:table-cell office:value-type="float" office:value="0.901732048485505" calcext:value-type="float">
            <text:p>0,901732048485505</text:p>
          </table:table-cell>
          <table:table-cell office:value-type="float" office:value="0.95637222912177" calcext:value-type="float">
            <text:p>0,9563722291217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091" calcext:value-type="float">
            <text:p>0,0091</text:p>
          </table:table-cell>
          <table:table-cell office:value-type="float" office:value="0.906" calcext:value-type="float">
            <text:p>0,906</text:p>
          </table:table-cell>
          <table:table-cell office:value-type="float" office:value="0.978467613984708" calcext:value-type="float">
            <text:p>0,978467613984708</text:p>
          </table:table-cell>
          <table:table-cell office:value-type="float" office:value="0.935968398088359" calcext:value-type="float">
            <text:p>0,935968398088359</text:p>
          </table:table-cell>
          <table:table-cell office:value-type="float" office:value="0.905284474341203" calcext:value-type="float">
            <text:p>0,905284474341203</text:p>
          </table:table-cell>
          <table:table-cell office:value-type="float" office:value="0.958391440033089" calcext:value-type="float">
            <text:p>0,95839144003308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91" calcext:value-type="float">
            <text:p>0,0091</text:p>
          </table:table-cell>
          <table:table-cell office:value-type="float" office:value="0.962" calcext:value-type="float">
            <text:p>0,962</text:p>
          </table:table-cell>
          <table:table-cell office:value-type="float" office:value="0.974920888126278" calcext:value-type="float">
            <text:p>0,974920888126278</text:p>
          </table:table-cell>
          <table:table-cell office:value-type="float" office:value="0.947256795080641" calcext:value-type="float">
            <text:p>0,947256795080641</text:p>
          </table:table-cell>
          <table:table-cell office:value-type="float" office:value="0.894781970635053" calcext:value-type="float">
            <text:p>0,894781970635053</text:p>
          </table:table-cell>
          <table:table-cell office:value-type="float" office:value="0.952707284320247" calcext:value-type="float">
            <text:p>0,95270728432024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09" calcext:value-type="float">
            <text:p>0,009</text:p>
          </table:table-cell>
          <table:table-cell office:value-type="float" office:value="0.993" calcext:value-type="float">
            <text:p>0,993</text:p>
          </table:table-cell>
          <table:table-cell office:value-type="float" office:value="0.97736993965668" calcext:value-type="float">
            <text:p>0,97736993965668</text:p>
          </table:table-cell>
          <table:table-cell office:value-type="float" office:value="0.940796749628429" calcext:value-type="float">
            <text:p>0,940796749628429</text:p>
          </table:table-cell>
          <table:table-cell office:value-type="float" office:value="0.902176620738575" calcext:value-type="float">
            <text:p>0,902176620738575</text:p>
          </table:table-cell>
          <table:table-cell office:value-type="float" office:value="0.956662083712826" calcext:value-type="float">
            <text:p>0,95666208371282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9" calcext:value-type="float">
            <text:p>0,009</text:p>
          </table:table-cell>
          <table:table-cell office:value-type="float" office:value="0.943" calcext:value-type="float">
            <text:p>0,943</text:p>
          </table:table-cell>
          <table:table-cell office:value-type="float" office:value="0.978226647889671" calcext:value-type="float">
            <text:p>0,978226647889671</text:p>
          </table:table-cell>
          <table:table-cell office:value-type="float" office:value="0.945556745967821" calcext:value-type="float">
            <text:p>0,945556745967821</text:p>
          </table:table-cell>
          <table:table-cell office:value-type="float" office:value="0.906092135368418" calcext:value-type="float">
            <text:p>0,906092135368418</text:p>
          </table:table-cell>
          <table:table-cell office:value-type="float" office:value="0.95832971179573" calcext:value-type="float">
            <text:p>0,9583297117957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09" calcext:value-type="float">
            <text:p>0,009</text:p>
          </table:table-cell>
          <table:table-cell office:value-type="float" office:value="0.908" calcext:value-type="float">
            <text:p>0,908</text:p>
          </table:table-cell>
          <table:table-cell office:value-type="float" office:value="0.972993306896238" calcext:value-type="float">
            <text:p>0,972993306896238</text:p>
          </table:table-cell>
          <table:table-cell office:value-type="float" office:value="0.953508645951382" calcext:value-type="float">
            <text:p>0,953508645951382</text:p>
          </table:table-cell>
          <table:table-cell office:value-type="float" office:value="0.889457951614027" calcext:value-type="float">
            <text:p>0,889457951614027</text:p>
          </table:table-cell>
          <table:table-cell office:value-type="float" office:value="0.949700906314932" calcext:value-type="float">
            <text:p>0,94970090631493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89" calcext:value-type="float">
            <text:p>0,0089</text:p>
          </table:table-cell>
          <table:table-cell office:value-type="float" office:value="0.935" calcext:value-type="float">
            <text:p>0,935</text:p>
          </table:table-cell>
          <table:table-cell office:value-type="float" office:value="0.978449664469466" calcext:value-type="float">
            <text:p>0,978449664469466</text:p>
          </table:table-cell>
          <table:table-cell office:value-type="float" office:value="0.937873946732802" calcext:value-type="float">
            <text:p>0,937873946732802</text:p>
          </table:table-cell>
          <table:table-cell office:value-type="float" office:value="0.905558015470482" calcext:value-type="float">
            <text:p>0,905558015470482</text:p>
          </table:table-cell>
          <table:table-cell office:value-type="float" office:value="0.958432657286958" calcext:value-type="float">
            <text:p>0,95843265728695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089" calcext:value-type="float">
            <text:p>0,0089</text:p>
          </table:table-cell>
          <table:table-cell office:value-type="float" office:value="0.861" calcext:value-type="float">
            <text:p>0,861</text:p>
          </table:table-cell>
          <table:table-cell office:value-type="float" office:value="0.977008539690878" calcext:value-type="float">
            <text:p>0,977008539690878</text:p>
          </table:table-cell>
          <table:table-cell office:value-type="float" office:value="0.931479919858042" calcext:value-type="float">
            <text:p>0,931479919858042</text:p>
          </table:table-cell>
          <table:table-cell office:value-type="float" office:value="0.899155966798912" calcext:value-type="float">
            <text:p>0,899155966798912</text:p>
          </table:table-cell>
          <table:table-cell office:value-type="float" office:value="0.955666491535791" calcext:value-type="float">
            <text:p>0,95566649153579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088" calcext:value-type="float">
            <text:p>0,0088</text:p>
          </table:table-cell>
          <table:table-cell office:value-type="float" office:value="0.903" calcext:value-type="float">
            <text:p>0,903</text:p>
          </table:table-cell>
          <table:table-cell office:value-type="float" office:value="0.976958920346002" calcext:value-type="float">
            <text:p>0,976958920346002</text:p>
          </table:table-cell>
          <table:table-cell office:value-type="float" office:value="0.952803519112388" calcext:value-type="float">
            <text:p>0,952803519112388</text:p>
          </table:table-cell>
          <table:table-cell office:value-type="float" office:value="0.902839676713743" calcext:value-type="float">
            <text:p>0,902839676713743</text:p>
          </table:table-cell>
          <table:table-cell office:value-type="float" office:value="0.956400789545917" calcext:value-type="float">
            <text:p>0,95640078954591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88" calcext:value-type="float">
            <text:p>0,0088</text:p>
          </table:table-cell>
          <table:table-cell office:value-type="float" office:value="0.895" calcext:value-type="float">
            <text:p>0,895</text:p>
          </table:table-cell>
          <table:table-cell office:value-type="float" office:value="0.977486488563872" calcext:value-type="float">
            <text:p>0,977486488563872</text:p>
          </table:table-cell>
          <table:table-cell office:value-type="float" office:value="0.936242943111997" calcext:value-type="float">
            <text:p>0,936242943111997</text:p>
          </table:table-cell>
          <table:table-cell office:value-type="float" office:value="0.901767786188107" calcext:value-type="float">
            <text:p>0,901767786188107</text:p>
          </table:table-cell>
          <table:table-cell office:value-type="float" office:value="0.956688020006116" calcext:value-type="float">
            <text:p>0,95668802000611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88" calcext:value-type="float">
            <text:p>0,0088</text:p>
          </table:table-cell>
          <table:table-cell office:value-type="float" office:value="0.945" calcext:value-type="float">
            <text:p>0,945</text:p>
          </table:table-cell>
          <table:table-cell office:value-type="float" office:value="0.974310457077767" calcext:value-type="float">
            <text:p>0,974310457077767</text:p>
          </table:table-cell>
          <table:table-cell office:value-type="float" office:value="0.955593529773788" calcext:value-type="float">
            <text:p>0,955593529773788</text:p>
          </table:table-cell>
          <table:table-cell office:value-type="float" office:value="0.894242051120761" calcext:value-type="float">
            <text:p>0,894242051120761</text:p>
          </table:table-cell>
          <table:table-cell office:value-type="float" office:value="0.951994423059461" calcext:value-type="float">
            <text:p>0,95199442305946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87" calcext:value-type="float">
            <text:p>0,0087</text:p>
          </table:table-cell>
          <table:table-cell office:value-type="float" office:value="0.937" calcext:value-type="float">
            <text:p>0,937</text:p>
          </table:table-cell>
          <table:table-cell office:value-type="float" office:value="0.97737643098822" calcext:value-type="float">
            <text:p>0,97737643098822</text:p>
          </table:table-cell>
          <table:table-cell office:value-type="float" office:value="0.929685217814365" calcext:value-type="float">
            <text:p>0,929685217814365</text:p>
          </table:table-cell>
          <table:table-cell office:value-type="float" office:value="0.900147330871414" calcext:value-type="float">
            <text:p>0,900147330871414</text:p>
          </table:table-cell>
          <table:table-cell office:value-type="float" office:value="0.956234329814994" calcext:value-type="float">
            <text:p>0,95623432981499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87" calcext:value-type="float">
            <text:p>0,0087</text:p>
          </table:table-cell>
          <table:table-cell office:value-type="float" office:value="0.904" calcext:value-type="float">
            <text:p>0,904</text:p>
          </table:table-cell>
          <table:table-cell office:value-type="float" office:value="0.976727789601782" calcext:value-type="float">
            <text:p>0,976727789601782</text:p>
          </table:table-cell>
          <table:table-cell office:value-type="float" office:value="0.941009531581347" calcext:value-type="float">
            <text:p>0,941009531581347</text:p>
          </table:table-cell>
          <table:table-cell office:value-type="float" office:value="0.899927600756407" calcext:value-type="float">
            <text:p>0,899927600756407</text:p>
          </table:table-cell>
          <table:table-cell office:value-type="float" office:value="0.95555892021789" calcext:value-type="float">
            <text:p>0,9555589202178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86" calcext:value-type="float">
            <text:p>0,0086</text:p>
          </table:table-cell>
          <table:table-cell office:value-type="float" office:value="0.885" calcext:value-type="float">
            <text:p>0,885</text:p>
          </table:table-cell>
          <table:table-cell office:value-type="float" office:value="0.975550448932129" calcext:value-type="float">
            <text:p>0,975550448932129</text:p>
          </table:table-cell>
          <table:table-cell office:value-type="float" office:value="0.944508917001697" calcext:value-type="float">
            <text:p>0,944508917001697</text:p>
          </table:table-cell>
          <table:table-cell office:value-type="float" office:value="0.896442945837997" calcext:value-type="float">
            <text:p>0,896442945837997</text:p>
          </table:table-cell>
          <table:table-cell office:value-type="float" office:value="0.953672922910676" calcext:value-type="float">
            <text:p>0,95367292291067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86" calcext:value-type="float">
            <text:p>0,0086</text:p>
          </table:table-cell>
          <table:table-cell office:value-type="float" office:value="0.959" calcext:value-type="float">
            <text:p>0,959</text:p>
          </table:table-cell>
          <table:table-cell office:value-type="float" office:value="0.977091451698272" calcext:value-type="float">
            <text:p>0,977091451698272</text:p>
          </table:table-cell>
          <table:table-cell office:value-type="float" office:value="0.947300338730713" calcext:value-type="float">
            <text:p>0,947300338730713</text:p>
          </table:table-cell>
          <table:table-cell office:value-type="float" office:value="0.902345357746751" calcext:value-type="float">
            <text:p>0,902345357746751</text:p>
          </table:table-cell>
          <table:table-cell office:value-type="float" office:value="0.956426322355603" calcext:value-type="float">
            <text:p>0,95642632235560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86" calcext:value-type="float">
            <text:p>0,0086</text:p>
          </table:table-cell>
          <table:table-cell office:value-type="float" office:value="0.898" calcext:value-type="float">
            <text:p>0,898</text:p>
          </table:table-cell>
          <table:table-cell office:value-type="float" office:value="0.976814734103012" calcext:value-type="float">
            <text:p>0,976814734103012</text:p>
          </table:table-cell>
          <table:table-cell office:value-type="float" office:value="0.937094168613115" calcext:value-type="float">
            <text:p>0,937094168613115</text:p>
          </table:table-cell>
          <table:table-cell office:value-type="float" office:value="0.899514784340277" calcext:value-type="float">
            <text:p>0,899514784340277</text:p>
          </table:table-cell>
          <table:table-cell office:value-type="float" office:value="0.955555548527054" calcext:value-type="float">
            <text:p>0,95555554852705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85" calcext:value-type="float">
            <text:p>0,0085</text:p>
          </table:table-cell>
          <table:table-cell office:value-type="float" office:value="0.918" calcext:value-type="float">
            <text:p>0,918</text:p>
          </table:table-cell>
          <table:table-cell office:value-type="float" office:value="0.977723618872091" calcext:value-type="float">
            <text:p>0,977723618872091</text:p>
          </table:table-cell>
          <table:table-cell office:value-type="float" office:value="0.928635147479042" calcext:value-type="float">
            <text:p>0,928635147479042</text:p>
          </table:table-cell>
          <table:table-cell office:value-type="float" office:value="0.901214660231978" calcext:value-type="float">
            <text:p>0,901214660231978</text:p>
          </table:table-cell>
          <table:table-cell office:value-type="float" office:value="0.956798519974231" calcext:value-type="float">
            <text:p>0,95679851997423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85" calcext:value-type="float">
            <text:p>0,0085</text:p>
          </table:table-cell>
          <table:table-cell office:value-type="float" office:value="0.892" calcext:value-type="float">
            <text:p>0,892</text:p>
          </table:table-cell>
          <table:table-cell office:value-type="float" office:value="0.978347130937189" calcext:value-type="float">
            <text:p>0,978347130937189</text:p>
          </table:table-cell>
          <table:table-cell office:value-type="float" office:value="0.939588111110573" calcext:value-type="float">
            <text:p>0,939588111110573</text:p>
          </table:table-cell>
          <table:table-cell office:value-type="float" office:value="0.905487443949351" calcext:value-type="float">
            <text:p>0,905487443949351</text:p>
          </table:table-cell>
          <table:table-cell office:value-type="float" office:value="0.958318065573132" calcext:value-type="float">
            <text:p>0,95831806557313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85" calcext:value-type="float">
            <text:p>0,0085</text:p>
          </table:table-cell>
          <table:table-cell office:value-type="float" office:value="0.934" calcext:value-type="float">
            <text:p>0,934</text:p>
          </table:table-cell>
          <table:table-cell office:value-type="float" office:value="0.976357783704014" calcext:value-type="float">
            <text:p>0,976357783704014</text:p>
          </table:table-cell>
          <table:table-cell office:value-type="float" office:value="0.92168168869415" calcext:value-type="float">
            <text:p>0,92168168869415</text:p>
          </table:table-cell>
          <table:table-cell office:value-type="float" office:value="0.894890749748348" calcext:value-type="float">
            <text:p>0,894890749748348</text:p>
          </table:table-cell>
          <table:table-cell office:value-type="float" office:value="0.954123224717672" calcext:value-type="float">
            <text:p>0,95412322471767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84" calcext:value-type="float">
            <text:p>0,0084</text:p>
          </table:table-cell>
          <table:table-cell office:value-type="float" office:value="0.865" calcext:value-type="float">
            <text:p>0,865</text:p>
          </table:table-cell>
          <table:table-cell office:value-type="float" office:value="0.976684071467396" calcext:value-type="float">
            <text:p>0,976684071467396</text:p>
          </table:table-cell>
          <table:table-cell office:value-type="float" office:value="0.940382541425674" calcext:value-type="float">
            <text:p>0,940382541425674</text:p>
          </table:table-cell>
          <table:table-cell office:value-type="float" office:value="0.899657619059078" calcext:value-type="float">
            <text:p>0,899657619059078</text:p>
          </table:table-cell>
          <table:table-cell office:value-type="float" office:value="0.955459002863805" calcext:value-type="float">
            <text:p>0,95545900286380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84" calcext:value-type="float">
            <text:p>0,0084</text:p>
          </table:table-cell>
          <table:table-cell office:value-type="float" office:value="0.829" calcext:value-type="float">
            <text:p>0,829</text:p>
          </table:table-cell>
          <table:table-cell office:value-type="float" office:value="0.978962774721634" calcext:value-type="float">
            <text:p>0,978962774721634</text:p>
          </table:table-cell>
          <table:table-cell office:value-type="float" office:value="0.948537790162488" calcext:value-type="float">
            <text:p>0,948537790162488</text:p>
          </table:table-cell>
          <table:table-cell office:value-type="float" office:value="0.909257951855886" calcext:value-type="float">
            <text:p>0,909257951855886</text:p>
          </table:table-cell>
          <table:table-cell office:value-type="float" office:value="0.959721476251424" calcext:value-type="float">
            <text:p>0,95972147625142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83" calcext:value-type="float">
            <text:p>0,0083</text:p>
          </table:table-cell>
          <table:table-cell office:value-type="float" office:value="0.91" calcext:value-type="float">
            <text:p>0,91</text:p>
          </table:table-cell>
          <table:table-cell office:value-type="float" office:value="0.978405847981572" calcext:value-type="float">
            <text:p>0,978405847981572</text:p>
          </table:table-cell>
          <table:table-cell office:value-type="float" office:value="0.938148006518544" calcext:value-type="float">
            <text:p>0,938148006518544</text:p>
          </table:table-cell>
          <table:table-cell office:value-type="float" office:value="0.905446666906786" calcext:value-type="float">
            <text:p>0,905446666906786</text:p>
          </table:table-cell>
          <table:table-cell office:value-type="float" office:value="0.958366328177266" calcext:value-type="float">
            <text:p>0,95836632817726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83" calcext:value-type="float">
            <text:p>0,0083</text:p>
          </table:table-cell>
          <table:table-cell office:value-type="float" office:value="0.915" calcext:value-type="float">
            <text:p>0,915</text:p>
          </table:table-cell>
          <table:table-cell office:value-type="float" office:value="0.977318599125411" calcext:value-type="float">
            <text:p>0,977318599125411</text:p>
          </table:table-cell>
          <table:table-cell office:value-type="float" office:value="0.951359723308931" calcext:value-type="float">
            <text:p>0,951359723308931</text:p>
          </table:table-cell>
          <table:table-cell office:value-type="float" office:value="0.903855105269091" calcext:value-type="float">
            <text:p>0,903855105269091</text:p>
          </table:table-cell>
          <table:table-cell office:value-type="float" office:value="0.956967736773818" calcext:value-type="float">
            <text:p>0,95696773677381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83" calcext:value-type="float">
            <text:p>0,0083</text:p>
          </table:table-cell>
          <table:table-cell office:value-type="float" office:value="0.878" calcext:value-type="float">
            <text:p>0,878</text:p>
          </table:table-cell>
          <table:table-cell office:value-type="float" office:value="0.97521373569688" calcext:value-type="float">
            <text:p>0,97521373569688</text:p>
          </table:table-cell>
          <table:table-cell office:value-type="float" office:value="0.911327886488396" calcext:value-type="float">
            <text:p>0,911327886488396</text:p>
          </table:table-cell>
          <table:table-cell office:value-type="float" office:value="0.888596218815102" calcext:value-type="float">
            <text:p>0,888596218815102</text:p>
          </table:table-cell>
          <table:table-cell office:value-type="float" office:value="0.951669282545805" calcext:value-type="float">
            <text:p>0,95166928254580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82" calcext:value-type="float">
            <text:p>0,0082</text:p>
          </table:table-cell>
          <table:table-cell office:value-type="float" office:value="0.938" calcext:value-type="float">
            <text:p>0,938</text:p>
          </table:table-cell>
          <table:table-cell office:value-type="float" office:value="0.977519240282096" calcext:value-type="float">
            <text:p>0,977519240282096</text:p>
          </table:table-cell>
          <table:table-cell office:value-type="float" office:value="0.937977761827642" calcext:value-type="float">
            <text:p>0,937977761827642</text:p>
          </table:table-cell>
          <table:table-cell office:value-type="float" office:value="0.902202517945825" calcext:value-type="float">
            <text:p>0,902202517945825</text:p>
          </table:table-cell>
          <table:table-cell office:value-type="float" office:value="0.956812660926762" calcext:value-type="float">
            <text:p>0,95681266092676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82" calcext:value-type="float">
            <text:p>0,0082</text:p>
          </table:table-cell>
          <table:table-cell office:value-type="float" office:value="0.875" calcext:value-type="float">
            <text:p>0,875</text:p>
          </table:table-cell>
          <table:table-cell office:value-type="float" office:value="0.978207026364789" calcext:value-type="float">
            <text:p>0,978207026364789</text:p>
          </table:table-cell>
          <table:table-cell office:value-type="float" office:value="0.953625616578022" calcext:value-type="float">
            <text:p>0,953625616578022</text:p>
          </table:table-cell>
          <table:table-cell office:value-type="float" office:value="0.90738858982775" calcext:value-type="float">
            <text:p>0,90738858982775</text:p>
          </table:table-cell>
          <table:table-cell office:value-type="float" office:value="0.958585232382611" calcext:value-type="float">
            <text:p>0,95858523238261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81" calcext:value-type="float">
            <text:p>0,0081</text:p>
          </table:table-cell>
          <table:table-cell office:value-type="float" office:value="0.921" calcext:value-type="float">
            <text:p>0,921</text:p>
          </table:table-cell>
          <table:table-cell office:value-type="float" office:value="0.978052316296424" calcext:value-type="float">
            <text:p>0,978052316296424</text:p>
          </table:table-cell>
          <table:table-cell office:value-type="float" office:value="0.932601831585095" calcext:value-type="float">
            <text:p>0,932601831585095</text:p>
          </table:table-cell>
          <table:table-cell office:value-type="float" office:value="0.903154864835077" calcext:value-type="float">
            <text:p>0,903154864835077</text:p>
          </table:table-cell>
          <table:table-cell office:value-type="float" office:value="0.957532764162976" calcext:value-type="float">
            <text:p>0,95753276416297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81" calcext:value-type="float">
            <text:p>0,0081</text:p>
          </table:table-cell>
          <table:table-cell office:value-type="float" office:value="0.894" calcext:value-type="float">
            <text:p>0,894</text:p>
          </table:table-cell>
          <table:table-cell office:value-type="float" office:value="0.976040593640138" calcext:value-type="float">
            <text:p>0,976040593640138</text:p>
          </table:table-cell>
          <table:table-cell office:value-type="float" office:value="0.923355020105934" calcext:value-type="float">
            <text:p>0,923355020105934</text:p>
          </table:table-cell>
          <table:table-cell office:value-type="float" office:value="0.894084786446061" calcext:value-type="float">
            <text:p>0,894084786446061</text:p>
          </table:table-cell>
          <table:table-cell office:value-type="float" office:value="0.95364512647984" calcext:value-type="float">
            <text:p>0,9536451264798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81" calcext:value-type="float">
            <text:p>0,0081</text:p>
          </table:table-cell>
          <table:table-cell office:value-type="float" office:value="0.87" calcext:value-type="float">
            <text:p>0,87</text:p>
          </table:table-cell>
          <table:table-cell office:value-type="float" office:value="0.974684151232092" calcext:value-type="float">
            <text:p>0,974684151232092</text:p>
          </table:table-cell>
          <table:table-cell office:value-type="float" office:value="0.953645008606681" calcext:value-type="float">
            <text:p>0,953645008606681</text:p>
          </table:table-cell>
          <table:table-cell office:value-type="float" office:value="0.895149746805776" calcext:value-type="float">
            <text:p>0,895149746805776</text:p>
          </table:table-cell>
          <table:table-cell office:value-type="float" office:value="0.952551894812616" calcext:value-type="float">
            <text:p>0,95255189481261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8" calcext:value-type="float">
            <text:p>0,008</text:p>
          </table:table-cell>
          <table:table-cell office:value-type="float" office:value="0.924" calcext:value-type="float">
            <text:p>0,924</text:p>
          </table:table-cell>
          <table:table-cell office:value-type="float" office:value="0.97536033160082" calcext:value-type="float">
            <text:p>0,97536033160082</text:p>
          </table:table-cell>
          <table:table-cell office:value-type="float" office:value="0.925468678749282" calcext:value-type="float">
            <text:p>0,925468678749282</text:p>
          </table:table-cell>
          <table:table-cell office:value-type="float" office:value="0.892084746848805" calcext:value-type="float">
            <text:p>0,892084746848805</text:p>
          </table:table-cell>
          <table:table-cell office:value-type="float" office:value="0.952561363864925" calcext:value-type="float">
            <text:p>0,95256136386492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8" calcext:value-type="float">
            <text:p>0,008</text:p>
          </table:table-cell>
          <table:table-cell office:value-type="float" office:value="0.91" calcext:value-type="float">
            <text:p>0,91</text:p>
          </table:table-cell>
          <table:table-cell office:value-type="float" office:value="0.977380463482055" calcext:value-type="float">
            <text:p>0,977380463482055</text:p>
          </table:table-cell>
          <table:table-cell office:value-type="float" office:value="0.950721239976895" calcext:value-type="float">
            <text:p>0,950721239976895</text:p>
          </table:table-cell>
          <table:table-cell office:value-type="float" office:value="0.903963510410855" calcext:value-type="float">
            <text:p>0,903963510410855</text:p>
          </table:table-cell>
          <table:table-cell office:value-type="float" office:value="0.957051265959913" calcext:value-type="float">
            <text:p>0,95705126595991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079" calcext:value-type="float">
            <text:p>0,0079</text:p>
          </table:table-cell>
          <table:table-cell office:value-type="float" office:value="0.871" calcext:value-type="float">
            <text:p>0,871</text:p>
          </table:table-cell>
          <table:table-cell office:value-type="float" office:value="0.978164291765485" calcext:value-type="float">
            <text:p>0,978164291765485</text:p>
          </table:table-cell>
          <table:table-cell office:value-type="float" office:value="0.952131386236913" calcext:value-type="float">
            <text:p>0,952131386236913</text:p>
          </table:table-cell>
          <table:table-cell office:value-type="float" office:value="0.906986555982339" calcext:value-type="float">
            <text:p>0,906986555982339</text:p>
          </table:table-cell>
          <table:table-cell office:value-type="float" office:value="0.958458362027972" calcext:value-type="float">
            <text:p>0,95845836202797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79" calcext:value-type="float">
            <text:p>0,0079</text:p>
          </table:table-cell>
          <table:table-cell office:value-type="float" office:value="0.905" calcext:value-type="float">
            <text:p>0,905</text:p>
          </table:table-cell>
          <table:table-cell office:value-type="float" office:value="0.975486469975059" calcext:value-type="float">
            <text:p>0,975486469975059</text:p>
          </table:table-cell>
          <table:table-cell office:value-type="float" office:value="0.952047272571304" calcext:value-type="float">
            <text:p>0,952047272571304</text:p>
          </table:table-cell>
          <table:table-cell office:value-type="float" office:value="0.89759855050516" calcext:value-type="float">
            <text:p>0,89759855050516</text:p>
          </table:table-cell>
          <table:table-cell office:value-type="float" office:value="0.95385337286811" calcext:value-type="float">
            <text:p>0,9538533728681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079" calcext:value-type="float">
            <text:p>0,0079</text:p>
          </table:table-cell>
          <table:table-cell office:value-type="float" office:value="0.88" calcext:value-type="float">
            <text:p>0,88</text:p>
          </table:table-cell>
          <table:table-cell office:value-type="float" office:value="0.977690768800359" calcext:value-type="float">
            <text:p>0,977690768800359</text:p>
          </table:table-cell>
          <table:table-cell office:value-type="float" office:value="0.947828102155007" calcext:value-type="float">
            <text:p>0,947828102155007</text:p>
          </table:table-cell>
          <table:table-cell office:value-type="float" office:value="0.904564697246341" calcext:value-type="float">
            <text:p>0,904564697246341</text:p>
          </table:table-cell>
          <table:table-cell office:value-type="float" office:value="0.957482172093962" calcext:value-type="float">
            <text:p>0,95748217209396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78" calcext:value-type="float">
            <text:p>0,0078</text:p>
          </table:table-cell>
          <table:table-cell office:value-type="float" office:value="1.008" calcext:value-type="float">
            <text:p>1,008</text:p>
          </table:table-cell>
          <table:table-cell office:value-type="float" office:value="0.977645870423876" calcext:value-type="float">
            <text:p>0,977645870423876</text:p>
          </table:table-cell>
          <table:table-cell office:value-type="float" office:value="0.939371268473837" calcext:value-type="float">
            <text:p>0,939371268473837</text:p>
          </table:table-cell>
          <table:table-cell office:value-type="float" office:value="0.902910603398339" calcext:value-type="float">
            <text:p>0,902910603398339</text:p>
          </table:table-cell>
          <table:table-cell office:value-type="float" office:value="0.957086730859515" calcext:value-type="float">
            <text:p>0,95708673085951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078" calcext:value-type="float">
            <text:p>0,0078</text:p>
          </table:table-cell>
          <table:table-cell office:value-type="float" office:value="0.952" calcext:value-type="float">
            <text:p>0,952</text:p>
          </table:table-cell>
          <table:table-cell office:value-type="float" office:value="0.978033481599608" calcext:value-type="float">
            <text:p>0,978033481599608</text:p>
          </table:table-cell>
          <table:table-cell office:value-type="float" office:value="0.951158208381113" calcext:value-type="float">
            <text:p>0,951158208381113</text:p>
          </table:table-cell>
          <table:table-cell office:value-type="float" office:value="0.906356134982876" calcext:value-type="float">
            <text:p>0,906356134982876</text:p>
          </table:table-cell>
          <table:table-cell office:value-type="float" office:value="0.958196836436669" calcext:value-type="float">
            <text:p>0,95819683643666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077" calcext:value-type="float">
            <text:p>0,0077</text:p>
          </table:table-cell>
          <table:table-cell office:value-type="float" office:value="0.971" calcext:value-type="float">
            <text:p>0,971</text:p>
          </table:table-cell>
          <table:table-cell office:value-type="float" office:value="0.977845528045478" calcext:value-type="float">
            <text:p>0,977845528045478</text:p>
          </table:table-cell>
          <table:table-cell office:value-type="float" office:value="0.937192452267109" calcext:value-type="float">
            <text:p>0,937192452267109</text:p>
          </table:table-cell>
          <table:table-cell office:value-type="float" office:value="0.903238634402424" calcext:value-type="float">
            <text:p>0,903238634402424</text:p>
          </table:table-cell>
          <table:table-cell office:value-type="float" office:value="0.957350568014021" calcext:value-type="float">
            <text:p>0,95735056801402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077" calcext:value-type="float">
            <text:p>0,0077</text:p>
          </table:table-cell>
          <table:table-cell office:value-type="float" office:value="0.901" calcext:value-type="float">
            <text:p>0,901</text:p>
          </table:table-cell>
          <table:table-cell office:value-type="float" office:value="0.978196551716168" calcext:value-type="float">
            <text:p>0,978196551716168</text:p>
          </table:table-cell>
          <table:table-cell office:value-type="float" office:value="0.939156683103846" calcext:value-type="float">
            <text:p>0,939156683103846</text:p>
          </table:table-cell>
          <table:table-cell office:value-type="float" office:value="0.904863764993639" calcext:value-type="float">
            <text:p>0,904863764993639</text:p>
          </table:table-cell>
          <table:table-cell office:value-type="float" office:value="0.958038565011294" calcext:value-type="float">
            <text:p>0,95803856501129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077" calcext:value-type="float">
            <text:p>0,0077</text:p>
          </table:table-cell>
          <table:table-cell office:value-type="float" office:value="0.945" calcext:value-type="float">
            <text:p>0,945</text:p>
          </table:table-cell>
          <table:table-cell office:value-type="float" office:value="0.977069617219457" calcext:value-type="float">
            <text:p>0,977069617219457</text:p>
          </table:table-cell>
          <table:table-cell office:value-type="float" office:value="0.939330786669033" calcext:value-type="float">
            <text:p>0,939330786669033</text:p>
          </table:table-cell>
          <table:table-cell office:value-type="float" office:value="0.90083679946049" calcext:value-type="float">
            <text:p>0,90083679946049</text:p>
          </table:table-cell>
          <table:table-cell office:value-type="float" office:value="0.956084782323951" calcext:value-type="float">
            <text:p>0,95608478232395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76" calcext:value-type="float">
            <text:p>0,0076</text:p>
          </table:table-cell>
          <table:table-cell office:value-type="float" office:value="0.947" calcext:value-type="float">
            <text:p>0,947</text:p>
          </table:table-cell>
          <table:table-cell office:value-type="float" office:value="0.97657155505404" calcext:value-type="float">
            <text:p>0,97657155505404</text:p>
          </table:table-cell>
          <table:table-cell office:value-type="float" office:value="0.945764776428069" calcext:value-type="float">
            <text:p>0,945764776428069</text:p>
          </table:table-cell>
          <table:table-cell office:value-type="float" office:value="0.900238958869103" calcext:value-type="float">
            <text:p>0,900238958869103</text:p>
          </table:table-cell>
          <table:table-cell office:value-type="float" office:value="0.955472579542082" calcext:value-type="float">
            <text:p>0,95547257954208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076" calcext:value-type="float">
            <text:p>0,0076</text:p>
          </table:table-cell>
          <table:table-cell office:value-type="float" office:value="0.879" calcext:value-type="float">
            <text:p>0,879</text:p>
          </table:table-cell>
          <table:table-cell office:value-type="float" office:value="0.9777814507349" calcext:value-type="float">
            <text:p>0,9777814507349</text:p>
          </table:table-cell>
          <table:table-cell office:value-type="float" office:value="0.947658150852431" calcext:value-type="float">
            <text:p>0,947658150852431</text:p>
          </table:table-cell>
          <table:table-cell office:value-type="float" office:value="0.904858670941447" calcext:value-type="float">
            <text:p>0,904858670941447</text:p>
          </table:table-cell>
          <table:table-cell office:value-type="float" office:value="0.957633117933186" calcext:value-type="float">
            <text:p>0,95763311793318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075" calcext:value-type="float">
            <text:p>0,0075</text:p>
          </table:table-cell>
          <table:table-cell office:value-type="float" office:value="0.84" calcext:value-type="float">
            <text:p>0,84</text:p>
          </table:table-cell>
          <table:table-cell office:value-type="float" office:value="0.97831875595008" calcext:value-type="float">
            <text:p>0,97831875595008</text:p>
          </table:table-cell>
          <table:table-cell office:value-type="float" office:value="0.946213565295348" calcext:value-type="float">
            <text:p>0,946213565295348</text:p>
          </table:table-cell>
          <table:table-cell office:value-type="float" office:value="0.906536908146403" calcext:value-type="float">
            <text:p>0,906536908146403</text:p>
          </table:table-cell>
          <table:table-cell office:value-type="float" office:value="0.958514142473088" calcext:value-type="float">
            <text:p>0,95851414247308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075" calcext:value-type="float">
            <text:p>0,0075</text:p>
          </table:table-cell>
          <table:table-cell office:value-type="float" office:value="0.943" calcext:value-type="float">
            <text:p>0,943</text:p>
          </table:table-cell>
          <table:table-cell office:value-type="float" office:value="0.978095296779498" calcext:value-type="float">
            <text:p>0,978095296779498</text:p>
          </table:table-cell>
          <table:table-cell office:value-type="float" office:value="0.935516691046785" calcext:value-type="float">
            <text:p>0,935516691046785</text:p>
          </table:table-cell>
          <table:table-cell office:value-type="float" office:value="0.903843017424876" calcext:value-type="float">
            <text:p>0,903843017424876</text:p>
          </table:table-cell>
          <table:table-cell office:value-type="float" office:value="0.957721954003508" calcext:value-type="float">
            <text:p>0,95772195400350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075" calcext:value-type="float">
            <text:p>0,0075</text:p>
          </table:table-cell>
          <table:table-cell office:value-type="float" office:value="0.893" calcext:value-type="float">
            <text:p>0,893</text:p>
          </table:table-cell>
          <table:table-cell office:value-type="float" office:value="0.977687965725376" calcext:value-type="float">
            <text:p>0,977687965725376</text:p>
          </table:table-cell>
          <table:table-cell office:value-type="float" office:value="0.951724179382724" calcext:value-type="float">
            <text:p>0,951724179382724</text:p>
          </table:table-cell>
          <table:table-cell office:value-type="float" office:value="0.905223793329498" calcext:value-type="float">
            <text:p>0,905223793329498</text:p>
          </table:table-cell>
          <table:table-cell office:value-type="float" office:value="0.957618844835747" calcext:value-type="float">
            <text:p>0,95761884483574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074" calcext:value-type="float">
            <text:p>0,0074</text:p>
          </table:table-cell>
          <table:table-cell office:value-type="float" office:value="0.918" calcext:value-type="float">
            <text:p>0,918</text:p>
          </table:table-cell>
          <table:table-cell office:value-type="float" office:value="0.979187217427297" calcext:value-type="float">
            <text:p>0,979187217427297</text:p>
          </table:table-cell>
          <table:table-cell office:value-type="float" office:value="0.944389178770467" calcext:value-type="float">
            <text:p>0,944389178770467</text:p>
          </table:table-cell>
          <table:table-cell office:value-type="float" office:value="0.90938063966146" calcext:value-type="float">
            <text:p>0,90938063966146</text:p>
          </table:table-cell>
          <table:table-cell office:value-type="float" office:value="0.959966569741585" calcext:value-type="float">
            <text:p>0,95996656974158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074" calcext:value-type="float">
            <text:p>0,0074</text:p>
          </table:table-cell>
          <table:table-cell office:value-type="float" office:value="0.877" calcext:value-type="float">
            <text:p>0,877</text:p>
          </table:table-cell>
          <table:table-cell office:value-type="float" office:value="0.977077092086078" calcext:value-type="float">
            <text:p>0,977077092086078</text:p>
          </table:table-cell>
          <table:table-cell office:value-type="float" office:value="0.953241222085956" calcext:value-type="float">
            <text:p>0,953241222085956</text:p>
          </table:table-cell>
          <table:table-cell office:value-type="float" office:value="0.903329361444096" calcext:value-type="float">
            <text:p>0,903329361444096</text:p>
          </table:table-cell>
          <table:table-cell office:value-type="float" office:value="0.956619922665777" calcext:value-type="float">
            <text:p>0,95661992266577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073" calcext:value-type="float">
            <text:p>0,0073</text:p>
          </table:table-cell>
          <table:table-cell office:value-type="float" office:value="0.908" calcext:value-type="float">
            <text:p>0,908</text:p>
          </table:table-cell>
          <table:table-cell office:value-type="float" office:value="0.978417699579308" calcext:value-type="float">
            <text:p>0,978417699579308</text:p>
          </table:table-cell>
          <table:table-cell office:value-type="float" office:value="0.937522320428648" calcext:value-type="float">
            <text:p>0,937522320428648</text:p>
          </table:table-cell>
          <table:table-cell office:value-type="float" office:value="0.905378867152258" calcext:value-type="float">
            <text:p>0,905378867152258</text:p>
          </table:table-cell>
          <table:table-cell office:value-type="float" office:value="0.958363306130783" calcext:value-type="float">
            <text:p>0,95836330613078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073" calcext:value-type="float">
            <text:p>0,0073</text:p>
          </table:table-cell>
          <table:table-cell office:value-type="float" office:value="0.915" calcext:value-type="float">
            <text:p>0,915</text:p>
          </table:table-cell>
          <table:table-cell office:value-type="float" office:value="0.97725845595516" calcext:value-type="float">
            <text:p>0,97725845595516</text:p>
          </table:table-cell>
          <table:table-cell office:value-type="float" office:value="0.930420123865171" calcext:value-type="float">
            <text:p>0,930420123865171</text:p>
          </table:table-cell>
          <table:table-cell office:value-type="float" office:value="0.899858408890536" calcext:value-type="float">
            <text:p>0,899858408890536</text:p>
          </table:table-cell>
          <table:table-cell office:value-type="float" office:value="0.956058464408011" calcext:value-type="float">
            <text:p>0,95605846440801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073" calcext:value-type="float">
            <text:p>0,0073</text:p>
          </table:table-cell>
          <table:table-cell office:value-type="float" office:value="0.838" calcext:value-type="float">
            <text:p>0,838</text:p>
          </table:table-cell>
          <table:table-cell office:value-type="float" office:value="0.977938422933953" calcext:value-type="float">
            <text:p>0,977938422933953</text:p>
          </table:table-cell>
          <table:table-cell office:value-type="float" office:value="0.94176703828315" calcext:value-type="float">
            <text:p>0,94176703828315</text:p>
          </table:table-cell>
          <table:table-cell office:value-type="float" office:value="0.904392042011123" calcext:value-type="float">
            <text:p>0,904392042011123</text:p>
          </table:table-cell>
          <table:table-cell office:value-type="float" office:value="0.957687019749652" calcext:value-type="float">
            <text:p>0,95768701974965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72" calcext:value-type="float">
            <text:p>0,0072</text:p>
          </table:table-cell>
          <table:table-cell office:value-type="float" office:value="0.9" calcext:value-type="float">
            <text:p>0,9</text:p>
          </table:table-cell>
          <table:table-cell office:value-type="float" office:value="0.978766756179834" calcext:value-type="float">
            <text:p>0,978766756179834</text:p>
          </table:table-cell>
          <table:table-cell office:value-type="float" office:value="0.946790946482771" calcext:value-type="float">
            <text:p>0,946790946482771</text:p>
          </table:table-cell>
          <table:table-cell office:value-type="float" office:value="0.908254354326142" calcext:value-type="float">
            <text:p>0,908254354326142</text:p>
          </table:table-cell>
          <table:table-cell office:value-type="float" office:value="0.959316619350553" calcext:value-type="float">
            <text:p>0,95931661935055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072" calcext:value-type="float">
            <text:p>0,0072</text:p>
          </table:table-cell>
          <table:table-cell office:value-type="float" office:value="0.913" calcext:value-type="float">
            <text:p>0,913</text:p>
          </table:table-cell>
          <table:table-cell office:value-type="float" office:value="0.978325788225915" calcext:value-type="float">
            <text:p>0,978325788225915</text:p>
          </table:table-cell>
          <table:table-cell office:value-type="float" office:value="0.936029921153174" calcext:value-type="float">
            <text:p>0,936029921153174</text:p>
          </table:table-cell>
          <table:table-cell office:value-type="float" office:value="0.904776628235156" calcext:value-type="float">
            <text:p>0,904776628235156</text:p>
          </table:table-cell>
          <table:table-cell office:value-type="float" office:value="0.958145227315636" calcext:value-type="float">
            <text:p>0,95814522731563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071" calcext:value-type="float">
            <text:p>0,0071</text:p>
          </table:table-cell>
          <table:table-cell office:value-type="float" office:value="0.962" calcext:value-type="float">
            <text:p>0,962</text:p>
          </table:table-cell>
          <table:table-cell office:value-type="float" office:value="0.975359987363541" calcext:value-type="float">
            <text:p>0,975359987363541</text:p>
          </table:table-cell>
          <table:table-cell office:value-type="float" office:value="0.915240518693897" calcext:value-type="float">
            <text:p>0,915240518693897</text:p>
          </table:table-cell>
          <table:table-cell office:value-type="float" office:value="0.889961923269968" calcext:value-type="float">
            <text:p>0,889961923269968</text:p>
          </table:table-cell>
          <table:table-cell office:value-type="float" office:value="0.952104240890515" calcext:value-type="float">
            <text:p>0,95210424089051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071" calcext:value-type="float">
            <text:p>0,0071</text:p>
          </table:table-cell>
          <table:table-cell office:value-type="float" office:value="1.001" calcext:value-type="float">
            <text:p>1,001</text:p>
          </table:table-cell>
          <table:table-cell office:value-type="float" office:value="0.964952120774567" calcext:value-type="float">
            <text:p>0,964952120774567</text:p>
          </table:table-cell>
          <table:table-cell office:value-type="float" office:value="0.874519893071897" calcext:value-type="float">
            <text:p>0,874519893071897</text:p>
          </table:table-cell>
          <table:table-cell office:value-type="float" office:value="0.844117425049796" calcext:value-type="float">
            <text:p>0,844117425049796</text:p>
          </table:table-cell>
          <table:table-cell office:value-type="float" office:value="0.932355260874616" calcext:value-type="float">
            <text:p>0,93235526087461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071" calcext:value-type="float">
            <text:p>0,0071</text:p>
          </table:table-cell>
          <table:table-cell office:value-type="float" office:value="0.943" calcext:value-type="float">
            <text:p>0,943</text:p>
          </table:table-cell>
          <table:table-cell office:value-type="float" office:value="0.97814727660857" calcext:value-type="float">
            <text:p>0,97814727660857</text:p>
          </table:table-cell>
          <table:table-cell office:value-type="float" office:value="0.935245410125286" calcext:value-type="float">
            <text:p>0,935245410125286</text:p>
          </table:table-cell>
          <table:table-cell office:value-type="float" office:value="0.903983473111777" calcext:value-type="float">
            <text:p>0,903983473111777</text:p>
          </table:table-cell>
          <table:table-cell office:value-type="float" office:value="0.957802378897878" calcext:value-type="float">
            <text:p>0,95780237889787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07" calcext:value-type="float">
            <text:p>0,007</text:p>
          </table:table-cell>
          <table:table-cell office:value-type="float" office:value="0.868" calcext:value-type="float">
            <text:p>0,868</text:p>
          </table:table-cell>
          <table:table-cell office:value-type="float" office:value="0.978485858560475" calcext:value-type="float">
            <text:p>0,978485858560475</text:p>
          </table:table-cell>
          <table:table-cell office:value-type="float" office:value="0.941009015180921" calcext:value-type="float">
            <text:p>0,941009015180921</text:p>
          </table:table-cell>
          <table:table-cell office:value-type="float" office:value="0.906241544025396" calcext:value-type="float">
            <text:p>0,906241544025396</text:p>
          </table:table-cell>
          <table:table-cell office:value-type="float" office:value="0.958613960556801" calcext:value-type="float">
            <text:p>0,95861396055680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07" calcext:value-type="float">
            <text:p>0,007</text:p>
          </table:table-cell>
          <table:table-cell office:value-type="float" office:value="0.884" calcext:value-type="float">
            <text:p>0,884</text:p>
          </table:table-cell>
          <table:table-cell office:value-type="float" office:value="0.979107305201902" calcext:value-type="float">
            <text:p>0,979107305201902</text:p>
          </table:table-cell>
          <table:table-cell office:value-type="float" office:value="0.950173105711916" calcext:value-type="float">
            <text:p>0,950173105711916</text:p>
          </table:table-cell>
          <table:table-cell office:value-type="float" office:value="0.910052853125715" calcext:value-type="float">
            <text:p>0,910052853125715</text:p>
          </table:table-cell>
          <table:table-cell office:value-type="float" office:value="0.960031680159426" calcext:value-type="float">
            <text:p>0,96003168015942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069" calcext:value-type="float">
            <text:p>0,0069</text:p>
          </table:table-cell>
          <table:table-cell office:value-type="float" office:value="0.9" calcext:value-type="float">
            <text:p>0,9</text:p>
          </table:table-cell>
          <table:table-cell office:value-type="float" office:value="0.978301150672116" calcext:value-type="float">
            <text:p>0,978301150672116</text:p>
          </table:table-cell>
          <table:table-cell office:value-type="float" office:value="0.950160120858831" calcext:value-type="float">
            <text:p>0,950160120858831</text:p>
          </table:table-cell>
          <table:table-cell office:value-type="float" office:value="0.907144467087602" calcext:value-type="float">
            <text:p>0,907144467087602</text:p>
          </table:table-cell>
          <table:table-cell office:value-type="float" office:value="0.958625864286371" calcext:value-type="float">
            <text:p>0,95862586428637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069" calcext:value-type="float">
            <text:p>0,0069</text:p>
          </table:table-cell>
          <table:table-cell office:value-type="float" office:value="0.908" calcext:value-type="float">
            <text:p>0,908</text:p>
          </table:table-cell>
          <table:table-cell office:value-type="float" office:value="0.978153964647126" calcext:value-type="float">
            <text:p>0,978153964647126</text:p>
          </table:table-cell>
          <table:table-cell office:value-type="float" office:value="0.95038852507323" calcext:value-type="float">
            <text:p>0,95038852507323</text:p>
          </table:table-cell>
          <table:table-cell office:value-type="float" office:value="0.906656158408968" calcext:value-type="float">
            <text:p>0,906656158408968</text:p>
          </table:table-cell>
          <table:table-cell office:value-type="float" office:value="0.958378342829479" calcext:value-type="float">
            <text:p>0,95837834282947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068" calcext:value-type="float">
            <text:p>0,0068</text:p>
          </table:table-cell>
          <table:table-cell office:value-type="float" office:value="0.833" calcext:value-type="float">
            <text:p>0,833</text:p>
          </table:table-cell>
          <table:table-cell office:value-type="float" office:value="0.978106164842152" calcext:value-type="float">
            <text:p>0,978106164842152</text:p>
          </table:table-cell>
          <table:table-cell office:value-type="float" office:value="0.941307664779051" calcext:value-type="float">
            <text:p>0,941307664779051</text:p>
          </table:table-cell>
          <table:table-cell office:value-type="float" office:value="0.904916658032456" calcext:value-type="float">
            <text:p>0,904916658032456</text:p>
          </table:table-cell>
          <table:table-cell office:value-type="float" office:value="0.957962032693272" calcext:value-type="float">
            <text:p>0,95796203269327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68" calcext:value-type="float">
            <text:p>0,0068</text:p>
          </table:table-cell>
          <table:table-cell office:value-type="float" office:value="0.936" calcext:value-type="float">
            <text:p>0,936</text:p>
          </table:table-cell>
          <table:table-cell office:value-type="float" office:value="0.978703957464862" calcext:value-type="float">
            <text:p>0,978703957464862</text:p>
          </table:table-cell>
          <table:table-cell office:value-type="float" office:value="0.944223104319393" calcext:value-type="float">
            <text:p>0,944223104319393</text:p>
          </table:table-cell>
          <table:table-cell office:value-type="float" office:value="0.907590093921389" calcext:value-type="float">
            <text:p>0,907590093921389</text:p>
          </table:table-cell>
          <table:table-cell office:value-type="float" office:value="0.959113927404573" calcext:value-type="float">
            <text:p>0,95911392740457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068" calcext:value-type="float">
            <text:p>0,0068</text:p>
          </table:table-cell>
          <table:table-cell office:value-type="float" office:value="0.921" calcext:value-type="float">
            <text:p>0,921</text:p>
          </table:table-cell>
          <table:table-cell office:value-type="float" office:value="0.977977862690733" calcext:value-type="float">
            <text:p>0,977977862690733</text:p>
          </table:table-cell>
          <table:table-cell office:value-type="float" office:value="0.940204236147248" calcext:value-type="float">
            <text:p>0,940204236147248</text:p>
          </table:table-cell>
          <table:table-cell office:value-type="float" office:value="0.904257455347836" calcext:value-type="float">
            <text:p>0,904257455347836</text:p>
          </table:table-cell>
          <table:table-cell office:value-type="float" office:value="0.957696668367088" calcext:value-type="float">
            <text:p>0,95769666836708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067" calcext:value-type="float">
            <text:p>0,0067</text:p>
          </table:table-cell>
          <table:table-cell office:value-type="float" office:value="0.889" calcext:value-type="float">
            <text:p>0,889</text:p>
          </table:table-cell>
          <table:table-cell office:value-type="float" office:value="0.978573147298984" calcext:value-type="float">
            <text:p>0,978573147298984</text:p>
          </table:table-cell>
          <table:table-cell office:value-type="float" office:value="0.945104230569094" calcext:value-type="float">
            <text:p>0,945104230569094</text:p>
          </table:table-cell>
          <table:table-cell office:value-type="float" office:value="0.907266159388094" calcext:value-type="float">
            <text:p>0,907266159388094</text:p>
          </table:table-cell>
          <table:table-cell office:value-type="float" office:value="0.958917433073494" calcext:value-type="float">
            <text:p>0,95891743307349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067" calcext:value-type="float">
            <text:p>0,0067</text:p>
          </table:table-cell>
          <table:table-cell office:value-type="float" office:value="0.897" calcext:value-type="float">
            <text:p>0,897</text:p>
          </table:table-cell>
          <table:table-cell office:value-type="float" office:value="0.978094952542219" calcext:value-type="float">
            <text:p>0,978094952542219</text:p>
          </table:table-cell>
          <table:table-cell office:value-type="float" office:value="0.952067742892833" calcext:value-type="float">
            <text:p>0,952067742892833</text:p>
          </table:table-cell>
          <table:table-cell office:value-type="float" office:value="0.906728612889054" calcext:value-type="float">
            <text:p>0,906728612889054</text:p>
          </table:table-cell>
          <table:table-cell office:value-type="float" office:value="0.958335846471128" calcext:value-type="float">
            <text:p>0,95833584647112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066" calcext:value-type="float">
            <text:p>0,0066</text:p>
          </table:table-cell>
          <table:table-cell office:value-type="float" office:value="0.871" calcext:value-type="float">
            <text:p>0,871</text:p>
          </table:table-cell>
          <table:table-cell office:value-type="float" office:value="0.979183184933462" calcext:value-type="float">
            <text:p>0,979183184933462</text:p>
          </table:table-cell>
          <table:table-cell office:value-type="float" office:value="0.939507822549076" calcext:value-type="float">
            <text:p>0,939507822549076</text:p>
          </table:table-cell>
          <table:table-cell office:value-type="float" office:value="0.908534146923369" calcext:value-type="float">
            <text:p>0,908534146923369</text:p>
          </table:table-cell>
          <table:table-cell office:value-type="float" office:value="0.959781625656396" calcext:value-type="float">
            <text:p>0,95978162565639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066" calcext:value-type="float">
            <text:p>0,0066</text:p>
          </table:table-cell>
          <table:table-cell office:value-type="float" office:value="0.832" calcext:value-type="float">
            <text:p>0,832</text:p>
          </table:table-cell>
          <table:table-cell office:value-type="float" office:value="0.979184758589593" calcext:value-type="float">
            <text:p>0,979184758589593</text:p>
          </table:table-cell>
          <table:table-cell office:value-type="float" office:value="0.945195628733816" calcext:value-type="float">
            <text:p>0,945195628733816</text:p>
          </table:table-cell>
          <table:table-cell office:value-type="float" office:value="0.909507299803347" calcext:value-type="float">
            <text:p>0,909507299803347</text:p>
          </table:table-cell>
          <table:table-cell office:value-type="float" office:value="0.95999119829088" calcext:value-type="float">
            <text:p>0,9599911982908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066" calcext:value-type="float">
            <text:p>0,0066</text:p>
          </table:table-cell>
          <table:table-cell office:value-type="float" office:value="0.861" calcext:value-type="float">
            <text:p>0,861</text:p>
          </table:table-cell>
          <table:table-cell office:value-type="float" office:value="0.978267317065302" calcext:value-type="float">
            <text:p>0,978267317065302</text:p>
          </table:table-cell>
          <table:table-cell office:value-type="float" office:value="0.937369739506155" calcext:value-type="float">
            <text:p>0,937369739506155</text:p>
          </table:table-cell>
          <table:table-cell office:value-type="float" office:value="0.904803052855982" calcext:value-type="float">
            <text:p>0,904803052855982</text:p>
          </table:table-cell>
          <table:table-cell office:value-type="float" office:value="0.95809423185354" calcext:value-type="float">
            <text:p>0,9580942318535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065" calcext:value-type="float">
            <text:p>0,0065</text:p>
          </table:table-cell>
          <table:table-cell office:value-type="float" office:value="0.842" calcext:value-type="float">
            <text:p>0,842</text:p>
          </table:table-cell>
          <table:table-cell office:value-type="float" office:value="0.979211854981096" calcext:value-type="float">
            <text:p>0,979211854981096</text:p>
          </table:table-cell>
          <table:table-cell office:value-type="float" office:value="0.942493936134138" calcext:value-type="float">
            <text:p>0,942493936134138</text:p>
          </table:table-cell>
          <table:table-cell office:value-type="float" office:value="0.909150329132268" calcext:value-type="float">
            <text:p>0,909150329132268</text:p>
          </table:table-cell>
          <table:table-cell office:value-type="float" office:value="0.959941353263799" calcext:value-type="float">
            <text:p>0,95994135326379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065" calcext:value-type="float">
            <text:p>0,0065</text:p>
          </table:table-cell>
          <table:table-cell office:value-type="float" office:value="0.923" calcext:value-type="float">
            <text:p>0,923</text:p>
          </table:table-cell>
          <table:table-cell office:value-type="float" office:value="0.973536759205679" calcext:value-type="float">
            <text:p>0,973536759205679</text:p>
          </table:table-cell>
          <table:table-cell office:value-type="float" office:value="0.946185100821276" calcext:value-type="float">
            <text:p>0,946185100821276</text:p>
          </table:table-cell>
          <table:table-cell office:value-type="float" office:value="0.889877453879191" calcext:value-type="float">
            <text:p>0,889877453879191</text:p>
          </table:table-cell>
          <table:table-cell office:value-type="float" office:value="0.950322425738511" calcext:value-type="float">
            <text:p>0,95032242573851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064" calcext:value-type="float">
            <text:p>0,0064</text:p>
          </table:table-cell>
          <table:table-cell office:value-type="float" office:value="0.927" calcext:value-type="float">
            <text:p>0,927</text:p>
          </table:table-cell>
          <table:table-cell office:value-type="float" office:value="0.97883525939828" calcext:value-type="float">
            <text:p>0,97883525939828</text:p>
          </table:table-cell>
          <table:table-cell office:value-type="float" office:value="0.944188881605141" calcext:value-type="float">
            <text:p>0,944188881605141</text:p>
          </table:table-cell>
          <table:table-cell office:value-type="float" office:value="0.908061898214102" calcext:value-type="float">
            <text:p>0,908061898214102</text:p>
          </table:table-cell>
          <table:table-cell office:value-type="float" office:value="0.959342421806985" calcext:value-type="float">
            <text:p>0,95934242180698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64" calcext:value-type="float">
            <text:p>0,0064</text:p>
          </table:table-cell>
          <table:table-cell office:value-type="float" office:value="0.882" calcext:value-type="float">
            <text:p>0,882</text:p>
          </table:table-cell>
          <table:table-cell office:value-type="float" office:value="0.977145447774263" calcext:value-type="float">
            <text:p>0,977145447774263</text:p>
          </table:table-cell>
          <table:table-cell office:value-type="float" office:value="0.950238220890224" calcext:value-type="float">
            <text:p>0,950238220890224</text:p>
          </table:table-cell>
          <table:table-cell office:value-type="float" office:value="0.903050447216611" calcext:value-type="float">
            <text:p>0,903050447216611</text:p>
          </table:table-cell>
          <table:table-cell office:value-type="float" office:value="0.956628187553416" calcext:value-type="float">
            <text:p>0,95662818755341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064" calcext:value-type="float">
            <text:p>0,0064</text:p>
          </table:table-cell>
          <table:table-cell office:value-type="float" office:value="0.889" calcext:value-type="float">
            <text:p>0,889</text:p>
          </table:table-cell>
          <table:table-cell office:value-type="float" office:value="0.978945661211211" calcext:value-type="float">
            <text:p>0,978945661211211</text:p>
          </table:table-cell>
          <table:table-cell office:value-type="float" office:value="0.942770921625123" calcext:value-type="float">
            <text:p>0,942770921625123</text:p>
          </table:table-cell>
          <table:table-cell office:value-type="float" office:value="0.908222604137199" calcext:value-type="float">
            <text:p>0,908222604137199</text:p>
          </table:table-cell>
          <table:table-cell office:value-type="float" office:value="0.959484193409011" calcext:value-type="float">
            <text:p>0,95948419340901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063" calcext:value-type="float">
            <text:p>0,0063</text:p>
          </table:table-cell>
          <table:table-cell office:value-type="float" office:value="0.878" calcext:value-type="float">
            <text:p>0,878</text:p>
          </table:table-cell>
          <table:table-cell office:value-type="float" office:value="0.978098099854481" calcext:value-type="float">
            <text:p>0,978098099854481</text:p>
          </table:table-cell>
          <table:table-cell office:value-type="float" office:value="0.948745727943632" calcext:value-type="float">
            <text:p>0,948745727943632</text:p>
          </table:table-cell>
          <table:table-cell office:value-type="float" office:value="0.906177306092948" calcext:value-type="float">
            <text:p>0,906177306092948</text:p>
          </table:table-cell>
          <table:table-cell office:value-type="float" office:value="0.95822222973196" calcext:value-type="float">
            <text:p>0,9582222297319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063" calcext:value-type="float">
            <text:p>0,0063</text:p>
          </table:table-cell>
          <table:table-cell office:value-type="float" office:value="0.9" calcext:value-type="float">
            <text:p>0,9</text:p>
          </table:table-cell>
          <table:table-cell office:value-type="float" office:value="0.977489881759904" calcext:value-type="float">
            <text:p>0,977489881759904</text:p>
          </table:table-cell>
          <table:table-cell office:value-type="float" office:value="0.925112564316179" calcext:value-type="float">
            <text:p>0,925112564316179</text:p>
          </table:table-cell>
          <table:table-cell office:value-type="float" office:value="0.899687371434713" calcext:value-type="float">
            <text:p>0,899687371434713</text:p>
          </table:table-cell>
          <table:table-cell office:value-type="float" office:value="0.95624455413189" calcext:value-type="float">
            <text:p>0,9562445541318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823" calcext:value-type="float">
            <text:p>0,823</text:p>
          </table:table-cell>
          <table:table-cell office:value-type="float" office:value="0.978688811024602" calcext:value-type="float">
            <text:p>0,978688811024602</text:p>
          </table:table-cell>
          <table:table-cell office:value-type="float" office:value="0.937187338260158" calcext:value-type="float">
            <text:p>0,937187338260158</text:p>
          </table:table-cell>
          <table:table-cell office:value-type="float" office:value="0.906311854489483" calcext:value-type="float">
            <text:p>0,906311854489483</text:p>
          </table:table-cell>
          <table:table-cell office:value-type="float" office:value="0.95882596967685" calcext:value-type="float">
            <text:p>0,9588259696768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882" calcext:value-type="float">
            <text:p>0,882</text:p>
          </table:table-cell>
          <table:table-cell office:value-type="float" office:value="0.97910582989928" calcext:value-type="float">
            <text:p>0,97910582989928</text:p>
          </table:table-cell>
          <table:table-cell office:value-type="float" office:value="0.937985812238959" calcext:value-type="float">
            <text:p>0,937985812238959</text:p>
          </table:table-cell>
          <table:table-cell office:value-type="float" office:value="0.907985616687735" calcext:value-type="float">
            <text:p>0,907985616687735</text:p>
          </table:table-cell>
          <table:table-cell office:value-type="float" office:value="0.959589014181028" calcext:value-type="float">
            <text:p>0,95958901418102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898" calcext:value-type="float">
            <text:p>0,898</text:p>
          </table:table-cell>
          <table:table-cell office:value-type="float" office:value="0.978580966402884" calcext:value-type="float">
            <text:p>0,978580966402884</text:p>
          </table:table-cell>
          <table:table-cell office:value-type="float" office:value="0.940901879154179" calcext:value-type="float">
            <text:p>0,940901879154179</text:p>
          </table:table-cell>
          <table:table-cell office:value-type="float" office:value="0.906569160232718" calcext:value-type="float">
            <text:p>0,906569160232718</text:p>
          </table:table-cell>
          <table:table-cell office:value-type="float" office:value="0.958776381007602" calcext:value-type="float">
            <text:p>0,95877638100760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061" calcext:value-type="float">
            <text:p>0,0061</text:p>
          </table:table-cell>
          <table:table-cell office:value-type="float" office:value="0.804" calcext:value-type="float">
            <text:p>0,804</text:p>
          </table:table-cell>
          <table:table-cell office:value-type="float" office:value="0.978684139232964" calcext:value-type="float">
            <text:p>0,978684139232964</text:p>
          </table:table-cell>
          <table:table-cell office:value-type="float" office:value="0.934380244898315" calcext:value-type="float">
            <text:p>0,934380244898315</text:p>
          </table:table-cell>
          <table:table-cell office:value-type="float" office:value="0.905795676297919" calcext:value-type="float">
            <text:p>0,905795676297919</text:p>
          </table:table-cell>
          <table:table-cell office:value-type="float" office:value="0.958710676607433" calcext:value-type="float">
            <text:p>0,95871067660743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061" calcext:value-type="float">
            <text:p>0,0061</text:p>
          </table:table-cell>
          <table:table-cell office:value-type="float" office:value="0.829" calcext:value-type="float">
            <text:p>0,829</text:p>
          </table:table-cell>
          <table:table-cell office:value-type="float" office:value="0.979421347953517" calcext:value-type="float">
            <text:p>0,979421347953517</text:p>
          </table:table-cell>
          <table:table-cell office:value-type="float" office:value="0.945206447910254" calcext:value-type="float">
            <text:p>0,945206447910254</text:p>
          </table:table-cell>
          <table:table-cell office:value-type="float" office:value="0.910375424415442" calcext:value-type="float">
            <text:p>0,910375424415442</text:p>
          </table:table-cell>
          <table:table-cell office:value-type="float" office:value="0.960406970854219" calcext:value-type="float">
            <text:p>0,96040697085421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06" calcext:value-type="float">
            <text:p>0,006</text:p>
          </table:table-cell>
          <table:table-cell office:value-type="float" office:value="0.882" calcext:value-type="float">
            <text:p>0,882</text:p>
          </table:table-cell>
          <table:table-cell office:value-type="float" office:value="0.979262113623775" calcext:value-type="float">
            <text:p>0,979262113623775</text:p>
          </table:table-cell>
          <table:table-cell office:value-type="float" office:value="0.945282974358826" calcext:value-type="float">
            <text:p>0,945282974358826</text:p>
          </table:table-cell>
          <table:table-cell office:value-type="float" office:value="0.909804845641902" calcext:value-type="float">
            <text:p>0,909804845641902</text:p>
          </table:table-cell>
          <table:table-cell office:value-type="float" office:value="0.960130052974844" calcext:value-type="float">
            <text:p>0,96013005297484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6" calcext:value-type="float">
            <text:p>0,006</text:p>
          </table:table-cell>
          <table:table-cell office:value-type="float" office:value="0.851" calcext:value-type="float">
            <text:p>0,851</text:p>
          </table:table-cell>
          <table:table-cell office:value-type="float" office:value="0.978999017989398" calcext:value-type="float">
            <text:p>0,978999017989398</text:p>
          </table:table-cell>
          <table:table-cell office:value-type="float" office:value="0.941422890666955" calcext:value-type="float">
            <text:p>0,941422890666955</text:p>
          </table:table-cell>
          <table:table-cell office:value-type="float" office:value="0.908186882594496" calcext:value-type="float">
            <text:p>0,908186882594496</text:p>
          </table:table-cell>
          <table:table-cell office:value-type="float" office:value="0.959528445106818" calcext:value-type="float">
            <text:p>0,95952844510681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059" calcext:value-type="float">
            <text:p>0,0059</text:p>
          </table:table-cell>
          <table:table-cell office:value-type="float" office:value="0.83" calcext:value-type="float">
            <text:p>0,83</text:p>
          </table:table-cell>
          <table:table-cell office:value-type="float" office:value="0.978781361675798" calcext:value-type="float">
            <text:p>0,978781361675798</text:p>
          </table:table-cell>
          <table:table-cell office:value-type="float" office:value="0.95217688110536" calcext:value-type="float">
            <text:p>0,95217688110536</text:p>
          </table:table-cell>
          <table:table-cell office:value-type="float" office:value="0.909205304516222" calcext:value-type="float">
            <text:p>0,909205304516222</text:p>
          </table:table-cell>
          <table:table-cell office:value-type="float" office:value="0.959532768052479" calcext:value-type="float">
            <text:p>0,95953276805247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059" calcext:value-type="float">
            <text:p>0,0059</text:p>
          </table:table-cell>
          <table:table-cell office:value-type="float" office:value="0.874" calcext:value-type="float">
            <text:p>0,874</text:p>
          </table:table-cell>
          <table:table-cell office:value-type="float" office:value="0.976923168845779" calcext:value-type="float">
            <text:p>0,976923168845779</text:p>
          </table:table-cell>
          <table:table-cell office:value-type="float" office:value="0.937198734376086" calcext:value-type="float">
            <text:p>0,937198734376086</text:p>
          </table:table-cell>
          <table:table-cell office:value-type="float" office:value="0.899921363235053" calcext:value-type="float">
            <text:p>0,899921363235053</text:p>
          </table:table-cell>
          <table:table-cell office:value-type="float" office:value="0.955747466966967" calcext:value-type="float">
            <text:p>0,95574746696696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059" calcext:value-type="float">
            <text:p>0,0059</text:p>
          </table:table-cell>
          <table:table-cell office:value-type="float" office:value="0.887" calcext:value-type="float">
            <text:p>0,887</text:p>
          </table:table-cell>
          <table:table-cell office:value-type="float" office:value="0.977518256747014" calcext:value-type="float">
            <text:p>0,977518256747014</text:p>
          </table:table-cell>
          <table:table-cell office:value-type="float" office:value="0.952039988867523" calcext:value-type="float">
            <text:p>0,952039988867523</text:p>
          </table:table-cell>
          <table:table-cell office:value-type="float" office:value="0.904676883871906" calcext:value-type="float">
            <text:p>0,904676883871906</text:p>
          </table:table-cell>
          <table:table-cell office:value-type="float" office:value="0.957336953175545" calcext:value-type="float">
            <text:p>0,95733695317554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058" calcext:value-type="float">
            <text:p>0,0058</text:p>
          </table:table-cell>
          <table:table-cell office:value-type="float" office:value="0.879" calcext:value-type="float">
            <text:p>0,879</text:p>
          </table:table-cell>
          <table:table-cell office:value-type="float" office:value="0.976814635749504" calcext:value-type="float">
            <text:p>0,976814635749504</text:p>
          </table:table-cell>
          <table:table-cell office:value-type="float" office:value="0.953873199163541" calcext:value-type="float">
            <text:p>0,953873199163541</text:p>
          </table:table-cell>
          <table:table-cell office:value-type="float" office:value="0.902519801244458" calcext:value-type="float">
            <text:p>0,902519801244458</text:p>
          </table:table-cell>
          <table:table-cell office:value-type="float" office:value="0.956191753622077" calcext:value-type="float">
            <text:p>0,95619175362207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58" calcext:value-type="float">
            <text:p>0,0058</text:p>
          </table:table-cell>
          <table:table-cell office:value-type="float" office:value="0.909" calcext:value-type="float">
            <text:p>0,909</text:p>
          </table:table-cell>
          <table:table-cell office:value-type="float" office:value="0.976026086497681" calcext:value-type="float">
            <text:p>0,976026086497681</text:p>
          </table:table-cell>
          <table:table-cell office:value-type="float" office:value="0.953750020432316" calcext:value-type="float">
            <text:p>0,953750020432316</text:p>
          </table:table-cell>
          <table:table-cell office:value-type="float" office:value="0.89976012202178" calcext:value-type="float">
            <text:p>0,89976012202178</text:p>
          </table:table-cell>
          <table:table-cell office:value-type="float" office:value="0.954837066537917" calcext:value-type="float">
            <text:p>0,95483706653791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057" calcext:value-type="float">
            <text:p>0,0057</text:p>
          </table:table-cell>
          <table:table-cell office:value-type="float" office:value="0.811" calcext:value-type="float">
            <text:p>0,811</text:p>
          </table:table-cell>
          <table:table-cell office:value-type="float" office:value="0.978136162662146" calcext:value-type="float">
            <text:p>0,978136162662146</text:p>
          </table:table-cell>
          <table:table-cell office:value-type="float" office:value="0.929851903173982" calcext:value-type="float">
            <text:p>0,929851903173982</text:p>
          </table:table-cell>
          <table:table-cell office:value-type="float" office:value="0.902954809585352" calcext:value-type="float">
            <text:p>0,902954809585352</text:p>
          </table:table-cell>
          <table:table-cell office:value-type="float" office:value="0.957570670915955" calcext:value-type="float">
            <text:p>0,95757067091595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057" calcext:value-type="float">
            <text:p>0,0057</text:p>
          </table:table-cell>
          <table:table-cell office:value-type="float" office:value="0.834" calcext:value-type="float">
            <text:p>0,834</text:p>
          </table:table-cell>
          <table:table-cell office:value-type="float" office:value="0.976612765173967" calcext:value-type="float">
            <text:p>0,976612765173967</text:p>
          </table:table-cell>
          <table:table-cell office:value-type="float" office:value="0.948227560400873" calcext:value-type="float">
            <text:p>0,948227560400873</text:p>
          </table:table-cell>
          <table:table-cell office:value-type="float" office:value="0.900824199005251" calcext:value-type="float">
            <text:p>0,900824199005251</text:p>
          </table:table-cell>
          <table:table-cell office:value-type="float" office:value="0.955636550910652" calcext:value-type="float">
            <text:p>0,95563655091065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057" calcext:value-type="float">
            <text:p>0,0057</text:p>
          </table:table-cell>
          <table:table-cell office:value-type="float" office:value="0.845" calcext:value-type="float">
            <text:p>0,845</text:p>
          </table:table-cell>
          <table:table-cell office:value-type="float" office:value="0.97816242304883" calcext:value-type="float">
            <text:p>0,97816242304883</text:p>
          </table:table-cell>
          <table:table-cell office:value-type="float" office:value="0.951647657850709" calcext:value-type="float">
            <text:p>0,951647657850709</text:p>
          </table:table-cell>
          <table:table-cell office:value-type="float" office:value="0.906898656646533" calcext:value-type="float">
            <text:p>0,906898656646533</text:p>
          </table:table-cell>
          <table:table-cell office:value-type="float" office:value="0.95843794350888" calcext:value-type="float">
            <text:p>0,9584379435088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873" calcext:value-type="float">
            <text:p>0,873</text:p>
          </table:table-cell>
          <table:table-cell office:value-type="float" office:value="0.977796498821651" calcext:value-type="float">
            <text:p>0,977796498821651</text:p>
          </table:table-cell>
          <table:table-cell office:value-type="float" office:value="0.946035147041234" calcext:value-type="float">
            <text:p>0,946035147041234</text:p>
          </table:table-cell>
          <table:table-cell office:value-type="float" office:value="0.904630886290346" calcext:value-type="float">
            <text:p>0,904630886290346</text:p>
          </table:table-cell>
          <table:table-cell office:value-type="float" office:value="0.957599500952133" calcext:value-type="float">
            <text:p>0,95759950095213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859" calcext:value-type="float">
            <text:p>0,859</text:p>
          </table:table-cell>
          <table:table-cell office:value-type="float" office:value="0.979225378588471" calcext:value-type="float">
            <text:p>0,979225378588471</text:p>
          </table:table-cell>
          <table:table-cell office:value-type="float" office:value="0.948194367336004" calcext:value-type="float">
            <text:p>0,948194367336004</text:p>
          </table:table-cell>
          <table:table-cell office:value-type="float" office:value="0.910155383082318" calcext:value-type="float">
            <text:p>0,910155383082318</text:p>
          </table:table-cell>
          <table:table-cell office:value-type="float" office:value="0.960168896416555" calcext:value-type="float">
            <text:p>0,96016889641655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055" calcext:value-type="float">
            <text:p>0,0055</text:p>
          </table:table-cell>
          <table:table-cell office:value-type="float" office:value="0.824" calcext:value-type="float">
            <text:p>0,824</text:p>
          </table:table-cell>
          <table:table-cell office:value-type="float" office:value="0.976342538910246" calcext:value-type="float">
            <text:p>0,976342538910246</text:p>
          </table:table-cell>
          <table:table-cell office:value-type="float" office:value="0.955173094352656" calcext:value-type="float">
            <text:p>0,955173094352656</text:p>
          </table:table-cell>
          <table:table-cell office:value-type="float" office:value="0.901103436699908" calcext:value-type="float">
            <text:p>0,901103436699908</text:p>
          </table:table-cell>
          <table:table-cell office:value-type="float" office:value="0.955430073504075" calcext:value-type="float">
            <text:p>0,95543007350407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055" calcext:value-type="float">
            <text:p>0,0055</text:p>
          </table:table-cell>
          <table:table-cell office:value-type="float" office:value="0.919" calcext:value-type="float">
            <text:p>0,919</text:p>
          </table:table-cell>
          <table:table-cell office:value-type="float" office:value="0.972765864408575" calcext:value-type="float">
            <text:p>0,972765864408575</text:p>
          </table:table-cell>
          <table:table-cell office:value-type="float" office:value="0.902472364259949" calcext:value-type="float">
            <text:p>0,902472364259949</text:p>
          </table:table-cell>
          <table:table-cell office:value-type="float" office:value="0.877883220253475" calcext:value-type="float">
            <text:p>0,877883220253475</text:p>
          </table:table-cell>
          <table:table-cell office:value-type="float" office:value="0.947022174694265" calcext:value-type="float">
            <text:p>0,94702217469426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055" calcext:value-type="float">
            <text:p>0,0055</text:p>
          </table:table-cell>
          <table:table-cell office:value-type="float" office:value="0.819" calcext:value-type="float">
            <text:p>0,819</text:p>
          </table:table-cell>
          <table:table-cell office:value-type="float" office:value="0.976549081277421" calcext:value-type="float">
            <text:p>0,976549081277421</text:p>
          </table:table-cell>
          <table:table-cell office:value-type="float" office:value="0.919290759458806" calcext:value-type="float">
            <text:p>0,919290759458806</text:p>
          </table:table-cell>
          <table:table-cell office:value-type="float" office:value="0.895101423282736" calcext:value-type="float">
            <text:p>0,895101423282736</text:p>
          </table:table-cell>
          <table:table-cell office:value-type="float" office:value="0.954352053406823" calcext:value-type="float">
            <text:p>0,95435205340682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054" calcext:value-type="float">
            <text:p>0,0054</text:p>
          </table:table-cell>
          <table:table-cell office:value-type="float" office:value="0.829" calcext:value-type="float">
            <text:p>0,829</text:p>
          </table:table-cell>
          <table:table-cell office:value-type="float" office:value="0.97807523266383" calcext:value-type="float">
            <text:p>0,97807523266383</text:p>
          </table:table-cell>
          <table:table-cell office:value-type="float" office:value="0.952977580608784" calcext:value-type="float">
            <text:p>0,952977580608784</text:p>
          </table:table-cell>
          <table:table-cell office:value-type="float" office:value="0.906811077163865" calcext:value-type="float">
            <text:p>0,906811077163865</text:p>
          </table:table-cell>
          <table:table-cell office:value-type="float" office:value="0.958333927584369" calcext:value-type="float">
            <text:p>0,95833392758436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054" calcext:value-type="float">
            <text:p>0,0054</text:p>
          </table:table-cell>
          <table:table-cell office:value-type="float" office:value="0.877" calcext:value-type="float">
            <text:p>0,877</text:p>
          </table:table-cell>
          <table:table-cell office:value-type="float" office:value="0.978756183177704" calcext:value-type="float">
            <text:p>0,978756183177704</text:p>
          </table:table-cell>
          <table:table-cell office:value-type="float" office:value="0.936972319993757" calcext:value-type="float">
            <text:p>0,936972319993757</text:p>
          </table:table-cell>
          <table:table-cell office:value-type="float" office:value="0.906521216756081" calcext:value-type="float">
            <text:p>0,906521216756081</text:p>
          </table:table-cell>
          <table:table-cell office:value-type="float" office:value="0.958936134580187" calcext:value-type="float">
            <text:p>0,95893613458018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053" calcext:value-type="float">
            <text:p>0,0053</text:p>
          </table:table-cell>
          <table:table-cell office:value-type="float" office:value="0.842" calcext:value-type="float">
            <text:p>0,842</text:p>
          </table:table-cell>
          <table:table-cell office:value-type="float" office:value="0.979509915287632" calcext:value-type="float">
            <text:p>0,979509915287632</text:p>
          </table:table-cell>
          <table:table-cell office:value-type="float" office:value="0.942352467161903" calcext:value-type="float">
            <text:p>0,942352467161903</text:p>
          </table:table-cell>
          <table:table-cell office:value-type="float" office:value="0.910222967792378" calcext:value-type="float">
            <text:p>0,910222967792378</text:p>
          </table:table-cell>
          <table:table-cell office:value-type="float" office:value="0.960460591299549" calcext:value-type="float">
            <text:p>0,96046059129954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053" calcext:value-type="float">
            <text:p>0,0053</text:p>
          </table:table-cell>
          <table:table-cell office:value-type="float" office:value="0.786" calcext:value-type="float">
            <text:p>0,786</text:p>
          </table:table-cell>
          <table:table-cell office:value-type="float" office:value="0.979200101736869" calcext:value-type="float">
            <text:p>0,979200101736869</text:p>
          </table:table-cell>
          <table:table-cell office:value-type="float" office:value="0.951534669891413" calcext:value-type="float">
            <text:p>0,951534669891413</text:p>
          </table:table-cell>
          <table:table-cell office:value-type="float" office:value="0.91061242879349" calcext:value-type="float">
            <text:p>0,91061242879349</text:p>
          </table:table-cell>
          <table:table-cell office:value-type="float" office:value="0.960241291595061" calcext:value-type="float">
            <text:p>0,96024129159506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801" calcext:value-type="float">
            <text:p>0,801</text:p>
          </table:table-cell>
          <table:table-cell office:value-type="float" office:value="0.979315765462487" calcext:value-type="float">
            <text:p>0,979315765462487</text:p>
          </table:table-cell>
          <table:table-cell office:value-type="float" office:value="0.940979873289443" calcext:value-type="float">
            <text:p>0,940979873289443</text:p>
          </table:table-cell>
          <table:table-cell office:value-type="float" office:value="0.909274827001551" calcext:value-type="float">
            <text:p>0,909274827001551</text:p>
          </table:table-cell>
          <table:table-cell office:value-type="float" office:value="0.960068982013461" calcext:value-type="float">
            <text:p>0,96006898201346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821" calcext:value-type="float">
            <text:p>0,821</text:p>
          </table:table-cell>
          <table:table-cell office:value-type="float" office:value="0.978840324603951" calcext:value-type="float">
            <text:p>0,978840324603951</text:p>
          </table:table-cell>
          <table:table-cell office:value-type="float" office:value="0.933596089683506" calcext:value-type="float">
            <text:p>0,933596089683506</text:p>
          </table:table-cell>
          <table:table-cell office:value-type="float" office:value="0.906231604965698" calcext:value-type="float">
            <text:p>0,906231604965698</text:p>
          </table:table-cell>
          <table:table-cell office:value-type="float" office:value="0.958955350440723" calcext:value-type="float">
            <text:p>0,95895535044072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77" calcext:value-type="float">
            <text:p>0,77</text:p>
          </table:table-cell>
          <table:table-cell office:value-type="float" office:value="0.979431183304335" calcext:value-type="float">
            <text:p>0,979431183304335</text:p>
          </table:table-cell>
          <table:table-cell office:value-type="float" office:value="0.94799052674014" calcext:value-type="float">
            <text:p>0,94799052674014</text:p>
          </table:table-cell>
          <table:table-cell office:value-type="float" office:value="0.91087261271409" calcext:value-type="float">
            <text:p>0,91087261271409</text:p>
          </table:table-cell>
          <table:table-cell office:value-type="float" office:value="0.96052256244459" calcext:value-type="float">
            <text:p>0,9605225624445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816" calcext:value-type="float">
            <text:p>0,816</text:p>
          </table:table-cell>
          <table:table-cell office:value-type="float" office:value="0.978791934677927" calcext:value-type="float">
            <text:p>0,978791934677927</text:p>
          </table:table-cell>
          <table:table-cell office:value-type="float" office:value="0.952139361207686" calcext:value-type="float">
            <text:p>0,952139361207686</text:p>
          </table:table-cell>
          <table:table-cell office:value-type="float" office:value="0.909237182478726" calcext:value-type="float">
            <text:p>0,909237182478726</text:p>
          </table:table-cell>
          <table:table-cell office:value-type="float" office:value="0.959549882076217" calcext:value-type="float">
            <text:p>0,95954988207621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836" calcext:value-type="float">
            <text:p>0,836</text:p>
          </table:table-cell>
          <table:table-cell office:value-type="float" office:value="0.978497611804703" calcext:value-type="float">
            <text:p>0,978497611804703</text:p>
          </table:table-cell>
          <table:table-cell office:value-type="float" office:value="0.936079278920138" calcext:value-type="float">
            <text:p>0,936079278920138</text:p>
          </table:table-cell>
          <table:table-cell office:value-type="float" office:value="0.905414161684234" calcext:value-type="float">
            <text:p>0,905414161684234</text:p>
          </table:table-cell>
          <table:table-cell office:value-type="float" office:value="0.958448296570925" calcext:value-type="float">
            <text:p>0,95844829657092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05" calcext:value-type="float">
            <text:p>0,005</text:p>
          </table:table-cell>
          <table:table-cell office:value-type="float" office:value="0.799" calcext:value-type="float">
            <text:p>0,799</text:p>
          </table:table-cell>
          <table:table-cell office:value-type="float" office:value="0.979302586092391" calcext:value-type="float">
            <text:p>0,979302586092391</text:p>
          </table:table-cell>
          <table:table-cell office:value-type="float" office:value="0.940885932335939" calcext:value-type="float">
            <text:p>0,940885932335939</text:p>
          </table:table-cell>
          <table:table-cell office:value-type="float" office:value="0.909210258146312" calcext:value-type="float">
            <text:p>0,909210258146312</text:p>
          </table:table-cell>
          <table:table-cell office:value-type="float" office:value="0.960042356473151" calcext:value-type="float">
            <text:p>0,96004235647315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05" calcext:value-type="float">
            <text:p>0,005</text:p>
          </table:table-cell>
          <table:table-cell office:value-type="float" office:value="0.823" calcext:value-type="float">
            <text:p>0,823</text:p>
          </table:table-cell>
          <table:table-cell office:value-type="float" office:value="0.979571927174538" calcext:value-type="float">
            <text:p>0,979571927174538</text:p>
          </table:table-cell>
          <table:table-cell office:value-type="float" office:value="0.945288261796694" calcext:value-type="float">
            <text:p>0,945288261796694</text:p>
          </table:table-cell>
          <table:table-cell office:value-type="float" office:value="0.910941957229533" calcext:value-type="float">
            <text:p>0,910941957229533</text:p>
          </table:table-cell>
          <table:table-cell office:value-type="float" office:value="0.960674628489531" calcext:value-type="float">
            <text:p>0,96067462848953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05" calcext:value-type="float">
            <text:p>0,005</text:p>
          </table:table-cell>
          <table:table-cell office:value-type="float" office:value="0.873" calcext:value-type="float">
            <text:p>0,873</text:p>
          </table:table-cell>
          <table:table-cell office:value-type="float" office:value="0.979631971991281" calcext:value-type="float">
            <text:p>0,979631971991281</text:p>
          </table:table-cell>
          <table:table-cell office:value-type="float" office:value="0.948037110884803" calcext:value-type="float">
            <text:p>0,948037110884803</text:p>
          </table:table-cell>
          <table:table-cell office:value-type="float" office:value="0.911615110650147" calcext:value-type="float">
            <text:p>0,911615110650147</text:p>
          </table:table-cell>
          <table:table-cell office:value-type="float" office:value="0.960876771249542" calcext:value-type="float">
            <text:p>0,96087677124954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049" calcext:value-type="float">
            <text:p>0,0049</text:p>
          </table:table-cell>
          <table:table-cell office:value-type="float" office:value="0.909" calcext:value-type="float">
            <text:p>0,909</text:p>
          </table:table-cell>
          <table:table-cell office:value-type="float" office:value="0.979496981801306" calcext:value-type="float">
            <text:p>0,979496981801306</text:p>
          </table:table-cell>
          <table:table-cell office:value-type="float" office:value="0.941730402465042" calcext:value-type="float">
            <text:p>0,941730402465042</text:p>
          </table:table-cell>
          <table:table-cell office:value-type="float" office:value="0.910070332829081" calcext:value-type="float">
            <text:p>0,910070332829081</text:p>
          </table:table-cell>
          <table:table-cell office:value-type="float" office:value="0.960415351497671" calcext:value-type="float">
            <text:p>0,96041535149767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049" calcext:value-type="float">
            <text:p>0,0049</text:p>
          </table:table-cell>
          <table:table-cell office:value-type="float" office:value="0.879" calcext:value-type="float">
            <text:p>0,879</text:p>
          </table:table-cell>
          <table:table-cell office:value-type="float" office:value="0.979226755537585" calcext:value-type="float">
            <text:p>0,979226755537585</text:p>
          </table:table-cell>
          <table:table-cell office:value-type="float" office:value="0.939770426177435" calcext:value-type="float">
            <text:p>0,939770426177435</text:p>
          </table:table-cell>
          <table:table-cell office:value-type="float" office:value="0.908739872440374" calcext:value-type="float">
            <text:p>0,908739872440374</text:p>
          </table:table-cell>
          <table:table-cell office:value-type="float" office:value="0.959867986597611" calcext:value-type="float">
            <text:p>0,95986798659761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048" calcext:value-type="float">
            <text:p>0,0048</text:p>
          </table:table-cell>
          <table:table-cell office:value-type="float" office:value="0.842" calcext:value-type="float">
            <text:p>0,842</text:p>
          </table:table-cell>
          <table:table-cell office:value-type="float" office:value="0.978410667303473" calcext:value-type="float">
            <text:p>0,978410667303473</text:p>
          </table:table-cell>
          <table:table-cell office:value-type="float" office:value="0.93184608806379" calcext:value-type="float">
            <text:p>0,93184608806379</text:p>
          </table:table-cell>
          <table:table-cell office:value-type="float" office:value="0.90433111419666" calcext:value-type="float">
            <text:p>0,90433111419666</text:p>
          </table:table-cell>
          <table:table-cell office:value-type="float" office:value="0.958131635342519" calcext:value-type="float">
            <text:p>0,95813163534251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048" calcext:value-type="float">
            <text:p>0,0048</text:p>
          </table:table-cell>
          <table:table-cell office:value-type="float" office:value="0.844" calcext:value-type="float">
            <text:p>0,844</text:p>
          </table:table-cell>
          <table:table-cell office:value-type="float" office:value="0.978155587480011" calcext:value-type="float">
            <text:p>0,978155587480011</text:p>
          </table:table-cell>
          <table:table-cell office:value-type="float" office:value="0.934709249145471" calcext:value-type="float">
            <text:p>0,934709249145471</text:p>
          </table:table-cell>
          <table:table-cell office:value-type="float" office:value="0.903916702068165" calcext:value-type="float">
            <text:p>0,903916702068165</text:p>
          </table:table-cell>
          <table:table-cell office:value-type="float" office:value="0.957796105923682" calcext:value-type="float">
            <text:p>0,95779610592368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47" calcext:value-type="float">
            <text:p>0,0047</text:p>
          </table:table-cell>
          <table:table-cell office:value-type="float" office:value="0.822" calcext:value-type="float">
            <text:p>0,822</text:p>
          </table:table-cell>
          <table:table-cell office:value-type="float" office:value="0.977300993847447" calcext:value-type="float">
            <text:p>0,977300993847447</text:p>
          </table:table-cell>
          <table:table-cell office:value-type="float" office:value="0.929082657949628" calcext:value-type="float">
            <text:p>0,929082657949628</text:p>
          </table:table-cell>
          <table:table-cell office:value-type="float" office:value="0.89975887659015" calcext:value-type="float">
            <text:p>0,89975887659015</text:p>
          </table:table-cell>
          <table:table-cell office:value-type="float" office:value="0.956078121848566" calcext:value-type="float">
            <text:p>0,95607812184856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047" calcext:value-type="float">
            <text:p>0,0047</text:p>
          </table:table-cell>
          <table:table-cell office:value-type="float" office:value="0.808" calcext:value-type="float">
            <text:p>0,808</text:p>
          </table:table-cell>
          <table:table-cell office:value-type="float" office:value="0.978995969030644" calcext:value-type="float">
            <text:p>0,978995969030644</text:p>
          </table:table-cell>
          <table:table-cell office:value-type="float" office:value="0.941618075891845" calcext:value-type="float">
            <text:p>0,941618075891845</text:p>
          </table:table-cell>
          <table:table-cell office:value-type="float" office:value="0.908209217339565" calcext:value-type="float">
            <text:p>0,908209217339565</text:p>
          </table:table-cell>
          <table:table-cell office:value-type="float" office:value="0.9595302569466" calcext:value-type="float">
            <text:p>0,959530256946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047" calcext:value-type="float">
            <text:p>0,0047</text:p>
          </table:table-cell>
          <table:table-cell office:value-type="float" office:value="0.803" calcext:value-type="float">
            <text:p>0,803</text:p>
          </table:table-cell>
          <table:table-cell office:value-type="float" office:value="0.978388095173346" calcext:value-type="float">
            <text:p>0,978388095173346</text:p>
          </table:table-cell>
          <table:table-cell office:value-type="float" office:value="0.952322441559592" calcext:value-type="float">
            <text:p>0,952322441559592</text:p>
          </table:table-cell>
          <table:table-cell office:value-type="float" office:value="0.907818100599128" calcext:value-type="float">
            <text:p>0,907818100599128</text:p>
          </table:table-cell>
          <table:table-cell office:value-type="float" office:value="0.95885364315593" calcext:value-type="float">
            <text:p>0,9588536431559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935" calcext:value-type="float">
            <text:p>0,935</text:p>
          </table:table-cell>
          <table:table-cell office:value-type="float" office:value="0.979356975582414" calcext:value-type="float">
            <text:p>0,979356975582414</text:p>
          </table:table-cell>
          <table:table-cell office:value-type="float" office:value="0.942488092866407" calcext:value-type="float">
            <text:p>0,942488092866407</text:p>
          </table:table-cell>
          <table:table-cell office:value-type="float" office:value="0.909682575329016" calcext:value-type="float">
            <text:p>0,909682575329016</text:p>
          </table:table-cell>
          <table:table-cell office:value-type="float" office:value="0.960196283731857" calcext:value-type="float">
            <text:p>0,96019628373185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832" calcext:value-type="float">
            <text:p>0,832</text:p>
          </table:table-cell>
          <table:table-cell office:value-type="float" office:value="0.978502775363882" calcext:value-type="float">
            <text:p>0,978502775363882</text:p>
          </table:table-cell>
          <table:table-cell office:value-type="float" office:value="0.95069274766433" calcext:value-type="float">
            <text:p>0,95069274766433</text:p>
          </table:table-cell>
          <table:table-cell office:value-type="float" office:value="0.907957293887548" calcext:value-type="float">
            <text:p>0,907957293887548</text:p>
          </table:table-cell>
          <table:table-cell office:value-type="float" office:value="0.958995477525462" calcext:value-type="float">
            <text:p>0,95899547752546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81" calcext:value-type="float">
            <text:p>0,81</text:p>
          </table:table-cell>
          <table:table-cell office:value-type="float" office:value="0.977894950683338" calcext:value-type="float">
            <text:p>0,977894950683338</text:p>
          </table:table-cell>
          <table:table-cell office:value-type="float" office:value="0.955423470910536" calcext:value-type="float">
            <text:p>0,955423470910536</text:p>
          </table:table-cell>
          <table:table-cell office:value-type="float" office:value="0.906579964628979" calcext:value-type="float">
            <text:p>0,906579964628979</text:p>
          </table:table-cell>
          <table:table-cell office:value-type="float" office:value="0.958108106853301" calcext:value-type="float">
            <text:p>0,95810810685330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791" calcext:value-type="float">
            <text:p>0,791</text:p>
          </table:table-cell>
          <table:table-cell office:value-type="float" office:value="0.979453066959904" calcext:value-type="float">
            <text:p>0,979453066959904</text:p>
          </table:table-cell>
          <table:table-cell office:value-type="float" office:value="0.93898170427843" calcext:value-type="float">
            <text:p>0,93898170427843</text:p>
          </table:table-cell>
          <table:table-cell office:value-type="float" office:value="0.909440437819026" calcext:value-type="float">
            <text:p>0,909440437819026</text:p>
          </table:table-cell>
          <table:table-cell office:value-type="float" office:value="0.960237732355907" calcext:value-type="float">
            <text:p>0,96023773235590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844" calcext:value-type="float">
            <text:p>0,844</text:p>
          </table:table-cell>
          <table:table-cell office:value-type="float" office:value="0.978248924959273" calcext:value-type="float">
            <text:p>0,978248924959273</text:p>
          </table:table-cell>
          <table:table-cell office:value-type="float" office:value="0.943924032383968" calcext:value-type="float">
            <text:p>0,943924032383968</text:p>
          </table:table-cell>
          <table:table-cell office:value-type="float" office:value="0.9058901198016" calcext:value-type="float">
            <text:p>0,9058901198016</text:p>
          </table:table-cell>
          <table:table-cell office:value-type="float" office:value="0.958308447074721" calcext:value-type="float">
            <text:p>0,95830844707472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832" calcext:value-type="float">
            <text:p>0,832</text:p>
          </table:table-cell>
          <table:table-cell office:value-type="float" office:value="0.978479318052182" calcext:value-type="float">
            <text:p>0,978479318052182</text:p>
          </table:table-cell>
          <table:table-cell office:value-type="float" office:value="0.948553498467147" calcext:value-type="float">
            <text:p>0,948553498467147</text:p>
          </table:table-cell>
          <table:table-cell office:value-type="float" office:value="0.907513465424709" calcext:value-type="float">
            <text:p>0,907513465424709</text:p>
          </table:table-cell>
          <table:table-cell office:value-type="float" office:value="0.958878404913771" calcext:value-type="float">
            <text:p>0,95887840491377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825" calcext:value-type="float">
            <text:p>0,825</text:p>
          </table:table-cell>
          <table:table-cell office:value-type="float" office:value="0.979048538980766" calcext:value-type="float">
            <text:p>0,979048538980766</text:p>
          </table:table-cell>
          <table:table-cell office:value-type="float" office:value="0.944284778399903" calcext:value-type="float">
            <text:p>0,944284778399903</text:p>
          </table:table-cell>
          <table:table-cell office:value-type="float" office:value="0.908856002572273" calcext:value-type="float">
            <text:p>0,908856002572273</text:p>
          </table:table-cell>
          <table:table-cell office:value-type="float" office:value="0.959719546342565" calcext:value-type="float">
            <text:p>0,95971954634256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852" calcext:value-type="float">
            <text:p>0,852</text:p>
          </table:table-cell>
          <table:table-cell office:value-type="float" office:value="0.977808301242633" calcext:value-type="float">
            <text:p>0,977808301242633</text:p>
          </table:table-cell>
          <table:table-cell office:value-type="float" office:value="0.929276799302938" calcext:value-type="float">
            <text:p>0,929276799302938</text:p>
          </table:table-cell>
          <table:table-cell office:value-type="float" office:value="0.901645184869041" calcext:value-type="float">
            <text:p>0,901645184869041</text:p>
          </table:table-cell>
          <table:table-cell office:value-type="float" office:value="0.956972771856184" calcext:value-type="float">
            <text:p>0,95697277185618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852" calcext:value-type="float">
            <text:p>0,852</text:p>
          </table:table-cell>
          <table:table-cell office:value-type="float" office:value="0.97817806125663" calcext:value-type="float">
            <text:p>0,97817806125663</text:p>
          </table:table-cell>
          <table:table-cell office:value-type="float" office:value="0.932952993360363" calcext:value-type="float">
            <text:p>0,932952993360363</text:p>
          </table:table-cell>
          <table:table-cell office:value-type="float" office:value="0.903679275119905" calcext:value-type="float">
            <text:p>0,903679275119905</text:p>
          </table:table-cell>
          <table:table-cell office:value-type="float" office:value="0.957766882279427" calcext:value-type="float">
            <text:p>0,95776688227942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803" calcext:value-type="float">
            <text:p>0,803</text:p>
          </table:table-cell>
          <table:table-cell office:value-type="float" office:value="0.979597744970435" calcext:value-type="float">
            <text:p>0,979597744970435</text:p>
          </table:table-cell>
          <table:table-cell office:value-type="float" office:value="0.945091037504346" calcext:value-type="float">
            <text:p>0,945091037504346</text:p>
          </table:table-cell>
          <table:table-cell office:value-type="float" office:value="0.911004176195274" calcext:value-type="float">
            <text:p>0,911004176195274</text:p>
          </table:table-cell>
          <table:table-cell office:value-type="float" office:value="0.960713067541981" calcext:value-type="float">
            <text:p>0,96071306754198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803" calcext:value-type="float">
            <text:p>0,803</text:p>
          </table:table-cell>
          <table:table-cell office:value-type="float" office:value="0.979566616085097" calcext:value-type="float">
            <text:p>0,979566616085097</text:p>
          </table:table-cell>
          <table:table-cell office:value-type="float" office:value="0.949744818412532" calcext:value-type="float">
            <text:p>0,949744818412532</text:p>
          </table:table-cell>
          <table:table-cell office:value-type="float" office:value="0.911654478385363" calcext:value-type="float">
            <text:p>0,911654478385363</text:p>
          </table:table-cell>
          <table:table-cell office:value-type="float" office:value="0.960821300989172" calcext:value-type="float">
            <text:p>0,96082130098917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826" calcext:value-type="float">
            <text:p>0,826</text:p>
          </table:table-cell>
          <table:table-cell office:value-type="float" office:value="0.969087148142168" calcext:value-type="float">
            <text:p>0,969087148142168</text:p>
          </table:table-cell>
          <table:table-cell office:value-type="float" office:value="0.954227028645576" calcext:value-type="float">
            <text:p>0,954227028645576</text:p>
          </table:table-cell>
          <table:table-cell office:value-type="float" office:value="0.876993587299013" calcext:value-type="float">
            <text:p>0,876993587299013</text:p>
          </table:table-cell>
          <table:table-cell office:value-type="float" office:value="0.943272114174265" calcext:value-type="float">
            <text:p>0,94327211417426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993" calcext:value-type="float">
            <text:p>0,993</text:p>
          </table:table-cell>
          <table:table-cell office:value-type="float" office:value="0.978192470045578" calcext:value-type="float">
            <text:p>0,978192470045578</text:p>
          </table:table-cell>
          <table:table-cell office:value-type="float" office:value="0.949095043435002" calcext:value-type="float">
            <text:p>0,949095043435002</text:p>
          </table:table-cell>
          <table:table-cell office:value-type="float" office:value="0.906574777092036" calcext:value-type="float">
            <text:p>0,906574777092036</text:p>
          </table:table-cell>
          <table:table-cell office:value-type="float" office:value="0.958398788350373" calcext:value-type="float">
            <text:p>0,95839878835037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873" calcext:value-type="float">
            <text:p>0,873</text:p>
          </table:table-cell>
          <table:table-cell office:value-type="float" office:value="0.975320203369483" calcext:value-type="float">
            <text:p>0,975320203369483</text:p>
          </table:table-cell>
          <table:table-cell office:value-type="float" office:value="0.955467850069215" calcext:value-type="float">
            <text:p>0,955467850069215</text:p>
          </table:table-cell>
          <table:table-cell office:value-type="float" office:value="0.89764102214931" calcext:value-type="float">
            <text:p>0,89764102214931</text:p>
          </table:table-cell>
          <table:table-cell office:value-type="float" office:value="0.953698672334494" calcext:value-type="float">
            <text:p>0,95369867233449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04" calcext:value-type="float">
            <text:p>0,004</text:p>
          </table:table-cell>
          <table:table-cell office:value-type="float" office:value="0.846" calcext:value-type="float">
            <text:p>0,846</text:p>
          </table:table-cell>
          <table:table-cell office:value-type="float" office:value="0.978887878525156" calcext:value-type="float">
            <text:p>0,978887878525156</text:p>
          </table:table-cell>
          <table:table-cell office:value-type="float" office:value="0.9485667913948" calcext:value-type="float">
            <text:p>0,9485667913948</text:p>
          </table:table-cell>
          <table:table-cell office:value-type="float" office:value="0.908991317519425" calcext:value-type="float">
            <text:p>0,908991317519425</text:p>
          </table:table-cell>
          <table:table-cell office:value-type="float" office:value="0.959591614858819" calcext:value-type="float">
            <text:p>0,95959161485881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04" calcext:value-type="float">
            <text:p>0,004</text:p>
          </table:table-cell>
          <table:table-cell office:value-type="float" office:value="0.877" calcext:value-type="float">
            <text:p>0,877</text:p>
          </table:table-cell>
          <table:table-cell office:value-type="float" office:value="0.978606833375535" calcext:value-type="float">
            <text:p>0,978606833375535</text:p>
          </table:table-cell>
          <table:table-cell office:value-type="float" office:value="0.951478843911355" calcext:value-type="float">
            <text:p>0,951478843911355</text:p>
          </table:table-cell>
          <table:table-cell office:value-type="float" office:value="0.908462147757441" calcext:value-type="float">
            <text:p>0,908462147757441</text:p>
          </table:table-cell>
          <table:table-cell office:value-type="float" office:value="0.959204347409084" calcext:value-type="float">
            <text:p>0,95920434740908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837" calcext:value-type="float">
            <text:p>0,837</text:p>
          </table:table-cell>
          <table:table-cell office:value-type="float" office:value="0.978789377486715" calcext:value-type="float">
            <text:p>0,978789377486715</text:p>
          </table:table-cell>
          <table:table-cell office:value-type="float" office:value="0.947607094492723" calcext:value-type="float">
            <text:p>0,947607094492723</text:p>
          </table:table-cell>
          <table:table-cell office:value-type="float" office:value="0.908473790888007" calcext:value-type="float">
            <text:p>0,908473790888007</text:p>
          </table:table-cell>
          <table:table-cell office:value-type="float" office:value="0.959385375706272" calcext:value-type="float">
            <text:p>0,95938537570627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846" calcext:value-type="float">
            <text:p>0,846</text:p>
          </table:table-cell>
          <table:table-cell office:value-type="float" office:value="0.978789180779698" calcext:value-type="float">
            <text:p>0,978789180779698</text:p>
          </table:table-cell>
          <table:table-cell office:value-type="float" office:value="0.938645280988706" calcext:value-type="float">
            <text:p>0,938645280988706</text:p>
          </table:table-cell>
          <table:table-cell office:value-type="float" office:value="0.906936267750205" calcext:value-type="float">
            <text:p>0,906936267750205</text:p>
          </table:table-cell>
          <table:table-cell office:value-type="float" office:value="0.959057070752515" calcext:value-type="float">
            <text:p>0,95905707075251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038" calcext:value-type="float">
            <text:p>0,0038</text:p>
          </table:table-cell>
          <table:table-cell office:value-type="float" office:value="0.818" calcext:value-type="float">
            <text:p>0,818</text:p>
          </table:table-cell>
          <table:table-cell office:value-type="float" office:value="0.979127615201341" calcext:value-type="float">
            <text:p>0,979127615201341</text:p>
          </table:table-cell>
          <table:table-cell office:value-type="float" office:value="0.942045874975939" calcext:value-type="float">
            <text:p>0,942045874975939</text:p>
          </table:table-cell>
          <table:table-cell office:value-type="float" office:value="0.90876496790642" calcext:value-type="float">
            <text:p>0,90876496790642</text:p>
          </table:table-cell>
          <table:table-cell office:value-type="float" office:value="0.959777053894833" calcext:value-type="float">
            <text:p>0,95977705389483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038" calcext:value-type="float">
            <text:p>0,0038</text:p>
          </table:table-cell>
          <table:table-cell office:value-type="float" office:value="0.776" calcext:value-type="float">
            <text:p>0,776</text:p>
          </table:table-cell>
          <table:table-cell office:value-type="float" office:value="0.979486015385144" calcext:value-type="float">
            <text:p>0,979486015385144</text:p>
          </table:table-cell>
          <table:table-cell office:value-type="float" office:value="0.945067597469622" calcext:value-type="float">
            <text:p>0,945067597469622</text:p>
          </table:table-cell>
          <table:table-cell office:value-type="float" office:value="0.910589636392349" calcext:value-type="float">
            <text:p>0,910589636392349</text:p>
          </table:table-cell>
          <table:table-cell office:value-type="float" office:value="0.96051570374396" calcext:value-type="float">
            <text:p>0,9605157037439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038" calcext:value-type="float">
            <text:p>0,0038</text:p>
          </table:table-cell>
          <table:table-cell office:value-type="float" office:value="0.795" calcext:value-type="float">
            <text:p>0,795</text:p>
          </table:table-cell>
          <table:table-cell office:value-type="float" office:value="0.972151695926753" calcext:value-type="float">
            <text:p>0,972151695926753</text:p>
          </table:table-cell>
          <table:table-cell office:value-type="float" office:value="0.896986363428465" calcext:value-type="float">
            <text:p>0,896986363428465</text:p>
          </table:table-cell>
          <table:table-cell office:value-type="float" office:value="0.874406534598075" calcext:value-type="float">
            <text:p>0,874406534598075</text:p>
          </table:table-cell>
          <table:table-cell office:value-type="float" office:value="0.94568691009583" calcext:value-type="float">
            <text:p>0,9456869100958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822" calcext:value-type="float">
            <text:p>0,822</text:p>
          </table:table-cell>
          <table:table-cell office:value-type="float" office:value="0.978996018207398" calcext:value-type="float">
            <text:p>0,978996018207398</text:p>
          </table:table-cell>
          <table:table-cell office:value-type="float" office:value="0.951621474259954" calcext:value-type="float">
            <text:p>0,951621474259954</text:p>
          </table:table-cell>
          <table:table-cell office:value-type="float" office:value="0.909888083970797" calcext:value-type="float">
            <text:p>0,909888083970797</text:p>
          </table:table-cell>
          <table:table-cell office:value-type="float" office:value="0.959887776945528" calcext:value-type="float">
            <text:p>0,95988777694552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803" calcext:value-type="float">
            <text:p>0,803</text:p>
          </table:table-cell>
          <table:table-cell office:value-type="float" office:value="0.979134893360946" calcext:value-type="float">
            <text:p>0,979134893360946</text:p>
          </table:table-cell>
          <table:table-cell office:value-type="float" office:value="0.949013616639719" calcext:value-type="float">
            <text:p>0,949013616639719</text:p>
          </table:table-cell>
          <table:table-cell office:value-type="float" office:value="0.909961710083076" calcext:value-type="float">
            <text:p>0,909961710083076</text:p>
          </table:table-cell>
          <table:table-cell office:value-type="float" office:value="0.960039292199288" calcext:value-type="float">
            <text:p>0,96003929219928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85" calcext:value-type="float">
            <text:p>0,85</text:p>
          </table:table-cell>
          <table:table-cell office:value-type="float" office:value="0.979640872983772" calcext:value-type="float">
            <text:p>0,979640872983772</text:p>
          </table:table-cell>
          <table:table-cell office:value-type="float" office:value="0.942251609404783" calcext:value-type="float">
            <text:p>0,942251609404783</text:p>
          </table:table-cell>
          <table:table-cell office:value-type="float" office:value="0.91068944037133" calcext:value-type="float">
            <text:p>0,91068944037133</text:p>
          </table:table-cell>
          <table:table-cell office:value-type="float" office:value="0.96068773738589" calcext:value-type="float">
            <text:p>0,9606877373858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797" calcext:value-type="float">
            <text:p>0,797</text:p>
          </table:table-cell>
          <table:table-cell office:value-type="float" office:value="0.979037425034341" calcext:value-type="float">
            <text:p>0,979037425034341</text:p>
          </table:table-cell>
          <table:table-cell office:value-type="float" office:value="0.949492247917638" calcext:value-type="float">
            <text:p>0,949492247917638</text:p>
          </table:table-cell>
          <table:table-cell office:value-type="float" office:value="0.909687092178737" calcext:value-type="float">
            <text:p>0,909687092178737</text:p>
          </table:table-cell>
          <table:table-cell office:value-type="float" office:value="0.959885642465652" calcext:value-type="float">
            <text:p>0,95988564246565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759" calcext:value-type="float">
            <text:p>0,759</text:p>
          </table:table-cell>
          <table:table-cell office:value-type="float" office:value="0.979077651619186" calcext:value-type="float">
            <text:p>0,979077651619186</text:p>
          </table:table-cell>
          <table:table-cell office:value-type="float" office:value="0.951011007910931" calcext:value-type="float">
            <text:p>0,951011007910931</text:p>
          </table:table-cell>
          <table:table-cell office:value-type="float" office:value="0.910083145861771" calcext:value-type="float">
            <text:p>0,910083145861771</text:p>
          </table:table-cell>
          <table:table-cell office:value-type="float" office:value="0.960009090465473" calcext:value-type="float">
            <text:p>0,96000909046547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786" calcext:value-type="float">
            <text:p>0,786</text:p>
          </table:table-cell>
          <table:table-cell office:value-type="float" office:value="0.979257638539153" calcext:value-type="float">
            <text:p>0,979257638539153</text:p>
          </table:table-cell>
          <table:table-cell office:value-type="float" office:value="0.941202899113493" calcext:value-type="float">
            <text:p>0,941202899113493</text:p>
          </table:table-cell>
          <table:table-cell office:value-type="float" office:value="0.90909884906025" calcext:value-type="float">
            <text:p>0,90909884906025</text:p>
          </table:table-cell>
          <table:table-cell office:value-type="float" office:value="0.959974845123738" calcext:value-type="float">
            <text:p>0,95997484512373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82" calcext:value-type="float">
            <text:p>0,82</text:p>
          </table:table-cell>
          <table:table-cell office:value-type="float" office:value="0.978850700899064" calcext:value-type="float">
            <text:p>0,978850700899064</text:p>
          </table:table-cell>
          <table:table-cell office:value-type="float" office:value="0.937122745330121" calcext:value-type="float">
            <text:p>0,937122745330121</text:p>
          </table:table-cell>
          <table:table-cell office:value-type="float" office:value="0.906895126558907" calcext:value-type="float">
            <text:p>0,906895126558907</text:p>
          </table:table-cell>
          <table:table-cell office:value-type="float" office:value="0.959107892757066" calcext:value-type="float">
            <text:p>0,95910789275706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861" calcext:value-type="float">
            <text:p>0,861</text:p>
          </table:table-cell>
          <table:table-cell office:value-type="float" office:value="0.979439690882792" calcext:value-type="float">
            <text:p>0,979439690882792</text:p>
          </table:table-cell>
          <table:table-cell office:value-type="float" office:value="0.943195744191077" calcext:value-type="float">
            <text:p>0,943195744191077</text:p>
          </table:table-cell>
          <table:table-cell office:value-type="float" office:value="0.910106190920687" calcext:value-type="float">
            <text:p>0,910106190920687</text:p>
          </table:table-cell>
          <table:table-cell office:value-type="float" office:value="0.960367317962305" calcext:value-type="float">
            <text:p>0,96036731796230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871" calcext:value-type="float">
            <text:p>0,871</text:p>
          </table:table-cell>
          <table:table-cell office:value-type="float" office:value="0.979306766116489" calcext:value-type="float">
            <text:p>0,979306766116489</text:p>
          </table:table-cell>
          <table:table-cell office:value-type="float" office:value="0.944735780504717" calcext:value-type="float">
            <text:p>0,944735780504717</text:p>
          </table:table-cell>
          <table:table-cell office:value-type="float" office:value="0.909876664782427" calcext:value-type="float">
            <text:p>0,909876664782427</text:p>
          </table:table-cell>
          <table:table-cell office:value-type="float" office:value="0.960188884609312" calcext:value-type="float">
            <text:p>0,96018888460931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818" calcext:value-type="float">
            <text:p>0,818</text:p>
          </table:table-cell>
          <table:table-cell office:value-type="float" office:value="0.979016524913853" calcext:value-type="float">
            <text:p>0,979016524913853</text:p>
          </table:table-cell>
          <table:table-cell office:value-type="float" office:value="0.934052724986364" calcext:value-type="float">
            <text:p>0,934052724986364</text:p>
          </table:table-cell>
          <table:table-cell office:value-type="float" office:value="0.906964727891328" calcext:value-type="float">
            <text:p>0,906964727891328</text:p>
          </table:table-cell>
          <table:table-cell office:value-type="float" office:value="0.959283303683413" calcext:value-type="float">
            <text:p>0,95928330368341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755" calcext:value-type="float">
            <text:p>0,755</text:p>
          </table:table-cell>
          <table:table-cell office:value-type="float" office:value="0.97872510346912" calcext:value-type="float">
            <text:p>0,97872510346912</text:p>
          </table:table-cell>
          <table:table-cell office:value-type="float" office:value="0.948202529400207" calcext:value-type="float">
            <text:p>0,948202529400207</text:p>
          </table:table-cell>
          <table:table-cell office:value-type="float" office:value="0.908341233246203" calcext:value-type="float">
            <text:p>0,908341233246203</text:p>
          </table:table-cell>
          <table:table-cell office:value-type="float" office:value="0.959294412644765" calcext:value-type="float">
            <text:p>0,95929441264476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798" calcext:value-type="float">
            <text:p>0,798</text:p>
          </table:table-cell>
          <table:table-cell office:value-type="float" office:value="0.979278489482887" calcext:value-type="float">
            <text:p>0,979278489482887</text:p>
          </table:table-cell>
          <table:table-cell office:value-type="float" office:value="0.944209487349796" calcext:value-type="float">
            <text:p>0,944209487349796</text:p>
          </table:table-cell>
          <table:table-cell office:value-type="float" office:value="0.909684666051528" calcext:value-type="float">
            <text:p>0,909684666051528</text:p>
          </table:table-cell>
          <table:table-cell office:value-type="float" office:value="0.96012035690042" calcext:value-type="float">
            <text:p>0,9601203569004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832" calcext:value-type="float">
            <text:p>0,832</text:p>
          </table:table-cell>
          <table:table-cell office:value-type="float" office:value="0.977939013055002" calcext:value-type="float">
            <text:p>0,977939013055002</text:p>
          </table:table-cell>
          <table:table-cell office:value-type="float" office:value="0.928305267221195" calcext:value-type="float">
            <text:p>0,928305267221195</text:p>
          </table:table-cell>
          <table:table-cell office:value-type="float" office:value="0.901941972845833" calcext:value-type="float">
            <text:p>0,901941972845833</text:p>
          </table:table-cell>
          <table:table-cell office:value-type="float" office:value="0.95716260462053" calcext:value-type="float">
            <text:p>0,9571626046205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813" calcext:value-type="float">
            <text:p>0,813</text:p>
          </table:table-cell>
          <table:table-cell office:value-type="float" office:value="0.978375505924299" calcext:value-type="float">
            <text:p>0,978375505924299</text:p>
          </table:table-cell>
          <table:table-cell office:value-type="float" office:value="0.949436877346203" calcext:value-type="float">
            <text:p>0,949436877346203</text:p>
          </table:table-cell>
          <table:table-cell office:value-type="float" office:value="0.907289260635764" calcext:value-type="float">
            <text:p>0,907289260635764</text:p>
          </table:table-cell>
          <table:table-cell office:value-type="float" office:value="0.958729318019888" calcext:value-type="float">
            <text:p>0,95872931801988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788" calcext:value-type="float">
            <text:p>0,788</text:p>
          </table:table-cell>
          <table:table-cell office:value-type="float" office:value="0.979187856725101" calcext:value-type="float">
            <text:p>0,979187856725101</text:p>
          </table:table-cell>
          <table:table-cell office:value-type="float" office:value="0.949774489099818" calcext:value-type="float">
            <text:p>0,949774489099818</text:p>
          </table:table-cell>
          <table:table-cell office:value-type="float" office:value="0.910279609130688" calcext:value-type="float">
            <text:p>0,910279609130688</text:p>
          </table:table-cell>
          <table:table-cell office:value-type="float" office:value="0.960158639420757" calcext:value-type="float">
            <text:p>0,96015863942075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787" calcext:value-type="float">
            <text:p>0,787</text:p>
          </table:table-cell>
          <table:table-cell office:value-type="float" office:value="0.979587811266109" calcext:value-type="float">
            <text:p>0,979587811266109</text:p>
          </table:table-cell>
          <table:table-cell office:value-type="float" office:value="0.947644709154571" calcext:value-type="float">
            <text:p>0,947644709154571</text:p>
          </table:table-cell>
          <table:table-cell office:value-type="float" office:value="0.91138898745545" calcext:value-type="float">
            <text:p>0,91138898745545</text:p>
          </table:table-cell>
          <table:table-cell office:value-type="float" office:value="0.960785476499138" calcext:value-type="float">
            <text:p>0,96078547649913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3" calcext:value-type="float">
            <text:p>0,003</text:p>
          </table:table-cell>
          <table:table-cell office:value-type="float" office:value="0.803" calcext:value-type="float">
            <text:p>0,803</text:p>
          </table:table-cell>
          <table:table-cell office:value-type="float" office:value="0.979576353082406" calcext:value-type="float">
            <text:p>0,979576353082406</text:p>
          </table:table-cell>
          <table:table-cell office:value-type="float" office:value="0.946527502114317" calcext:value-type="float">
            <text:p>0,946527502114317</text:p>
          </table:table-cell>
          <table:table-cell office:value-type="float" office:value="0.911163190973219" calcext:value-type="float">
            <text:p>0,911163190973219</text:p>
          </table:table-cell>
          <table:table-cell office:value-type="float" office:value="0.960726155780319" calcext:value-type="float">
            <text:p>0,96072615578031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03" calcext:value-type="float">
            <text:p>0,003</text:p>
          </table:table-cell>
          <table:table-cell office:value-type="float" office:value="0.792" calcext:value-type="float">
            <text:p>0,792</text:p>
          </table:table-cell>
          <table:table-cell office:value-type="float" office:value="0.978822178381692" calcext:value-type="float">
            <text:p>0,978822178381692</text:p>
          </table:table-cell>
          <table:table-cell office:value-type="float" office:value="0.951063197301449" calcext:value-type="float">
            <text:p>0,951063197301449</text:p>
          </table:table-cell>
          <table:table-cell office:value-type="float" office:value="0.909168541460736" calcext:value-type="float">
            <text:p>0,909168541460736</text:p>
          </table:table-cell>
          <table:table-cell office:value-type="float" office:value="0.959564963037931" calcext:value-type="float">
            <text:p>0,95956496303793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029" calcext:value-type="float">
            <text:p>0,0029</text:p>
          </table:table-cell>
          <table:table-cell office:value-type="float" office:value="0.755" calcext:value-type="float">
            <text:p>0,755</text:p>
          </table:table-cell>
          <table:table-cell office:value-type="float" office:value="0.979363761974478" calcext:value-type="float">
            <text:p>0,979363761974478</text:p>
          </table:table-cell>
          <table:table-cell office:value-type="float" office:value="0.937841772533007" calcext:value-type="float">
            <text:p>0,937841772533007</text:p>
          </table:table-cell>
          <table:table-cell office:value-type="float" office:value="0.908913772488468" calcext:value-type="float">
            <text:p>0,908913772488468</text:p>
          </table:table-cell>
          <table:table-cell office:value-type="float" office:value="0.960038143169979" calcext:value-type="float">
            <text:p>0,96003814316997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029" calcext:value-type="float">
            <text:p>0,0029</text:p>
          </table:table-cell>
          <table:table-cell office:value-type="float" office:value="0.785" calcext:value-type="float">
            <text:p>0,785</text:p>
          </table:table-cell>
          <table:table-cell office:value-type="float" office:value="0.97972275227933" calcext:value-type="float">
            <text:p>0,97972275227933</text:p>
          </table:table-cell>
          <table:table-cell office:value-type="float" office:value="0.947165083969163" calcext:value-type="float">
            <text:p>0,947165083969163</text:p>
          </table:table-cell>
          <table:table-cell office:value-type="float" office:value="0.911805569769096" calcext:value-type="float">
            <text:p>0,911805569769096</text:p>
          </table:table-cell>
          <table:table-cell office:value-type="float" office:value="0.961005971253002" calcext:value-type="float">
            <text:p>0,96100597125300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709" calcext:value-type="float">
            <text:p>0,709</text:p>
          </table:table-cell>
          <table:table-cell office:value-type="float" office:value="0.979366515872707" calcext:value-type="float">
            <text:p>0,979366515872707</text:p>
          </table:table-cell>
          <table:table-cell office:value-type="float" office:value="0.951074538827201" calcext:value-type="float">
            <text:p>0,951074538827201</text:p>
          </table:table-cell>
          <table:table-cell office:value-type="float" office:value="0.911141548725116" calcext:value-type="float">
            <text:p>0,911141548725116</text:p>
          </table:table-cell>
          <table:table-cell office:value-type="float" office:value="0.960516535303519" calcext:value-type="float">
            <text:p>0,96051653530351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846" calcext:value-type="float">
            <text:p>0,846</text:p>
          </table:table-cell>
          <table:table-cell office:value-type="float" office:value="0.978874404094535" calcext:value-type="float">
            <text:p>0,978874404094535</text:p>
          </table:table-cell>
          <table:table-cell office:value-type="float" office:value="0.93899603867581" calcext:value-type="float">
            <text:p>0,93899603867581</text:p>
          </table:table-cell>
          <table:table-cell office:value-type="float" office:value="0.907310126289508" calcext:value-type="float">
            <text:p>0,907310126289508</text:p>
          </table:table-cell>
          <table:table-cell office:value-type="float" office:value="0.959219815801608" calcext:value-type="float">
            <text:p>0,95921981580160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834" calcext:value-type="float">
            <text:p>0,834</text:p>
          </table:table-cell>
          <table:table-cell office:value-type="float" office:value="0.979270031081184" calcext:value-type="float">
            <text:p>0,979270031081184</text:p>
          </table:table-cell>
          <table:table-cell office:value-type="float" office:value="0.941037809912337" calcext:value-type="float">
            <text:p>0,941037809912337</text:p>
          </table:table-cell>
          <table:table-cell office:value-type="float" office:value="0.909116291589176" calcext:value-type="float">
            <text:p>0,909116291589176</text:p>
          </table:table-cell>
          <table:table-cell office:value-type="float" office:value="0.959990617658277" calcext:value-type="float">
            <text:p>0,95999061765827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776" calcext:value-type="float">
            <text:p>0,776</text:p>
          </table:table-cell>
          <table:table-cell office:value-type="float" office:value="0.9787831812157" calcext:value-type="float">
            <text:p>0,9787831812157</text:p>
          </table:table-cell>
          <table:table-cell office:value-type="float" office:value="0.95104214303425" calcext:value-type="float">
            <text:p>0,95104214303425</text:p>
          </table:table-cell>
          <table:table-cell office:value-type="float" office:value="0.909024438846931" calcext:value-type="float">
            <text:p>0,909024438846931</text:p>
          </table:table-cell>
          <table:table-cell office:value-type="float" office:value="0.959496224887732" calcext:value-type="float">
            <text:p>0,95949622488773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823" calcext:value-type="float">
            <text:p>0,823</text:p>
          </table:table-cell>
          <table:table-cell office:value-type="float" office:value="0.979061964234632" calcext:value-type="float">
            <text:p>0,979061964234632</text:p>
          </table:table-cell>
          <table:table-cell office:value-type="float" office:value="0.948243231447703" calcext:value-type="float">
            <text:p>0,948243231447703</text:p>
          </table:table-cell>
          <table:table-cell office:value-type="float" office:value="0.909569000724484" calcext:value-type="float">
            <text:p>0,909569000724484</text:p>
          </table:table-cell>
          <table:table-cell office:value-type="float" office:value="0.959884525367855" calcext:value-type="float">
            <text:p>0,95988452536785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026" calcext:value-type="float">
            <text:p>0,0026</text:p>
          </table:table-cell>
          <table:table-cell office:value-type="float" office:value="0.816" calcext:value-type="float">
            <text:p>0,816</text:p>
          </table:table-cell>
          <table:table-cell office:value-type="float" office:value="0.979036195615489" calcext:value-type="float">
            <text:p>0,979036195615489</text:p>
          </table:table-cell>
          <table:table-cell office:value-type="float" office:value="0.951148925771218" calcext:value-type="float">
            <text:p>0,951148925771218</text:p>
          </table:table-cell>
          <table:table-cell office:value-type="float" office:value="0.909955758201675" calcext:value-type="float">
            <text:p>0,909955758201675</text:p>
          </table:table-cell>
          <table:table-cell office:value-type="float" office:value="0.959941475572689" calcext:value-type="float">
            <text:p>0,95994147557268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26" calcext:value-type="float">
            <text:p>0,0026</text:p>
          </table:table-cell>
          <table:table-cell office:value-type="float" office:value="0.749" calcext:value-type="float">
            <text:p>0,749</text:p>
          </table:table-cell>
          <table:table-cell office:value-type="float" office:value="0.979322846915076" calcext:value-type="float">
            <text:p>0,979322846915076</text:p>
          </table:table-cell>
          <table:table-cell office:value-type="float" office:value="0.950372940007001" calcext:value-type="float">
            <text:p>0,950372940007001</text:p>
          </table:table-cell>
          <table:table-cell office:value-type="float" office:value="0.91086837110263" calcext:value-type="float">
            <text:p>0,91086837110263</text:p>
          </table:table-cell>
          <table:table-cell office:value-type="float" office:value="0.960415775324731" calcext:value-type="float">
            <text:p>0,96041577532473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778" calcext:value-type="float">
            <text:p>0,778</text:p>
          </table:table-cell>
          <table:table-cell office:value-type="float" office:value="0.978152292637487" calcext:value-type="float">
            <text:p>0,978152292637487</text:p>
          </table:table-cell>
          <table:table-cell office:value-type="float" office:value="0.927919014205712" calcext:value-type="float">
            <text:p>0,927919014205712</text:p>
          </table:table-cell>
          <table:table-cell office:value-type="float" office:value="0.902654173499273" calcext:value-type="float">
            <text:p>0,902654173499273</text:p>
          </table:table-cell>
          <table:table-cell office:value-type="float" office:value="0.957521444070439" calcext:value-type="float">
            <text:p>0,95752144407043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78" calcext:value-type="float">
            <text:p>0,78</text:p>
          </table:table-cell>
          <table:table-cell office:value-type="float" office:value="0.979189577911494" calcext:value-type="float">
            <text:p>0,979189577911494</text:p>
          </table:table-cell>
          <table:table-cell office:value-type="float" office:value="0.945950552595641" calcext:value-type="float">
            <text:p>0,945950552595641</text:p>
          </table:table-cell>
          <table:table-cell office:value-type="float" office:value="0.909651445947158" calcext:value-type="float">
            <text:p>0,909651445947158</text:p>
          </table:table-cell>
          <table:table-cell office:value-type="float" office:value="0.960026631695135" calcext:value-type="float">
            <text:p>0,96002663169513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737" calcext:value-type="float">
            <text:p>0,737</text:p>
          </table:table-cell>
          <table:table-cell office:value-type="float" office:value="0.979813532567379" calcext:value-type="float">
            <text:p>0,979813532567379</text:p>
          </table:table-cell>
          <table:table-cell office:value-type="float" office:value="0.947604579686491" calcext:value-type="float">
            <text:p>0,947604579686491</text:p>
          </table:table-cell>
          <table:table-cell office:value-type="float" office:value="0.912211051534758" calcext:value-type="float">
            <text:p>0,912211051534758</text:p>
          </table:table-cell>
          <table:table-cell office:value-type="float" office:value="0.961181026716021" calcext:value-type="float">
            <text:p>0,96118102671602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751" calcext:value-type="float">
            <text:p>0,751</text:p>
          </table:table-cell>
          <table:table-cell office:value-type="float" office:value="0.978751855623345" calcext:value-type="float">
            <text:p>0,978751855623345</text:p>
          </table:table-cell>
          <table:table-cell office:value-type="float" office:value="0.946482360944865" calcext:value-type="float">
            <text:p>0,946482360944865</text:p>
          </table:table-cell>
          <table:table-cell office:value-type="float" office:value="0.908148201005758" calcext:value-type="float">
            <text:p>0,908148201005758</text:p>
          </table:table-cell>
          <table:table-cell office:value-type="float" office:value="0.959279491149136" calcext:value-type="float">
            <text:p>0,95927949114913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775" calcext:value-type="float">
            <text:p>0,775</text:p>
          </table:table-cell>
          <table:table-cell office:value-type="float" office:value="0.977179478088092" calcext:value-type="float">
            <text:p>0,977179478088092</text:p>
          </table:table-cell>
          <table:table-cell office:value-type="float" office:value="0.954341307425458" calcext:value-type="float">
            <text:p>0,954341307425458</text:p>
          </table:table-cell>
          <table:table-cell office:value-type="float" office:value="0.903876917988723" calcext:value-type="float">
            <text:p>0,903876917988723</text:p>
          </table:table-cell>
          <table:table-cell office:value-type="float" office:value="0.956835748218793" calcext:value-type="float">
            <text:p>0,95683574821879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782" calcext:value-type="float">
            <text:p>0,782</text:p>
          </table:table-cell>
          <table:table-cell office:value-type="float" office:value="0.979571484583751" calcext:value-type="float">
            <text:p>0,979571484583751</text:p>
          </table:table-cell>
          <table:table-cell office:value-type="float" office:value="0.94832830285518" calcext:value-type="float">
            <text:p>0,94832830285518</text:p>
          </table:table-cell>
          <table:table-cell office:value-type="float" office:value="0.911441195038033" calcext:value-type="float">
            <text:p>0,911441195038033</text:p>
          </table:table-cell>
          <table:table-cell office:value-type="float" office:value="0.96078065907182" calcext:value-type="float">
            <text:p>0,9607806590718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774" calcext:value-type="float">
            <text:p>0,774</text:p>
          </table:table-cell>
          <table:table-cell office:value-type="float" office:value="0.97931965042606" calcext:value-type="float">
            <text:p>0,97931965042606</text:p>
          </table:table-cell>
          <table:table-cell office:value-type="float" office:value="0.941938874564454" calcext:value-type="float">
            <text:p>0,941938874564454</text:p>
          </table:table-cell>
          <table:table-cell office:value-type="float" office:value="0.909452230323435" calcext:value-type="float">
            <text:p>0,909452230323435</text:p>
          </table:table-cell>
          <table:table-cell office:value-type="float" office:value="0.960110724298512" calcext:value-type="float">
            <text:p>0,96011072429851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787" calcext:value-type="float">
            <text:p>0,787</text:p>
          </table:table-cell>
          <table:table-cell office:value-type="float" office:value="0.97867459894267" calcext:value-type="float">
            <text:p>0,97867459894267</text:p>
          </table:table-cell>
          <table:table-cell office:value-type="float" office:value="0.950074132385645" calcext:value-type="float">
            <text:p>0,950074132385645</text:p>
          </table:table-cell>
          <table:table-cell office:value-type="float" office:value="0.908472189270027" calcext:value-type="float">
            <text:p>0,908472189270027</text:p>
          </table:table-cell>
          <table:table-cell office:value-type="float" office:value="0.959272826953523" calcext:value-type="float">
            <text:p>0,95927282695352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765" calcext:value-type="float">
            <text:p>0,765</text:p>
          </table:table-cell>
          <table:table-cell office:value-type="float" office:value="0.977739650493924" calcext:value-type="float">
            <text:p>0,977739650493924</text:p>
          </table:table-cell>
          <table:table-cell office:value-type="float" office:value="0.930510383167094" calcext:value-type="float">
            <text:p>0,930510383167094</text:p>
          </table:table-cell>
          <table:table-cell office:value-type="float" office:value="0.901625284582038" calcext:value-type="float">
            <text:p>0,901625284582038</text:p>
          </table:table-cell>
          <table:table-cell office:value-type="float" office:value="0.956902288182441" calcext:value-type="float">
            <text:p>0,95690228818244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799" calcext:value-type="float">
            <text:p>0,799</text:p>
          </table:table-cell>
          <table:table-cell office:value-type="float" office:value="0.97915766219809" calcext:value-type="float">
            <text:p>0,97915766219809</text:p>
          </table:table-cell>
          <table:table-cell office:value-type="float" office:value="0.938476014981126" calcext:value-type="float">
            <text:p>0,938476014981126</text:p>
          </table:table-cell>
          <table:table-cell office:value-type="float" office:value="0.908261832885115" calcext:value-type="float">
            <text:p>0,908261832885115</text:p>
          </table:table-cell>
          <table:table-cell office:value-type="float" office:value="0.959698498935683" calcext:value-type="float">
            <text:p>0,95969849893568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775" calcext:value-type="float">
            <text:p>0,775</text:p>
          </table:table-cell>
          <table:table-cell office:value-type="float" office:value="0.978936022567409" calcext:value-type="float">
            <text:p>0,978936022567409</text:p>
          </table:table-cell>
          <table:table-cell office:value-type="float" office:value="0.933797401670616" calcext:value-type="float">
            <text:p>0,933797401670616</text:p>
          </table:table-cell>
          <table:table-cell office:value-type="float" office:value="0.906621370728045" calcext:value-type="float">
            <text:p>0,906621370728045</text:p>
          </table:table-cell>
          <table:table-cell office:value-type="float" office:value="0.959131652890353" calcext:value-type="float">
            <text:p>0,95913165289035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02" calcext:value-type="float">
            <text:p>0,002</text:p>
          </table:table-cell>
          <table:table-cell office:value-type="float" office:value="0.804" calcext:value-type="float">
            <text:p>0,804</text:p>
          </table:table-cell>
          <table:table-cell office:value-type="float" office:value="0.979407283401847" calcext:value-type="float">
            <text:p>0,979407283401847</text:p>
          </table:table-cell>
          <table:table-cell office:value-type="float" office:value="0.946514215852952" calcext:value-type="float">
            <text:p>0,946514215852952</text:p>
          </table:table-cell>
          <table:table-cell office:value-type="float" office:value="0.910541309918384" calcext:value-type="float">
            <text:p>0,910541309918384</text:p>
          </table:table-cell>
          <table:table-cell office:value-type="float" office:value="0.960428645749556" calcext:value-type="float">
            <text:p>0,96042864574955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02" calcext:value-type="float">
            <text:p>0,002</text:p>
          </table:table-cell>
          <table:table-cell office:value-type="float" office:value="0.8" calcext:value-type="float">
            <text:p>0,8</text:p>
          </table:table-cell>
          <table:table-cell office:value-type="float" office:value="0.97916764507917" calcext:value-type="float">
            <text:p>0,97916764507917</text:p>
          </table:table-cell>
          <table:table-cell office:value-type="float" office:value="0.946850929627489" calcext:value-type="float">
            <text:p>0,946850929627489</text:p>
          </table:table-cell>
          <table:table-cell office:value-type="float" office:value="0.909721816878922" calcext:value-type="float">
            <text:p>0,909721816878922</text:p>
          </table:table-cell>
          <table:table-cell office:value-type="float" office:value="0.96002023147792" calcext:value-type="float">
            <text:p>0,9600202314779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73" calcext:value-type="float">
            <text:p>0,73</text:p>
          </table:table-cell>
          <table:table-cell office:value-type="float" office:value="0.978308182947951" calcext:value-type="float">
            <text:p>0,978308182947951</text:p>
          </table:table-cell>
          <table:table-cell office:value-type="float" office:value="0.938581436103804" calcext:value-type="float">
            <text:p>0,938581436103804</text:p>
          </table:table-cell>
          <table:table-cell office:value-type="float" office:value="0.905167599358912" calcext:value-type="float">
            <text:p>0,905167599358912</text:p>
          </table:table-cell>
          <table:table-cell office:value-type="float" office:value="0.95821187266397" calcext:value-type="float">
            <text:p>0,9582118726639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763" calcext:value-type="float">
            <text:p>0,763</text:p>
          </table:table-cell>
          <table:table-cell office:value-type="float" office:value="0.978464810909725" calcext:value-type="float">
            <text:p>0,978464810909725</text:p>
          </table:table-cell>
          <table:table-cell office:value-type="float" office:value="0.948639840973317" calcext:value-type="float">
            <text:p>0,948639840973317</text:p>
          </table:table-cell>
          <table:table-cell office:value-type="float" office:value="0.907475815768213" calcext:value-type="float">
            <text:p>0,907475815768213</text:p>
          </table:table-cell>
          <table:table-cell office:value-type="float" office:value="0.95885623159011" calcext:value-type="float">
            <text:p>0,9588562315901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77" calcext:value-type="float">
            <text:p>0,77</text:p>
          </table:table-cell>
          <table:table-cell office:value-type="float" office:value="0.978720579207744" calcext:value-type="float">
            <text:p>0,978720579207744</text:p>
          </table:table-cell>
          <table:table-cell office:value-type="float" office:value="0.937334071028726" calcext:value-type="float">
            <text:p>0,937334071028726</text:p>
          </table:table-cell>
          <table:table-cell office:value-type="float" office:value="0.906454310634885" calcext:value-type="float">
            <text:p>0,906454310634885</text:p>
          </table:table-cell>
          <table:table-cell office:value-type="float" office:value="0.958887291488235" calcext:value-type="float">
            <text:p>0,95888729148823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712" calcext:value-type="float">
            <text:p>0,712</text:p>
          </table:table-cell>
          <table:table-cell office:value-type="float" office:value="0.979350287543858" calcext:value-type="float">
            <text:p>0,979350287543858</text:p>
          </table:table-cell>
          <table:table-cell office:value-type="float" office:value="0.945936182716476" calcext:value-type="float">
            <text:p>0,945936182716476</text:p>
          </table:table-cell>
          <table:table-cell office:value-type="float" office:value="0.910236622012995" calcext:value-type="float">
            <text:p>0,910236622012995</text:p>
          </table:table-cell>
          <table:table-cell office:value-type="float" office:value="0.960308096481763" calcext:value-type="float">
            <text:p>0,96030809648176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807" calcext:value-type="float">
            <text:p>0,807</text:p>
          </table:table-cell>
          <table:table-cell office:value-type="float" office:value="0.97852126582342" calcext:value-type="float">
            <text:p>0,97852126582342</text:p>
          </table:table-cell>
          <table:table-cell office:value-type="float" office:value="0.948331147650892" calcext:value-type="float">
            <text:p>0,948331147650892</text:p>
          </table:table-cell>
          <table:table-cell office:value-type="float" office:value="0.907627041231119" calcext:value-type="float">
            <text:p>0,907627041231119</text:p>
          </table:table-cell>
          <table:table-cell office:value-type="float" office:value="0.958943518887815" calcext:value-type="float">
            <text:p>0,95894351888781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75" calcext:value-type="float">
            <text:p>0,75</text:p>
          </table:table-cell>
          <table:table-cell office:value-type="float" office:value="0.978194437115742" calcext:value-type="float">
            <text:p>0,978194437115742</text:p>
          </table:table-cell>
          <table:table-cell office:value-type="float" office:value="0.952633297368731" calcext:value-type="float">
            <text:p>0,952633297368731</text:p>
          </table:table-cell>
          <table:table-cell office:value-type="float" office:value="0.907178152126914" calcext:value-type="float">
            <text:p>0,907178152126914</text:p>
          </table:table-cell>
          <table:table-cell office:value-type="float" office:value="0.958528423742563" calcext:value-type="float">
            <text:p>0,95852842374256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76" calcext:value-type="float">
            <text:p>0,76</text:p>
          </table:table-cell>
          <table:table-cell office:value-type="float" office:value="0.979294570281474" calcext:value-type="float">
            <text:p>0,979294570281474</text:p>
          </table:table-cell>
          <table:table-cell office:value-type="float" office:value="0.941438316243446" calcext:value-type="float">
            <text:p>0,941438316243446</text:p>
          </table:table-cell>
          <table:table-cell office:value-type="float" office:value="0.90927486989116" calcext:value-type="float">
            <text:p>0,90927486989116</text:p>
          </table:table-cell>
          <table:table-cell office:value-type="float" office:value="0.96004839977278" calcext:value-type="float">
            <text:p>0,9600483997727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816" calcext:value-type="float">
            <text:p>0,816</text:p>
          </table:table-cell>
          <table:table-cell office:value-type="float" office:value="0.978970003704485" calcext:value-type="float">
            <text:p>0,978970003704485</text:p>
          </table:table-cell>
          <table:table-cell office:value-type="float" office:value="0.946283000951053" calcext:value-type="float">
            <text:p>0,946283000951053</text:p>
          </table:table-cell>
          <table:table-cell office:value-type="float" office:value="0.908906871122342" calcext:value-type="float">
            <text:p>0,908906871122342</text:p>
          </table:table-cell>
          <table:table-cell office:value-type="float" office:value="0.959653837301771" calcext:value-type="float">
            <text:p>0,95965383730177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752" calcext:value-type="float">
            <text:p>0,752</text:p>
          </table:table-cell>
          <table:table-cell office:value-type="float" office:value="0.979366122458674" calcext:value-type="float">
            <text:p>0,979366122458674</text:p>
          </table:table-cell>
          <table:table-cell office:value-type="float" office:value="0.942978194118737" calcext:value-type="float">
            <text:p>0,942978194118737</text:p>
          </table:table-cell>
          <table:table-cell office:value-type="float" office:value="0.909798978695266" calcext:value-type="float">
            <text:p>0,909798978695266</text:p>
          </table:table-cell>
          <table:table-cell office:value-type="float" office:value="0.960230069883464" calcext:value-type="float">
            <text:p>0,96023006988346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845" calcext:value-type="float">
            <text:p>0,845</text:p>
          </table:table-cell>
          <table:table-cell office:value-type="float" office:value="0.977166642955275" calcext:value-type="float">
            <text:p>0,977166642955275</text:p>
          </table:table-cell>
          <table:table-cell office:value-type="float" office:value="0.955321341075864" calcext:value-type="float">
            <text:p>0,955321341075864</text:p>
          </table:table-cell>
          <table:table-cell office:value-type="float" office:value="0.903998861801144" calcext:value-type="float">
            <text:p>0,903998861801144</text:p>
          </table:table-cell>
          <table:table-cell office:value-type="float" office:value="0.956848768515247" calcext:value-type="float">
            <text:p>0,95684876851524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795" calcext:value-type="float">
            <text:p>0,795</text:p>
          </table:table-cell>
          <table:table-cell office:value-type="float" office:value="0.978838013296509" calcext:value-type="float">
            <text:p>0,978838013296509</text:p>
          </table:table-cell>
          <table:table-cell office:value-type="float" office:value="0.949961220743361" calcext:value-type="float">
            <text:p>0,949961220743361</text:p>
          </table:table-cell>
          <table:table-cell office:value-type="float" office:value="0.909043071099031" calcext:value-type="float">
            <text:p>0,909043071099031</text:p>
          </table:table-cell>
          <table:table-cell office:value-type="float" office:value="0.959553846275084" calcext:value-type="float">
            <text:p>0,95955384627508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709" calcext:value-type="float">
            <text:p>0,709</text:p>
          </table:table-cell>
          <table:table-cell office:value-type="float" office:value="0.979379498535787" calcext:value-type="float">
            <text:p>0,979379498535787</text:p>
          </table:table-cell>
          <table:table-cell office:value-type="float" office:value="0.948883493245129" calcext:value-type="float">
            <text:p>0,948883493245129</text:p>
          </table:table-cell>
          <table:table-cell office:value-type="float" office:value="0.910830720879003" calcext:value-type="float">
            <text:p>0,910830720879003</text:p>
          </table:table-cell>
          <table:table-cell office:value-type="float" office:value="0.960463159955957" calcext:value-type="float">
            <text:p>0,96046315995595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783" calcext:value-type="float">
            <text:p>0,783</text:p>
          </table:table-cell>
          <table:table-cell office:value-type="float" office:value="0.979215838298178" calcext:value-type="float">
            <text:p>0,979215838298178</text:p>
          </table:table-cell>
          <table:table-cell office:value-type="float" office:value="0.944635737922852" calcext:value-type="float">
            <text:p>0,944635737922852</text:p>
          </table:table-cell>
          <table:table-cell office:value-type="float" office:value="0.90952688791764" calcext:value-type="float">
            <text:p>0,90952688791764</text:p>
          </table:table-cell>
          <table:table-cell office:value-type="float" office:value="0.960025659336981" calcext:value-type="float">
            <text:p>0,96002565933698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712" calcext:value-type="float">
            <text:p>0,712</text:p>
          </table:table-cell>
          <table:table-cell office:value-type="float" office:value="0.979658478261735" calcext:value-type="float">
            <text:p>0,979658478261735</text:p>
          </table:table-cell>
          <table:table-cell office:value-type="float" office:value="0.945556771444273" calcext:value-type="float">
            <text:p>0,945556771444273</text:p>
          </table:table-cell>
          <table:table-cell office:value-type="float" office:value="0.911304711076902" calcext:value-type="float">
            <text:p>0,911304711076902</text:p>
          </table:table-cell>
          <table:table-cell office:value-type="float" office:value="0.960836417774644" calcext:value-type="float">
            <text:p>0,96083641777464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731" calcext:value-type="float">
            <text:p>0,731</text:p>
          </table:table-cell>
          <table:table-cell office:value-type="float" office:value="0.978958988111569" calcext:value-type="float">
            <text:p>0,978958988111569</text:p>
          </table:table-cell>
          <table:table-cell office:value-type="float" office:value="0.948140584544626" calcext:value-type="float">
            <text:p>0,948140584544626</text:p>
          </table:table-cell>
          <table:table-cell office:value-type="float" office:value="0.909178006392694" calcext:value-type="float">
            <text:p>0,909178006392694</text:p>
          </table:table-cell>
          <table:table-cell office:value-type="float" office:value="0.959700780425717" calcext:value-type="float">
            <text:p>0,95970078042571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754" calcext:value-type="float">
            <text:p>0,754</text:p>
          </table:table-cell>
          <table:table-cell office:value-type="float" office:value="0.979599023566041" calcext:value-type="float">
            <text:p>0,979599023566041</text:p>
          </table:table-cell>
          <table:table-cell office:value-type="float" office:value="0.943229606404091" calcext:value-type="float">
            <text:p>0,943229606404091</text:p>
          </table:table-cell>
          <table:table-cell office:value-type="float" office:value="0.910698800228936" calcext:value-type="float">
            <text:p>0,910698800228936</text:p>
          </table:table-cell>
          <table:table-cell office:value-type="float" office:value="0.960649045530479" calcext:value-type="float">
            <text:p>0,96064904553047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742" calcext:value-type="float">
            <text:p>0,742</text:p>
          </table:table-cell>
          <table:table-cell office:value-type="float" office:value="0.97961476012735" calcext:value-type="float">
            <text:p>0,97961476012735</text:p>
          </table:table-cell>
          <table:table-cell office:value-type="float" office:value="0.944771455792993" calcext:value-type="float">
            <text:p>0,944771455792993</text:p>
          </table:table-cell>
          <table:table-cell office:value-type="float" office:value="0.911013745642369" calcext:value-type="float">
            <text:p>0,911013745642369</text:p>
          </table:table-cell>
          <table:table-cell office:value-type="float" office:value="0.960731684960514" calcext:value-type="float">
            <text:p>0,96073168496051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741" calcext:value-type="float">
            <text:p>0,741</text:p>
          </table:table-cell>
          <table:table-cell office:value-type="float" office:value="0.979710802328087" calcext:value-type="float">
            <text:p>0,979710802328087</text:p>
          </table:table-cell>
          <table:table-cell office:value-type="float" office:value="0.946222488807941" calcext:value-type="float">
            <text:p>0,946222488807941</text:p>
          </table:table-cell>
          <table:table-cell office:value-type="float" office:value="0.911606957909919" calcext:value-type="float">
            <text:p>0,911606957909919</text:p>
          </table:table-cell>
          <table:table-cell office:value-type="float" office:value="0.960951941072534" calcext:value-type="float">
            <text:p>0,96095194107253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703" calcext:value-type="float">
            <text:p>0,703</text:p>
          </table:table-cell>
          <table:table-cell office:value-type="float" office:value="0.979767355595289" calcext:value-type="float">
            <text:p>0,979767355595289</text:p>
          </table:table-cell>
          <table:table-cell office:value-type="float" office:value="0.948159101833273" calcext:value-type="float">
            <text:p>0,948159101833273</text:p>
          </table:table-cell>
          <table:table-cell office:value-type="float" office:value="0.91213167376846" calcext:value-type="float">
            <text:p>0,91213167376846</text:p>
          </table:table-cell>
          <table:table-cell office:value-type="float" office:value="0.961119030623946" calcext:value-type="float">
            <text:p>0,96111903062394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01" calcext:value-type="float">
            <text:p>0,001</text:p>
          </table:table-cell>
          <table:table-cell office:value-type="float" office:value="0.788" calcext:value-type="float">
            <text:p>0,788</text:p>
          </table:table-cell>
          <table:table-cell office:value-type="float" office:value="0.979165284594974" calcext:value-type="float">
            <text:p>0,979165284594974</text:p>
          </table:table-cell>
          <table:table-cell office:value-type="float" office:value="0.938196163694948" calcext:value-type="float">
            <text:p>0,938196163694948</text:p>
          </table:table-cell>
          <table:table-cell office:value-type="float" office:value="0.90824145272773" calcext:value-type="float">
            <text:p>0,90824145272773</text:p>
          </table:table-cell>
          <table:table-cell office:value-type="float" office:value="0.959701518291825" calcext:value-type="float">
            <text:p>0,95970151829182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01" calcext:value-type="float">
            <text:p>0,001</text:p>
          </table:table-cell>
          <table:table-cell office:value-type="float" office:value="0.774" calcext:value-type="float">
            <text:p>0,774</text:p>
          </table:table-cell>
          <table:table-cell office:value-type="float" office:value="0.977751354561397" calcext:value-type="float">
            <text:p>0,977751354561397</text:p>
          </table:table-cell>
          <table:table-cell office:value-type="float" office:value="0.948008014538471" calcext:value-type="float">
            <text:p>0,948008014538471</text:p>
          </table:table-cell>
          <table:table-cell office:value-type="float" office:value="0.904811777215113" calcext:value-type="float">
            <text:p>0,904811777215113</text:p>
          </table:table-cell>
          <table:table-cell office:value-type="float" office:value="0.957593758035744" calcext:value-type="float">
            <text:p>0,95759375803574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806" calcext:value-type="float">
            <text:p>0,806</text:p>
          </table:table-cell>
          <table:table-cell office:value-type="float" office:value="0.97927347345397" calcext:value-type="float">
            <text:p>0,97927347345397</text:p>
          </table:table-cell>
          <table:table-cell office:value-type="float" office:value="0.949205065536315" calcext:value-type="float">
            <text:p>0,949205065536315</text:p>
          </table:table-cell>
          <table:table-cell office:value-type="float" office:value="0.910497259305386" calcext:value-type="float">
            <text:p>0,910497259305386</text:p>
          </table:table-cell>
          <table:table-cell office:value-type="float" office:value="0.960288612560826" calcext:value-type="float">
            <text:p>0,96028861256082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751" calcext:value-type="float">
            <text:p>0,751</text:p>
          </table:table-cell>
          <table:table-cell office:value-type="float" office:value="0.979712326807463" calcext:value-type="float">
            <text:p>0,979712326807463</text:p>
          </table:table-cell>
          <table:table-cell office:value-type="float" office:value="0.948509770044364" calcext:value-type="float">
            <text:p>0,948509770044364</text:p>
          </table:table-cell>
          <table:table-cell office:value-type="float" office:value="0.911986826146391" calcext:value-type="float">
            <text:p>0,911986826146391</text:p>
          </table:table-cell>
          <table:table-cell office:value-type="float" office:value="0.961034431672185" calcext:value-type="float">
            <text:p>0,96103443167218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777" calcext:value-type="float">
            <text:p>0,777</text:p>
          </table:table-cell>
          <table:table-cell office:value-type="float" office:value="0.979634381652232" calcext:value-type="float">
            <text:p>0,979634381652232</text:p>
          </table:table-cell>
          <table:table-cell office:value-type="float" office:value="0.949821398174195" calcext:value-type="float">
            <text:p>0,949821398174195</text:p>
          </table:table-cell>
          <table:table-cell office:value-type="float" office:value="0.911914574756447" calcext:value-type="float">
            <text:p>0,911914574756447</text:p>
          </table:table-cell>
          <table:table-cell office:value-type="float" office:value="0.960942886475811" calcext:value-type="float">
            <text:p>0,96094288647581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757" calcext:value-type="float">
            <text:p>0,757</text:p>
          </table:table-cell>
          <table:table-cell office:value-type="float" office:value="0.979635217657051" calcext:value-type="float">
            <text:p>0,979635217657051</text:p>
          </table:table-cell>
          <table:table-cell office:value-type="float" office:value="0.947008053646115" calcext:value-type="float">
            <text:p>0,947008053646115</text:p>
          </table:table-cell>
          <table:table-cell office:value-type="float" office:value="0.911458339328504" calcext:value-type="float">
            <text:p>0,911458339328504</text:p>
          </table:table-cell>
          <table:table-cell office:value-type="float" office:value="0.960846520899208" calcext:value-type="float">
            <text:p>0,96084652089920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741" calcext:value-type="float">
            <text:p>0,741</text:p>
          </table:table-cell>
          <table:table-cell office:value-type="float" office:value="0.97972816172228" calcext:value-type="float">
            <text:p>0,97972816172228</text:p>
          </table:table-cell>
          <table:table-cell office:value-type="float" office:value="0.946232051618147" calcext:value-type="float">
            <text:p>0,946232051618147</text:p>
          </table:table-cell>
          <table:table-cell office:value-type="float" office:value="0.911672398812094" calcext:value-type="float">
            <text:p>0,911672398812094</text:p>
          </table:table-cell>
          <table:table-cell office:value-type="float" office:value="0.960982832874299" calcext:value-type="float">
            <text:p>0,96098283287429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762" calcext:value-type="float">
            <text:p>0,762</text:p>
          </table:table-cell>
          <table:table-cell office:value-type="float" office:value="0.97953888039579" calcext:value-type="float">
            <text:p>0,97953888039579</text:p>
          </table:table-cell>
          <table:table-cell office:value-type="float" office:value="0.948130367460094" calcext:value-type="float">
            <text:p>0,948130367460094</text:p>
          </table:table-cell>
          <table:table-cell office:value-type="float" office:value="0.911289442119381" calcext:value-type="float">
            <text:p>0,911289442119381</text:p>
          </table:table-cell>
          <table:table-cell office:value-type="float" office:value="0.960716498300969" calcext:value-type="float">
            <text:p>0,96071649830096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669" calcext:value-type="float">
            <text:p>0,669</text:p>
          </table:table-cell>
          <table:table-cell office:value-type="float" office:value="0.979722260511789" calcext:value-type="float">
            <text:p>0,979722260511789</text:p>
          </table:table-cell>
          <table:table-cell office:value-type="float" office:value="0.946573004208736" calcext:value-type="float">
            <text:p>0,946573004208736</text:p>
          </table:table-cell>
          <table:table-cell office:value-type="float" office:value="0.911706697761452" calcext:value-type="float">
            <text:p>0,911706697761452</text:p>
          </table:table-cell>
          <table:table-cell office:value-type="float" office:value="0.960984398908821" calcext:value-type="float">
            <text:p>0,96098439890882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768" calcext:value-type="float">
            <text:p>0,768</text:p>
          </table:table-cell>
          <table:table-cell office:value-type="float" office:value="0.979509472696845" calcext:value-type="float">
            <text:p>0,979509472696845</text:p>
          </table:table-cell>
          <table:table-cell office:value-type="float" office:value="0.947051253865836" calcext:value-type="float">
            <text:p>0,947051253865836</text:p>
          </table:table-cell>
          <table:table-cell office:value-type="float" office:value="0.911004336188126" calcext:value-type="float">
            <text:p>0,911004336188126</text:p>
          </table:table-cell>
          <table:table-cell office:value-type="float" office:value="0.960627043011731" calcext:value-type="float">
            <text:p>0,96062704301173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729" calcext:value-type="float">
            <text:p>0,729</text:p>
          </table:table-cell>
          <table:table-cell office:value-type="float" office:value="0.979684689471665" calcext:value-type="float">
            <text:p>0,979684689471665</text:p>
          </table:table-cell>
          <table:table-cell office:value-type="float" office:value="0.950589978358472" calcext:value-type="float">
            <text:p>0,950589978358472</text:p>
          </table:table-cell>
          <table:table-cell office:value-type="float" office:value="0.912222865566528" calcext:value-type="float">
            <text:p>0,912222865566528</text:p>
          </table:table-cell>
          <table:table-cell office:value-type="float" office:value="0.96105765975704" calcext:value-type="float">
            <text:p>0,9610576597570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69" calcext:value-type="float">
            <text:p>0,69</text:p>
          </table:table-cell>
          <table:table-cell office:value-type="float" office:value="0.979609645744925" calcext:value-type="float">
            <text:p>0,979609645744925</text:p>
          </table:table-cell>
          <table:table-cell office:value-type="float" office:value="0.945632752463031" calcext:value-type="float">
            <text:p>0,945632752463031</text:p>
          </table:table-cell>
          <table:table-cell office:value-type="float" office:value="0.911137679116028" calcext:value-type="float">
            <text:p>0,911137679116028</text:p>
          </table:table-cell>
          <table:table-cell office:value-type="float" office:value="0.960753168830522" calcext:value-type="float">
            <text:p>0,96075316883052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673" calcext:value-type="float">
            <text:p>0,673</text:p>
          </table:table-cell>
          <table:table-cell office:value-type="float" office:value="0.97967391976252" calcext:value-type="float">
            <text:p>0,97967391976252</text:p>
          </table:table-cell>
          <table:table-cell office:value-type="float" office:value="0.945847561515802" calcext:value-type="float">
            <text:p>0,945847561515802</text:p>
          </table:table-cell>
          <table:table-cell office:value-type="float" office:value="0.911409525418532" calcext:value-type="float">
            <text:p>0,911409525418532</text:p>
          </table:table-cell>
          <table:table-cell office:value-type="float" office:value="0.960873844456077" calcext:value-type="float">
            <text:p>0,96087384445607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676" calcext:value-type="float">
            <text:p>0,676</text:p>
          </table:table-cell>
          <table:table-cell office:value-type="float" office:value="0.979512669185861" calcext:value-type="float">
            <text:p>0,979512669185861</text:p>
          </table:table-cell>
          <table:table-cell office:value-type="float" office:value="0.949104648121368" calcext:value-type="float">
            <text:p>0,949104648121368</text:p>
          </table:table-cell>
          <table:table-cell office:value-type="float" office:value="0.911353052651631" calcext:value-type="float">
            <text:p>0,911353052651631</text:p>
          </table:table-cell>
          <table:table-cell office:value-type="float" office:value="0.960704437147025" calcext:value-type="float">
            <text:p>0,96070443714702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701" calcext:value-type="float">
            <text:p>0,701</text:p>
          </table:table-cell>
          <table:table-cell office:value-type="float" office:value="0.979718768962249" calcext:value-type="float">
            <text:p>0,979718768962249</text:p>
          </table:table-cell>
          <table:table-cell office:value-type="float" office:value="0.942471628561937" calcext:value-type="float">
            <text:p>0,942471628561937</text:p>
          </table:table-cell>
          <table:table-cell office:value-type="float" office:value="0.911014275927062" calcext:value-type="float">
            <text:p>0,911014275927062</text:p>
          </table:table-cell>
          <table:table-cell office:value-type="float" office:value="0.96083300141521" calcext:value-type="float">
            <text:p>0,9608330014152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7" calcext:value-type="float">
            <text:p>0,7</text:p>
          </table:table-cell>
          <table:table-cell office:value-type="float" office:value="0.979592581411256" calcext:value-type="float">
            <text:p>0,979592581411256</text:p>
          </table:table-cell>
          <table:table-cell office:value-type="float" office:value="0.948310450796039" calcext:value-type="float">
            <text:p>0,948310450796039</text:p>
          </table:table-cell>
          <table:table-cell office:value-type="float" office:value="0.911515510565902" calcext:value-type="float">
            <text:p>0,911515510565902</text:p>
          </table:table-cell>
          <table:table-cell office:value-type="float" office:value="0.960817090242149" calcext:value-type="float">
            <text:p>0,96081709024214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696" calcext:value-type="float">
            <text:p>0,696</text:p>
          </table:table-cell>
          <table:table-cell office:value-type="float" office:value="0.979708638550907" calcext:value-type="float">
            <text:p>0,979708638550907</text:p>
          </table:table-cell>
          <table:table-cell office:value-type="float" office:value="0.945877617914768" calcext:value-type="float">
            <text:p>0,945877617914768</text:p>
          </table:table-cell>
          <table:table-cell office:value-type="float" office:value="0.911542228289449" calcext:value-type="float">
            <text:p>0,911542228289449</text:p>
          </table:table-cell>
          <table:table-cell office:value-type="float" office:value="0.960936014169618" calcext:value-type="float">
            <text:p>0,9609360141696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675" calcext:value-type="float">
            <text:p>0,675</text:p>
          </table:table-cell>
          <table:table-cell office:value-type="float" office:value="0.979430199769253" calcext:value-type="float">
            <text:p>0,979430199769253</text:p>
          </table:table-cell>
          <table:table-cell office:value-type="float" office:value="0.946892617893808" calcext:value-type="float">
            <text:p>0,946892617893808</text:p>
          </table:table-cell>
          <table:table-cell office:value-type="float" office:value="0.910687858144063" calcext:value-type="float">
            <text:p>0,910687858144063</text:p>
          </table:table-cell>
          <table:table-cell office:value-type="float" office:value="0.960482240478532" calcext:value-type="float">
            <text:p>0,9604822404785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-00-0000</text:date>, <text:time style:data-style-name="N2" text:time-value="08:15:39.1922720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02T08:21:28.008331720</dc:date>
    <meta:editing-duration>PT10M57S</meta:editing-duration>
    <meta:editing-cycles>4</meta:editing-cycles>
    <meta:generator>LibreOffice/7.1.6.2$Linux_X86_64 LibreOffice_project/10$Build-2</meta:generator>
    <meta:document-statistic meta:table-count="1" meta:cell-count="3507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legend chart:legend-position="end" svg:x="14.472cm" svg:y="4.204cm" style:legend-expansion="high" chart:style-name="ch2"/>
        <chart:plot-area chart:style-name="ch3" table:cell-range-address="out.A2:out.B501" chart:data-source-has-labels="row" svg:x="0.32cm" svg:y="0.18cm" svg:width="13.832cm" svg:height="8.646cm">
          <chart:coordinate-region svg:x="1.418cm" svg:y="0.379cm" svg:width="12.454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.B2:out.B501" loext:label-string="lr" chart:class="chart:scatter">
            <chart:domain table:cell-range-address="out.A2:out.A501"/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ut.A2:out.A501</svg:desc>
                </draw:g>
              </table:table-cell>
              <table:table-cell office:value-type="float" office:value="0.02">
                <text:p>0.02</text:p>
                <draw:g>
                  <svg:desc>out.B2:out.B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199">
                <text:p>0.0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199">
                <text:p>0.01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199">
                <text:p>0.01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198">
                <text:p>0.0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198">
                <text:p>0.01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197">
                <text:p>0.01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197">
                <text:p>0.01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197">
                <text:p>0.01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196">
                <text:p>0.01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196">
                <text:p>0.01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196">
                <text:p>0.01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194">
                <text:p>0.01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194">
                <text:p>0.01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194">
                <text:p>0.01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193">
                <text:p>0.01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193">
                <text:p>0.01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192">
                <text:p>0.01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192">
                <text:p>0.01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192">
                <text:p>0.01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189">
                <text:p>0.01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189">
                <text:p>0.01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188">
                <text:p>0.01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188">
                <text:p>0.01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188">
                <text:p>0.01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187">
                <text:p>0.01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187">
                <text:p>0.01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187">
                <text:p>0.01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186">
                <text:p>0.01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186">
                <text:p>0.01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186">
                <text:p>0.01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185">
                <text:p>0.01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185">
                <text:p>0.01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183">
                <text:p>0.01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183">
                <text:p>0.01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183">
                <text:p>0.01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182">
                <text:p>0.01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182">
                <text:p>0.01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182">
                <text:p>0.01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181">
                <text:p>0.01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181">
                <text:p>0.01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179">
                <text:p>0.01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179">
                <text:p>0.01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179">
                <text:p>0.01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178">
                <text:p>0.01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178">
                <text:p>0.01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178">
                <text:p>0.01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177">
                <text:p>0.01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177">
                <text:p>0.01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174">
                <text:p>0.01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174">
                <text:p>0.01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174">
                <text:p>0.01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173">
                <text:p>0.01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173">
                <text:p>0.01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171">
                <text:p>0.01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171">
                <text:p>0.01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171">
                <text:p>0.01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168">
                <text:p>0.01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168">
                <text:p>0.01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168">
                <text:p>0.01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167">
                <text:p>0.01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167">
                <text:p>0.01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167">
                <text:p>0.01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0163">
                <text:p>0.01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0163">
                <text:p>0.01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0163">
                <text:p>0.01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0162">
                <text:p>0.01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0162">
                <text:p>0.01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0161">
                <text:p>0.01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0161">
                <text:p>0.01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161">
                <text:p>0.01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0157">
                <text:p>0.01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0157">
                <text:p>0.01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157">
                <text:p>0.01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0154">
                <text:p>0.01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154">
                <text:p>0.01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154">
                <text:p>0.01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153">
                <text:p>0.01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153">
                <text:p>0.01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0153">
                <text:p>0.01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0151">
                <text:p>0.01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0151">
                <text:p>0.01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0151">
                <text:p>0.01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149">
                <text:p>0.01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0149">
                <text:p>0.01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0146">
                <text:p>0.01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0146">
                <text:p>0.01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0141">
                <text:p>0.01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0141">
                <text:p>0.01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0141">
                <text:p>0.01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0135">
                <text:p>0.01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0135">
                <text:p>0.01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0135">
                <text:p>0.01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0131">
                <text:p>0.01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0131">
                <text:p>0.01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0129">
                <text:p>0.01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0129">
                <text:p>0.01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0129">
                <text:p>0.01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0127">
                <text:p>0.01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0127">
                <text:p>0.01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127">
                <text:p>0.01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0126">
                <text:p>0.01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0126">
                <text:p>0.01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0126">
                <text:p>0.01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0124">
                <text:p>0.01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0124">
                <text:p>0.01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0124">
                <text:p>0.01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0123">
                <text:p>0.012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0123">
                <text:p>0.012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0119">
                <text:p>0.01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0119">
                <text:p>0.01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0119">
                <text:p>0.01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0118">
                <text:p>0.01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0118">
                <text:p>0.01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0118">
                <text:p>0.01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0117">
                <text:p>0.01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0117">
                <text:p>0.01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0115">
                <text:p>0.01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0115">
                <text:p>0.01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0113">
                <text:p>0.01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0113">
                <text:p>0.01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0113">
                <text:p>0.01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0109">
                <text:p>0.010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0109">
                <text:p>0.010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0109">
                <text:p>0.010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0103">
                <text:p>0.01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0103">
                <text:p>0.010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0103">
                <text:p>0.010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0101">
                <text:p>0.01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0101">
                <text:p>0.01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0101">
                <text:p>0.01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0099">
                <text:p>0.00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0099">
                <text:p>0.009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0099">
                <text:p>0.00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0097">
                <text:p>0.009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0097">
                <text:p>0.009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0097">
                <text:p>0.009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0093">
                <text:p>0.009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0093">
                <text:p>0.009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0092">
                <text:p>0.009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0092">
                <text:p>0.00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0092">
                <text:p>0.00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0091">
                <text:p>0.00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0091">
                <text:p>0.00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0089">
                <text:p>0.008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0089">
                <text:p>0.008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0085">
                <text:p>0.008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0085">
                <text:p>0.008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0085">
                <text:p>0.008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0083">
                <text:p>0.008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0083">
                <text:p>0.008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0083">
                <text:p>0.008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0079">
                <text:p>0.00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0079">
                <text:p>0.007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0079">
                <text:p>0.007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0074">
                <text:p>0.007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0074">
                <text:p>0.007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0073">
                <text:p>0.007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0073">
                <text:p>0.007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0073">
                <text:p>0.007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0071">
                <text:p>0.007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0071">
                <text:p>0.007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0071">
                <text:p>0.007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0069">
                <text:p>0.00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0069">
                <text:p>0.006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0063">
                <text:p>0.006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0063">
                <text:p>0.006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0061">
                <text:p>0.006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0061">
                <text:p>0.006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0046">
                <text:p>0.004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0046">
                <text:p>0.004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0043">
                <text:p>0.004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0043">
                <text:p>0.004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001">
                <text:p>0.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legend chart:legend-position="end" svg:x="13.175cm" svg:y="4.204cm" style:legend-expansion="high" chart:style-name="ch2"/>
        <chart:plot-area chart:style-name="ch3" table:cell-range-address="out.A2:out.A501 out.C2:out.C501" chart:data-source-has-labels="row" svg:x="0.32cm" svg:y="0.18cm" svg:width="12.535cm" svg:height="8.646cm">
          <chart:coordinate-region svg:x="1.047cm" svg:y="0.38cm" svg:width="11.528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.C2:out.C501" loext:label-string="train_loss" chart:class="chart:scatter">
            <chart:domain table:cell-range-address="out.A2:out.A501"/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_los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ut.A2:out.A501</svg:desc>
                </draw:g>
              </table:table-cell>
              <table:table-cell office:value-type="float" office:value="2.641">
                <text:p>2.641</text:p>
                <draw:g>
                  <svg:desc>out.C2:out.C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87">
                <text:p>1.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735">
                <text:p>1.7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585">
                <text:p>1.5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485">
                <text:p>1.4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564">
                <text:p>1.5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405">
                <text:p>1.4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402">
                <text:p>1.4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463">
                <text:p>1.4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318">
                <text:p>1.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414">
                <text:p>1.4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361">
                <text:p>1.3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485">
                <text:p>1.4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316">
                <text:p>1.3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304">
                <text:p>1.3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326">
                <text:p>1.3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272">
                <text:p>1.2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277">
                <text:p>1.2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143">
                <text:p>1.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258">
                <text:p>1.2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154">
                <text:p>1.1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266">
                <text:p>1.2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265">
                <text:p>1.2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265">
                <text:p>1.2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236">
                <text:p>1.2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202">
                <text:p>1.2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183">
                <text:p>1.1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147">
                <text:p>1.1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299">
                <text:p>1.2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199">
                <text:p>1.1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243">
                <text:p>1.2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124">
                <text:p>1.1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171">
                <text:p>1.1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087">
                <text:p>1.0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212">
                <text:p>1.2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159">
                <text:p>1.1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197">
                <text:p>1.1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113">
                <text:p>1.1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191">
                <text:p>1.1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163">
                <text:p>1.1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079">
                <text:p>1.0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115">
                <text:p>1.1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205">
                <text:p>1.2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174">
                <text:p>1.1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074">
                <text:p>1.0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147">
                <text:p>1.1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145">
                <text:p>1.1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024">
                <text:p>1.0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126">
                <text:p>1.1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155">
                <text:p>1.1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155">
                <text:p>1.1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052">
                <text:p>1.0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206">
                <text:p>1.2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102">
                <text:p>1.1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134">
                <text:p>1.1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169">
                <text:p>1.1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105">
                <text:p>1.1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054">
                <text:p>1.0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158">
                <text:p>1.1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137">
                <text:p>1.1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087">
                <text:p>1.0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136">
                <text:p>1.1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196">
                <text:p>1.1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099">
                <text:p>1.0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174">
                <text:p>1.1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094">
                <text:p>1.0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093">
                <text:p>1.0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113">
                <text:p>1.1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062">
                <text:p>1.0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098">
                <text:p>1.0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122">
                <text:p>1.1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079">
                <text:p>1.0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088">
                <text:p>1.0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095">
                <text:p>1.0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136">
                <text:p>1.1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142">
                <text:p>1.1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134">
                <text:p>1.1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003">
                <text:p>1.0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119">
                <text:p>1.1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.097">
                <text:p>1.0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093">
                <text:p>1.0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.066">
                <text:p>1.0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042">
                <text:p>1.0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.067">
                <text:p>1.0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.046">
                <text:p>1.0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.042">
                <text:p>1.0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.062">
                <text:p>1.0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.028">
                <text:p>1.0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.156">
                <text:p>1.1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.101">
                <text:p>1.1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.089">
                <text:p>1.0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.094">
                <text:p>1.0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.093">
                <text:p>1.0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.084">
                <text:p>1.0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.038">
                <text:p>1.0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.051">
                <text:p>1.0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.052">
                <text:p>1.0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.053">
                <text:p>1.0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.101">
                <text:p>1.1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.021">
                <text:p>1.0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.063">
                <text:p>1.0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.041">
                <text:p>1.0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.018">
                <text:p>1.0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929">
                <text:p>0.9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.039">
                <text:p>1.0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.045">
                <text:p>1.0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.033">
                <text:p>1.0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.037">
                <text:p>1.0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.087">
                <text:p>1.0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.068">
                <text:p>1.0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.059">
                <text:p>1.0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959">
                <text:p>0.9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.021">
                <text:p>1.0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.105">
                <text:p>1.1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948">
                <text:p>0.9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.079">
                <text:p>1.0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.013">
                <text:p>1.0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.054">
                <text:p>1.0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.039">
                <text:p>1.0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.022">
                <text:p>1.0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.032">
                <text:p>1.0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.009">
                <text:p>1.0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.036">
                <text:p>1.0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.029">
                <text:p>1.0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.067">
                <text:p>1.0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.014">
                <text:p>1.0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.071">
                <text:p>1.0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.037">
                <text:p>1.0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.158">
                <text:p>1.1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.064">
                <text:p>1.0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.047">
                <text:p>1.0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.034">
                <text:p>1.0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.045">
                <text:p>1.0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.039">
                <text:p>1.0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977">
                <text:p>0.9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959">
                <text:p>0.9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.039">
                <text:p>1.0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967">
                <text:p>0.9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.036">
                <text:p>1.0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966">
                <text:p>0.9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.006">
                <text:p>1.0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.015">
                <text:p>1.0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983">
                <text:p>0.9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.045">
                <text:p>1.0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.029">
                <text:p>1.0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982">
                <text:p>0.98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939">
                <text:p>0.93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.009">
                <text:p>1.0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.055">
                <text:p>1.0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897">
                <text:p>0.8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.002">
                <text:p>1.0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.063">
                <text:p>1.0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966">
                <text:p>0.96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947">
                <text:p>0.94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.021">
                <text:p>1.0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944">
                <text:p>0.9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.066">
                <text:p>1.06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983">
                <text:p>0.98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953">
                <text:p>0.95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926">
                <text:p>0.9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846">
                <text:p>0.84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931">
                <text:p>0.9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907">
                <text:p>0.90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983">
                <text:p>0.98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917">
                <text:p>0.9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961">
                <text:p>0.96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929">
                <text:p>0.9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924">
                <text:p>0.9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972">
                <text:p>0.97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927">
                <text:p>0.9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897">
                <text:p>0.89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.007">
                <text:p>1.00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955">
                <text:p>0.9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.043">
                <text:p>1.0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901">
                <text:p>0.9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937">
                <text:p>0.93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858">
                <text:p>0.8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845">
                <text:p>0.84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953">
                <text:p>0.95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966">
                <text:p>0.96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922">
                <text:p>0.92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901">
                <text:p>0.9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962">
                <text:p>0.96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943">
                <text:p>0.94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935">
                <text:p>0.93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861">
                <text:p>0.86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937">
                <text:p>0.93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885">
                <text:p>0.8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959">
                <text:p>0.95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934">
                <text:p>0.93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829">
                <text:p>0.82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924">
                <text:p>0.92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905">
                <text:p>0.90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901">
                <text:p>0.90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947">
                <text:p>0.94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879">
                <text:p>0.87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943">
                <text:p>0.94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962">
                <text:p>0.96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943">
                <text:p>0.94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833">
                <text:p>0.8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889">
                <text:p>0.88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897">
                <text:p>0.89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861">
                <text:p>0.86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927">
                <text:p>0.92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882">
                <text:p>0.88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889">
                <text:p>0.88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823">
                <text:p>0.82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882">
                <text:p>0.88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829">
                <text:p>0.82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882">
                <text:p>0.88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851">
                <text:p>0.85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874">
                <text:p>0.87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879">
                <text:p>0.87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845">
                <text:p>0.84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873">
                <text:p>0.87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859">
                <text:p>0.85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919">
                <text:p>0.9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829">
                <text:p>0.8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836">
                <text:p>0.83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823">
                <text:p>0.82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873">
                <text:p>0.87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879">
                <text:p>0.87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822">
                <text:p>0.82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803">
                <text:p>0.8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935">
                <text:p>0.93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852">
                <text:p>0.85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852">
                <text:p>0.85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803">
                <text:p>0.80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803">
                <text:p>0.80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826">
                <text:p>0.82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873">
                <text:p>0.87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846">
                <text:p>0.84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846">
                <text:p>0.84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818">
                <text:p>0.81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822">
                <text:p>0.82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803">
                <text:p>0.80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861">
                <text:p>0.86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818">
                <text:p>0.81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813">
                <text:p>0.81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803">
                <text:p>0.80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709">
                <text:p>0.70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846">
                <text:p>0.84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823">
                <text:p>0.82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737">
                <text:p>0.73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782">
                <text:p>0.78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763">
                <text:p>0.76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752">
                <text:p>0.75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845">
                <text:p>0.84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709">
                <text:p>0.70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731">
                <text:p>0.7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742">
                <text:p>0.74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741">
                <text:p>0.74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757">
                <text:p>0.75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741">
                <text:p>0.74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762">
                <text:p>0.76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669">
                <text:p>0.6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729">
                <text:p>0.72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673">
                <text:p>0.67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701">
                <text:p>0.70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696">
                <text:p>0.69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675">
                <text:p>0.6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maximum="1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legend chart:legend-position="end" svg:x="13.096cm" svg:y="3.457cm" style:legend-expansion="high" chart:style-name="ch2"/>
        <chart:plot-area chart:style-name="ch3" table:cell-range-address="out.A2:out.A501 out.D2:out.G501" chart:data-source-has-labels="row" svg:x="0.32cm" svg:y="0.18cm" svg:width="12.456cm" svg:height="8.646cm">
          <chart:coordinate-region svg:x="1.047cm" svg:y="0.38cm" svg:width="11.449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.D2:out.D501" loext:label-string="acc" chart:class="chart:scatter">
            <chart:domain table:cell-range-address="out.A2:out.A501"/>
            <chart:data-point chart:repeated="500"/>
          </chart:series>
          <chart:series chart:style-name="ch8" chart:values-cell-range-address="out.E2:out.E501" loext:label-string="acc_class" chart:class="chart:scatter">
            <chart:data-point chart:repeated="500"/>
          </chart:series>
          <chart:series chart:style-name="ch9" chart:values-cell-range-address="out.F2:out.F501" loext:label-string="miou" chart:class="chart:scatter">
            <chart:data-point chart:repeated="500"/>
          </chart:series>
          <chart:series chart:style-name="ch10" chart:values-cell-range-address="out.G2:out.G501" loext:label-string="fwiou" chart:class="chart:scatter">
            <chart:data-point chart:repeated="5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</text:p>
              </table:table-cell>
              <table:table-cell office:value-type="string">
                <text:p>acc_class</text:p>
              </table:table-cell>
              <table:table-cell office:value-type="string">
                <text:p>miou</text:p>
              </table:table-cell>
              <table:table-cell office:value-type="string">
                <text:p>fwio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ut.A2:out.A501</svg:desc>
                </draw:g>
              </table:table-cell>
              <table:table-cell office:value-type="float" office:value="0.934079692208597">
                <text:p>0.934079692208597</text:p>
                <draw:g>
                  <svg:desc>out.D2:out.D501</svg:desc>
                </draw:g>
              </table:table-cell>
              <table:table-cell office:value-type="float" office:value="0.777143747314079">
                <text:p>0.777143747314079</text:p>
                <draw:g>
                  <svg:desc>out.E2:out.E501</svg:desc>
                </draw:g>
              </table:table-cell>
              <table:table-cell office:value-type="float" office:value="0.722610103643168">
                <text:p>0.722610103643168</text:p>
                <draw:g>
                  <svg:desc>out.F2:out.F501</svg:desc>
                </draw:g>
              </table:table-cell>
              <table:table-cell office:value-type="float" office:value="0.878029641262072">
                <text:p>0.878029641262072</text:p>
                <draw:g>
                  <svg:desc>out.G2:out.G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42828679351876">
                <text:p>0.942828679351876</text:p>
              </table:table-cell>
              <table:table-cell office:value-type="float" office:value="0.920368837525284">
                <text:p>0.920368837525284</text:p>
              </table:table-cell>
              <table:table-cell office:value-type="float" office:value="0.796999367816938">
                <text:p>0.796999367816938</text:p>
              </table:table-cell>
              <table:table-cell office:value-type="float" office:value="0.9014395307528">
                <text:p>0.90143953075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86726215453884">
                <text:p>0.886726215453884</text:p>
              </table:table-cell>
              <table:table-cell office:value-type="float" office:value="0.868055501989146">
                <text:p>0.868055501989146</text:p>
              </table:table-cell>
              <table:table-cell office:value-type="float" office:value="0.676422716350015">
                <text:p>0.676422716350015</text:p>
              </table:table-cell>
              <table:table-cell office:value-type="float" office:value="0.824792274425552">
                <text:p>0.8247922744255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616935706951">
                <text:p>0.9616935706951</text:p>
              </table:table-cell>
              <table:table-cell office:value-type="float" office:value="0.92670659653186">
                <text:p>0.92670659653186</text:p>
              </table:table-cell>
              <table:table-cell office:value-type="float" office:value="0.848344632104084">
                <text:p>0.848344632104084</text:p>
              </table:table-cell>
              <table:table-cell office:value-type="float" office:value="0.930140362934858">
                <text:p>0.930140362934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31478143563764">
                <text:p>0.931478143563764</text:p>
              </table:table-cell>
              <table:table-cell office:value-type="float" office:value="0.90491093791476">
                <text:p>0.90491093791476</text:p>
              </table:table-cell>
              <table:table-cell office:value-type="float" office:value="0.76700381581486">
                <text:p>0.76700381581486</text:p>
              </table:table-cell>
              <table:table-cell office:value-type="float" office:value="0.884588762575872">
                <text:p>0.8845887625758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5607965080177">
                <text:p>0.95607965080177</text:p>
              </table:table-cell>
              <table:table-cell office:value-type="float" office:value="0.920113326971891">
                <text:p>0.920113326971891</text:p>
              </table:table-cell>
              <table:table-cell office:value-type="float" office:value="0.830705987727717">
                <text:p>0.830705987727717</text:p>
              </table:table-cell>
              <table:table-cell office:value-type="float" office:value="0.921077176783131">
                <text:p>0.9210771767831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61653098226484">
                <text:p>0.961653098226484</text:p>
              </table:table-cell>
              <table:table-cell office:value-type="float" office:value="0.92412501962219">
                <text:p>0.92412501962219</text:p>
              </table:table-cell>
              <table:table-cell office:value-type="float" office:value="0.847582756726159">
                <text:p>0.847582756726159</text:p>
              </table:table-cell>
              <table:table-cell office:value-type="float" office:value="0.929944515562344">
                <text:p>0.929944515562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64495465436094">
                <text:p>0.964495465436094</text:p>
              </table:table-cell>
              <table:table-cell office:value-type="float" office:value="0.926271237939512">
                <text:p>0.926271237939512</text:p>
              </table:table-cell>
              <table:table-cell office:value-type="float" office:value="0.856607645613629">
                <text:p>0.856607645613629</text:p>
              </table:table-cell>
              <table:table-cell office:value-type="float" office:value="0.934570089769426">
                <text:p>0.9345700897694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64361901371987">
                <text:p>0.964361901371987</text:p>
              </table:table-cell>
              <table:table-cell office:value-type="float" office:value="0.918269022998703">
                <text:p>0.918269022998703</text:p>
              </table:table-cell>
              <table:table-cell office:value-type="float" office:value="0.854238625701799">
                <text:p>0.854238625701799</text:p>
              </table:table-cell>
              <table:table-cell office:value-type="float" office:value="0.933948270218248">
                <text:p>0.933948270218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47925456499202">
                <text:p>0.947925456499202</text:p>
              </table:table-cell>
              <table:table-cell office:value-type="float" office:value="0.931786242474649">
                <text:p>0.931786242474649</text:p>
              </table:table-cell>
              <table:table-cell office:value-type="float" office:value="0.812513905201665">
                <text:p>0.812513905201665</text:p>
              </table:table-cell>
              <table:table-cell office:value-type="float" office:value="0.909465769452751">
                <text:p>0.9094657694527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65672756928992">
                <text:p>0.965672756928992</text:p>
              </table:table-cell>
              <table:table-cell office:value-type="float" office:value="0.918861338433973">
                <text:p>0.918861338433973</text:p>
              </table:table-cell>
              <table:table-cell office:value-type="float" office:value="0.858429560647553">
                <text:p>0.858429560647553</text:p>
              </table:table-cell>
              <table:table-cell office:value-type="float" office:value="0.936089785975206">
                <text:p>0.9360897859752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60562652881308">
                <text:p>0.960562652881308</text:p>
              </table:table-cell>
              <table:table-cell office:value-type="float" office:value="0.935810069048576">
                <text:p>0.935810069048576</text:p>
              </table:table-cell>
              <table:table-cell office:value-type="float" office:value="0.84729010697684">
                <text:p>0.84729010697684</text:p>
              </table:table-cell>
              <table:table-cell office:value-type="float" office:value="0.928819121149195">
                <text:p>0.9288191211491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63464327256349">
                <text:p>0.963464327256349</text:p>
              </table:table-cell>
              <table:table-cell office:value-type="float" office:value="0.914593989111738">
                <text:p>0.914593989111738</text:p>
              </table:table-cell>
              <table:table-cell office:value-type="float" office:value="0.850576339872698">
                <text:p>0.850576339872698</text:p>
              </table:table-cell>
              <table:table-cell office:value-type="float" office:value="0.932318190372041">
                <text:p>0.9323181903720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6494710474565">
                <text:p>0.96494710474565</text:p>
              </table:table-cell>
              <table:table-cell office:value-type="float" office:value="0.93369011770222">
                <text:p>0.93369011770222</text:p>
              </table:table-cell>
              <table:table-cell office:value-type="float" office:value="0.859736593758789">
                <text:p>0.859736593758789</text:p>
              </table:table-cell>
              <table:table-cell office:value-type="float" office:value="0.935656536597188">
                <text:p>0.9356565365971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68436047918026">
                <text:p>0.968436047918026</text:p>
              </table:table-cell>
              <table:table-cell office:value-type="float" office:value="0.903568667671692">
                <text:p>0.903568667671692</text:p>
              </table:table-cell>
              <table:table-cell office:value-type="float" office:value="0.863456263228381">
                <text:p>0.863456263228381</text:p>
              </table:table-cell>
              <table:table-cell office:value-type="float" office:value="0.939802837415783">
                <text:p>0.9398028374157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66248075775083">
                <text:p>0.966248075775083</text:p>
              </table:table-cell>
              <table:table-cell office:value-type="float" office:value="0.931688590114014">
                <text:p>0.931688590114014</text:p>
              </table:table-cell>
              <table:table-cell office:value-type="float" office:value="0.863265050682253">
                <text:p>0.863265050682253</text:p>
              </table:table-cell>
              <table:table-cell office:value-type="float" office:value="0.937655130673365">
                <text:p>0.9376551306733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66322578557529">
                <text:p>0.966322578557529</text:p>
              </table:table-cell>
              <table:table-cell office:value-type="float" office:value="0.929036319153508">
                <text:p>0.929036319153508</text:p>
              </table:table-cell>
              <table:table-cell office:value-type="float" office:value="0.862881632547976">
                <text:p>0.862881632547976</text:p>
              </table:table-cell>
              <table:table-cell office:value-type="float" office:value="0.937648068068659">
                <text:p>0.9376480680686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66021518468994">
                <text:p>0.966021518468994</text:p>
              </table:table-cell>
              <table:table-cell office:value-type="float" office:value="0.934229853747749">
                <text:p>0.934229853747749</text:p>
              </table:table-cell>
              <table:table-cell office:value-type="float" office:value="0.863148886079192">
                <text:p>0.863148886079192</text:p>
              </table:table-cell>
              <table:table-cell office:value-type="float" office:value="0.937410076575853">
                <text:p>0.9374100765758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68594790480226">
                <text:p>0.968594790480226</text:p>
              </table:table-cell>
              <table:table-cell office:value-type="float" office:value="0.931737334013598">
                <text:p>0.931737334013598</text:p>
              </table:table-cell>
              <table:table-cell office:value-type="float" office:value="0.870660015635054">
                <text:p>0.870660015635054</text:p>
              </table:table-cell>
              <table:table-cell office:value-type="float" office:value="0.941478631218755">
                <text:p>0.9414786312187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60457267097294">
                <text:p>0.960457267097294</text:p>
              </table:table-cell>
              <table:table-cell office:value-type="float" office:value="0.937026792791557">
                <text:p>0.937026792791557</text:p>
              </table:table-cell>
              <table:table-cell office:value-type="float" office:value="0.847281248915884">
                <text:p>0.847281248915884</text:p>
              </table:table-cell>
              <table:table-cell office:value-type="float" office:value="0.928713766099737">
                <text:p>0.9287137660997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67168025313833">
                <text:p>0.967168025313833</text:p>
              </table:table-cell>
              <table:table-cell office:value-type="float" office:value="0.941243144093377">
                <text:p>0.941243144093377</text:p>
              </table:table-cell>
              <table:table-cell office:value-type="float" office:value="0.868265759190442">
                <text:p>0.868265759190442</text:p>
              </table:table-cell>
              <table:table-cell office:value-type="float" office:value="0.939588174071492">
                <text:p>0.9395881740714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68186475891022">
                <text:p>0.968186475891022</text:p>
              </table:table-cell>
              <table:table-cell office:value-type="float" office:value="0.928892084969087">
                <text:p>0.928892084969087</text:p>
              </table:table-cell>
              <table:table-cell office:value-type="float" office:value="0.868715959636857">
                <text:p>0.868715959636857</text:p>
              </table:table-cell>
              <table:table-cell office:value-type="float" office:value="0.940675539011136">
                <text:p>0.9406755390111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970858101410434">
                <text:p>0.970858101410434</text:p>
              </table:table-cell>
              <table:table-cell office:value-type="float" office:value="0.932400316397671">
                <text:p>0.932400316397671</text:p>
              </table:table-cell>
              <table:table-cell office:value-type="float" office:value="0.878150122618326">
                <text:p>0.878150122618326</text:p>
              </table:table-cell>
              <table:table-cell office:value-type="float" office:value="0.945248293618469">
                <text:p>0.9452482936184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65843351088928">
                <text:p>0.965843351088928</text:p>
              </table:table-cell>
              <table:table-cell office:value-type="float" office:value="0.932572272393984">
                <text:p>0.932572272393984</text:p>
              </table:table-cell>
              <table:table-cell office:value-type="float" office:value="0.86221915935383">
                <text:p>0.86221915935383</text:p>
              </table:table-cell>
              <table:table-cell office:value-type="float" office:value="0.937043963534072">
                <text:p>0.937043963534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69652828344458">
                <text:p>0.969652828344458</text:p>
              </table:table-cell>
              <table:table-cell office:value-type="float" office:value="0.935980434070691">
                <text:p>0.935980434070691</text:p>
              </table:table-cell>
              <table:table-cell office:value-type="float" office:value="0.874989624631073">
                <text:p>0.874989624631073</text:p>
              </table:table-cell>
              <table:table-cell office:value-type="float" office:value="0.943413127023126">
                <text:p>0.9434131270231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69594553890862">
                <text:p>0.969594553890862</text:p>
              </table:table-cell>
              <table:table-cell office:value-type="float" office:value="0.93319724082585">
                <text:p>0.93319724082585</text:p>
              </table:table-cell>
              <table:table-cell office:value-type="float" office:value="0.874197302674322">
                <text:p>0.874197302674322</text:p>
              </table:table-cell>
              <table:table-cell office:value-type="float" office:value="0.943190754287669">
                <text:p>0.9431907542876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70106631431194">
                <text:p>0.970106631431194</text:p>
              </table:table-cell>
              <table:table-cell office:value-type="float" office:value="0.902250095371552">
                <text:p>0.902250095371552</text:p>
              </table:table-cell>
              <table:table-cell office:value-type="float" office:value="0.868684870001919">
                <text:p>0.868684870001919</text:p>
              </table:table-cell>
              <table:table-cell office:value-type="float" office:value="0.942512916990323">
                <text:p>0.9425129169903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68650261858839">
                <text:p>0.968650261858839</text:p>
              </table:table-cell>
              <table:table-cell office:value-type="float" office:value="0.932934306661482">
                <text:p>0.932934306661482</text:p>
              </table:table-cell>
              <table:table-cell office:value-type="float" office:value="0.871103588444982">
                <text:p>0.871103588444982</text:p>
              </table:table-cell>
              <table:table-cell office:value-type="float" office:value="0.941625217382397">
                <text:p>0.9416252173823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67760998614642">
                <text:p>0.967760998614642</text:p>
              </table:table-cell>
              <table:table-cell office:value-type="float" office:value="0.899969357223681">
                <text:p>0.899969357223681</text:p>
              </table:table-cell>
              <table:table-cell office:value-type="float" office:value="0.860324604300156">
                <text:p>0.860324604300156</text:p>
              </table:table-cell>
              <table:table-cell office:value-type="float" office:value="0.938490891173944">
                <text:p>0.938490891173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71675369886644">
                <text:p>0.971675369886644</text:p>
              </table:table-cell>
              <table:table-cell office:value-type="float" office:value="0.927449724729489">
                <text:p>0.927449724729489</text:p>
              </table:table-cell>
              <table:table-cell office:value-type="float" office:value="0.879799555836832">
                <text:p>0.879799555836832</text:p>
              </table:table-cell>
              <table:table-cell office:value-type="float" office:value="0.946388405885691">
                <text:p>0.9463884058856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73588984918522">
                <text:p>0.973588984918522</text:p>
              </table:table-cell>
              <table:table-cell office:value-type="float" office:value="0.923598604978915">
                <text:p>0.923598604978915</text:p>
              </table:table-cell>
              <table:table-cell office:value-type="float" office:value="0.885492083640553">
                <text:p>0.885492083640553</text:p>
              </table:table-cell>
              <table:table-cell office:value-type="float" office:value="0.949445355767827">
                <text:p>0.9494453557678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972512702478523">
                <text:p>0.972512702478523</text:p>
              </table:table-cell>
              <table:table-cell office:value-type="float" office:value="0.909672552019035">
                <text:p>0.909672552019035</text:p>
              </table:table-cell>
              <table:table-cell office:value-type="float" office:value="0.878684269242989">
                <text:p>0.878684269242989</text:p>
              </table:table-cell>
              <table:table-cell office:value-type="float" office:value="0.946954391469042">
                <text:p>0.9469543914690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71597178847642">
                <text:p>0.971597178847642</text:p>
              </table:table-cell>
              <table:table-cell office:value-type="float" office:value="0.924515459069567">
                <text:p>0.924515459069567</text:p>
              </table:table-cell>
              <table:table-cell office:value-type="float" office:value="0.878898296962533">
                <text:p>0.878898296962533</text:p>
              </table:table-cell>
              <table:table-cell office:value-type="float" office:value="0.946121889520757">
                <text:p>0.9461218895207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58278491007367">
                <text:p>0.958278491007367</text:p>
              </table:table-cell>
              <table:table-cell office:value-type="float" office:value="0.949222060231968">
                <text:p>0.949222060231968</text:p>
              </table:table-cell>
              <table:table-cell office:value-type="float" office:value="0.844045660908341">
                <text:p>0.844045660908341</text:p>
              </table:table-cell>
              <table:table-cell office:value-type="float" office:value="0.925911985762">
                <text:p>0.9259119857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70742093447537">
                <text:p>0.970742093447537</text:p>
              </table:table-cell>
              <table:table-cell office:value-type="float" office:value="0.941241858643783">
                <text:p>0.941241858643783</text:p>
              </table:table-cell>
              <table:table-cell office:value-type="float" office:value="0.879634340928608">
                <text:p>0.879634340928608</text:p>
              </table:table-cell>
              <table:table-cell office:value-type="float" office:value="0.945445999558717">
                <text:p>0.9454459995587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68809447011826">
                <text:p>0.968809447011826</text:p>
              </table:table-cell>
              <table:table-cell office:value-type="float" office:value="0.935305392583971">
                <text:p>0.935305392583971</text:p>
              </table:table-cell>
              <table:table-cell office:value-type="float" office:value="0.872134823728214">
                <text:p>0.872134823728214</text:p>
              </table:table-cell>
              <table:table-cell office:value-type="float" office:value="0.941995344585847">
                <text:p>0.9419953445858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74626811136823">
                <text:p>0.974626811136823</text:p>
              </table:table-cell>
              <table:table-cell office:value-type="float" office:value="0.931030841882726">
                <text:p>0.931030841882726</text:p>
              </table:table-cell>
              <table:table-cell office:value-type="float" office:value="0.890629871197634">
                <text:p>0.890629871197634</text:p>
              </table:table-cell>
              <table:table-cell office:value-type="float" office:value="0.951542569201142">
                <text:p>0.9515425692011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69221499034341">
                <text:p>0.969221499034341</text:p>
              </table:table-cell>
              <table:table-cell office:value-type="float" office:value="0.938693505971465">
                <text:p>0.938693505971465</text:p>
              </table:table-cell>
              <table:table-cell office:value-type="float" office:value="0.874186971239425">
                <text:p>0.874186971239425</text:p>
              </table:table-cell>
              <table:table-cell office:value-type="float" office:value="0.942824802257163">
                <text:p>0.9428248022571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69954871968075">
                <text:p>0.969954871968075</text:p>
              </table:table-cell>
              <table:table-cell office:value-type="float" office:value="0.944097733041588">
                <text:p>0.944097733041588</text:p>
              </table:table-cell>
              <table:table-cell office:value-type="float" office:value="0.877679222955265">
                <text:p>0.877679222955265</text:p>
              </table:table-cell>
              <table:table-cell office:value-type="float" office:value="0.944268270252291">
                <text:p>0.9442682702522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71656781073598">
                <text:p>0.971656781073598</text:p>
              </table:table-cell>
              <table:table-cell office:value-type="float" office:value="0.942261937779702">
                <text:p>0.942261937779702</text:p>
              </table:table-cell>
              <table:table-cell office:value-type="float" office:value="0.882840377727942">
                <text:p>0.882840377727942</text:p>
              </table:table-cell>
              <table:table-cell office:value-type="float" office:value="0.947009904439691">
                <text:p>0.9470099044396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969160372329008">
                <text:p>0.969160372329008</text:p>
              </table:table-cell>
              <table:table-cell office:value-type="float" office:value="0.939833859636358">
                <text:p>0.939833859636358</text:p>
              </table:table-cell>
              <table:table-cell office:value-type="float" office:value="0.87423586506916">
                <text:p>0.87423586506916</text:p>
              </table:table-cell>
              <table:table-cell office:value-type="float" office:value="0.942775192161413">
                <text:p>0.9427751921614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97459755096814">
                <text:p>0.97459755096814</text:p>
              </table:table-cell>
              <table:table-cell office:value-type="float" office:value="0.930128925233059">
                <text:p>0.930128925233059</text:p>
              </table:table-cell>
              <table:table-cell office:value-type="float" office:value="0.890346350066758">
                <text:p>0.890346350066758</text:p>
              </table:table-cell>
              <table:table-cell office:value-type="float" office:value="0.951453886406221">
                <text:p>0.951453886406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971112541936092">
                <text:p>0.971112541936092</text:p>
              </table:table-cell>
              <table:table-cell office:value-type="float" office:value="0.929687601150176">
                <text:p>0.929687601150176</text:p>
              </table:table-cell>
              <table:table-cell office:value-type="float" office:value="0.87840685854858">
                <text:p>0.87840685854858</text:p>
              </table:table-cell>
              <table:table-cell office:value-type="float" office:value="0.945549240470035">
                <text:p>0.9455492404700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97356778973751">
                <text:p>0.97356778973751</text:p>
              </table:table-cell>
              <table:table-cell office:value-type="float" office:value="0.937853569194619">
                <text:p>0.937853569194619</text:p>
              </table:table-cell>
              <table:table-cell office:value-type="float" office:value="0.888350684725551">
                <text:p>0.888350684725551</text:p>
              </table:table-cell>
              <table:table-cell office:value-type="float" office:value="0.950031725909408">
                <text:p>0.9500317259094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71389456238369">
                <text:p>0.971389456238369</text:p>
              </table:table-cell>
              <table:table-cell office:value-type="float" office:value="0.918617464631929">
                <text:p>0.918617464631929</text:p>
              </table:table-cell>
              <table:table-cell office:value-type="float" office:value="0.876886554977934">
                <text:p>0.876886554977934</text:p>
              </table:table-cell>
              <table:table-cell office:value-type="float" office:value="0.945494185849947">
                <text:p>0.9454941858499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974324767513207">
                <text:p>0.974324767513207</text:p>
              </table:table-cell>
              <table:table-cell office:value-type="float" office:value="0.918730299800837">
                <text:p>0.918730299800837</text:p>
              </table:table-cell>
              <table:table-cell office:value-type="float" office:value="0.887024062521843">
                <text:p>0.887024062521843</text:p>
              </table:table-cell>
              <table:table-cell office:value-type="float" office:value="0.950480455211115">
                <text:p>0.9504804552111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972596794728016">
                <text:p>0.972596794728016</text:p>
              </table:table-cell>
              <table:table-cell office:value-type="float" office:value="0.945199788488912">
                <text:p>0.945199788488912</text:p>
              </table:table-cell>
              <table:table-cell office:value-type="float" office:value="0.886540019380532">
                <text:p>0.886540019380532</text:p>
              </table:table-cell>
              <table:table-cell office:value-type="float" office:value="0.948703253703235">
                <text:p>0.9487032537032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960550899637081">
                <text:p>0.960550899637081</text:p>
              </table:table-cell>
              <table:table-cell office:value-type="float" office:value="0.851732012691391">
                <text:p>0.851732012691391</text:p>
              </table:table-cell>
              <table:table-cell office:value-type="float" office:value="0.822940510027063">
                <text:p>0.822940510027063</text:p>
              </table:table-cell>
              <table:table-cell office:value-type="float" office:value="0.923674044182384">
                <text:p>0.9236740441823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974833107620228">
                <text:p>0.974833107620228</text:p>
              </table:table-cell>
              <table:table-cell office:value-type="float" office:value="0.939112982801422">
                <text:p>0.939112982801422</text:p>
              </table:table-cell>
              <table:table-cell office:value-type="float" office:value="0.892937098161835">
                <text:p>0.892937098161835</text:p>
              </table:table-cell>
              <table:table-cell office:value-type="float" office:value="0.952232495573588">
                <text:p>0.9522324955735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75130774512731">
                <text:p>0.975130774512731</text:p>
              </table:table-cell>
              <table:table-cell office:value-type="float" office:value="0.928280475561658">
                <text:p>0.928280475561658</text:p>
              </table:table-cell>
              <table:table-cell office:value-type="float" office:value="0.891841486957383">
                <text:p>0.891841486957383</text:p>
              </table:table-cell>
              <table:table-cell office:value-type="float" office:value="0.952288004567671">
                <text:p>0.9522880045676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974188744611396">
                <text:p>0.974188744611396</text:p>
              </table:table-cell>
              <table:table-cell office:value-type="float" office:value="0.919345430066712">
                <text:p>0.919345430066712</text:p>
              </table:table-cell>
              <table:table-cell office:value-type="float" office:value="0.886677287732121">
                <text:p>0.886677287732121</text:p>
              </table:table-cell>
              <table:table-cell office:value-type="float" office:value="0.950275535589569">
                <text:p>0.9502755355895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972565616665923">
                <text:p>0.972565616665923</text:p>
              </table:table-cell>
              <table:table-cell office:value-type="float" office:value="0.941429668529927">
                <text:p>0.941429668529927</text:p>
              </table:table-cell>
              <table:table-cell office:value-type="float" office:value="0.885687501952528">
                <text:p>0.885687501952528</text:p>
              </table:table-cell>
              <table:table-cell office:value-type="float" office:value="0.948494266320103">
                <text:p>0.9484942663201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966609328210624">
                <text:p>0.966609328210624</text:p>
              </table:table-cell>
              <table:table-cell office:value-type="float" office:value="0.945365179213048">
                <text:p>0.945365179213048</text:p>
              </table:table-cell>
              <table:table-cell office:value-type="float" office:value="0.867438455090645">
                <text:p>0.867438455090645</text:p>
              </table:table-cell>
              <table:table-cell office:value-type="float" office:value="0.938869117077068">
                <text:p>0.9388691170770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967203285046515">
                <text:p>0.967203285046515</text:p>
              </table:table-cell>
              <table:table-cell office:value-type="float" office:value="0.923697158801229">
                <text:p>0.923697158801229</text:p>
              </table:table-cell>
              <table:table-cell office:value-type="float" office:value="0.86439258543408">
                <text:p>0.86439258543408</text:p>
              </table:table-cell>
              <table:table-cell office:value-type="float" office:value="0.938817700599838">
                <text:p>0.9388177005998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974898807763691">
                <text:p>0.974898807763691</text:p>
              </table:table-cell>
              <table:table-cell office:value-type="float" office:value="0.93029739133712">
                <text:p>0.93029739133712</text:p>
              </table:table-cell>
              <table:table-cell office:value-type="float" office:value="0.891432209755866">
                <text:p>0.891432209755866</text:p>
              </table:table-cell>
              <table:table-cell office:value-type="float" office:value="0.951976573382508">
                <text:p>0.9519765733825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967241937975229">
                <text:p>0.967241937975229</text:p>
              </table:table-cell>
              <table:table-cell office:value-type="float" office:value="0.935933503283985">
                <text:p>0.935933503283985</text:p>
              </table:table-cell>
              <table:table-cell office:value-type="float" office:value="0.867321384138294">
                <text:p>0.867321384138294</text:p>
              </table:table-cell>
              <table:table-cell office:value-type="float" office:value="0.939465399894159">
                <text:p>0.9394653998941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97179978707449">
                <text:p>0.97179978707449</text:p>
              </table:table-cell>
              <table:table-cell office:value-type="float" office:value="0.912276886258367">
                <text:p>0.912276886258367</text:p>
              </table:table-cell>
              <table:table-cell office:value-type="float" office:value="0.876832008947749">
                <text:p>0.876832008947749</text:p>
              </table:table-cell>
              <table:table-cell office:value-type="float" office:value="0.945875802868057">
                <text:p>0.9458758028680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974844664157439">
                <text:p>0.974844664157439</text:p>
              </table:table-cell>
              <table:table-cell office:value-type="float" office:value="0.943136466705072">
                <text:p>0.943136466705072</text:p>
              </table:table-cell>
              <table:table-cell office:value-type="float" office:value="0.893746581481322">
                <text:p>0.893746581481322</text:p>
              </table:table-cell>
              <table:table-cell office:value-type="float" office:value="0.952414761845969">
                <text:p>0.9524147618459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971209616848664">
                <text:p>0.971209616848664</text:p>
              </table:table-cell>
              <table:table-cell office:value-type="float" office:value="0.945313198087161">
                <text:p>0.945313198087161</text:p>
              </table:table-cell>
              <table:table-cell office:value-type="float" office:value="0.881991657562183">
                <text:p>0.881991657562183</text:p>
              </table:table-cell>
              <table:table-cell office:value-type="float" office:value="0.946394945096787">
                <text:p>0.9463949450967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969352063316448">
                <text:p>0.969352063316448</text:p>
              </table:table-cell>
              <table:table-cell office:value-type="float" office:value="0.93951658692008">
                <text:p>0.93951658692008</text:p>
              </table:table-cell>
              <table:table-cell office:value-type="float" office:value="0.874781188727633">
                <text:p>0.874781188727633</text:p>
              </table:table-cell>
              <table:table-cell office:value-type="float" office:value="0.94307601381206">
                <text:p>0.943076013812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973882914377714">
                <text:p>0.973882914377714</text:p>
              </table:table-cell>
              <table:table-cell office:value-type="float" office:value="0.918289473906363">
                <text:p>0.918289473906363</text:p>
              </table:table-cell>
              <table:table-cell office:value-type="float" office:value="0.885378583394509">
                <text:p>0.885378583394509</text:p>
              </table:table-cell>
              <table:table-cell office:value-type="float" office:value="0.949703474187811">
                <text:p>0.9497034741878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966996939386356">
                <text:p>0.966996939386356</text:p>
              </table:table-cell>
              <table:table-cell office:value-type="float" office:value="0.938590632376501">
                <text:p>0.938590632376501</text:p>
              </table:table-cell>
              <table:table-cell office:value-type="float" office:value="0.867149616935108">
                <text:p>0.867149616935108</text:p>
              </table:table-cell>
              <table:table-cell office:value-type="float" office:value="0.939190270780153">
                <text:p>0.9391902707801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975422097603956">
                <text:p>0.975422097603956</text:p>
              </table:table-cell>
              <table:table-cell office:value-type="float" office:value="0.927131751360791">
                <text:p>0.927131751360791</text:p>
              </table:table-cell>
              <table:table-cell office:value-type="float" office:value="0.892639089384393">
                <text:p>0.892639089384393</text:p>
              </table:table-cell>
              <table:table-cell office:value-type="float" office:value="0.952739612010944">
                <text:p>0.9527396120109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95526803765228">
                <text:p>0.95526803765228</text:p>
              </table:table-cell>
              <table:table-cell office:value-type="float" office:value="0.94722998197527">
                <text:p>0.94722998197527</text:p>
              </table:table-cell>
              <table:table-cell office:value-type="float" office:value="0.835386161327629">
                <text:p>0.835386161327629</text:p>
              </table:table-cell>
              <table:table-cell office:value-type="float" office:value="0.921210892021846">
                <text:p>0.9212108920218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974084145655448">
                <text:p>0.974084145655448</text:p>
              </table:table-cell>
              <table:table-cell office:value-type="float" office:value="0.919179346866979">
                <text:p>0.919179346866979</text:p>
              </table:table-cell>
              <table:table-cell office:value-type="float" office:value="0.886274808385273">
                <text:p>0.886274808385273</text:p>
              </table:table-cell>
              <table:table-cell office:value-type="float" office:value="0.950088810901008">
                <text:p>0.9500888109010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975230160732746">
                <text:p>0.975230160732746</text:p>
              </table:table-cell>
              <table:table-cell office:value-type="float" office:value="0.930766716665886">
                <text:p>0.930766716665886</text:p>
              </table:table-cell>
              <table:table-cell office:value-type="float" office:value="0.892687786606441">
                <text:p>0.892687786606441</text:p>
              </table:table-cell>
              <table:table-cell office:value-type="float" office:value="0.952564706309787">
                <text:p>0.9525647063097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974784816047712">
                <text:p>0.974784816047712</text:p>
              </table:table-cell>
              <table:table-cell office:value-type="float" office:value="0.943876526934125">
                <text:p>0.943876526934125</text:p>
              </table:table-cell>
              <table:table-cell office:value-type="float" office:value="0.893680981118469">
                <text:p>0.893680981118469</text:p>
              </table:table-cell>
              <table:table-cell office:value-type="float" office:value="0.952342483466808">
                <text:p>0.9523424834668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975681652512039">
                <text:p>0.975681652512039</text:p>
              </table:table-cell>
              <table:table-cell office:value-type="float" office:value="0.942777293214666">
                <text:p>0.942777293214666</text:p>
              </table:table-cell>
              <table:table-cell office:value-type="float" office:value="0.896577312501051">
                <text:p>0.896577312501051</text:p>
              </table:table-cell>
              <table:table-cell office:value-type="float" office:value="0.953829384326385">
                <text:p>0.9538293843263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973949401349243">
                <text:p>0.973949401349243</text:p>
              </table:table-cell>
              <table:table-cell office:value-type="float" office:value="0.91358447489599">
                <text:p>0.91358447489599</text:p>
              </table:table-cell>
              <table:table-cell office:value-type="float" office:value="0.884585589198801">
                <text:p>0.884585589198801</text:p>
              </table:table-cell>
              <table:table-cell office:value-type="float" office:value="0.949596577253536">
                <text:p>0.9495965772535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97538221525639">
                <text:p>0.97538221525639</text:p>
              </table:table-cell>
              <table:table-cell office:value-type="float" office:value="0.936794520264821">
                <text:p>0.936794520264821</text:p>
              </table:table-cell>
              <table:table-cell office:value-type="float" office:value="0.89439914349771">
                <text:p>0.89439914349771</text:p>
              </table:table-cell>
              <table:table-cell office:value-type="float" office:value="0.953076314799258">
                <text:p>0.9530763147992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973515170610634">
                <text:p>0.973515170610634</text:p>
              </table:table-cell>
              <table:table-cell office:value-type="float" office:value="0.935544992419812">
                <text:p>0.935544992419812</text:p>
              </table:table-cell>
              <table:table-cell office:value-type="float" office:value="0.887708801407832">
                <text:p>0.887708801407832</text:p>
              </table:table-cell>
              <table:table-cell office:value-type="float" office:value="0.949844982046277">
                <text:p>0.9498449820462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954161609862024">
                <text:p>0.954161609862024</text:p>
              </table:table-cell>
              <table:table-cell office:value-type="float" office:value="0.949023464049935">
                <text:p>0.949023464049935</text:p>
              </table:table-cell>
              <table:table-cell office:value-type="float" office:value="0.832880974429434">
                <text:p>0.832880974429434</text:p>
              </table:table-cell>
              <table:table-cell office:value-type="float" office:value="0.919618633642927">
                <text:p>0.9196186336429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970257309005724">
                <text:p>0.970257309005724</text:p>
              </table:table-cell>
              <table:table-cell office:value-type="float" office:value="0.893063348334103">
                <text:p>0.893063348334103</text:p>
              </table:table-cell>
              <table:table-cell office:value-type="float" office:value="0.866870868177692">
                <text:p>0.866870868177692</text:p>
              </table:table-cell>
              <table:table-cell office:value-type="float" office:value="0.942264023209731">
                <text:p>0.9422640232097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967541522761141">
                <text:p>0.967541522761141</text:p>
              </table:table-cell>
              <table:table-cell office:value-type="float" office:value="0.946351694598551">
                <text:p>0.946351694598551</text:p>
              </table:table-cell>
              <table:table-cell office:value-type="float" office:value="0.870529805442322">
                <text:p>0.870529805442322</text:p>
              </table:table-cell>
              <table:table-cell office:value-type="float" office:value="0.940420961709017">
                <text:p>0.9404209617090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976242365862166">
                <text:p>0.976242365862166</text:p>
              </table:table-cell>
              <table:table-cell office:value-type="float" office:value="0.933399557947041">
                <text:p>0.933399557947041</text:p>
              </table:table-cell>
              <table:table-cell office:value-type="float" office:value="0.896779083399711">
                <text:p>0.896779083399711</text:p>
              </table:table-cell>
              <table:table-cell office:value-type="float" office:value="0.954417123048762">
                <text:p>0.9544171230487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968720682970695">
                <text:p>0.968720682970695</text:p>
              </table:table-cell>
              <table:table-cell office:value-type="float" office:value="0.941369664920952">
                <text:p>0.941369664920952</text:p>
              </table:table-cell>
              <table:table-cell office:value-type="float" office:value="0.873165305963087">
                <text:p>0.873165305963087</text:p>
              </table:table-cell>
              <table:table-cell office:value-type="float" office:value="0.942122650424629">
                <text:p>0.9421226504246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969979607875382">
                <text:p>0.969979607875382</text:p>
              </table:table-cell>
              <table:table-cell office:value-type="float" office:value="0.953157748532351">
                <text:p>0.953157748532351</text:p>
              </table:table-cell>
              <table:table-cell office:value-type="float" office:value="0.879602282446765">
                <text:p>0.879602282446765</text:p>
              </table:table-cell>
              <table:table-cell office:value-type="float" office:value="0.944689890584248">
                <text:p>0.9446898905842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972268048126929">
                <text:p>0.972268048126929</text:p>
              </table:table-cell>
              <table:table-cell office:value-type="float" office:value="0.943773457578207">
                <text:p>0.943773457578207</text:p>
              </table:table-cell>
              <table:table-cell office:value-type="float" office:value="0.885165327313395">
                <text:p>0.885165327313395</text:p>
              </table:table-cell>
              <table:table-cell office:value-type="float" office:value="0.948093958996123">
                <text:p>0.9480939589961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971217976896859">
                <text:p>0.971217976896859</text:p>
              </table:table-cell>
              <table:table-cell office:value-type="float" office:value="0.942557263151753">
                <text:p>0.942557263151753</text:p>
              </table:table-cell>
              <table:table-cell office:value-type="float" office:value="0.881459195745659">
                <text:p>0.881459195745659</text:p>
              </table:table-cell>
              <table:table-cell office:value-type="float" office:value="0.946292206579819">
                <text:p>0.9462922065798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975783743453529">
                <text:p>0.975783743453529</text:p>
              </table:table-cell>
              <table:table-cell office:value-type="float" office:value="0.933659323368043">
                <text:p>0.933659323368043</text:p>
              </table:table-cell>
              <table:table-cell office:value-type="float" office:value="0.895204422824133">
                <text:p>0.895204422824133</text:p>
              </table:table-cell>
              <table:table-cell office:value-type="float" office:value="0.953637096449833">
                <text:p>0.9536370964498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976129308504515">
                <text:p>0.976129308504515</text:p>
              </table:table-cell>
              <table:table-cell office:value-type="float" office:value="0.936400965697046">
                <text:p>0.936400965697046</text:p>
              </table:table-cell>
              <table:table-cell office:value-type="float" office:value="0.896950250453397">
                <text:p>0.896950250453397</text:p>
              </table:table-cell>
              <table:table-cell office:value-type="float" office:value="0.954344040657458">
                <text:p>0.9543440406574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971781296614953">
                <text:p>0.971781296614953</text:p>
              </table:table-cell>
              <table:table-cell office:value-type="float" office:value="0.899172459379517">
                <text:p>0.899172459379517</text:p>
              </table:table-cell>
              <table:table-cell office:value-type="float" office:value="0.873652767921255">
                <text:p>0.873652767921255</text:p>
              </table:table-cell>
              <table:table-cell office:value-type="float" office:value="0.945173160141114">
                <text:p>0.9451731601411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975348332472822">
                <text:p>0.975348332472822</text:p>
              </table:table-cell>
              <table:table-cell office:value-type="float" office:value="0.930830552854251">
                <text:p>0.930830552854251</text:p>
              </table:table-cell>
              <table:table-cell office:value-type="float" office:value="0.893116072483764">
                <text:p>0.893116072483764</text:p>
              </table:table-cell>
              <table:table-cell office:value-type="float" office:value="0.952770340271586">
                <text:p>0.9527703402715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977342843265177">
                <text:p>0.977342843265177</text:p>
              </table:table-cell>
              <table:table-cell office:value-type="float" office:value="0.945498262323098">
                <text:p>0.945498262323098</text:p>
              </table:table-cell>
              <table:table-cell office:value-type="float" office:value="0.902918653036084">
                <text:p>0.902918653036084</text:p>
              </table:table-cell>
              <table:table-cell office:value-type="float" office:value="0.956793359731411">
                <text:p>0.9567933597314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970255686172839">
                <text:p>0.970255686172839</text:p>
              </table:table-cell>
              <table:table-cell office:value-type="float" office:value="0.947078914168911">
                <text:p>0.947078914168911</text:p>
              </table:table-cell>
              <table:table-cell office:value-type="float" office:value="0.8792592661637">
                <text:p>0.8792592661637</text:p>
              </table:table-cell>
              <table:table-cell office:value-type="float" office:value="0.944891127832546">
                <text:p>0.9448911278325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966056729024922">
                <text:p>0.966056729024922</text:p>
              </table:table-cell>
              <table:table-cell office:value-type="float" office:value="0.941286973400092">
                <text:p>0.941286973400092</text:p>
              </table:table-cell>
              <table:table-cell office:value-type="float" office:value="0.864848382691243">
                <text:p>0.864848382691243</text:p>
              </table:table-cell>
              <table:table-cell office:value-type="float" office:value="0.937794611026771">
                <text:p>0.9377946110267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972068292151818">
                <text:p>0.972068292151818</text:p>
              </table:table-cell>
              <table:table-cell office:value-type="float" office:value="0.948343325477884">
                <text:p>0.948343325477884</text:p>
              </table:table-cell>
              <table:table-cell office:value-type="float" office:value="0.885409336595037">
                <text:p>0.885409336595037</text:p>
              </table:table-cell>
              <table:table-cell office:value-type="float" office:value="0.947948967734943">
                <text:p>0.9479489677349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97275317680602">
                <text:p>0.97275317680602</text:p>
              </table:table-cell>
              <table:table-cell office:value-type="float" office:value="0.936465312041927">
                <text:p>0.936465312041927</text:p>
              </table:table-cell>
              <table:table-cell office:value-type="float" office:value="0.885313751068451">
                <text:p>0.885313751068451</text:p>
              </table:table-cell>
              <table:table-cell office:value-type="float" office:value="0.948598546419022">
                <text:p>0.9485985464190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96047669191516">
                <text:p>0.96047669191516</text:p>
              </table:table-cell>
              <table:table-cell office:value-type="float" office:value="0.847111897598999">
                <text:p>0.847111897598999</text:p>
              </table:table-cell>
              <table:table-cell office:value-type="float" office:value="0.821096913026841">
                <text:p>0.821096913026841</text:p>
              </table:table-cell>
              <table:table-cell office:value-type="float" office:value="0.923203925185203">
                <text:p>0.9232039251852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974529539517235">
                <text:p>0.974529539517235</text:p>
              </table:table-cell>
              <table:table-cell office:value-type="float" office:value="0.93059857331673">
                <text:p>0.93059857331673</text:p>
              </table:table-cell>
              <table:table-cell office:value-type="float" office:value="0.890204289282439">
                <text:p>0.890204289282439</text:p>
              </table:table-cell>
              <table:table-cell office:value-type="float" office:value="0.951357857196694">
                <text:p>0.9513578571966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975654015176241">
                <text:p>0.975654015176241</text:p>
              </table:table-cell>
              <table:table-cell office:value-type="float" office:value="0.935627483801087">
                <text:p>0.935627483801087</text:p>
              </table:table-cell>
              <table:table-cell office:value-type="float" office:value="0.895127166623332">
                <text:p>0.895127166623332</text:p>
              </table:table-cell>
              <table:table-cell office:value-type="float" office:value="0.953494889675258">
                <text:p>0.9534948896752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975239405962514">
                <text:p>0.975239405962514</text:p>
              </table:table-cell>
              <table:table-cell office:value-type="float" office:value="0.9324462793751">
                <text:p>0.9324462793751</text:p>
              </table:table-cell>
              <table:table-cell office:value-type="float" office:value="0.893052302369412">
                <text:p>0.893052302369412</text:p>
              </table:table-cell>
              <table:table-cell office:value-type="float" office:value="0.95265135947753">
                <text:p>0.952651359477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97284144907961">
                <text:p>0.97284144907961</text:p>
              </table:table-cell>
              <table:table-cell office:value-type="float" office:value="0.940859806268389">
                <text:p>0.940859806268389</text:p>
              </table:table-cell>
              <table:table-cell office:value-type="float" office:value="0.886496864948351">
                <text:p>0.886496864948351</text:p>
              </table:table-cell>
              <table:table-cell office:value-type="float" office:value="0.948933462085041">
                <text:p>0.9489334620850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969033348773195">
                <text:p>0.969033348773195</text:p>
              </table:table-cell>
              <table:table-cell office:value-type="float" office:value="0.939189740825876">
                <text:p>0.939189740825876</text:p>
              </table:table-cell>
              <table:table-cell office:value-type="float" office:value="0.873692327064511">
                <text:p>0.873692327064511</text:p>
              </table:table-cell>
              <table:table-cell office:value-type="float" office:value="0.942538034906952">
                <text:p>0.9425380349069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957349099531832">
                <text:p>0.957349099531832</text:p>
              </table:table-cell>
              <table:table-cell office:value-type="float" office:value="0.84038281056879">
                <text:p>0.84038281056879</text:p>
              </table:table-cell>
              <table:table-cell office:value-type="float" office:value="0.809246912645375">
                <text:p>0.809246912645375</text:p>
              </table:table-cell>
              <table:table-cell office:value-type="float" office:value="0.917752032198948">
                <text:p>0.9177520321989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974431677776597">
                <text:p>0.974431677776597</text:p>
              </table:table-cell>
              <table:table-cell office:value-type="float" office:value="0.935529564458674">
                <text:p>0.935529564458674</text:p>
              </table:table-cell>
              <table:table-cell office:value-type="float" office:value="0.890849859946845">
                <text:p>0.890849859946845</text:p>
              </table:table-cell>
              <table:table-cell office:value-type="float" office:value="0.951400169964187">
                <text:p>0.9514001699641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975485338909715">
                <text:p>0.975485338909715</text:p>
              </table:table-cell>
              <table:table-cell office:value-type="float" office:value="0.94289893194061">
                <text:p>0.94289893194061</text:p>
              </table:table-cell>
              <table:table-cell office:value-type="float" office:value="0.895917030539034">
                <text:p>0.895917030539034</text:p>
              </table:table-cell>
              <table:table-cell office:value-type="float" office:value="0.953498276214972">
                <text:p>0.9534982762149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9750576486794">
                <text:p>0.9750576486794</text:p>
              </table:table-cell>
              <table:table-cell office:value-type="float" office:value="0.939357575742863">
                <text:p>0.939357575742863</text:p>
              </table:table-cell>
              <table:table-cell office:value-type="float" office:value="0.893761722852563">
                <text:p>0.893761722852563</text:p>
              </table:table-cell>
              <table:table-cell office:value-type="float" office:value="0.952625587980839">
                <text:p>0.9526255879808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976142438697856">
                <text:p>0.976142438697856</text:p>
              </table:table-cell>
              <table:table-cell office:value-type="float" office:value="0.944814396625657">
                <text:p>0.944814396625657</text:p>
              </table:table-cell>
              <table:table-cell office:value-type="float" office:value="0.89856177545434">
                <text:p>0.89856177545434</text:p>
              </table:table-cell>
              <table:table-cell office:value-type="float" office:value="0.954698744038746">
                <text:p>0.9546987440387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972807615472797">
                <text:p>0.972807615472797</text:p>
              </table:table-cell>
              <table:table-cell office:value-type="float" office:value="0.935738220037857">
                <text:p>0.935738220037857</text:p>
              </table:table-cell>
              <table:table-cell office:value-type="float" office:value="0.8853489104142">
                <text:p>0.8853489104142</text:p>
              </table:table-cell>
              <table:table-cell office:value-type="float" office:value="0.948658910296564">
                <text:p>0.9486589102965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973402014899475">
                <text:p>0.973402014899475</text:p>
              </table:table-cell>
              <table:table-cell office:value-type="float" office:value="0.942193125049064">
                <text:p>0.942193125049064</text:p>
              </table:table-cell>
              <table:table-cell office:value-type="float" office:value="0.888647333096216">
                <text:p>0.888647333096216</text:p>
              </table:table-cell>
              <table:table-cell office:value-type="float" office:value="0.949932549767364">
                <text:p>0.9499325497673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973720631089219">
                <text:p>0.973720631089219</text:p>
              </table:table-cell>
              <table:table-cell office:value-type="float" office:value="0.948756436572548">
                <text:p>0.948756436572548</text:p>
              </table:table-cell>
              <table:table-cell office:value-type="float" office:value="0.890987481140755">
                <text:p>0.890987481140755</text:p>
              </table:table-cell>
              <table:table-cell office:value-type="float" office:value="0.950735035511152">
                <text:p>0.9507350355111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975924044732946">
                <text:p>0.975924044732946</text:p>
              </table:table-cell>
              <table:table-cell office:value-type="float" office:value="0.929526411054825">
                <text:p>0.929526411054825</text:p>
              </table:table-cell>
              <table:table-cell office:value-type="float" office:value="0.894895863251733">
                <text:p>0.894895863251733</text:p>
              </table:table-cell>
              <table:table-cell office:value-type="float" office:value="0.953706872099253">
                <text:p>0.9537068720992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975613788591396">
                <text:p>0.975613788591396</text:p>
              </table:table-cell>
              <table:table-cell office:value-type="float" office:value="0.944659145426025">
                <text:p>0.944659145426025</text:p>
              </table:table-cell>
              <table:table-cell office:value-type="float" office:value="0.896690653265446">
                <text:p>0.896690653265446</text:p>
              </table:table-cell>
              <table:table-cell office:value-type="float" office:value="0.953787087797254">
                <text:p>0.9537870877972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97407214652745">
                <text:p>0.97407214652745</text:p>
              </table:table-cell>
              <table:table-cell office:value-type="float" office:value="0.928967673905749">
                <text:p>0.928967673905749</text:p>
              </table:table-cell>
              <table:table-cell office:value-type="float" office:value="0.888284910103213">
                <text:p>0.888284910103213</text:p>
              </table:table-cell>
              <table:table-cell office:value-type="float" office:value="0.950506955655685">
                <text:p>0.9505069556556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976578636506629">
                <text:p>0.976578636506629</text:p>
              </table:table-cell>
              <table:table-cell office:value-type="float" office:value="0.925084197064307">
                <text:p>0.925084197064307</text:p>
              </table:table-cell>
              <table:table-cell office:value-type="float" office:value="0.896367384820654">
                <text:p>0.896367384820654</text:p>
              </table:table-cell>
              <table:table-cell office:value-type="float" office:value="0.954653353353846">
                <text:p>0.9546533533538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977104139300828">
                <text:p>0.977104139300828</text:p>
              </table:table-cell>
              <table:table-cell office:value-type="float" office:value="0.931690056987163">
                <text:p>0.931690056987163</text:p>
              </table:table-cell>
              <table:table-cell office:value-type="float" office:value="0.89954057573467">
                <text:p>0.89954057573467</text:p>
              </table:table-cell>
              <table:table-cell office:value-type="float" office:value="0.955841279872337">
                <text:p>0.9558412798723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977101827993385">
                <text:p>0.977101827993385</text:p>
              </table:table-cell>
              <table:table-cell office:value-type="float" office:value="0.945780902934293">
                <text:p>0.945780902934293</text:p>
              </table:table-cell>
              <table:table-cell office:value-type="float" office:value="0.902113228133701">
                <text:p>0.902113228133701</text:p>
              </table:table-cell>
              <table:table-cell office:value-type="float" office:value="0.956387313465545">
                <text:p>0.9563873134655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966102660113241">
                <text:p>0.966102660113241</text:p>
              </table:table-cell>
              <table:table-cell office:value-type="float" office:value="0.954374264185623">
                <text:p>0.954374264185623</text:p>
              </table:table-cell>
              <table:table-cell office:value-type="float" office:value="0.867820060425206">
                <text:p>0.867820060425206</text:p>
              </table:table-cell>
              <table:table-cell office:value-type="float" office:value="0.938446177557534">
                <text:p>0.9384461775575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974946115801125">
                <text:p>0.974946115801125</text:p>
              </table:table-cell>
              <table:table-cell office:value-type="float" office:value="0.921731766220073">
                <text:p>0.921731766220073</text:p>
              </table:table-cell>
              <table:table-cell office:value-type="float" office:value="0.889850215094433">
                <text:p>0.889850215094433</text:p>
              </table:table-cell>
              <table:table-cell office:value-type="float" office:value="0.951683683413989">
                <text:p>0.9516836834139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977254325107816">
                <text:p>0.977254325107816</text:p>
              </table:table-cell>
              <table:table-cell office:value-type="float" office:value="0.93573849426567">
                <text:p>0.93573849426567</text:p>
              </table:table-cell>
              <table:table-cell office:value-type="float" office:value="0.900838493147382">
                <text:p>0.900838493147382</text:p>
              </table:table-cell>
              <table:table-cell office:value-type="float" office:value="0.956264386718568">
                <text:p>0.9562643867185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972242525391556">
                <text:p>0.972242525391556</text:p>
              </table:table-cell>
              <table:table-cell office:value-type="float" office:value="0.942846346373586">
                <text:p>0.942846346373586</text:p>
              </table:table-cell>
              <table:table-cell office:value-type="float" office:value="0.88489539577511">
                <text:p>0.88489539577511</text:p>
              </table:table-cell>
              <table:table-cell office:value-type="float" office:value="0.948012529455361">
                <text:p>0.9480125294553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97599805574785">
                <text:p>0.97599805574785</text:p>
              </table:table-cell>
              <table:table-cell office:value-type="float" office:value="0.928585892707394">
                <text:p>0.928585892707394</text:p>
              </table:table-cell>
              <table:table-cell office:value-type="float" office:value="0.894974392473777">
                <text:p>0.894974392473777</text:p>
              </table:table-cell>
              <table:table-cell office:value-type="float" office:value="0.953795110519241">
                <text:p>0.9537951105192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973619081092025">
                <text:p>0.973619081092025</text:p>
              </table:table-cell>
              <table:table-cell office:value-type="float" office:value="0.929708831417816">
                <text:p>0.929708831417816</text:p>
              </table:table-cell>
              <table:table-cell office:value-type="float" office:value="0.886874266285598">
                <text:p>0.886874266285598</text:p>
              </table:table-cell>
              <table:table-cell office:value-type="float" office:value="0.949768842376877">
                <text:p>0.9497688423768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9758603608364">
                <text:p>0.9758603608364</text:p>
              </table:table-cell>
              <table:table-cell office:value-type="float" office:value="0.947712708835844">
                <text:p>0.947712708835844</text:p>
              </table:table-cell>
              <table:table-cell office:value-type="float" office:value="0.898106497250449">
                <text:p>0.898106497250449</text:p>
              </table:table-cell>
              <table:table-cell office:value-type="float" office:value="0.954326837268838">
                <text:p>0.9543268372688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976064247658855">
                <text:p>0.976064247658855</text:p>
              </table:table-cell>
              <table:table-cell office:value-type="float" office:value="0.942593535059746">
                <text:p>0.942593535059746</text:p>
              </table:table-cell>
              <table:table-cell office:value-type="float" office:value="0.897880093920693">
                <text:p>0.897880093920693</text:p>
              </table:table-cell>
              <table:table-cell office:value-type="float" office:value="0.95447820411852">
                <text:p>0.954478204118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976756902240203">
                <text:p>0.976756902240203</text:p>
              </table:table-cell>
              <table:table-cell office:value-type="float" office:value="0.927827055891871">
                <text:p>0.927827055891871</text:p>
              </table:table-cell>
              <table:table-cell office:value-type="float" office:value="0.897547672313399">
                <text:p>0.897547672313399</text:p>
              </table:table-cell>
              <table:table-cell office:value-type="float" office:value="0.955078663024067">
                <text:p>0.9550786630240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976392059901614">
                <text:p>0.976392059901614</text:p>
              </table:table-cell>
              <table:table-cell office:value-type="float" office:value="0.928658685517296">
                <text:p>0.928658685517296</text:p>
              </table:table-cell>
              <table:table-cell office:value-type="float" office:value="0.896397124738022">
                <text:p>0.896397124738022</text:p>
              </table:table-cell>
              <table:table-cell office:value-type="float" office:value="0.954480045736441">
                <text:p>0.9544800457364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975501813122335">
                <text:p>0.975501813122335</text:p>
              </table:table-cell>
              <table:table-cell office:value-type="float" office:value="0.918999131940011">
                <text:p>0.918999131940011</text:p>
              </table:table-cell>
              <table:table-cell office:value-type="float" office:value="0.891260598485848">
                <text:p>0.891260598485848</text:p>
              </table:table-cell>
              <table:table-cell office:value-type="float" office:value="0.95252014501372">
                <text:p>0.952520145013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974428038696794">
                <text:p>0.974428038696794</text:p>
              </table:table-cell>
              <table:table-cell office:value-type="float" office:value="0.940334981225237">
                <text:p>0.940334981225237</text:p>
              </table:table-cell>
              <table:table-cell office:value-type="float" office:value="0.891777772846084">
                <text:p>0.891777772846084</text:p>
              </table:table-cell>
              <table:table-cell office:value-type="float" office:value="0.951592936466655">
                <text:p>0.9515929364666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962554950719729">
                <text:p>0.962554950719729</text:p>
              </table:table-cell>
              <table:table-cell office:value-type="float" office:value="0.955879053217153">
                <text:p>0.955879053217153</text:p>
              </table:table-cell>
              <table:table-cell office:value-type="float" office:value="0.857648057703233">
                <text:p>0.857648057703233</text:p>
              </table:table-cell>
              <table:table-cell office:value-type="float" office:value="0.932872862246959">
                <text:p>0.9328728622469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977151447338261">
                <text:p>0.977151447338261</text:p>
              </table:table-cell>
              <table:table-cell office:value-type="float" office:value="0.940755094502767">
                <text:p>0.940755094502767</text:p>
              </table:table-cell>
              <table:table-cell office:value-type="float" office:value="0.901388166466928">
                <text:p>0.901388166466928</text:p>
              </table:table-cell>
              <table:table-cell office:value-type="float" office:value="0.956281724601634">
                <text:p>0.9562817246016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975783595923267">
                <text:p>0.975783595923267</text:p>
              </table:table-cell>
              <table:table-cell office:value-type="float" office:value="0.941262962025767">
                <text:p>0.941262962025767</text:p>
              </table:table-cell>
              <table:table-cell office:value-type="float" office:value="0.896650415916888">
                <text:p>0.896650415916888</text:p>
              </table:table-cell>
              <table:table-cell office:value-type="float" office:value="0.9539442340158">
                <text:p>0.95394423401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975376559929669">
                <text:p>0.975376559929669</text:p>
              </table:table-cell>
              <table:table-cell office:value-type="float" office:value="0.934176958818116">
                <text:p>0.934176958818116</text:p>
              </table:table-cell>
              <table:table-cell office:value-type="float" office:value="0.893872324706236">
                <text:p>0.893872324706236</text:p>
              </table:table-cell>
              <table:table-cell office:value-type="float" office:value="0.952958828558495">
                <text:p>0.9529588285584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976678612847693">
                <text:p>0.976678612847693</text:p>
              </table:table-cell>
              <table:table-cell office:value-type="float" office:value="0.930273922239442">
                <text:p>0.930273922239442</text:p>
              </table:table-cell>
              <table:table-cell office:value-type="float" office:value="0.897738320555644">
                <text:p>0.897738320555644</text:p>
              </table:table-cell>
              <table:table-cell office:value-type="float" office:value="0.955044051848332">
                <text:p>0.9550440518483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975708650550035">
                <text:p>0.975708650550035</text:p>
              </table:table-cell>
              <table:table-cell office:value-type="float" office:value="0.934275058542803">
                <text:p>0.934275058542803</text:p>
              </table:table-cell>
              <table:table-cell office:value-type="float" office:value="0.895058657922684">
                <text:p>0.895058657922684</text:p>
              </table:table-cell>
              <table:table-cell office:value-type="float" office:value="0.953533281377961">
                <text:p>0.9535332813779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977164528354849">
                <text:p>0.977164528354849</text:p>
              </table:table-cell>
              <table:table-cell office:value-type="float" office:value="0.931556451223169">
                <text:p>0.931556451223169</text:p>
              </table:table-cell>
              <table:table-cell office:value-type="float" office:value="0.899733403582366">
                <text:p>0.899733403582366</text:p>
              </table:table-cell>
              <table:table-cell office:value-type="float" office:value="0.955940955186839">
                <text:p>0.9559409551868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976048707804562">
                <text:p>0.976048707804562</text:p>
              </table:table-cell>
              <table:table-cell office:value-type="float" office:value="0.934143033476105">
                <text:p>0.934143033476105</text:p>
              </table:table-cell>
              <table:table-cell office:value-type="float" office:value="0.896234460976737">
                <text:p>0.896234460976737</text:p>
              </table:table-cell>
              <table:table-cell office:value-type="float" office:value="0.954113374376816">
                <text:p>0.9541133743768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974554767192083">
                <text:p>0.974554767192083</text:p>
              </table:table-cell>
              <table:table-cell office:value-type="float" office:value="0.937846238873047">
                <text:p>0.937846238873047</text:p>
              </table:table-cell>
              <table:table-cell office:value-type="float" office:value="0.891729908119287">
                <text:p>0.891729908119287</text:p>
              </table:table-cell>
              <table:table-cell office:value-type="float" office:value="0.95170620028608">
                <text:p>0.951706200286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972228706723657">
                <text:p>0.972228706723657</text:p>
              </table:table-cell>
              <table:table-cell office:value-type="float" office:value="0.937388615061008">
                <text:p>0.937388615061008</text:p>
              </table:table-cell>
              <table:table-cell office:value-type="float" office:value="0.883743550365004">
                <text:p>0.883743550365004</text:p>
              </table:table-cell>
              <table:table-cell office:value-type="float" office:value="0.947757464120266">
                <text:p>0.9477574641202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974910856068443">
                <text:p>0.974910856068443</text:p>
              </table:table-cell>
              <table:table-cell office:value-type="float" office:value="0.949308619562344">
                <text:p>0.949308619562344</text:p>
              </table:table-cell>
              <table:table-cell office:value-type="float" office:value="0.895127487915769">
                <text:p>0.895127487915769</text:p>
              </table:table-cell>
              <table:table-cell office:value-type="float" office:value="0.952770007012237">
                <text:p>0.9527700070122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976838929066024">
                <text:p>0.976838929066024</text:p>
              </table:table-cell>
              <table:table-cell office:value-type="float" office:value="0.943420156069488">
                <text:p>0.943420156069488</text:p>
              </table:table-cell>
              <table:table-cell office:value-type="float" office:value="0.900759564641094">
                <text:p>0.900759564641094</text:p>
              </table:table-cell>
              <table:table-cell office:value-type="float" office:value="0.955843811605564">
                <text:p>0.9558438116055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973803444743106">
                <text:p>0.973803444743106</text:p>
              </table:table-cell>
              <table:table-cell office:value-type="float" office:value="0.935680261463784">
                <text:p>0.935680261463784</text:p>
              </table:table-cell>
              <table:table-cell office:value-type="float" office:value="0.888720393407772">
                <text:p>0.888720393407772</text:p>
              </table:table-cell>
              <table:table-cell office:value-type="float" office:value="0.950339010856651">
                <text:p>0.9503390108566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973724024285252">
                <text:p>0.973724024285252</text:p>
              </table:table-cell>
              <table:table-cell office:value-type="float" office:value="0.938316575553146">
                <text:p>0.938316575553146</text:p>
              </table:table-cell>
              <table:table-cell office:value-type="float" office:value="0.888974576122498">
                <text:p>0.888974576122498</text:p>
              </table:table-cell>
              <table:table-cell office:value-type="float" office:value="0.950315474619826">
                <text:p>0.9503154746198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976327540000249">
                <text:p>0.976327540000249</text:p>
              </table:table-cell>
              <table:table-cell office:value-type="float" office:value="0.933781884358119">
                <text:p>0.933781884358119</text:p>
              </table:table-cell>
              <table:table-cell office:value-type="float" office:value="0.897155112932454">
                <text:p>0.897155112932454</text:p>
              </table:table-cell>
              <table:table-cell office:value-type="float" office:value="0.954579865783435">
                <text:p>0.9545798657834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975242749981792">
                <text:p>0.975242749981792</text:p>
              </table:table-cell>
              <table:table-cell office:value-type="float" office:value="0.952021454237926">
                <text:p>0.952021454237926</text:p>
              </table:table-cell>
              <table:table-cell office:value-type="float" office:value="0.896758189700682">
                <text:p>0.896758189700682</text:p>
              </table:table-cell>
              <table:table-cell office:value-type="float" office:value="0.95343775335233">
                <text:p>0.953437753352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962924169789432">
                <text:p>0.962924169789432</text:p>
              </table:table-cell>
              <table:table-cell office:value-type="float" office:value="0.940893879334271">
                <text:p>0.940893879334271</text:p>
              </table:table-cell>
              <table:table-cell office:value-type="float" office:value="0.855356038528778">
                <text:p>0.855356038528778</text:p>
              </table:table-cell>
              <table:table-cell office:value-type="float" office:value="0.932776671781502">
                <text:p>0.9327766717815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974241904682566">
                <text:p>0.974241904682566</text:p>
              </table:table-cell>
              <table:table-cell office:value-type="float" office:value="0.954536146886123">
                <text:p>0.954536146886123</text:p>
              </table:table-cell>
              <table:table-cell office:value-type="float" office:value="0.893818437242447">
                <text:p>0.893818437242447</text:p>
              </table:table-cell>
              <table:table-cell office:value-type="float" office:value="0.951838608481122">
                <text:p>0.9518386084811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971702761338672">
                <text:p>0.971702761338672</text:p>
              </table:table-cell>
              <table:table-cell office:value-type="float" office:value="0.896062592478025">
                <text:p>0.896062592478025</text:p>
              </table:table-cell>
              <table:table-cell office:value-type="float" office:value="0.872612038360546">
                <text:p>0.872612038360546</text:p>
              </table:table-cell>
              <table:table-cell office:value-type="float" office:value="0.944873301509884">
                <text:p>0.9448733015098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976015415142044">
                <text:p>0.976015415142044</text:p>
              </table:table-cell>
              <table:table-cell office:value-type="float" office:value="0.935834705201286">
                <text:p>0.935834705201286</text:p>
              </table:table-cell>
              <table:table-cell office:value-type="float" office:value="0.896440153250092">
                <text:p>0.896440153250092</text:p>
              </table:table-cell>
              <table:table-cell office:value-type="float" office:value="0.954124932361392">
                <text:p>0.9541249323613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976074525600459">
                <text:p>0.976074525600459</text:p>
              </table:table-cell>
              <table:table-cell office:value-type="float" office:value="0.934433082796449">
                <text:p>0.934433082796449</text:p>
              </table:table-cell>
              <table:table-cell office:value-type="float" office:value="0.896381486951147">
                <text:p>0.896381486951147</text:p>
              </table:table-cell>
              <table:table-cell office:value-type="float" office:value="0.954169738714812">
                <text:p>0.9541697387148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973507203976472">
                <text:p>0.973507203976472</text:p>
              </table:table-cell>
              <table:table-cell office:value-type="float" office:value="0.943088149650117">
                <text:p>0.943088149650117</text:p>
              </table:table-cell>
              <table:table-cell office:value-type="float" office:value="0.889177681283701">
                <text:p>0.889177681283701</text:p>
              </table:table-cell>
              <table:table-cell office:value-type="float" office:value="0.950146733021539">
                <text:p>0.9501467330215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972923770965956">
                <text:p>0.972923770965956</text:p>
              </table:table-cell>
              <table:table-cell office:value-type="float" office:value="0.950996395980257">
                <text:p>0.950996395980257</text:p>
              </table:table-cell>
              <table:table-cell office:value-type="float" office:value="0.888750570135908">
                <text:p>0.888750570135908</text:p>
              </table:table-cell>
              <table:table-cell office:value-type="float" office:value="0.949485344885904">
                <text:p>0.9494853448859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974907413695657">
                <text:p>0.974907413695657</text:p>
              </table:table-cell>
              <table:table-cell office:value-type="float" office:value="0.93989662153062">
                <text:p>0.93989662153062</text:p>
              </table:table-cell>
              <table:table-cell office:value-type="float" office:value="0.893344900223725">
                <text:p>0.893344900223725</text:p>
              </table:table-cell>
              <table:table-cell office:value-type="float" office:value="0.952391114180932">
                <text:p>0.9523911141809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958316504638278">
                <text:p>0.958316504638278</text:p>
              </table:table-cell>
              <table:table-cell office:value-type="float" office:value="0.949281152655294">
                <text:p>0.949281152655294</text:p>
              </table:table-cell>
              <table:table-cell office:value-type="float" office:value="0.844164605400348">
                <text:p>0.844164605400348</text:p>
              </table:table-cell>
              <table:table-cell office:value-type="float" office:value="0.925973332069115">
                <text:p>0.9259733320691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973794986341403">
                <text:p>0.973794986341403</text:p>
              </table:table-cell>
              <table:table-cell office:value-type="float" office:value="0.948241219439261">
                <text:p>0.948241219439261</text:p>
              </table:table-cell>
              <table:table-cell office:value-type="float" office:value="0.891140148342947">
                <text:p>0.891140148342947</text:p>
              </table:table-cell>
              <table:table-cell office:value-type="float" office:value="0.950839929392674">
                <text:p>0.9508399293926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956302421497795">
                <text:p>0.956302421497795</text:p>
              </table:table-cell>
              <table:table-cell office:value-type="float" office:value="0.82827637288786">
                <text:p>0.82827637288786</text:p>
              </table:table-cell>
              <table:table-cell office:value-type="float" office:value="0.80154216879232">
                <text:p>0.80154216879232</text:p>
              </table:table-cell>
              <table:table-cell office:value-type="float" office:value="0.915115514942399">
                <text:p>0.9151155149423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97058664572786">
                <text:p>0.97058664572786</text:p>
              </table:table-cell>
              <table:table-cell office:value-type="float" office:value="0.954801952952788">
                <text:p>0.954801952952788</text:p>
              </table:table-cell>
              <table:table-cell office:value-type="float" office:value="0.881866585244081">
                <text:p>0.881866585244081</text:p>
              </table:table-cell>
              <table:table-cell office:value-type="float" office:value="0.945755636663925">
                <text:p>0.9457556366639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976633222703668">
                <text:p>0.976633222703668</text:p>
              </table:table-cell>
              <table:table-cell office:value-type="float" office:value="0.930496187738523">
                <text:p>0.930496187738523</text:p>
              </table:table-cell>
              <table:table-cell office:value-type="float" office:value="0.897618050041458">
                <text:p>0.897618050041458</text:p>
              </table:table-cell>
              <table:table-cell office:value-type="float" office:value="0.954974454837819">
                <text:p>0.9549744548378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97742152607172">
                <text:p>0.97742152607172</text:p>
              </table:table-cell>
              <table:table-cell office:value-type="float" office:value="0.945479107243668">
                <text:p>0.945479107243668</text:p>
              </table:table-cell>
              <table:table-cell office:value-type="float" office:value="0.903195256795862">
                <text:p>0.903195256795862</text:p>
              </table:table-cell>
              <table:table-cell office:value-type="float" office:value="0.956928832199559">
                <text:p>0.9569288321995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972547617973927">
                <text:p>0.972547617973927</text:p>
              </table:table-cell>
              <table:table-cell office:value-type="float" office:value="0.94542997035026">
                <text:p>0.94542997035026</text:p>
              </table:table-cell>
              <table:table-cell office:value-type="float" office:value="0.886421822167235">
                <text:p>0.886421822167235</text:p>
              </table:table-cell>
              <table:table-cell office:value-type="float" office:value="0.948630371454499">
                <text:p>0.9486303714544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9753095811906">
                <text:p>0.9753095811906</text:p>
              </table:table-cell>
              <table:table-cell office:value-type="float" office:value="0.916166153069802">
                <text:p>0.916166153069802</text:p>
              </table:table-cell>
              <table:table-cell office:value-type="float" office:value="0.889977264293276">
                <text:p>0.889977264293276</text:p>
              </table:table-cell>
              <table:table-cell office:value-type="float" office:value="0.952059370477253">
                <text:p>0.95205937047725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974010380524314">
                <text:p>0.974010380524314</text:p>
              </table:table-cell>
              <table:table-cell office:value-type="float" office:value="0.937707286608588">
                <text:p>0.937707286608588</text:p>
              </table:table-cell>
              <table:table-cell office:value-type="float" office:value="0.889831895880218">
                <text:p>0.889831895880218</text:p>
              </table:table-cell>
              <table:table-cell office:value-type="float" office:value="0.950775224522947">
                <text:p>0.9507752245229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975935552093403">
                <text:p>0.975935552093403</text:p>
              </table:table-cell>
              <table:table-cell office:value-type="float" office:value="0.929304113399849">
                <text:p>0.929304113399849</text:p>
              </table:table-cell>
              <table:table-cell office:value-type="float" office:value="0.894893114120257">
                <text:p>0.894893114120257</text:p>
              </table:table-cell>
              <table:table-cell office:value-type="float" office:value="0.953717392757611">
                <text:p>0.9537173927576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972809877603485">
                <text:p>0.972809877603485</text:p>
              </table:table-cell>
              <table:table-cell office:value-type="float" office:value="0.941305838880629">
                <text:p>0.941305838880629</text:p>
              </table:table-cell>
              <table:table-cell office:value-type="float" office:value="0.886479985158788">
                <text:p>0.886479985158788</text:p>
              </table:table-cell>
              <table:table-cell office:value-type="float" office:value="0.948899093045313">
                <text:p>0.9488990930453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968407377870392">
                <text:p>0.968407377870392</text:p>
              </table:table-cell>
              <table:table-cell office:value-type="float" office:value="0.939762563463254">
                <text:p>0.939762563463254</text:p>
              </table:table-cell>
              <table:table-cell office:value-type="float" office:value="0.871827592116447">
                <text:p>0.871827592116447</text:p>
              </table:table-cell>
              <table:table-cell office:value-type="float" office:value="0.941538682305069">
                <text:p>0.9415386823050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972100502925746">
                <text:p>0.972100502925746</text:p>
              </table:table-cell>
              <table:table-cell office:value-type="float" office:value="0.926748650637347">
                <text:p>0.926748650637347</text:p>
              </table:table-cell>
              <table:table-cell office:value-type="float" office:value="0.881078147615093">
                <text:p>0.881078147615093</text:p>
              </table:table-cell>
              <table:table-cell office:value-type="float" office:value="0.947070271436468">
                <text:p>0.9470702714364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969274904989282">
                <text:p>0.969274904989282</text:p>
              </table:table-cell>
              <table:table-cell office:value-type="float" office:value="0.945326166968819">
                <text:p>0.945326166968819</text:p>
              </table:table-cell>
              <table:table-cell office:value-type="float" office:value="0.875761006989872">
                <text:p>0.875761006989872</text:p>
              </table:table-cell>
              <table:table-cell office:value-type="float" office:value="0.943203535186193">
                <text:p>0.9432035351861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97490431556015">
                <text:p>0.97490431556015</text:p>
              </table:table-cell>
              <table:table-cell office:value-type="float" office:value="0.92629081680724">
                <text:p>0.92629081680724</text:p>
              </table:table-cell>
              <table:table-cell office:value-type="float" office:value="0.890641665676046">
                <text:p>0.890641665676046</text:p>
              </table:table-cell>
              <table:table-cell office:value-type="float" office:value="0.95181306998428">
                <text:p>0.951813069984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975652834934143">
                <text:p>0.975652834934143</text:p>
              </table:table-cell>
              <table:table-cell office:value-type="float" office:value="0.940320213455599">
                <text:p>0.940320213455599</text:p>
              </table:table-cell>
              <table:table-cell office:value-type="float" office:value="0.89601643575828">
                <text:p>0.89601643575828</text:p>
              </table:table-cell>
              <table:table-cell office:value-type="float" office:value="0.953682561700228">
                <text:p>0.9536825617002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973358149234827">
                <text:p>0.973358149234827</text:p>
              </table:table-cell>
              <table:table-cell office:value-type="float" office:value="0.948550476628709">
                <text:p>0.948550476628709</text:p>
              </table:table-cell>
              <table:table-cell office:value-type="float" office:value="0.889731495151341">
                <text:p>0.889731495151341</text:p>
              </table:table-cell>
              <table:table-cell office:value-type="float" office:value="0.950116747056587">
                <text:p>0.9501167470565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973389228943411">
                <text:p>0.973389228943411</text:p>
              </table:table-cell>
              <table:table-cell office:value-type="float" office:value="0.950492026172278">
                <text:p>0.950492026172278</text:p>
              </table:table-cell>
              <table:table-cell office:value-type="float" office:value="0.890205089062786">
                <text:p>0.890205089062786</text:p>
              </table:table-cell>
              <table:table-cell office:value-type="float" office:value="0.95024613135565">
                <text:p>0.950246131355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976567768443975">
                <text:p>0.976567768443975</text:p>
              </table:table-cell>
              <table:table-cell office:value-type="float" office:value="0.939075712198937">
                <text:p>0.939075712198937</text:p>
              </table:table-cell>
              <table:table-cell office:value-type="float" office:value="0.899004067797129">
                <text:p>0.899004067797129</text:p>
              </table:table-cell>
              <table:table-cell office:value-type="float" office:value="0.95520693681418">
                <text:p>0.955206936814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972808353124108">
                <text:p>0.972808353124108</text:p>
              </table:table-cell>
              <table:table-cell office:value-type="float" office:value="0.937982012409215">
                <text:p>0.937982012409215</text:p>
              </table:table-cell>
              <table:table-cell office:value-type="float" office:value="0.885807410126015">
                <text:p>0.885807410126015</text:p>
              </table:table-cell>
              <table:table-cell office:value-type="float" office:value="0.948756234770792">
                <text:p>0.9487562347707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976254266636656">
                <text:p>0.976254266636656</text:p>
              </table:table-cell>
              <table:table-cell office:value-type="float" office:value="0.939660119610028">
                <text:p>0.939660119610028</text:p>
              </table:table-cell>
              <table:table-cell office:value-type="float" office:value="0.898003956511647">
                <text:p>0.898003956511647</text:p>
              </table:table-cell>
              <table:table-cell office:value-type="float" office:value="0.954689520782622">
                <text:p>0.9546895207826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975714895997804">
                <text:p>0.975714895997804</text:p>
              </table:table-cell>
              <table:table-cell office:value-type="float" office:value="0.932010997711569">
                <text:p>0.932010997711569</text:p>
              </table:table-cell>
              <table:table-cell office:value-type="float" office:value="0.894640943614493">
                <text:p>0.894640943614493</text:p>
              </table:table-cell>
              <table:table-cell office:value-type="float" office:value="0.95345026631094">
                <text:p>0.953450266310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973566658672166">
                <text:p>0.973566658672166</text:p>
              </table:table-cell>
              <table:table-cell office:value-type="float" office:value="0.950339118048271">
                <text:p>0.950339118048271</text:p>
              </table:table-cell>
              <table:table-cell office:value-type="float" office:value="0.890770012233544">
                <text:p>0.890770012233544</text:p>
              </table:table-cell>
              <table:table-cell office:value-type="float" office:value="0.950538387820845">
                <text:p>0.9505383878208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974772816919715">
                <text:p>0.974772816919715</text:p>
              </table:table-cell>
              <table:table-cell office:value-type="float" office:value="0.941979168525866">
                <text:p>0.941979168525866</text:p>
              </table:table-cell>
              <table:table-cell office:value-type="float" office:value="0.893279142139853">
                <text:p>0.893279142139853</text:p>
              </table:table-cell>
              <table:table-cell office:value-type="float" office:value="0.952246029345973">
                <text:p>0.9522460293459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971701630273328">
                <text:p>0.971701630273328</text:p>
              </table:table-cell>
              <table:table-cell office:value-type="float" office:value="0.903679162659886">
                <text:p>0.903679162659886</text:p>
              </table:table-cell>
              <table:table-cell office:value-type="float" office:value="0.874470745538327">
                <text:p>0.874470745538327</text:p>
              </table:table-cell>
              <table:table-cell office:value-type="float" office:value="0.94527441714108">
                <text:p>0.945274417141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976415959804101">
                <text:p>0.976415959804101</text:p>
              </table:table-cell>
              <table:table-cell office:value-type="float" office:value="0.935375279960254">
                <text:p>0.935375279960254</text:p>
              </table:table-cell>
              <table:table-cell office:value-type="float" office:value="0.89777229972094">
                <text:p>0.89777229972094</text:p>
              </table:table-cell>
              <table:table-cell office:value-type="float" office:value="0.954797222475721">
                <text:p>0.9547972224757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976798653304425">
                <text:p>0.976798653304425</text:p>
              </table:table-cell>
              <table:table-cell office:value-type="float" office:value="0.940918964295945">
                <text:p>0.940918964295945</text:p>
              </table:table-cell>
              <table:table-cell office:value-type="float" office:value="0.900162415912947">
                <text:p>0.900162415912947</text:p>
              </table:table-cell>
              <table:table-cell office:value-type="float" office:value="0.955677787743391">
                <text:p>0.9556777877433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972581304050478">
                <text:p>0.972581304050478</text:p>
              </table:table-cell>
              <table:table-cell office:value-type="float" office:value="0.943504365315516">
                <text:p>0.943504365315516</text:p>
              </table:table-cell>
              <table:table-cell office:value-type="float" office:value="0.886153335349684">
                <text:p>0.886153335349684</text:p>
              </table:table-cell>
              <table:table-cell office:value-type="float" office:value="0.948607202715072">
                <text:p>0.9486072027150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962016957029991">
                <text:p>0.962016957029991</text:p>
              </table:table-cell>
              <table:table-cell office:value-type="float" office:value="0.925196321450116">
                <text:p>0.925196321450116</text:p>
              </table:table-cell>
              <table:table-cell office:value-type="float" office:value="0.848920984975432">
                <text:p>0.848920984975432</text:p>
              </table:table-cell>
              <table:table-cell office:value-type="float" office:value="0.930573595619469">
                <text:p>0.9305735956194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976267347653243">
                <text:p>0.976267347653243</text:p>
              </table:table-cell>
              <table:table-cell office:value-type="float" office:value="0.921422747227423">
                <text:p>0.921422747227423</text:p>
              </table:table-cell>
              <table:table-cell office:value-type="float" office:value="0.894511609313608">
                <text:p>0.894511609313608</text:p>
              </table:table-cell>
              <table:table-cell office:value-type="float" office:value="0.95395473731667">
                <text:p>0.953954737316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976619453212523">
                <text:p>0.976619453212523</text:p>
              </table:table-cell>
              <table:table-cell office:value-type="float" office:value="0.938483683690991">
                <text:p>0.938483683690991</text:p>
              </table:table-cell>
              <table:table-cell office:value-type="float" office:value="0.899077683510482">
                <text:p>0.899077683510482</text:p>
              </table:table-cell>
              <table:table-cell office:value-type="float" office:value="0.955272826182408">
                <text:p>0.9552728261824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97423821642601">
                <text:p>0.97423821642601</text:p>
              </table:table-cell>
              <table:table-cell office:value-type="float" office:value="0.945554749557851">
                <text:p>0.945554749557851</text:p>
              </table:table-cell>
              <table:table-cell office:value-type="float" office:value="0.892130709827937">
                <text:p>0.892130709827937</text:p>
              </table:table-cell>
              <table:table-cell office:value-type="float" office:value="0.951481882688844">
                <text:p>0.9514818826888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974078293621711">
                <text:p>0.974078293621711</text:p>
              </table:table-cell>
              <table:table-cell office:value-type="float" office:value="0.942968043065867">
                <text:p>0.942968043065867</text:p>
              </table:table-cell>
              <table:table-cell office:value-type="float" office:value="0.891091008042094">
                <text:p>0.891091008042094</text:p>
              </table:table-cell>
              <table:table-cell office:value-type="float" office:value="0.951106945347725">
                <text:p>0.9511069453477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975981532358476">
                <text:p>0.975981532358476</text:p>
              </table:table-cell>
              <table:table-cell office:value-type="float" office:value="0.932295662695377">
                <text:p>0.932295662695377</text:p>
              </table:table-cell>
              <table:table-cell office:value-type="float" office:value="0.895640238116257">
                <text:p>0.895640238116257</text:p>
              </table:table-cell>
              <table:table-cell office:value-type="float" office:value="0.953921540983577">
                <text:p>0.95392154098357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976762410036661">
                <text:p>0.976762410036661</text:p>
              </table:table-cell>
              <table:table-cell office:value-type="float" office:value="0.942512966655037">
                <text:p>0.942512966655037</text:p>
              </table:table-cell>
              <table:table-cell office:value-type="float" office:value="0.900324378468818">
                <text:p>0.900324378468818</text:p>
              </table:table-cell>
              <table:table-cell office:value-type="float" office:value="0.955676892405255">
                <text:p>0.9556768924052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97274427581353">
                <text:p>0.97274427581353</text:p>
              </table:table-cell>
              <table:table-cell office:value-type="float" office:value="0.950369649292336">
                <text:p>0.950369649292336</text:p>
              </table:table-cell>
              <table:table-cell office:value-type="float" office:value="0.888035218974538">
                <text:p>0.888035218974538</text:p>
              </table:table-cell>
              <table:table-cell office:value-type="float" office:value="0.949159892926589">
                <text:p>0.9491598929265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975065271076284">
                <text:p>0.975065271076284</text:p>
              </table:table-cell>
              <table:table-cell office:value-type="float" office:value="0.946192124154084">
                <text:p>0.946192124154084</text:p>
              </table:table-cell>
              <table:table-cell office:value-type="float" office:value="0.895079615236274">
                <text:p>0.895079615236274</text:p>
              </table:table-cell>
              <table:table-cell office:value-type="float" office:value="0.952911225532289">
                <text:p>0.9529112255322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97565868696788">
                <text:p>0.97565868696788</text:p>
              </table:table-cell>
              <table:table-cell office:value-type="float" office:value="0.946807895121509">
                <text:p>0.946807895121509</text:p>
              </table:table-cell>
              <table:table-cell office:value-type="float" office:value="0.897241990843293">
                <text:p>0.897241990843293</text:p>
              </table:table-cell>
              <table:table-cell office:value-type="float" office:value="0.953947276630257">
                <text:p>0.9539472766302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977209426731333">
                <text:p>0.977209426731333</text:p>
              </table:table-cell>
              <table:table-cell office:value-type="float" office:value="0.941684498469074">
                <text:p>0.941684498469074</text:p>
              </table:table-cell>
              <table:table-cell office:value-type="float" office:value="0.901763015845294">
                <text:p>0.901763015845294</text:p>
              </table:table-cell>
              <table:table-cell office:value-type="float" office:value="0.956417885080949">
                <text:p>0.9564178850809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9759349127956">
                <text:p>0.9759349127956</text:p>
              </table:table-cell>
              <table:table-cell office:value-type="float" office:value="0.94048713066251">
                <text:p>0.94048713066251</text:p>
              </table:table-cell>
              <table:table-cell office:value-type="float" office:value="0.897035135585202">
                <text:p>0.897035135585202</text:p>
              </table:table-cell>
              <table:table-cell office:value-type="float" office:value="0.954173137146793">
                <text:p>0.9541731371467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975782268150906">
                <text:p>0.975782268150906</text:p>
              </table:table-cell>
              <table:table-cell office:value-type="float" office:value="0.949457726479329">
                <text:p>0.949457726479329</text:p>
              </table:table-cell>
              <table:table-cell office:value-type="float" office:value="0.89815176014345">
                <text:p>0.89815176014345</text:p>
              </table:table-cell>
              <table:table-cell office:value-type="float" office:value="0.954259861778606">
                <text:p>0.9542598617786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975360921721869">
                <text:p>0.975360921721869</text:p>
              </table:table-cell>
              <table:table-cell office:value-type="float" office:value="0.952370173842334">
                <text:p>0.952370173842334</text:p>
              </table:table-cell>
              <table:table-cell office:value-type="float" office:value="0.897225886911302">
                <text:p>0.897225886911302</text:p>
              </table:table-cell>
              <table:table-cell office:value-type="float" office:value="0.953651884870731">
                <text:p>0.9536518848707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977613856356963">
                <text:p>0.977613856356963</text:p>
              </table:table-cell>
              <table:table-cell office:value-type="float" office:value="0.931252100395949">
                <text:p>0.931252100395949</text:p>
              </table:table-cell>
              <table:table-cell office:value-type="float" office:value="0.90130547462636">
                <text:p>0.90130547462636</text:p>
              </table:table-cell>
              <table:table-cell office:value-type="float" office:value="0.956712178320532">
                <text:p>0.9567121783205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977266963533617">
                <text:p>0.977266963533617</text:p>
              </table:table-cell>
              <table:table-cell office:value-type="float" office:value="0.934044261116465">
                <text:p>0.934044261116465</text:p>
              </table:table-cell>
              <table:table-cell office:value-type="float" office:value="0.900569669363238">
                <text:p>0.900569669363238</text:p>
              </table:table-cell>
              <table:table-cell office:value-type="float" office:value="0.95621913133857">
                <text:p>0.956219131338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976279445134749">
                <text:p>0.976279445134749</text:p>
              </table:table-cell>
              <table:table-cell office:value-type="float" office:value="0.944306744193145">
                <text:p>0.944306744193145</text:p>
              </table:table-cell>
              <table:table-cell office:value-type="float" office:value="0.898949042753045">
                <text:p>0.898949042753045</text:p>
              </table:table-cell>
              <table:table-cell office:value-type="float" office:value="0.954914421849465">
                <text:p>0.95491442184946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968422081719864">
                <text:p>0.968422081719864</text:p>
              </table:table-cell>
              <table:table-cell office:value-type="float" office:value="0.942816028534204">
                <text:p>0.942816028534204</text:p>
              </table:table-cell>
              <table:table-cell office:value-type="float" office:value="0.872530485227549">
                <text:p>0.872530485227549</text:p>
              </table:table-cell>
              <table:table-cell office:value-type="float" office:value="0.941698542984367">
                <text:p>0.9416985429843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977127547435774">
                <text:p>0.977127547435774</text:p>
              </table:table-cell>
              <table:table-cell office:value-type="float" office:value="0.936161803793768">
                <text:p>0.936161803793768</text:p>
              </table:table-cell>
              <table:table-cell office:value-type="float" office:value="0.900461247323008">
                <text:p>0.900461247323008</text:p>
              </table:table-cell>
              <table:table-cell office:value-type="float" office:value="0.956060912632217">
                <text:p>0.9560609126322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975342037848299">
                <text:p>0.975342037848299</text:p>
              </table:table-cell>
              <table:table-cell office:value-type="float" office:value="0.950770166928471">
                <text:p>0.950770166928471</text:p>
              </table:table-cell>
              <table:table-cell office:value-type="float" office:value="0.896871946767963">
                <text:p>0.896871946767963</text:p>
              </table:table-cell>
              <table:table-cell office:value-type="float" office:value="0.953559124562023">
                <text:p>0.9535591245620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976340768547099">
                <text:p>0.976340768547099</text:p>
              </table:table-cell>
              <table:table-cell office:value-type="float" office:value="0.941144821107283">
                <text:p>0.941144821107283</text:p>
              </table:table-cell>
              <table:table-cell office:value-type="float" office:value="0.898584336689234">
                <text:p>0.898584336689234</text:p>
              </table:table-cell>
              <table:table-cell office:value-type="float" office:value="0.954896923339919">
                <text:p>0.9548969233399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977464506554794">
                <text:p>0.977464506554794</text:p>
              </table:table-cell>
              <table:table-cell office:value-type="float" office:value="0.939057715473606">
                <text:p>0.939057715473606</text:p>
              </table:table-cell>
              <table:table-cell office:value-type="float" office:value="0.902201591632058">
                <text:p>0.902201591632058</text:p>
              </table:table-cell>
              <table:table-cell office:value-type="float" office:value="0.956759322808034">
                <text:p>0.9567593228080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976313770509104">
                <text:p>0.976313770509104</text:p>
              </table:table-cell>
              <table:table-cell office:value-type="float" office:value="0.937092373437137">
                <text:p>0.937092373437137</text:p>
              </table:table-cell>
              <table:table-cell office:value-type="float" office:value="0.897733569602615">
                <text:p>0.897733569602615</text:p>
              </table:table-cell>
              <table:table-cell office:value-type="float" office:value="0.954689840530907">
                <text:p>0.9546898405309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976383601499911">
                <text:p>0.976383601499911</text:p>
              </table:table-cell>
              <table:table-cell office:value-type="float" office:value="0.946118852599001">
                <text:p>0.946118852599001</text:p>
              </table:table-cell>
              <table:table-cell office:value-type="float" office:value="0.899643028384502">
                <text:p>0.899643028384502</text:p>
              </table:table-cell>
              <table:table-cell office:value-type="float" office:value="0.955162914942968">
                <text:p>0.9551629149429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976411632249742">
                <text:p>0.976411632249742</text:p>
              </table:table-cell>
              <table:table-cell office:value-type="float" office:value="0.931514758426406">
                <text:p>0.931514758426406</text:p>
              </table:table-cell>
              <table:table-cell office:value-type="float" office:value="0.897020438276117">
                <text:p>0.897020438276117</text:p>
              </table:table-cell>
              <table:table-cell office:value-type="float" office:value="0.954632436833635">
                <text:p>0.95463243683363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976868385941723">
                <text:p>0.976868385941723</text:p>
              </table:table-cell>
              <table:table-cell office:value-type="float" office:value="0.932772792648339">
                <text:p>0.932772792648339</text:p>
              </table:table-cell>
              <table:table-cell office:value-type="float" office:value="0.898896574812843">
                <text:p>0.898896574812843</text:p>
              </table:table-cell>
              <table:table-cell office:value-type="float" office:value="0.955475468931949">
                <text:p>0.9554754689319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975691930453644">
                <text:p>0.975691930453644</text:p>
              </table:table-cell>
              <table:table-cell office:value-type="float" office:value="0.95231069714753">
                <text:p>0.95231069714753</text:p>
              </table:table-cell>
              <table:table-cell office:value-type="float" office:value="0.898352374792013">
                <text:p>0.898352374792013</text:p>
              </table:table-cell>
              <table:table-cell office:value-type="float" office:value="0.954213338396637">
                <text:p>0.9542133383966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977027521917956">
                <text:p>0.977027521917956</text:p>
              </table:table-cell>
              <table:table-cell office:value-type="float" office:value="0.937458442871685">
                <text:p>0.937458442871685</text:p>
              </table:table-cell>
              <table:table-cell office:value-type="float" office:value="0.900342477673377">
                <text:p>0.900342477673377</text:p>
              </table:table-cell>
              <table:table-cell office:value-type="float" office:value="0.955938544652897">
                <text:p>0.95593854465289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973182293162203">
                <text:p>0.973182293162203</text:p>
              </table:table-cell>
              <table:table-cell office:value-type="float" office:value="0.948231526429314">
                <text:p>0.948231526429314</text:p>
              </table:table-cell>
              <table:table-cell office:value-type="float" office:value="0.889082054374976">
                <text:p>0.889082054374976</text:p>
              </table:table-cell>
              <table:table-cell office:value-type="float" office:value="0.949808488047801">
                <text:p>0.9498084880478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977363989269436">
                <text:p>0.977363989269436</text:p>
              </table:table-cell>
              <table:table-cell office:value-type="float" office:value="0.946449007777602">
                <text:p>0.946449007777602</text:p>
              </table:table-cell>
              <table:table-cell office:value-type="float" office:value="0.903161332793594">
                <text:p>0.903161332793594</text:p>
              </table:table-cell>
              <table:table-cell office:value-type="float" office:value="0.956865455627819">
                <text:p>0.9568654556278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977505716674721">
                <text:p>0.977505716674721</text:p>
              </table:table-cell>
              <table:table-cell office:value-type="float" office:value="0.938254758560228">
                <text:p>0.938254758560228</text:p>
              </table:table-cell>
              <table:table-cell office:value-type="float" office:value="0.902204154950331">
                <text:p>0.902204154950331</text:p>
              </table:table-cell>
              <table:table-cell office:value-type="float" office:value="0.956799884654632">
                <text:p>0.9567998846546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974148763910321">
                <text:p>0.974148763910321</text:p>
              </table:table-cell>
              <table:table-cell office:value-type="float" office:value="0.945420877646221">
                <text:p>0.945420877646221</text:p>
              </table:table-cell>
              <table:table-cell office:value-type="float" office:value="0.8918010709243">
                <text:p>0.8918010709243</text:p>
              </table:table-cell>
              <table:table-cell office:value-type="float" office:value="0.95132510996537">
                <text:p>0.951325109965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977893131143437">
                <text:p>0.977893131143437</text:p>
              </table:table-cell>
              <table:table-cell office:value-type="float" office:value="0.943124282139764">
                <text:p>0.943124282139764</text:p>
              </table:table-cell>
              <table:table-cell office:value-type="float" office:value="0.90446821078799">
                <text:p>0.90446821078799</text:p>
              </table:table-cell>
              <table:table-cell office:value-type="float" office:value="0.957659151186203">
                <text:p>0.9576591511862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977466522801712">
                <text:p>0.977466522801712</text:p>
              </table:table-cell>
              <table:table-cell office:value-type="float" office:value="0.943062775868021">
                <text:p>0.943062775868021</text:p>
              </table:table-cell>
              <table:table-cell office:value-type="float" office:value="0.902927854556462">
                <text:p>0.902927854556462</text:p>
              </table:table-cell>
              <table:table-cell office:value-type="float" office:value="0.956915928839705">
                <text:p>0.9569159288397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977090714046961">
                <text:p>0.977090714046961</text:p>
              </table:table-cell>
              <table:table-cell office:value-type="float" office:value="0.931825351300951">
                <text:p>0.931825351300951</text:p>
              </table:table-cell>
              <table:table-cell office:value-type="float" office:value="0.899517698543765">
                <text:p>0.899517698543765</text:p>
              </table:table-cell>
              <table:table-cell office:value-type="float" office:value="0.955823405285937">
                <text:p>0.9558234052859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976954641968396">
                <text:p>0.976954641968396</text:p>
              </table:table-cell>
              <table:table-cell office:value-type="float" office:value="0.940084483586028">
                <text:p>0.940084483586028</text:p>
              </table:table-cell>
              <table:table-cell office:value-type="float" office:value="0.900564521706088">
                <text:p>0.900564521706088</text:p>
              </table:table-cell>
              <table:table-cell office:value-type="float" office:value="0.95591504799153">
                <text:p>0.955915047991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976254955111213">
                <text:p>0.976254955111213</text:p>
              </table:table-cell>
              <table:table-cell office:value-type="float" office:value="0.948895653949109">
                <text:p>0.948895653949109</text:p>
              </table:table-cell>
              <table:table-cell office:value-type="float" office:value="0.899692373755147">
                <text:p>0.899692373755147</text:p>
              </table:table-cell>
              <table:table-cell office:value-type="float" office:value="0.955047452796421">
                <text:p>0.9550474527964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97716718389957">
                <text:p>0.97716718389957</text:p>
              </table:table-cell>
              <table:table-cell office:value-type="float" office:value="0.934371617060355">
                <text:p>0.934371617060355</text:p>
              </table:table-cell>
              <table:table-cell office:value-type="float" office:value="0.900271149695457">
                <text:p>0.900271149695457</text:p>
              </table:table-cell>
              <table:table-cell office:value-type="float" office:value="0.956058679387878">
                <text:p>0.9560586793878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975714748467542">
                <text:p>0.975714748467542</text:p>
              </table:table-cell>
              <table:table-cell office:value-type="float" office:value="0.950854721796864">
                <text:p>0.950854721796864</text:p>
              </table:table-cell>
              <table:table-cell office:value-type="float" office:value="0.898170088570004">
                <text:p>0.898170088570004</text:p>
              </table:table-cell>
              <table:table-cell office:value-type="float" office:value="0.954197483905162">
                <text:p>0.9541974839051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97789593421842">
                <text:p>0.97789593421842</text:p>
              </table:table-cell>
              <table:table-cell office:value-type="float" office:value="0.937867664569003">
                <text:p>0.937867664569003</text:p>
              </table:table-cell>
              <table:table-cell office:value-type="float" office:value="0.903543035051789">
                <text:p>0.903543035051789</text:p>
              </table:table-cell>
              <table:table-cell office:value-type="float" office:value="0.957464535950346">
                <text:p>0.9574645359503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977041488116118">
                <text:p>0.977041488116118</text:p>
              </table:table-cell>
              <table:table-cell office:value-type="float" office:value="0.943147512641376">
                <text:p>0.943147512641376</text:p>
              </table:table-cell>
              <table:table-cell office:value-type="float" office:value="0.901428664777153">
                <text:p>0.901428664777153</text:p>
              </table:table-cell>
              <table:table-cell office:value-type="float" office:value="0.956183261715816">
                <text:p>0.9561832617158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977033570658709">
                <text:p>0.977033570658709</text:p>
              </table:table-cell>
              <table:table-cell office:value-type="float" office:value="0.939843095769316">
                <text:p>0.939843095769316</text:p>
              </table:table-cell>
              <table:table-cell office:value-type="float" office:value="0.900801739450027">
                <text:p>0.900801739450027</text:p>
              </table:table-cell>
              <table:table-cell office:value-type="float" office:value="0.95604227934725">
                <text:p>0.956042279347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976674186939825">
                <text:p>0.976674186939825</text:p>
              </table:table-cell>
              <table:table-cell office:value-type="float" office:value="0.944314373198458">
                <text:p>0.944314373198458</text:p>
              </table:table-cell>
              <table:table-cell office:value-type="float" office:value="0.900338908219768">
                <text:p>0.900338908219768</text:p>
              </table:table-cell>
              <table:table-cell office:value-type="float" office:value="0.955593946626553">
                <text:p>0.9555939466265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975385559275668">
                <text:p>0.975385559275668</text:p>
              </table:table-cell>
              <table:table-cell office:value-type="float" office:value="0.954370899793146">
                <text:p>0.954370899793146</text:p>
              </table:table-cell>
              <table:table-cell office:value-type="float" office:value="0.897668870022821">
                <text:p>0.897668870022821</text:p>
              </table:table-cell>
              <table:table-cell office:value-type="float" office:value="0.953768857851321">
                <text:p>0.9537688578513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976979574582719">
                <text:p>0.976979574582719</text:p>
              </table:table-cell>
              <table:table-cell office:value-type="float" office:value="0.92788117274048">
                <text:p>0.92788117274048</text:p>
              </table:table-cell>
              <table:table-cell office:value-type="float" office:value="0.898363041040748">
                <text:p>0.898363041040748</text:p>
              </table:table-cell>
              <table:table-cell office:value-type="float" office:value="0.955468384971156">
                <text:p>0.9554683849711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966267402239441">
                <text:p>0.966267402239441</text:p>
              </table:table-cell>
              <table:table-cell office:value-type="float" office:value="0.951938636487237">
                <text:p>0.951938636487237</text:p>
              </table:table-cell>
              <table:table-cell office:value-type="float" office:value="0.867804509635613">
                <text:p>0.867804509635613</text:p>
              </table:table-cell>
              <table:table-cell office:value-type="float" office:value="0.938606267464323">
                <text:p>0.9386062674643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977001064824256">
                <text:p>0.977001064824256</text:p>
              </table:table-cell>
              <table:table-cell office:value-type="float" office:value="0.942109936260126">
                <text:p>0.942109936260126</text:p>
              </table:table-cell>
              <table:table-cell office:value-type="float" office:value="0.901097899476997">
                <text:p>0.901097899476997</text:p>
              </table:table-cell>
              <table:table-cell office:value-type="float" office:value="0.956073631544733">
                <text:p>0.9560736315447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976663417230679">
                <text:p>0.976663417230679</text:p>
              </table:table-cell>
              <table:table-cell office:value-type="float" office:value="0.953091792285361">
                <text:p>0.953091792285361</text:p>
              </table:table-cell>
              <table:table-cell office:value-type="float" office:value="0.901856727334242">
                <text:p>0.901856727334242</text:p>
              </table:table-cell>
              <table:table-cell office:value-type="float" office:value="0.955903759221872">
                <text:p>0.9559037592218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976824913691108">
                <text:p>0.976824913691108</text:p>
              </table:table-cell>
              <table:table-cell office:value-type="float" office:value="0.925392941950092">
                <text:p>0.925392941950092</text:p>
              </table:table-cell>
              <table:table-cell office:value-type="float" office:value="0.897319162605133">
                <text:p>0.897319162605133</text:p>
              </table:table-cell>
              <table:table-cell office:value-type="float" office:value="0.955095009543767">
                <text:p>0.9550950095437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975044370955796">
                <text:p>0.975044370955796</text:p>
              </table:table-cell>
              <table:table-cell office:value-type="float" office:value="0.916743783746395">
                <text:p>0.916743783746395</text:p>
              </table:table-cell>
              <table:table-cell office:value-type="float" office:value="0.889151233311031">
                <text:p>0.889151233311031</text:p>
              </table:table-cell>
              <table:table-cell office:value-type="float" office:value="0.951627496000669">
                <text:p>0.95162749600066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974766178057913">
                <text:p>0.974766178057913</text:p>
              </table:table-cell>
              <table:table-cell office:value-type="float" office:value="0.915272001100078">
                <text:p>0.915272001100078</text:p>
              </table:table-cell>
              <table:table-cell office:value-type="float" office:value="0.88784538648295">
                <text:p>0.88784538648295</text:p>
              </table:table-cell>
              <table:table-cell office:value-type="float" office:value="0.951079848983471">
                <text:p>0.9510798489834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975919225411045">
                <text:p>0.975919225411045</text:p>
              </table:table-cell>
              <table:table-cell office:value-type="float" office:value="0.943361173073468">
                <text:p>0.943361173073468</text:p>
              </table:table-cell>
              <table:table-cell office:value-type="float" office:value="0.897514500196857">
                <text:p>0.897514500196857</text:p>
              </table:table-cell>
              <table:table-cell office:value-type="float" office:value="0.954259378879125">
                <text:p>0.9542593788791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973651341042707">
                <text:p>0.973651341042707</text:p>
              </table:table-cell>
              <table:table-cell office:value-type="float" office:value="0.953591347218817">
                <text:p>0.953591347218817</text:p>
              </table:table-cell>
              <table:table-cell office:value-type="float" office:value="0.891663230323999">
                <text:p>0.891663230323999</text:p>
              </table:table-cell>
              <table:table-cell office:value-type="float" office:value="0.95080788623259">
                <text:p>0.950807886232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976145635186872">
                <text:p>0.976145635186872</text:p>
              </table:table-cell>
              <table:table-cell office:value-type="float" office:value="0.953591415245311">
                <text:p>0.953591415245311</text:p>
              </table:table-cell>
              <table:table-cell office:value-type="float" office:value="0.900145458306024">
                <text:p>0.900145458306024</text:p>
              </table:table-cell>
              <table:table-cell office:value-type="float" office:value="0.955035449640548">
                <text:p>0.9550354496405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977065830609392">
                <text:p>0.977065830609392</text:p>
              </table:table-cell>
              <table:table-cell office:value-type="float" office:value="0.932368452976072">
                <text:p>0.932368452976072</text:p>
              </table:table-cell>
              <table:table-cell office:value-type="float" office:value="0.899530497512716">
                <text:p>0.899530497512716</text:p>
              </table:table-cell>
              <table:table-cell office:value-type="float" office:value="0.95580209786544">
                <text:p>0.9558020978654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974043968247357">
                <text:p>0.974043968247357</text:p>
              </table:table-cell>
              <table:table-cell office:value-type="float" office:value="0.939007400685378">
                <text:p>0.939007400685378</text:p>
              </table:table-cell>
              <table:table-cell office:value-type="float" office:value="0.890202958366974">
                <text:p>0.890202958366974</text:p>
              </table:table-cell>
              <table:table-cell office:value-type="float" office:value="0.950886294912996">
                <text:p>0.9508862949129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976983607076555">
                <text:p>0.976983607076555</text:p>
              </table:table-cell>
              <table:table-cell office:value-type="float" office:value="0.947060670483115">
                <text:p>0.947060670483115</text:p>
              </table:table-cell>
              <table:table-cell office:value-type="float" office:value="0.901922002610579">
                <text:p>0.901922002610579</text:p>
              </table:table-cell>
              <table:table-cell office:value-type="float" office:value="0.956231314982062">
                <text:p>0.9562313149820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972821384963942">
                <text:p>0.972821384963942</text:p>
              </table:table-cell>
              <table:table-cell office:value-type="float" office:value="0.90233563918871">
                <text:p>0.90233563918871</text:p>
              </table:table-cell>
              <table:table-cell office:value-type="float" office:value="0.878045666707535">
                <text:p>0.878045666707535</text:p>
              </table:table-cell>
              <table:table-cell office:value-type="float" office:value="0.947110008810266">
                <text:p>0.9471100088102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977693325991572">
                <text:p>0.977693325991572</text:p>
              </table:table-cell>
              <table:table-cell office:value-type="float" office:value="0.944308654911635">
                <text:p>0.944308654911635</text:p>
              </table:table-cell>
              <table:table-cell office:value-type="float" office:value="0.903959570200793">
                <text:p>0.903959570200793</text:p>
              </table:table-cell>
              <table:table-cell office:value-type="float" office:value="0.957356265538369">
                <text:p>0.9573562655383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978003778840138">
                <text:p>0.978003778840138</text:p>
              </table:table-cell>
              <table:table-cell office:value-type="float" office:value="0.945238982648904">
                <text:p>0.945238982648904</text:p>
              </table:table-cell>
              <table:table-cell office:value-type="float" office:value="0.905235476430605">
                <text:p>0.905235476430605</text:p>
              </table:table-cell>
              <table:table-cell office:value-type="float" office:value="0.957930191891364">
                <text:p>0.9579301918913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977095779252632">
                <text:p>0.977095779252632</text:p>
              </table:table-cell>
              <table:table-cell office:value-type="float" office:value="0.943284380349907">
                <text:p>0.943284380349907</text:p>
              </table:table-cell>
              <table:table-cell office:value-type="float" office:value="0.901646139288851">
                <text:p>0.901646139288851</text:p>
              </table:table-cell>
              <table:table-cell office:value-type="float" office:value="0.956282348745328">
                <text:p>0.9562823487453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976315442518743">
                <text:p>0.976315442518743</text:p>
              </table:table-cell>
              <table:table-cell office:value-type="float" office:value="0.946143328870114">
                <text:p>0.946143328870114</text:p>
              </table:table-cell>
              <table:table-cell office:value-type="float" office:value="0.899408699722805">
                <text:p>0.899408699722805</text:p>
              </table:table-cell>
              <table:table-cell office:value-type="float" office:value="0.955046777190985">
                <text:p>0.9550467771909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975878556235413">
                <text:p>0.975878556235413</text:p>
              </table:table-cell>
              <table:table-cell office:value-type="float" office:value="0.920375307035558">
                <text:p>0.920375307035558</text:p>
              </table:table-cell>
              <table:table-cell office:value-type="float" office:value="0.892897005056935">
                <text:p>0.892897005056935</text:p>
              </table:table-cell>
              <table:table-cell office:value-type="float" office:value="0.953233877742711">
                <text:p>0.9532338777427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977036422910447">
                <text:p>0.977036422910447</text:p>
              </table:table-cell>
              <table:table-cell office:value-type="float" office:value="0.924274683038713">
                <text:p>0.924274683038713</text:p>
              </table:table-cell>
              <table:table-cell office:value-type="float" office:value="0.89786854108796">
                <text:p>0.89786854108796</text:p>
              </table:table-cell>
              <table:table-cell office:value-type="float" office:value="0.955416658412417">
                <text:p>0.9554166584124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973357559113778">
                <text:p>0.973357559113778</text:p>
              </table:table-cell>
              <table:table-cell office:value-type="float" office:value="0.949662517446528">
                <text:p>0.949662517446528</text:p>
              </table:table-cell>
              <table:table-cell office:value-type="float" office:value="0.889941658067395">
                <text:p>0.889941658067395</text:p>
              </table:table-cell>
              <table:table-cell office:value-type="float" office:value="0.95016004974684">
                <text:p>0.950160049746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976694103525231">
                <text:p>0.976694103525231</text:p>
              </table:table-cell>
              <table:table-cell office:value-type="float" office:value="0.925080222229685">
                <text:p>0.925080222229685</text:p>
              </table:table-cell>
              <table:table-cell office:value-type="float" office:value="0.896784059461309">
                <text:p>0.896784059461309</text:p>
              </table:table-cell>
              <table:table-cell office:value-type="float" office:value="0.954854048938456">
                <text:p>0.9548540489384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977277438182238">
                <text:p>0.977277438182238</text:p>
              </table:table-cell>
              <table:table-cell office:value-type="float" office:value="0.945874777917363">
                <text:p>0.945874777917363</text:p>
              </table:table-cell>
              <table:table-cell office:value-type="float" office:value="0.902752718931865">
                <text:p>0.902752718931865</text:p>
              </table:table-cell>
              <table:table-cell office:value-type="float" office:value="0.956694321143847">
                <text:p>0.95669432114384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977805891581682">
                <text:p>0.977805891581682</text:p>
              </table:table-cell>
              <table:table-cell office:value-type="float" office:value="0.951981896601499">
                <text:p>0.951981896601499</text:p>
              </table:table-cell>
              <table:table-cell office:value-type="float" office:value="0.905685916984086">
                <text:p>0.905685916984086</text:p>
              </table:table-cell>
              <table:table-cell office:value-type="float" office:value="0.957832081920972">
                <text:p>0.95783208192097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977836233638955">
                <text:p>0.977836233638955</text:p>
              </table:table-cell>
              <table:table-cell office:value-type="float" office:value="0.934516794304453">
                <text:p>0.934516794304453</text:p>
              </table:table-cell>
              <table:table-cell office:value-type="float" office:value="0.90271812181097">
                <text:p>0.90271812181097</text:p>
              </table:table-cell>
              <table:table-cell office:value-type="float" office:value="0.957230140250465">
                <text:p>0.95723014025046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976007399331127">
                <text:p>0.976007399331127</text:p>
              </table:table-cell>
              <table:table-cell office:value-type="float" office:value="0.947673971932046">
                <text:p>0.947673971932046</text:p>
              </table:table-cell>
              <table:table-cell office:value-type="float" office:value="0.898610472265847">
                <text:p>0.898610472265847</text:p>
              </table:table-cell>
              <table:table-cell office:value-type="float" office:value="0.9545769953883">
                <text:p>0.95457699538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97244808422365">
                <text:p>0.97244808422365</text:p>
              </table:table-cell>
              <table:table-cell office:value-type="float" office:value="0.940981399528972">
                <text:p>0.940981399528972</text:p>
              </table:table-cell>
              <table:table-cell office:value-type="float" office:value="0.885205248059708">
                <text:p>0.885205248059708</text:p>
              </table:table-cell>
              <table:table-cell office:value-type="float" office:value="0.94827833960477">
                <text:p>0.9482783396047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976241726564363">
                <text:p>0.976241726564363</text:p>
              </table:table-cell>
              <table:table-cell office:value-type="float" office:value="0.935741966467973">
                <text:p>0.935741966467973</text:p>
              </table:table-cell>
              <table:table-cell office:value-type="float" office:value="0.897223261905478">
                <text:p>0.897223261905478</text:p>
              </table:table-cell>
              <table:table-cell office:value-type="float" office:value="0.954511245390482">
                <text:p>0.95451124539048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976864894392183">
                <text:p>0.976864894392183</text:p>
              </table:table-cell>
              <table:table-cell office:value-type="float" office:value="0.936331843246353">
                <text:p>0.936331843246353</text:p>
              </table:table-cell>
              <table:table-cell office:value-type="float" office:value="0.899552105544926">
                <text:p>0.899552105544926</text:p>
              </table:table-cell>
              <table:table-cell office:value-type="float" office:value="0.955612167054187">
                <text:p>0.9556121670541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977822513324565">
                <text:p>0.977822513324565</text:p>
              </table:table-cell>
              <table:table-cell office:value-type="float" office:value="0.941502614936351">
                <text:p>0.941502614936351</text:p>
              </table:table-cell>
              <table:table-cell office:value-type="float" office:value="0.903927618594885">
                <text:p>0.903927618594885</text:p>
              </table:table-cell>
              <table:table-cell office:value-type="float" office:value="0.957475286520036">
                <text:p>0.9574752865200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97012738402142">
                <text:p>0.97012738402142</text:p>
              </table:table-cell>
              <table:table-cell office:value-type="float" office:value="0.950173075294951">
                <text:p>0.950173075294951</text:p>
              </table:table-cell>
              <table:table-cell office:value-type="float" office:value="0.87947498762643">
                <text:p>0.87947498762643</text:p>
              </table:table-cell>
              <table:table-cell office:value-type="float" office:value="0.944809456323714">
                <text:p>0.9448094563237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97669144798051">
                <text:p>0.97669144798051</text:p>
              </table:table-cell>
              <table:table-cell office:value-type="float" office:value="0.950258438680412">
                <text:p>0.950258438680412</text:p>
              </table:table-cell>
              <table:table-cell office:value-type="float" office:value="0.901459115128038">
                <text:p>0.901459115128038</text:p>
              </table:table-cell>
              <table:table-cell office:value-type="float" office:value="0.955847558865066">
                <text:p>0.95584755886506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977767238652968">
                <text:p>0.977767238652968</text:p>
              </table:table-cell>
              <table:table-cell office:value-type="float" office:value="0.934720980645985">
                <text:p>0.934720980645985</text:p>
              </table:table-cell>
              <table:table-cell office:value-type="float" office:value="0.902504877768863">
                <text:p>0.902504877768863</text:p>
              </table:table-cell>
              <table:table-cell office:value-type="float" office:value="0.957117678991571">
                <text:p>0.9571176789915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977503552897541">
                <text:p>0.977503552897541</text:p>
              </table:table-cell>
              <table:table-cell office:value-type="float" office:value="0.943978177698229">
                <text:p>0.943978177698229</text:p>
              </table:table-cell>
              <table:table-cell office:value-type="float" office:value="0.903222635055626">
                <text:p>0.903222635055626</text:p>
              </table:table-cell>
              <table:table-cell office:value-type="float" office:value="0.957014662505296">
                <text:p>0.9570146625052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978172750167189">
                <text:p>0.978172750167189</text:p>
              </table:table-cell>
              <table:table-cell office:value-type="float" office:value="0.94061551316717">
                <text:p>0.94061551316717</text:p>
              </table:table-cell>
              <table:table-cell office:value-type="float" office:value="0.905035621252327">
                <text:p>0.905035621252327</text:p>
              </table:table-cell>
              <table:table-cell office:value-type="float" office:value="0.958052150715104">
                <text:p>0.9580521507151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976735559528928">
                <text:p>0.976735559528928</text:p>
              </table:table-cell>
              <table:table-cell office:value-type="float" office:value="0.938443011436503">
                <text:p>0.938443011436503</text:p>
              </table:table-cell>
              <table:table-cell office:value-type="float" office:value="0.899482841498048">
                <text:p>0.899482841498048</text:p>
              </table:table-cell>
              <table:table-cell office:value-type="float" office:value="0.955471873566959">
                <text:p>0.95547187356695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97660583125164">
                <text:p>0.97660583125164</text:p>
              </table:table-cell>
              <table:table-cell office:value-type="float" office:value="0.943038145384027">
                <text:p>0.943038145384027</text:p>
              </table:table-cell>
              <table:table-cell office:value-type="float" office:value="0.899866352655181">
                <text:p>0.899866352655181</text:p>
              </table:table-cell>
              <table:table-cell office:value-type="float" office:value="0.955427119055032">
                <text:p>0.9554271190550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975446538450738">
                <text:p>0.975446538450738</text:p>
              </table:table-cell>
              <table:table-cell office:value-type="float" office:value="0.942674062567155">
                <text:p>0.942674062567155</text:p>
              </table:table-cell>
              <table:table-cell office:value-type="float" office:value="0.895740160534014">
                <text:p>0.895740160534014</text:p>
              </table:table-cell>
              <table:table-cell office:value-type="float" office:value="0.95342304091172">
                <text:p>0.9534230409117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977212770750611">
                <text:p>0.977212770750611</text:p>
              </table:table-cell>
              <table:table-cell office:value-type="float" office:value="0.927200050533791">
                <text:p>0.927200050533791</text:p>
              </table:table-cell>
              <table:table-cell office:value-type="float" office:value="0.899078045943153">
                <text:p>0.899078045943153</text:p>
              </table:table-cell>
              <table:table-cell office:value-type="float" office:value="0.955846730300405">
                <text:p>0.9558467303004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974994309020133">
                <text:p>0.974994309020133</text:p>
              </table:table-cell>
              <table:table-cell office:value-type="float" office:value="0.950950077766138">
                <text:p>0.950950077766138</text:p>
              </table:table-cell>
              <table:table-cell office:value-type="float" office:value="0.895713905795498">
                <text:p>0.895713905795498</text:p>
              </table:table-cell>
              <table:table-cell office:value-type="float" office:value="0.952974873230101">
                <text:p>0.95297487323010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978235204644882">
                <text:p>0.978235204644882</text:p>
              </table:table-cell>
              <table:table-cell office:value-type="float" office:value="0.941101699578764">
                <text:p>0.941101699578764</text:p>
              </table:table-cell>
              <table:table-cell office:value-type="float" office:value="0.905347577130428">
                <text:p>0.905347577130428</text:p>
              </table:table-cell>
              <table:table-cell office:value-type="float" office:value="0.958179442072908">
                <text:p>0.9581794420729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977767681243755">
                <text:p>0.977767681243755</text:p>
              </table:table-cell>
              <table:table-cell office:value-type="float" office:value="0.936554358888077">
                <text:p>0.936554358888077</text:p>
              </table:table-cell>
              <table:table-cell office:value-type="float" office:value="0.902841015185842">
                <text:p>0.902841015185842</text:p>
              </table:table-cell>
              <table:table-cell office:value-type="float" office:value="0.957190060815391">
                <text:p>0.95719006081539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9783616872564">
                <text:p>0.9783616872564</text:p>
              </table:table-cell>
              <table:table-cell office:value-type="float" office:value="0.937412651611206">
                <text:p>0.937412651611206</text:p>
              </table:table-cell>
              <table:table-cell office:value-type="float" office:value="0.905154871818064">
                <text:p>0.905154871818064</text:p>
              </table:table-cell>
              <table:table-cell office:value-type="float" office:value="0.958261041421448">
                <text:p>0.95826104142144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972875036802653">
                <text:p>0.972875036802653</text:p>
              </table:table-cell>
              <table:table-cell office:value-type="float" office:value="0.955572668803614">
                <text:p>0.955572668803614</text:p>
              </table:table-cell>
              <table:table-cell office:value-type="float" office:value="0.889455057846385">
                <text:p>0.889455057846385</text:p>
              </table:table-cell>
              <table:table-cell office:value-type="float" office:value="0.949583636598945">
                <text:p>0.94958363659894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965103585177162">
                <text:p>0.965103585177162</text:p>
              </table:table-cell>
              <table:table-cell office:value-type="float" office:value="0.86390029662117">
                <text:p>0.86390029662117</text:p>
              </table:table-cell>
              <table:table-cell office:value-type="float" office:value="0.841341166314244">
                <text:p>0.841341166314244</text:p>
              </table:table-cell>
              <table:table-cell office:value-type="float" office:value="0.931892566800263">
                <text:p>0.9318925668002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976268527895342">
                <text:p>0.976268527895342</text:p>
              </table:table-cell>
              <table:table-cell office:value-type="float" office:value="0.949541823681806">
                <text:p>0.949541823681806</text:p>
              </table:table-cell>
              <table:table-cell office:value-type="float" office:value="0.899855092615559">
                <text:p>0.899855092615559</text:p>
              </table:table-cell>
              <table:table-cell office:value-type="float" office:value="0.955095036642039">
                <text:p>0.9550950366420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977435738153652">
                <text:p>0.977435738153652</text:p>
              </table:table-cell>
              <table:table-cell office:value-type="float" office:value="0.93801654118179">
                <text:p>0.93801654118179</text:p>
              </table:table-cell>
              <table:table-cell office:value-type="float" office:value="0.901909063479023">
                <text:p>0.901909063479023</text:p>
              </table:table-cell>
              <table:table-cell office:value-type="float" office:value="0.956668976224318">
                <text:p>0.9566689762243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974674315881274">
                <text:p>0.974674315881274</text:p>
              </table:table-cell>
              <table:table-cell office:value-type="float" office:value="0.920675072421891">
                <text:p>0.920675072421891</text:p>
              </table:table-cell>
              <table:table-cell office:value-type="float" office:value="0.888668444605623">
                <text:p>0.888668444605623</text:p>
              </table:table-cell>
              <table:table-cell office:value-type="float" office:value="0.951168962645049">
                <text:p>0.95116896264504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978093231355826">
                <text:p>0.978093231355826</text:p>
              </table:table-cell>
              <table:table-cell office:value-type="float" office:value="0.946413157250652">
                <text:p>0.946413157250652</text:p>
              </table:table-cell>
              <table:table-cell office:value-type="float" office:value="0.905759902646273">
                <text:p>0.905759902646273</text:p>
              </table:table-cell>
              <table:table-cell office:value-type="float" office:value="0.958128907480415">
                <text:p>0.9581289074804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973318414417523">
                <text:p>0.973318414417523</text:p>
              </table:table-cell>
              <table:table-cell office:value-type="float" office:value="0.950527796829282">
                <text:p>0.950527796829282</text:p>
              </table:table-cell>
              <table:table-cell office:value-type="float" office:value="0.889975285096346">
                <text:p>0.889975285096346</text:p>
              </table:table-cell>
              <table:table-cell office:value-type="float" office:value="0.950128594661982">
                <text:p>0.95012859466198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97724198174254">
                <text:p>0.97724198174254</text:p>
              </table:table-cell>
              <table:table-cell office:value-type="float" office:value="0.94888596057751">
                <text:p>0.94888596057751</text:p>
              </table:table-cell>
              <table:table-cell office:value-type="float" office:value="0.903155673444724">
                <text:p>0.903155673444724</text:p>
              </table:table-cell>
              <table:table-cell office:value-type="float" office:value="0.95674495516376">
                <text:p>0.9567449551637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977416264159032">
                <text:p>0.977416264159032</text:p>
              </table:table-cell>
              <table:table-cell office:value-type="float" office:value="0.940049998269823">
                <text:p>0.940049998269823</text:p>
              </table:table-cell>
              <table:table-cell office:value-type="float" office:value="0.902207890828402">
                <text:p>0.902207890828402</text:p>
              </table:table-cell>
              <table:table-cell office:value-type="float" office:value="0.956713788822592">
                <text:p>0.95671378882259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975602969705497">
                <text:p>0.975602969705497</text:p>
              </table:table-cell>
              <table:table-cell office:value-type="float" office:value="0.949062517099718">
                <text:p>0.949062517099718</text:p>
              </table:table-cell>
              <table:table-cell office:value-type="float" office:value="0.897460433517119">
                <text:p>0.897460433517119</text:p>
              </table:table-cell>
              <table:table-cell office:value-type="float" office:value="0.953938698884437">
                <text:p>0.95393869888443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971487170448744">
                <text:p>0.971487170448744</text:p>
              </table:table-cell>
              <table:table-cell office:value-type="float" office:value="0.952424385335518">
                <text:p>0.952424385335518</text:p>
              </table:table-cell>
              <table:table-cell office:value-type="float" office:value="0.884307275945982">
                <text:p>0.884307275945982</text:p>
              </table:table-cell>
              <table:table-cell office:value-type="float" office:value="0.947148351478633">
                <text:p>0.9471483514786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973774282927931">
                <text:p>0.973774282927931</text:p>
              </table:table-cell>
              <table:table-cell office:value-type="float" office:value="0.937163018588426">
                <text:p>0.937163018588426</text:p>
              </table:table-cell>
              <table:table-cell office:value-type="float" office:value="0.888916783538522">
                <text:p>0.888916783538522</text:p>
              </table:table-cell>
              <table:table-cell office:value-type="float" office:value="0.950352181121414">
                <text:p>0.9503521811214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977240703146934">
                <text:p>0.977240703146934</text:p>
              </table:table-cell>
              <table:table-cell office:value-type="float" office:value="0.927994634532451">
                <text:p>0.927994634532451</text:p>
              </table:table-cell>
              <table:table-cell office:value-type="float" office:value="0.8993321086049">
                <text:p>0.8993321086049</text:p>
              </table:table-cell>
              <table:table-cell office:value-type="float" office:value="0.955928278645354">
                <text:p>0.95592827864535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978116344430248">
                <text:p>0.978116344430248</text:p>
              </table:table-cell>
              <table:table-cell office:value-type="float" office:value="0.944014399803049">
                <text:p>0.944014399803049</text:p>
              </table:table-cell>
              <table:table-cell office:value-type="float" office:value="0.905427535334394">
                <text:p>0.905427535334394</text:p>
              </table:table-cell>
              <table:table-cell office:value-type="float" office:value="0.958080788598556">
                <text:p>0.95808078859855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978502775363882">
                <text:p>0.978502775363882</text:p>
              </table:table-cell>
              <table:table-cell office:value-type="float" office:value="0.944264425114559">
                <text:p>0.944264425114559</text:p>
              </table:table-cell>
              <table:table-cell office:value-type="float" office:value="0.906867160889804">
                <text:p>0.906867160889804</text:p>
              </table:table-cell>
              <table:table-cell office:value-type="float" office:value="0.958763868871676">
                <text:p>0.95876386887167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970316124403615">
                <text:p>0.970316124403615</text:p>
              </table:table-cell>
              <table:table-cell office:value-type="float" office:value="0.950513381693244">
                <text:p>0.950513381693244</text:p>
              </table:table-cell>
              <table:table-cell office:value-type="float" office:value="0.8801480965394">
                <text:p>0.8801480965394</text:p>
              </table:table-cell>
              <table:table-cell office:value-type="float" office:value="0.945134393337623">
                <text:p>0.94513439333762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977907933346418">
                <text:p>0.977907933346418</text:p>
              </table:table-cell>
              <table:table-cell office:value-type="float" office:value="0.936622253349803">
                <text:p>0.936622253349803</text:p>
              </table:table-cell>
              <table:table-cell office:value-type="float" office:value="0.903361743052485">
                <text:p>0.903361743052485</text:p>
              </table:table-cell>
              <table:table-cell office:value-type="float" office:value="0.9574373986967">
                <text:p>0.95743739869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976149323443429">
                <text:p>0.976149323443429</text:p>
              </table:table-cell>
              <table:table-cell office:value-type="float" office:value="0.9192432063887">
                <text:p>0.9192432063887</text:p>
              </table:table-cell>
              <table:table-cell office:value-type="float" office:value="0.893641588736723">
                <text:p>0.893641588736723</text:p>
              </table:table-cell>
              <table:table-cell office:value-type="float" office:value="0.953653945810734">
                <text:p>0.9536539458107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977825267222793">
                <text:p>0.977825267222793</text:p>
              </table:table-cell>
              <table:table-cell office:value-type="float" office:value="0.931070587249698">
                <text:p>0.931070587249698</text:p>
              </table:table-cell>
              <table:table-cell office:value-type="float" office:value="0.902042280263169">
                <text:p>0.902042280263169</text:p>
              </table:table-cell>
              <table:table-cell office:value-type="float" office:value="0.957074518062116">
                <text:p>0.9570745180621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977655312360661">
                <text:p>0.977655312360661</text:p>
              </table:table-cell>
              <table:table-cell office:value-type="float" office:value="0.947792842673695">
                <text:p>0.947792842673695</text:p>
              </table:table-cell>
              <table:table-cell office:value-type="float" office:value="0.904432272271835">
                <text:p>0.904432272271835</text:p>
              </table:table-cell>
              <table:table-cell office:value-type="float" office:value="0.957419451246543">
                <text:p>0.95741945124654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978081281404582">
                <text:p>0.978081281404582</text:p>
              </table:table-cell>
              <table:table-cell office:value-type="float" office:value="0.947465429175389">
                <text:p>0.947465429175389</text:p>
              </table:table-cell>
              <table:table-cell office:value-type="float" office:value="0.905898000204578">
                <text:p>0.905898000204578</text:p>
              </table:table-cell>
              <table:table-cell office:value-type="float" office:value="0.95814655272324">
                <text:p>0.958146552723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973803444743106">
                <text:p>0.973803444743106</text:p>
              </table:table-cell>
              <table:table-cell office:value-type="float" office:value="0.955448916064074">
                <text:p>0.955448916064074</text:p>
              </table:table-cell>
              <table:table-cell office:value-type="float" office:value="0.892515323947986">
                <text:p>0.892515323947986</text:p>
              </table:table-cell>
              <table:table-cell office:value-type="float" office:value="0.951135089214822">
                <text:p>0.95113508921482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976940970830759">
                <text:p>0.976940970830759</text:p>
              </table:table-cell>
              <table:table-cell office:value-type="float" office:value="0.943285037821419">
                <text:p>0.943285037821419</text:p>
              </table:table-cell>
              <table:table-cell office:value-type="float" office:value="0.901096713781281">
                <text:p>0.901096713781281</text:p>
              </table:table-cell>
              <table:table-cell office:value-type="float" office:value="0.956014825481335">
                <text:p>0.95601482548133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977145841188295">
                <text:p>0.977145841188295</text:p>
              </table:table-cell>
              <table:table-cell office:value-type="float" office:value="0.944799870642019">
                <text:p>0.944799870642019</text:p>
              </table:table-cell>
              <table:table-cell office:value-type="float" office:value="0.902094882397485">
                <text:p>0.902094882397485</text:p>
              </table:table-cell>
              <table:table-cell office:value-type="float" office:value="0.956426390099054">
                <text:p>0.9564263900990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977771812091098">
                <text:p>0.977771812091098</text:p>
              </table:table-cell>
              <table:table-cell office:value-type="float" office:value="0.947543343741632">
                <text:p>0.947543343741632</text:p>
              </table:table-cell>
              <table:table-cell office:value-type="float" office:value="0.904804414813639">
                <text:p>0.904804414813639</text:p>
              </table:table-cell>
              <table:table-cell office:value-type="float" office:value="0.957612196135014">
                <text:p>0.9576121961350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977973043368832">
                <text:p>0.977973043368832</text:p>
              </table:table-cell>
              <table:table-cell office:value-type="float" office:value="0.938301751330752">
                <text:p>0.938301751330752</text:p>
              </table:table-cell>
              <table:table-cell office:value-type="float" office:value="0.903900382045547">
                <text:p>0.903900382045547</text:p>
              </table:table-cell>
              <table:table-cell office:value-type="float" office:value="0.957615730083618">
                <text:p>0.9576157300836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978150227213816">
                <text:p>0.978150227213816</text:p>
              </table:table-cell>
              <table:table-cell office:value-type="float" office:value="0.944525958236551">
                <text:p>0.944525958236551</text:p>
              </table:table-cell>
              <table:table-cell office:value-type="float" office:value="0.90563854426279">
                <text:p>0.90563854426279</text:p>
              </table:table-cell>
              <table:table-cell office:value-type="float" office:value="0.958158713285221">
                <text:p>0.95815871328522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978188830965776">
                <text:p>0.978188830965776</text:p>
              </table:table-cell>
              <table:table-cell office:value-type="float" office:value="0.937313003747085">
                <text:p>0.937313003747085</text:p>
              </table:table-cell>
              <table:table-cell office:value-type="float" office:value="0.904507021772909">
                <text:p>0.904507021772909</text:p>
              </table:table-cell>
              <table:table-cell office:value-type="float" office:value="0.957954776035108">
                <text:p>0.95795477603510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976929463470302">
                <text:p>0.976929463470302</text:p>
              </table:table-cell>
              <table:table-cell office:value-type="float" office:value="0.941197866920202">
                <text:p>0.941197866920202</text:p>
              </table:table-cell>
              <table:table-cell office:value-type="float" office:value="0.900677931140267">
                <text:p>0.900677931140267</text:p>
              </table:table-cell>
              <table:table-cell office:value-type="float" office:value="0.955914671826348">
                <text:p>0.9559146718263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976966936156918">
                <text:p>0.976966936156918</text:p>
              </table:table-cell>
              <table:table-cell office:value-type="float" office:value="0.9485806139254">
                <text:p>0.9485806139254</text:p>
              </table:table-cell>
              <table:table-cell office:value-type="float" office:value="0.902131486800335">
                <text:p>0.902131486800335</text:p>
              </table:table-cell>
              <table:table-cell office:value-type="float" office:value="0.956259296429796">
                <text:p>0.9562592964297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977103745886795">
                <text:p>0.977103745886795</text:p>
              </table:table-cell>
              <table:table-cell office:value-type="float" office:value="0.933261985909004">
                <text:p>0.933261985909004</text:p>
              </table:table-cell>
              <table:table-cell office:value-type="float" office:value="0.899835191694951">
                <text:p>0.899835191694951</text:p>
              </table:table-cell>
              <table:table-cell office:value-type="float" office:value="0.95590400363651">
                <text:p>0.9559040036365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977169298499996">
                <text:p>0.977169298499996</text:p>
              </table:table-cell>
              <table:table-cell office:value-type="float" office:value="0.942306860840454">
                <text:p>0.942306860840454</text:p>
              </table:table-cell>
              <table:table-cell office:value-type="float" office:value="0.901732048485505">
                <text:p>0.901732048485505</text:p>
              </table:table-cell>
              <table:table-cell office:value-type="float" office:value="0.95637222912177">
                <text:p>0.9563722291217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978467613984708">
                <text:p>0.978467613984708</text:p>
              </table:table-cell>
              <table:table-cell office:value-type="float" office:value="0.935968398088359">
                <text:p>0.935968398088359</text:p>
              </table:table-cell>
              <table:table-cell office:value-type="float" office:value="0.905284474341203">
                <text:p>0.905284474341203</text:p>
              </table:table-cell>
              <table:table-cell office:value-type="float" office:value="0.958391440033089">
                <text:p>0.95839144003308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974920888126278">
                <text:p>0.974920888126278</text:p>
              </table:table-cell>
              <table:table-cell office:value-type="float" office:value="0.947256795080641">
                <text:p>0.947256795080641</text:p>
              </table:table-cell>
              <table:table-cell office:value-type="float" office:value="0.894781970635053">
                <text:p>0.894781970635053</text:p>
              </table:table-cell>
              <table:table-cell office:value-type="float" office:value="0.952707284320247">
                <text:p>0.95270728432024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97736993965668">
                <text:p>0.97736993965668</text:p>
              </table:table-cell>
              <table:table-cell office:value-type="float" office:value="0.940796749628429">
                <text:p>0.940796749628429</text:p>
              </table:table-cell>
              <table:table-cell office:value-type="float" office:value="0.902176620738575">
                <text:p>0.902176620738575</text:p>
              </table:table-cell>
              <table:table-cell office:value-type="float" office:value="0.956662083712826">
                <text:p>0.9566620837128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978226647889671">
                <text:p>0.978226647889671</text:p>
              </table:table-cell>
              <table:table-cell office:value-type="float" office:value="0.945556745967821">
                <text:p>0.945556745967821</text:p>
              </table:table-cell>
              <table:table-cell office:value-type="float" office:value="0.906092135368418">
                <text:p>0.906092135368418</text:p>
              </table:table-cell>
              <table:table-cell office:value-type="float" office:value="0.95832971179573">
                <text:p>0.9583297117957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972993306896238">
                <text:p>0.972993306896238</text:p>
              </table:table-cell>
              <table:table-cell office:value-type="float" office:value="0.953508645951382">
                <text:p>0.953508645951382</text:p>
              </table:table-cell>
              <table:table-cell office:value-type="float" office:value="0.889457951614027">
                <text:p>0.889457951614027</text:p>
              </table:table-cell>
              <table:table-cell office:value-type="float" office:value="0.949700906314932">
                <text:p>0.9497009063149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978449664469466">
                <text:p>0.978449664469466</text:p>
              </table:table-cell>
              <table:table-cell office:value-type="float" office:value="0.937873946732802">
                <text:p>0.937873946732802</text:p>
              </table:table-cell>
              <table:table-cell office:value-type="float" office:value="0.905558015470482">
                <text:p>0.905558015470482</text:p>
              </table:table-cell>
              <table:table-cell office:value-type="float" office:value="0.958432657286958">
                <text:p>0.95843265728695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977008539690878">
                <text:p>0.977008539690878</text:p>
              </table:table-cell>
              <table:table-cell office:value-type="float" office:value="0.931479919858042">
                <text:p>0.931479919858042</text:p>
              </table:table-cell>
              <table:table-cell office:value-type="float" office:value="0.899155966798912">
                <text:p>0.899155966798912</text:p>
              </table:table-cell>
              <table:table-cell office:value-type="float" office:value="0.955666491535791">
                <text:p>0.9556664915357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976958920346002">
                <text:p>0.976958920346002</text:p>
              </table:table-cell>
              <table:table-cell office:value-type="float" office:value="0.952803519112388">
                <text:p>0.952803519112388</text:p>
              </table:table-cell>
              <table:table-cell office:value-type="float" office:value="0.902839676713743">
                <text:p>0.902839676713743</text:p>
              </table:table-cell>
              <table:table-cell office:value-type="float" office:value="0.956400789545917">
                <text:p>0.95640078954591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977486488563872">
                <text:p>0.977486488563872</text:p>
              </table:table-cell>
              <table:table-cell office:value-type="float" office:value="0.936242943111997">
                <text:p>0.936242943111997</text:p>
              </table:table-cell>
              <table:table-cell office:value-type="float" office:value="0.901767786188107">
                <text:p>0.901767786188107</text:p>
              </table:table-cell>
              <table:table-cell office:value-type="float" office:value="0.956688020006116">
                <text:p>0.95668802000611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974310457077767">
                <text:p>0.974310457077767</text:p>
              </table:table-cell>
              <table:table-cell office:value-type="float" office:value="0.955593529773788">
                <text:p>0.955593529773788</text:p>
              </table:table-cell>
              <table:table-cell office:value-type="float" office:value="0.894242051120761">
                <text:p>0.894242051120761</text:p>
              </table:table-cell>
              <table:table-cell office:value-type="float" office:value="0.951994423059461">
                <text:p>0.95199442305946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97737643098822">
                <text:p>0.97737643098822</text:p>
              </table:table-cell>
              <table:table-cell office:value-type="float" office:value="0.929685217814365">
                <text:p>0.929685217814365</text:p>
              </table:table-cell>
              <table:table-cell office:value-type="float" office:value="0.900147330871414">
                <text:p>0.900147330871414</text:p>
              </table:table-cell>
              <table:table-cell office:value-type="float" office:value="0.956234329814994">
                <text:p>0.95623432981499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976727789601782">
                <text:p>0.976727789601782</text:p>
              </table:table-cell>
              <table:table-cell office:value-type="float" office:value="0.941009531581347">
                <text:p>0.941009531581347</text:p>
              </table:table-cell>
              <table:table-cell office:value-type="float" office:value="0.899927600756407">
                <text:p>0.899927600756407</text:p>
              </table:table-cell>
              <table:table-cell office:value-type="float" office:value="0.95555892021789">
                <text:p>0.9555589202178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975550448932129">
                <text:p>0.975550448932129</text:p>
              </table:table-cell>
              <table:table-cell office:value-type="float" office:value="0.944508917001697">
                <text:p>0.944508917001697</text:p>
              </table:table-cell>
              <table:table-cell office:value-type="float" office:value="0.896442945837997">
                <text:p>0.896442945837997</text:p>
              </table:table-cell>
              <table:table-cell office:value-type="float" office:value="0.953672922910676">
                <text:p>0.95367292291067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977091451698272">
                <text:p>0.977091451698272</text:p>
              </table:table-cell>
              <table:table-cell office:value-type="float" office:value="0.947300338730713">
                <text:p>0.947300338730713</text:p>
              </table:table-cell>
              <table:table-cell office:value-type="float" office:value="0.902345357746751">
                <text:p>0.902345357746751</text:p>
              </table:table-cell>
              <table:table-cell office:value-type="float" office:value="0.956426322355603">
                <text:p>0.95642632235560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976814734103012">
                <text:p>0.976814734103012</text:p>
              </table:table-cell>
              <table:table-cell office:value-type="float" office:value="0.937094168613115">
                <text:p>0.937094168613115</text:p>
              </table:table-cell>
              <table:table-cell office:value-type="float" office:value="0.899514784340277">
                <text:p>0.899514784340277</text:p>
              </table:table-cell>
              <table:table-cell office:value-type="float" office:value="0.955555548527054">
                <text:p>0.95555554852705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977723618872091">
                <text:p>0.977723618872091</text:p>
              </table:table-cell>
              <table:table-cell office:value-type="float" office:value="0.928635147479042">
                <text:p>0.928635147479042</text:p>
              </table:table-cell>
              <table:table-cell office:value-type="float" office:value="0.901214660231978">
                <text:p>0.901214660231978</text:p>
              </table:table-cell>
              <table:table-cell office:value-type="float" office:value="0.956798519974231">
                <text:p>0.95679851997423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978347130937189">
                <text:p>0.978347130937189</text:p>
              </table:table-cell>
              <table:table-cell office:value-type="float" office:value="0.939588111110573">
                <text:p>0.939588111110573</text:p>
              </table:table-cell>
              <table:table-cell office:value-type="float" office:value="0.905487443949351">
                <text:p>0.905487443949351</text:p>
              </table:table-cell>
              <table:table-cell office:value-type="float" office:value="0.958318065573132">
                <text:p>0.9583180655731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976357783704014">
                <text:p>0.976357783704014</text:p>
              </table:table-cell>
              <table:table-cell office:value-type="float" office:value="0.92168168869415">
                <text:p>0.92168168869415</text:p>
              </table:table-cell>
              <table:table-cell office:value-type="float" office:value="0.894890749748348">
                <text:p>0.894890749748348</text:p>
              </table:table-cell>
              <table:table-cell office:value-type="float" office:value="0.954123224717672">
                <text:p>0.95412322471767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976684071467396">
                <text:p>0.976684071467396</text:p>
              </table:table-cell>
              <table:table-cell office:value-type="float" office:value="0.940382541425674">
                <text:p>0.940382541425674</text:p>
              </table:table-cell>
              <table:table-cell office:value-type="float" office:value="0.899657619059078">
                <text:p>0.899657619059078</text:p>
              </table:table-cell>
              <table:table-cell office:value-type="float" office:value="0.955459002863805">
                <text:p>0.95545900286380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978962774721634">
                <text:p>0.978962774721634</text:p>
              </table:table-cell>
              <table:table-cell office:value-type="float" office:value="0.948537790162488">
                <text:p>0.948537790162488</text:p>
              </table:table-cell>
              <table:table-cell office:value-type="float" office:value="0.909257951855886">
                <text:p>0.909257951855886</text:p>
              </table:table-cell>
              <table:table-cell office:value-type="float" office:value="0.959721476251424">
                <text:p>0.95972147625142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978405847981572">
                <text:p>0.978405847981572</text:p>
              </table:table-cell>
              <table:table-cell office:value-type="float" office:value="0.938148006518544">
                <text:p>0.938148006518544</text:p>
              </table:table-cell>
              <table:table-cell office:value-type="float" office:value="0.905446666906786">
                <text:p>0.905446666906786</text:p>
              </table:table-cell>
              <table:table-cell office:value-type="float" office:value="0.958366328177266">
                <text:p>0.95836632817726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977318599125411">
                <text:p>0.977318599125411</text:p>
              </table:table-cell>
              <table:table-cell office:value-type="float" office:value="0.951359723308931">
                <text:p>0.951359723308931</text:p>
              </table:table-cell>
              <table:table-cell office:value-type="float" office:value="0.903855105269091">
                <text:p>0.903855105269091</text:p>
              </table:table-cell>
              <table:table-cell office:value-type="float" office:value="0.956967736773818">
                <text:p>0.95696773677381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97521373569688">
                <text:p>0.97521373569688</text:p>
              </table:table-cell>
              <table:table-cell office:value-type="float" office:value="0.911327886488396">
                <text:p>0.911327886488396</text:p>
              </table:table-cell>
              <table:table-cell office:value-type="float" office:value="0.888596218815102">
                <text:p>0.888596218815102</text:p>
              </table:table-cell>
              <table:table-cell office:value-type="float" office:value="0.951669282545805">
                <text:p>0.95166928254580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977519240282096">
                <text:p>0.977519240282096</text:p>
              </table:table-cell>
              <table:table-cell office:value-type="float" office:value="0.937977761827642">
                <text:p>0.937977761827642</text:p>
              </table:table-cell>
              <table:table-cell office:value-type="float" office:value="0.902202517945825">
                <text:p>0.902202517945825</text:p>
              </table:table-cell>
              <table:table-cell office:value-type="float" office:value="0.956812660926762">
                <text:p>0.95681266092676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978207026364789">
                <text:p>0.978207026364789</text:p>
              </table:table-cell>
              <table:table-cell office:value-type="float" office:value="0.953625616578022">
                <text:p>0.953625616578022</text:p>
              </table:table-cell>
              <table:table-cell office:value-type="float" office:value="0.90738858982775">
                <text:p>0.90738858982775</text:p>
              </table:table-cell>
              <table:table-cell office:value-type="float" office:value="0.958585232382611">
                <text:p>0.95858523238261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978052316296424">
                <text:p>0.978052316296424</text:p>
              </table:table-cell>
              <table:table-cell office:value-type="float" office:value="0.932601831585095">
                <text:p>0.932601831585095</text:p>
              </table:table-cell>
              <table:table-cell office:value-type="float" office:value="0.903154864835077">
                <text:p>0.903154864835077</text:p>
              </table:table-cell>
              <table:table-cell office:value-type="float" office:value="0.957532764162976">
                <text:p>0.95753276416297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976040593640138">
                <text:p>0.976040593640138</text:p>
              </table:table-cell>
              <table:table-cell office:value-type="float" office:value="0.923355020105934">
                <text:p>0.923355020105934</text:p>
              </table:table-cell>
              <table:table-cell office:value-type="float" office:value="0.894084786446061">
                <text:p>0.894084786446061</text:p>
              </table:table-cell>
              <table:table-cell office:value-type="float" office:value="0.95364512647984">
                <text:p>0.9536451264798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974684151232092">
                <text:p>0.974684151232092</text:p>
              </table:table-cell>
              <table:table-cell office:value-type="float" office:value="0.953645008606681">
                <text:p>0.953645008606681</text:p>
              </table:table-cell>
              <table:table-cell office:value-type="float" office:value="0.895149746805776">
                <text:p>0.895149746805776</text:p>
              </table:table-cell>
              <table:table-cell office:value-type="float" office:value="0.952551894812616">
                <text:p>0.9525518948126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97536033160082">
                <text:p>0.97536033160082</text:p>
              </table:table-cell>
              <table:table-cell office:value-type="float" office:value="0.925468678749282">
                <text:p>0.925468678749282</text:p>
              </table:table-cell>
              <table:table-cell office:value-type="float" office:value="0.892084746848805">
                <text:p>0.892084746848805</text:p>
              </table:table-cell>
              <table:table-cell office:value-type="float" office:value="0.952561363864925">
                <text:p>0.9525613638649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977380463482055">
                <text:p>0.977380463482055</text:p>
              </table:table-cell>
              <table:table-cell office:value-type="float" office:value="0.950721239976895">
                <text:p>0.950721239976895</text:p>
              </table:table-cell>
              <table:table-cell office:value-type="float" office:value="0.903963510410855">
                <text:p>0.903963510410855</text:p>
              </table:table-cell>
              <table:table-cell office:value-type="float" office:value="0.957051265959913">
                <text:p>0.9570512659599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978164291765485">
                <text:p>0.978164291765485</text:p>
              </table:table-cell>
              <table:table-cell office:value-type="float" office:value="0.952131386236913">
                <text:p>0.952131386236913</text:p>
              </table:table-cell>
              <table:table-cell office:value-type="float" office:value="0.906986555982339">
                <text:p>0.906986555982339</text:p>
              </table:table-cell>
              <table:table-cell office:value-type="float" office:value="0.958458362027972">
                <text:p>0.95845836202797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975486469975059">
                <text:p>0.975486469975059</text:p>
              </table:table-cell>
              <table:table-cell office:value-type="float" office:value="0.952047272571304">
                <text:p>0.952047272571304</text:p>
              </table:table-cell>
              <table:table-cell office:value-type="float" office:value="0.89759855050516">
                <text:p>0.89759855050516</text:p>
              </table:table-cell>
              <table:table-cell office:value-type="float" office:value="0.95385337286811">
                <text:p>0.953853372868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977690768800359">
                <text:p>0.977690768800359</text:p>
              </table:table-cell>
              <table:table-cell office:value-type="float" office:value="0.947828102155007">
                <text:p>0.947828102155007</text:p>
              </table:table-cell>
              <table:table-cell office:value-type="float" office:value="0.904564697246341">
                <text:p>0.904564697246341</text:p>
              </table:table-cell>
              <table:table-cell office:value-type="float" office:value="0.957482172093962">
                <text:p>0.95748217209396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977645870423876">
                <text:p>0.977645870423876</text:p>
              </table:table-cell>
              <table:table-cell office:value-type="float" office:value="0.939371268473837">
                <text:p>0.939371268473837</text:p>
              </table:table-cell>
              <table:table-cell office:value-type="float" office:value="0.902910603398339">
                <text:p>0.902910603398339</text:p>
              </table:table-cell>
              <table:table-cell office:value-type="float" office:value="0.957086730859515">
                <text:p>0.9570867308595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978033481599608">
                <text:p>0.978033481599608</text:p>
              </table:table-cell>
              <table:table-cell office:value-type="float" office:value="0.951158208381113">
                <text:p>0.951158208381113</text:p>
              </table:table-cell>
              <table:table-cell office:value-type="float" office:value="0.906356134982876">
                <text:p>0.906356134982876</text:p>
              </table:table-cell>
              <table:table-cell office:value-type="float" office:value="0.958196836436669">
                <text:p>0.95819683643666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977845528045478">
                <text:p>0.977845528045478</text:p>
              </table:table-cell>
              <table:table-cell office:value-type="float" office:value="0.937192452267109">
                <text:p>0.937192452267109</text:p>
              </table:table-cell>
              <table:table-cell office:value-type="float" office:value="0.903238634402424">
                <text:p>0.903238634402424</text:p>
              </table:table-cell>
              <table:table-cell office:value-type="float" office:value="0.957350568014021">
                <text:p>0.95735056801402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978196551716168">
                <text:p>0.978196551716168</text:p>
              </table:table-cell>
              <table:table-cell office:value-type="float" office:value="0.939156683103846">
                <text:p>0.939156683103846</text:p>
              </table:table-cell>
              <table:table-cell office:value-type="float" office:value="0.904863764993639">
                <text:p>0.904863764993639</text:p>
              </table:table-cell>
              <table:table-cell office:value-type="float" office:value="0.958038565011294">
                <text:p>0.95803856501129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977069617219457">
                <text:p>0.977069617219457</text:p>
              </table:table-cell>
              <table:table-cell office:value-type="float" office:value="0.939330786669033">
                <text:p>0.939330786669033</text:p>
              </table:table-cell>
              <table:table-cell office:value-type="float" office:value="0.90083679946049">
                <text:p>0.90083679946049</text:p>
              </table:table-cell>
              <table:table-cell office:value-type="float" office:value="0.956084782323951">
                <text:p>0.95608478232395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97657155505404">
                <text:p>0.97657155505404</text:p>
              </table:table-cell>
              <table:table-cell office:value-type="float" office:value="0.945764776428069">
                <text:p>0.945764776428069</text:p>
              </table:table-cell>
              <table:table-cell office:value-type="float" office:value="0.900238958869103">
                <text:p>0.900238958869103</text:p>
              </table:table-cell>
              <table:table-cell office:value-type="float" office:value="0.955472579542082">
                <text:p>0.95547257954208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9777814507349">
                <text:p>0.9777814507349</text:p>
              </table:table-cell>
              <table:table-cell office:value-type="float" office:value="0.947658150852431">
                <text:p>0.947658150852431</text:p>
              </table:table-cell>
              <table:table-cell office:value-type="float" office:value="0.904858670941447">
                <text:p>0.904858670941447</text:p>
              </table:table-cell>
              <table:table-cell office:value-type="float" office:value="0.957633117933186">
                <text:p>0.95763311793318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97831875595008">
                <text:p>0.97831875595008</text:p>
              </table:table-cell>
              <table:table-cell office:value-type="float" office:value="0.946213565295348">
                <text:p>0.946213565295348</text:p>
              </table:table-cell>
              <table:table-cell office:value-type="float" office:value="0.906536908146403">
                <text:p>0.906536908146403</text:p>
              </table:table-cell>
              <table:table-cell office:value-type="float" office:value="0.958514142473088">
                <text:p>0.9585141424730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978095296779498">
                <text:p>0.978095296779498</text:p>
              </table:table-cell>
              <table:table-cell office:value-type="float" office:value="0.935516691046785">
                <text:p>0.935516691046785</text:p>
              </table:table-cell>
              <table:table-cell office:value-type="float" office:value="0.903843017424876">
                <text:p>0.903843017424876</text:p>
              </table:table-cell>
              <table:table-cell office:value-type="float" office:value="0.957721954003508">
                <text:p>0.95772195400350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977687965725376">
                <text:p>0.977687965725376</text:p>
              </table:table-cell>
              <table:table-cell office:value-type="float" office:value="0.951724179382724">
                <text:p>0.951724179382724</text:p>
              </table:table-cell>
              <table:table-cell office:value-type="float" office:value="0.905223793329498">
                <text:p>0.905223793329498</text:p>
              </table:table-cell>
              <table:table-cell office:value-type="float" office:value="0.957618844835747">
                <text:p>0.95761884483574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979187217427297">
                <text:p>0.979187217427297</text:p>
              </table:table-cell>
              <table:table-cell office:value-type="float" office:value="0.944389178770467">
                <text:p>0.944389178770467</text:p>
              </table:table-cell>
              <table:table-cell office:value-type="float" office:value="0.90938063966146">
                <text:p>0.90938063966146</text:p>
              </table:table-cell>
              <table:table-cell office:value-type="float" office:value="0.959966569741585">
                <text:p>0.95996656974158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977077092086078">
                <text:p>0.977077092086078</text:p>
              </table:table-cell>
              <table:table-cell office:value-type="float" office:value="0.953241222085956">
                <text:p>0.953241222085956</text:p>
              </table:table-cell>
              <table:table-cell office:value-type="float" office:value="0.903329361444096">
                <text:p>0.903329361444096</text:p>
              </table:table-cell>
              <table:table-cell office:value-type="float" office:value="0.956619922665777">
                <text:p>0.95661992266577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978417699579308">
                <text:p>0.978417699579308</text:p>
              </table:table-cell>
              <table:table-cell office:value-type="float" office:value="0.937522320428648">
                <text:p>0.937522320428648</text:p>
              </table:table-cell>
              <table:table-cell office:value-type="float" office:value="0.905378867152258">
                <text:p>0.905378867152258</text:p>
              </table:table-cell>
              <table:table-cell office:value-type="float" office:value="0.958363306130783">
                <text:p>0.95836330613078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97725845595516">
                <text:p>0.97725845595516</text:p>
              </table:table-cell>
              <table:table-cell office:value-type="float" office:value="0.930420123865171">
                <text:p>0.930420123865171</text:p>
              </table:table-cell>
              <table:table-cell office:value-type="float" office:value="0.899858408890536">
                <text:p>0.899858408890536</text:p>
              </table:table-cell>
              <table:table-cell office:value-type="float" office:value="0.956058464408011">
                <text:p>0.9560584644080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977938422933953">
                <text:p>0.977938422933953</text:p>
              </table:table-cell>
              <table:table-cell office:value-type="float" office:value="0.94176703828315">
                <text:p>0.94176703828315</text:p>
              </table:table-cell>
              <table:table-cell office:value-type="float" office:value="0.904392042011123">
                <text:p>0.904392042011123</text:p>
              </table:table-cell>
              <table:table-cell office:value-type="float" office:value="0.957687019749652">
                <text:p>0.9576870197496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978766756179834">
                <text:p>0.978766756179834</text:p>
              </table:table-cell>
              <table:table-cell office:value-type="float" office:value="0.946790946482771">
                <text:p>0.946790946482771</text:p>
              </table:table-cell>
              <table:table-cell office:value-type="float" office:value="0.908254354326142">
                <text:p>0.908254354326142</text:p>
              </table:table-cell>
              <table:table-cell office:value-type="float" office:value="0.959316619350553">
                <text:p>0.95931661935055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978325788225915">
                <text:p>0.978325788225915</text:p>
              </table:table-cell>
              <table:table-cell office:value-type="float" office:value="0.936029921153174">
                <text:p>0.936029921153174</text:p>
              </table:table-cell>
              <table:table-cell office:value-type="float" office:value="0.904776628235156">
                <text:p>0.904776628235156</text:p>
              </table:table-cell>
              <table:table-cell office:value-type="float" office:value="0.958145227315636">
                <text:p>0.9581452273156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975359987363541">
                <text:p>0.975359987363541</text:p>
              </table:table-cell>
              <table:table-cell office:value-type="float" office:value="0.915240518693897">
                <text:p>0.915240518693897</text:p>
              </table:table-cell>
              <table:table-cell office:value-type="float" office:value="0.889961923269968">
                <text:p>0.889961923269968</text:p>
              </table:table-cell>
              <table:table-cell office:value-type="float" office:value="0.952104240890515">
                <text:p>0.95210424089051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964952120774567">
                <text:p>0.964952120774567</text:p>
              </table:table-cell>
              <table:table-cell office:value-type="float" office:value="0.874519893071897">
                <text:p>0.874519893071897</text:p>
              </table:table-cell>
              <table:table-cell office:value-type="float" office:value="0.844117425049796">
                <text:p>0.844117425049796</text:p>
              </table:table-cell>
              <table:table-cell office:value-type="float" office:value="0.932355260874616">
                <text:p>0.9323552608746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97814727660857">
                <text:p>0.97814727660857</text:p>
              </table:table-cell>
              <table:table-cell office:value-type="float" office:value="0.935245410125286">
                <text:p>0.935245410125286</text:p>
              </table:table-cell>
              <table:table-cell office:value-type="float" office:value="0.903983473111777">
                <text:p>0.903983473111777</text:p>
              </table:table-cell>
              <table:table-cell office:value-type="float" office:value="0.957802378897878">
                <text:p>0.9578023788978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978485858560475">
                <text:p>0.978485858560475</text:p>
              </table:table-cell>
              <table:table-cell office:value-type="float" office:value="0.941009015180921">
                <text:p>0.941009015180921</text:p>
              </table:table-cell>
              <table:table-cell office:value-type="float" office:value="0.906241544025396">
                <text:p>0.906241544025396</text:p>
              </table:table-cell>
              <table:table-cell office:value-type="float" office:value="0.958613960556801">
                <text:p>0.95861396055680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979107305201902">
                <text:p>0.979107305201902</text:p>
              </table:table-cell>
              <table:table-cell office:value-type="float" office:value="0.950173105711916">
                <text:p>0.950173105711916</text:p>
              </table:table-cell>
              <table:table-cell office:value-type="float" office:value="0.910052853125715">
                <text:p>0.910052853125715</text:p>
              </table:table-cell>
              <table:table-cell office:value-type="float" office:value="0.960031680159426">
                <text:p>0.96003168015942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978301150672116">
                <text:p>0.978301150672116</text:p>
              </table:table-cell>
              <table:table-cell office:value-type="float" office:value="0.950160120858831">
                <text:p>0.950160120858831</text:p>
              </table:table-cell>
              <table:table-cell office:value-type="float" office:value="0.907144467087602">
                <text:p>0.907144467087602</text:p>
              </table:table-cell>
              <table:table-cell office:value-type="float" office:value="0.958625864286371">
                <text:p>0.95862586428637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978153964647126">
                <text:p>0.978153964647126</text:p>
              </table:table-cell>
              <table:table-cell office:value-type="float" office:value="0.95038852507323">
                <text:p>0.95038852507323</text:p>
              </table:table-cell>
              <table:table-cell office:value-type="float" office:value="0.906656158408968">
                <text:p>0.906656158408968</text:p>
              </table:table-cell>
              <table:table-cell office:value-type="float" office:value="0.958378342829479">
                <text:p>0.95837834282947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978106164842152">
                <text:p>0.978106164842152</text:p>
              </table:table-cell>
              <table:table-cell office:value-type="float" office:value="0.941307664779051">
                <text:p>0.941307664779051</text:p>
              </table:table-cell>
              <table:table-cell office:value-type="float" office:value="0.904916658032456">
                <text:p>0.904916658032456</text:p>
              </table:table-cell>
              <table:table-cell office:value-type="float" office:value="0.957962032693272">
                <text:p>0.95796203269327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978703957464862">
                <text:p>0.978703957464862</text:p>
              </table:table-cell>
              <table:table-cell office:value-type="float" office:value="0.944223104319393">
                <text:p>0.944223104319393</text:p>
              </table:table-cell>
              <table:table-cell office:value-type="float" office:value="0.907590093921389">
                <text:p>0.907590093921389</text:p>
              </table:table-cell>
              <table:table-cell office:value-type="float" office:value="0.959113927404573">
                <text:p>0.95911392740457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977977862690733">
                <text:p>0.977977862690733</text:p>
              </table:table-cell>
              <table:table-cell office:value-type="float" office:value="0.940204236147248">
                <text:p>0.940204236147248</text:p>
              </table:table-cell>
              <table:table-cell office:value-type="float" office:value="0.904257455347836">
                <text:p>0.904257455347836</text:p>
              </table:table-cell>
              <table:table-cell office:value-type="float" office:value="0.957696668367088">
                <text:p>0.95769666836708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978573147298984">
                <text:p>0.978573147298984</text:p>
              </table:table-cell>
              <table:table-cell office:value-type="float" office:value="0.945104230569094">
                <text:p>0.945104230569094</text:p>
              </table:table-cell>
              <table:table-cell office:value-type="float" office:value="0.907266159388094">
                <text:p>0.907266159388094</text:p>
              </table:table-cell>
              <table:table-cell office:value-type="float" office:value="0.958917433073494">
                <text:p>0.95891743307349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978094952542219">
                <text:p>0.978094952542219</text:p>
              </table:table-cell>
              <table:table-cell office:value-type="float" office:value="0.952067742892833">
                <text:p>0.952067742892833</text:p>
              </table:table-cell>
              <table:table-cell office:value-type="float" office:value="0.906728612889054">
                <text:p>0.906728612889054</text:p>
              </table:table-cell>
              <table:table-cell office:value-type="float" office:value="0.958335846471128">
                <text:p>0.95833584647112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979183184933462">
                <text:p>0.979183184933462</text:p>
              </table:table-cell>
              <table:table-cell office:value-type="float" office:value="0.939507822549076">
                <text:p>0.939507822549076</text:p>
              </table:table-cell>
              <table:table-cell office:value-type="float" office:value="0.908534146923369">
                <text:p>0.908534146923369</text:p>
              </table:table-cell>
              <table:table-cell office:value-type="float" office:value="0.959781625656396">
                <text:p>0.95978162565639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979184758589593">
                <text:p>0.979184758589593</text:p>
              </table:table-cell>
              <table:table-cell office:value-type="float" office:value="0.945195628733816">
                <text:p>0.945195628733816</text:p>
              </table:table-cell>
              <table:table-cell office:value-type="float" office:value="0.909507299803347">
                <text:p>0.909507299803347</text:p>
              </table:table-cell>
              <table:table-cell office:value-type="float" office:value="0.95999119829088">
                <text:p>0.959991198290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978267317065302">
                <text:p>0.978267317065302</text:p>
              </table:table-cell>
              <table:table-cell office:value-type="float" office:value="0.937369739506155">
                <text:p>0.937369739506155</text:p>
              </table:table-cell>
              <table:table-cell office:value-type="float" office:value="0.904803052855982">
                <text:p>0.904803052855982</text:p>
              </table:table-cell>
              <table:table-cell office:value-type="float" office:value="0.95809423185354">
                <text:p>0.9580942318535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979211854981096">
                <text:p>0.979211854981096</text:p>
              </table:table-cell>
              <table:table-cell office:value-type="float" office:value="0.942493936134138">
                <text:p>0.942493936134138</text:p>
              </table:table-cell>
              <table:table-cell office:value-type="float" office:value="0.909150329132268">
                <text:p>0.909150329132268</text:p>
              </table:table-cell>
              <table:table-cell office:value-type="float" office:value="0.959941353263799">
                <text:p>0.95994135326379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973536759205679">
                <text:p>0.973536759205679</text:p>
              </table:table-cell>
              <table:table-cell office:value-type="float" office:value="0.946185100821276">
                <text:p>0.946185100821276</text:p>
              </table:table-cell>
              <table:table-cell office:value-type="float" office:value="0.889877453879191">
                <text:p>0.889877453879191</text:p>
              </table:table-cell>
              <table:table-cell office:value-type="float" office:value="0.950322425738511">
                <text:p>0.95032242573851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97883525939828">
                <text:p>0.97883525939828</text:p>
              </table:table-cell>
              <table:table-cell office:value-type="float" office:value="0.944188881605141">
                <text:p>0.944188881605141</text:p>
              </table:table-cell>
              <table:table-cell office:value-type="float" office:value="0.908061898214102">
                <text:p>0.908061898214102</text:p>
              </table:table-cell>
              <table:table-cell office:value-type="float" office:value="0.959342421806985">
                <text:p>0.95934242180698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977145447774263">
                <text:p>0.977145447774263</text:p>
              </table:table-cell>
              <table:table-cell office:value-type="float" office:value="0.950238220890224">
                <text:p>0.950238220890224</text:p>
              </table:table-cell>
              <table:table-cell office:value-type="float" office:value="0.903050447216611">
                <text:p>0.903050447216611</text:p>
              </table:table-cell>
              <table:table-cell office:value-type="float" office:value="0.956628187553416">
                <text:p>0.9566281875534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978945661211211">
                <text:p>0.978945661211211</text:p>
              </table:table-cell>
              <table:table-cell office:value-type="float" office:value="0.942770921625123">
                <text:p>0.942770921625123</text:p>
              </table:table-cell>
              <table:table-cell office:value-type="float" office:value="0.908222604137199">
                <text:p>0.908222604137199</text:p>
              </table:table-cell>
              <table:table-cell office:value-type="float" office:value="0.959484193409011">
                <text:p>0.95948419340901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978098099854481">
                <text:p>0.978098099854481</text:p>
              </table:table-cell>
              <table:table-cell office:value-type="float" office:value="0.948745727943632">
                <text:p>0.948745727943632</text:p>
              </table:table-cell>
              <table:table-cell office:value-type="float" office:value="0.906177306092948">
                <text:p>0.906177306092948</text:p>
              </table:table-cell>
              <table:table-cell office:value-type="float" office:value="0.95822222973196">
                <text:p>0.9582222297319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977489881759904">
                <text:p>0.977489881759904</text:p>
              </table:table-cell>
              <table:table-cell office:value-type="float" office:value="0.925112564316179">
                <text:p>0.925112564316179</text:p>
              </table:table-cell>
              <table:table-cell office:value-type="float" office:value="0.899687371434713">
                <text:p>0.899687371434713</text:p>
              </table:table-cell>
              <table:table-cell office:value-type="float" office:value="0.95624455413189">
                <text:p>0.9562445541318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978688811024602">
                <text:p>0.978688811024602</text:p>
              </table:table-cell>
              <table:table-cell office:value-type="float" office:value="0.937187338260158">
                <text:p>0.937187338260158</text:p>
              </table:table-cell>
              <table:table-cell office:value-type="float" office:value="0.906311854489483">
                <text:p>0.906311854489483</text:p>
              </table:table-cell>
              <table:table-cell office:value-type="float" office:value="0.95882596967685">
                <text:p>0.9588259696768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97910582989928">
                <text:p>0.97910582989928</text:p>
              </table:table-cell>
              <table:table-cell office:value-type="float" office:value="0.937985812238959">
                <text:p>0.937985812238959</text:p>
              </table:table-cell>
              <table:table-cell office:value-type="float" office:value="0.907985616687735">
                <text:p>0.907985616687735</text:p>
              </table:table-cell>
              <table:table-cell office:value-type="float" office:value="0.959589014181028">
                <text:p>0.95958901418102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978580966402884">
                <text:p>0.978580966402884</text:p>
              </table:table-cell>
              <table:table-cell office:value-type="float" office:value="0.940901879154179">
                <text:p>0.940901879154179</text:p>
              </table:table-cell>
              <table:table-cell office:value-type="float" office:value="0.906569160232718">
                <text:p>0.906569160232718</text:p>
              </table:table-cell>
              <table:table-cell office:value-type="float" office:value="0.958776381007602">
                <text:p>0.9587763810076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978684139232964">
                <text:p>0.978684139232964</text:p>
              </table:table-cell>
              <table:table-cell office:value-type="float" office:value="0.934380244898315">
                <text:p>0.934380244898315</text:p>
              </table:table-cell>
              <table:table-cell office:value-type="float" office:value="0.905795676297919">
                <text:p>0.905795676297919</text:p>
              </table:table-cell>
              <table:table-cell office:value-type="float" office:value="0.958710676607433">
                <text:p>0.9587106766074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979421347953517">
                <text:p>0.979421347953517</text:p>
              </table:table-cell>
              <table:table-cell office:value-type="float" office:value="0.945206447910254">
                <text:p>0.945206447910254</text:p>
              </table:table-cell>
              <table:table-cell office:value-type="float" office:value="0.910375424415442">
                <text:p>0.910375424415442</text:p>
              </table:table-cell>
              <table:table-cell office:value-type="float" office:value="0.960406970854219">
                <text:p>0.9604069708542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979262113623775">
                <text:p>0.979262113623775</text:p>
              </table:table-cell>
              <table:table-cell office:value-type="float" office:value="0.945282974358826">
                <text:p>0.945282974358826</text:p>
              </table:table-cell>
              <table:table-cell office:value-type="float" office:value="0.909804845641902">
                <text:p>0.909804845641902</text:p>
              </table:table-cell>
              <table:table-cell office:value-type="float" office:value="0.960130052974844">
                <text:p>0.96013005297484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978999017989398">
                <text:p>0.978999017989398</text:p>
              </table:table-cell>
              <table:table-cell office:value-type="float" office:value="0.941422890666955">
                <text:p>0.941422890666955</text:p>
              </table:table-cell>
              <table:table-cell office:value-type="float" office:value="0.908186882594496">
                <text:p>0.908186882594496</text:p>
              </table:table-cell>
              <table:table-cell office:value-type="float" office:value="0.959528445106818">
                <text:p>0.95952844510681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978781361675798">
                <text:p>0.978781361675798</text:p>
              </table:table-cell>
              <table:table-cell office:value-type="float" office:value="0.95217688110536">
                <text:p>0.95217688110536</text:p>
              </table:table-cell>
              <table:table-cell office:value-type="float" office:value="0.909205304516222">
                <text:p>0.909205304516222</text:p>
              </table:table-cell>
              <table:table-cell office:value-type="float" office:value="0.959532768052479">
                <text:p>0.95953276805247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976923168845779">
                <text:p>0.976923168845779</text:p>
              </table:table-cell>
              <table:table-cell office:value-type="float" office:value="0.937198734376086">
                <text:p>0.937198734376086</text:p>
              </table:table-cell>
              <table:table-cell office:value-type="float" office:value="0.899921363235053">
                <text:p>0.899921363235053</text:p>
              </table:table-cell>
              <table:table-cell office:value-type="float" office:value="0.955747466966967">
                <text:p>0.95574746696696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977518256747014">
                <text:p>0.977518256747014</text:p>
              </table:table-cell>
              <table:table-cell office:value-type="float" office:value="0.952039988867523">
                <text:p>0.952039988867523</text:p>
              </table:table-cell>
              <table:table-cell office:value-type="float" office:value="0.904676883871906">
                <text:p>0.904676883871906</text:p>
              </table:table-cell>
              <table:table-cell office:value-type="float" office:value="0.957336953175545">
                <text:p>0.95733695317554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976814635749504">
                <text:p>0.976814635749504</text:p>
              </table:table-cell>
              <table:table-cell office:value-type="float" office:value="0.953873199163541">
                <text:p>0.953873199163541</text:p>
              </table:table-cell>
              <table:table-cell office:value-type="float" office:value="0.902519801244458">
                <text:p>0.902519801244458</text:p>
              </table:table-cell>
              <table:table-cell office:value-type="float" office:value="0.956191753622077">
                <text:p>0.95619175362207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976026086497681">
                <text:p>0.976026086497681</text:p>
              </table:table-cell>
              <table:table-cell office:value-type="float" office:value="0.953750020432316">
                <text:p>0.953750020432316</text:p>
              </table:table-cell>
              <table:table-cell office:value-type="float" office:value="0.89976012202178">
                <text:p>0.89976012202178</text:p>
              </table:table-cell>
              <table:table-cell office:value-type="float" office:value="0.954837066537917">
                <text:p>0.95483706653791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978136162662146">
                <text:p>0.978136162662146</text:p>
              </table:table-cell>
              <table:table-cell office:value-type="float" office:value="0.929851903173982">
                <text:p>0.929851903173982</text:p>
              </table:table-cell>
              <table:table-cell office:value-type="float" office:value="0.902954809585352">
                <text:p>0.902954809585352</text:p>
              </table:table-cell>
              <table:table-cell office:value-type="float" office:value="0.957570670915955">
                <text:p>0.95757067091595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976612765173967">
                <text:p>0.976612765173967</text:p>
              </table:table-cell>
              <table:table-cell office:value-type="float" office:value="0.948227560400873">
                <text:p>0.948227560400873</text:p>
              </table:table-cell>
              <table:table-cell office:value-type="float" office:value="0.900824199005251">
                <text:p>0.900824199005251</text:p>
              </table:table-cell>
              <table:table-cell office:value-type="float" office:value="0.955636550910652">
                <text:p>0.95563655091065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97816242304883">
                <text:p>0.97816242304883</text:p>
              </table:table-cell>
              <table:table-cell office:value-type="float" office:value="0.951647657850709">
                <text:p>0.951647657850709</text:p>
              </table:table-cell>
              <table:table-cell office:value-type="float" office:value="0.906898656646533">
                <text:p>0.906898656646533</text:p>
              </table:table-cell>
              <table:table-cell office:value-type="float" office:value="0.95843794350888">
                <text:p>0.9584379435088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977796498821651">
                <text:p>0.977796498821651</text:p>
              </table:table-cell>
              <table:table-cell office:value-type="float" office:value="0.946035147041234">
                <text:p>0.946035147041234</text:p>
              </table:table-cell>
              <table:table-cell office:value-type="float" office:value="0.904630886290346">
                <text:p>0.904630886290346</text:p>
              </table:table-cell>
              <table:table-cell office:value-type="float" office:value="0.957599500952133">
                <text:p>0.9575995009521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979225378588471">
                <text:p>0.979225378588471</text:p>
              </table:table-cell>
              <table:table-cell office:value-type="float" office:value="0.948194367336004">
                <text:p>0.948194367336004</text:p>
              </table:table-cell>
              <table:table-cell office:value-type="float" office:value="0.910155383082318">
                <text:p>0.910155383082318</text:p>
              </table:table-cell>
              <table:table-cell office:value-type="float" office:value="0.960168896416555">
                <text:p>0.9601688964165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976342538910246">
                <text:p>0.976342538910246</text:p>
              </table:table-cell>
              <table:table-cell office:value-type="float" office:value="0.955173094352656">
                <text:p>0.955173094352656</text:p>
              </table:table-cell>
              <table:table-cell office:value-type="float" office:value="0.901103436699908">
                <text:p>0.901103436699908</text:p>
              </table:table-cell>
              <table:table-cell office:value-type="float" office:value="0.955430073504075">
                <text:p>0.9554300735040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972765864408575">
                <text:p>0.972765864408575</text:p>
              </table:table-cell>
              <table:table-cell office:value-type="float" office:value="0.902472364259949">
                <text:p>0.902472364259949</text:p>
              </table:table-cell>
              <table:table-cell office:value-type="float" office:value="0.877883220253475">
                <text:p>0.877883220253475</text:p>
              </table:table-cell>
              <table:table-cell office:value-type="float" office:value="0.947022174694265">
                <text:p>0.94702217469426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976549081277421">
                <text:p>0.976549081277421</text:p>
              </table:table-cell>
              <table:table-cell office:value-type="float" office:value="0.919290759458806">
                <text:p>0.919290759458806</text:p>
              </table:table-cell>
              <table:table-cell office:value-type="float" office:value="0.895101423282736">
                <text:p>0.895101423282736</text:p>
              </table:table-cell>
              <table:table-cell office:value-type="float" office:value="0.954352053406823">
                <text:p>0.95435205340682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97807523266383">
                <text:p>0.97807523266383</text:p>
              </table:table-cell>
              <table:table-cell office:value-type="float" office:value="0.952977580608784">
                <text:p>0.952977580608784</text:p>
              </table:table-cell>
              <table:table-cell office:value-type="float" office:value="0.906811077163865">
                <text:p>0.906811077163865</text:p>
              </table:table-cell>
              <table:table-cell office:value-type="float" office:value="0.958333927584369">
                <text:p>0.95833392758436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978756183177704">
                <text:p>0.978756183177704</text:p>
              </table:table-cell>
              <table:table-cell office:value-type="float" office:value="0.936972319993757">
                <text:p>0.936972319993757</text:p>
              </table:table-cell>
              <table:table-cell office:value-type="float" office:value="0.906521216756081">
                <text:p>0.906521216756081</text:p>
              </table:table-cell>
              <table:table-cell office:value-type="float" office:value="0.958936134580187">
                <text:p>0.95893613458018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979509915287632">
                <text:p>0.979509915287632</text:p>
              </table:table-cell>
              <table:table-cell office:value-type="float" office:value="0.942352467161903">
                <text:p>0.942352467161903</text:p>
              </table:table-cell>
              <table:table-cell office:value-type="float" office:value="0.910222967792378">
                <text:p>0.910222967792378</text:p>
              </table:table-cell>
              <table:table-cell office:value-type="float" office:value="0.960460591299549">
                <text:p>0.96046059129954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979200101736869">
                <text:p>0.979200101736869</text:p>
              </table:table-cell>
              <table:table-cell office:value-type="float" office:value="0.951534669891413">
                <text:p>0.951534669891413</text:p>
              </table:table-cell>
              <table:table-cell office:value-type="float" office:value="0.91061242879349">
                <text:p>0.91061242879349</text:p>
              </table:table-cell>
              <table:table-cell office:value-type="float" office:value="0.960241291595061">
                <text:p>0.96024129159506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979315765462487">
                <text:p>0.979315765462487</text:p>
              </table:table-cell>
              <table:table-cell office:value-type="float" office:value="0.940979873289443">
                <text:p>0.940979873289443</text:p>
              </table:table-cell>
              <table:table-cell office:value-type="float" office:value="0.909274827001551">
                <text:p>0.909274827001551</text:p>
              </table:table-cell>
              <table:table-cell office:value-type="float" office:value="0.960068982013461">
                <text:p>0.96006898201346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978840324603951">
                <text:p>0.978840324603951</text:p>
              </table:table-cell>
              <table:table-cell office:value-type="float" office:value="0.933596089683506">
                <text:p>0.933596089683506</text:p>
              </table:table-cell>
              <table:table-cell office:value-type="float" office:value="0.906231604965698">
                <text:p>0.906231604965698</text:p>
              </table:table-cell>
              <table:table-cell office:value-type="float" office:value="0.958955350440723">
                <text:p>0.95895535044072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979431183304335">
                <text:p>0.979431183304335</text:p>
              </table:table-cell>
              <table:table-cell office:value-type="float" office:value="0.94799052674014">
                <text:p>0.94799052674014</text:p>
              </table:table-cell>
              <table:table-cell office:value-type="float" office:value="0.91087261271409">
                <text:p>0.91087261271409</text:p>
              </table:table-cell>
              <table:table-cell office:value-type="float" office:value="0.96052256244459">
                <text:p>0.9605225624445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978791934677927">
                <text:p>0.978791934677927</text:p>
              </table:table-cell>
              <table:table-cell office:value-type="float" office:value="0.952139361207686">
                <text:p>0.952139361207686</text:p>
              </table:table-cell>
              <table:table-cell office:value-type="float" office:value="0.909237182478726">
                <text:p>0.909237182478726</text:p>
              </table:table-cell>
              <table:table-cell office:value-type="float" office:value="0.959549882076217">
                <text:p>0.95954988207621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978497611804703">
                <text:p>0.978497611804703</text:p>
              </table:table-cell>
              <table:table-cell office:value-type="float" office:value="0.936079278920138">
                <text:p>0.936079278920138</text:p>
              </table:table-cell>
              <table:table-cell office:value-type="float" office:value="0.905414161684234">
                <text:p>0.905414161684234</text:p>
              </table:table-cell>
              <table:table-cell office:value-type="float" office:value="0.958448296570925">
                <text:p>0.9584482965709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979302586092391">
                <text:p>0.979302586092391</text:p>
              </table:table-cell>
              <table:table-cell office:value-type="float" office:value="0.940885932335939">
                <text:p>0.940885932335939</text:p>
              </table:table-cell>
              <table:table-cell office:value-type="float" office:value="0.909210258146312">
                <text:p>0.909210258146312</text:p>
              </table:table-cell>
              <table:table-cell office:value-type="float" office:value="0.960042356473151">
                <text:p>0.96004235647315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979571927174538">
                <text:p>0.979571927174538</text:p>
              </table:table-cell>
              <table:table-cell office:value-type="float" office:value="0.945288261796694">
                <text:p>0.945288261796694</text:p>
              </table:table-cell>
              <table:table-cell office:value-type="float" office:value="0.910941957229533">
                <text:p>0.910941957229533</text:p>
              </table:table-cell>
              <table:table-cell office:value-type="float" office:value="0.960674628489531">
                <text:p>0.96067462848953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979631971991281">
                <text:p>0.979631971991281</text:p>
              </table:table-cell>
              <table:table-cell office:value-type="float" office:value="0.948037110884803">
                <text:p>0.948037110884803</text:p>
              </table:table-cell>
              <table:table-cell office:value-type="float" office:value="0.911615110650147">
                <text:p>0.911615110650147</text:p>
              </table:table-cell>
              <table:table-cell office:value-type="float" office:value="0.960876771249542">
                <text:p>0.96087677124954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979496981801306">
                <text:p>0.979496981801306</text:p>
              </table:table-cell>
              <table:table-cell office:value-type="float" office:value="0.941730402465042">
                <text:p>0.941730402465042</text:p>
              </table:table-cell>
              <table:table-cell office:value-type="float" office:value="0.910070332829081">
                <text:p>0.910070332829081</text:p>
              </table:table-cell>
              <table:table-cell office:value-type="float" office:value="0.960415351497671">
                <text:p>0.96041535149767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979226755537585">
                <text:p>0.979226755537585</text:p>
              </table:table-cell>
              <table:table-cell office:value-type="float" office:value="0.939770426177435">
                <text:p>0.939770426177435</text:p>
              </table:table-cell>
              <table:table-cell office:value-type="float" office:value="0.908739872440374">
                <text:p>0.908739872440374</text:p>
              </table:table-cell>
              <table:table-cell office:value-type="float" office:value="0.959867986597611">
                <text:p>0.9598679865976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978410667303473">
                <text:p>0.978410667303473</text:p>
              </table:table-cell>
              <table:table-cell office:value-type="float" office:value="0.93184608806379">
                <text:p>0.93184608806379</text:p>
              </table:table-cell>
              <table:table-cell office:value-type="float" office:value="0.90433111419666">
                <text:p>0.90433111419666</text:p>
              </table:table-cell>
              <table:table-cell office:value-type="float" office:value="0.958131635342519">
                <text:p>0.95813163534251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978155587480011">
                <text:p>0.978155587480011</text:p>
              </table:table-cell>
              <table:table-cell office:value-type="float" office:value="0.934709249145471">
                <text:p>0.934709249145471</text:p>
              </table:table-cell>
              <table:table-cell office:value-type="float" office:value="0.903916702068165">
                <text:p>0.903916702068165</text:p>
              </table:table-cell>
              <table:table-cell office:value-type="float" office:value="0.957796105923682">
                <text:p>0.95779610592368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977300993847447">
                <text:p>0.977300993847447</text:p>
              </table:table-cell>
              <table:table-cell office:value-type="float" office:value="0.929082657949628">
                <text:p>0.929082657949628</text:p>
              </table:table-cell>
              <table:table-cell office:value-type="float" office:value="0.89975887659015">
                <text:p>0.89975887659015</text:p>
              </table:table-cell>
              <table:table-cell office:value-type="float" office:value="0.956078121848566">
                <text:p>0.95607812184856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978995969030644">
                <text:p>0.978995969030644</text:p>
              </table:table-cell>
              <table:table-cell office:value-type="float" office:value="0.941618075891845">
                <text:p>0.941618075891845</text:p>
              </table:table-cell>
              <table:table-cell office:value-type="float" office:value="0.908209217339565">
                <text:p>0.908209217339565</text:p>
              </table:table-cell>
              <table:table-cell office:value-type="float" office:value="0.9595302569466">
                <text:p>0.959530256946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978388095173346">
                <text:p>0.978388095173346</text:p>
              </table:table-cell>
              <table:table-cell office:value-type="float" office:value="0.952322441559592">
                <text:p>0.952322441559592</text:p>
              </table:table-cell>
              <table:table-cell office:value-type="float" office:value="0.907818100599128">
                <text:p>0.907818100599128</text:p>
              </table:table-cell>
              <table:table-cell office:value-type="float" office:value="0.95885364315593">
                <text:p>0.9588536431559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979356975582414">
                <text:p>0.979356975582414</text:p>
              </table:table-cell>
              <table:table-cell office:value-type="float" office:value="0.942488092866407">
                <text:p>0.942488092866407</text:p>
              </table:table-cell>
              <table:table-cell office:value-type="float" office:value="0.909682575329016">
                <text:p>0.909682575329016</text:p>
              </table:table-cell>
              <table:table-cell office:value-type="float" office:value="0.960196283731857">
                <text:p>0.96019628373185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978502775363882">
                <text:p>0.978502775363882</text:p>
              </table:table-cell>
              <table:table-cell office:value-type="float" office:value="0.95069274766433">
                <text:p>0.95069274766433</text:p>
              </table:table-cell>
              <table:table-cell office:value-type="float" office:value="0.907957293887548">
                <text:p>0.907957293887548</text:p>
              </table:table-cell>
              <table:table-cell office:value-type="float" office:value="0.958995477525462">
                <text:p>0.95899547752546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977894950683338">
                <text:p>0.977894950683338</text:p>
              </table:table-cell>
              <table:table-cell office:value-type="float" office:value="0.955423470910536">
                <text:p>0.955423470910536</text:p>
              </table:table-cell>
              <table:table-cell office:value-type="float" office:value="0.906579964628979">
                <text:p>0.906579964628979</text:p>
              </table:table-cell>
              <table:table-cell office:value-type="float" office:value="0.958108106853301">
                <text:p>0.95810810685330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979453066959904">
                <text:p>0.979453066959904</text:p>
              </table:table-cell>
              <table:table-cell office:value-type="float" office:value="0.93898170427843">
                <text:p>0.93898170427843</text:p>
              </table:table-cell>
              <table:table-cell office:value-type="float" office:value="0.909440437819026">
                <text:p>0.909440437819026</text:p>
              </table:table-cell>
              <table:table-cell office:value-type="float" office:value="0.960237732355907">
                <text:p>0.96023773235590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978248924959273">
                <text:p>0.978248924959273</text:p>
              </table:table-cell>
              <table:table-cell office:value-type="float" office:value="0.943924032383968">
                <text:p>0.943924032383968</text:p>
              </table:table-cell>
              <table:table-cell office:value-type="float" office:value="0.9058901198016">
                <text:p>0.9058901198016</text:p>
              </table:table-cell>
              <table:table-cell office:value-type="float" office:value="0.958308447074721">
                <text:p>0.95830844707472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978479318052182">
                <text:p>0.978479318052182</text:p>
              </table:table-cell>
              <table:table-cell office:value-type="float" office:value="0.948553498467147">
                <text:p>0.948553498467147</text:p>
              </table:table-cell>
              <table:table-cell office:value-type="float" office:value="0.907513465424709">
                <text:p>0.907513465424709</text:p>
              </table:table-cell>
              <table:table-cell office:value-type="float" office:value="0.958878404913771">
                <text:p>0.95887840491377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979048538980766">
                <text:p>0.979048538980766</text:p>
              </table:table-cell>
              <table:table-cell office:value-type="float" office:value="0.944284778399903">
                <text:p>0.944284778399903</text:p>
              </table:table-cell>
              <table:table-cell office:value-type="float" office:value="0.908856002572273">
                <text:p>0.908856002572273</text:p>
              </table:table-cell>
              <table:table-cell office:value-type="float" office:value="0.959719546342565">
                <text:p>0.95971954634256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977808301242633">
                <text:p>0.977808301242633</text:p>
              </table:table-cell>
              <table:table-cell office:value-type="float" office:value="0.929276799302938">
                <text:p>0.929276799302938</text:p>
              </table:table-cell>
              <table:table-cell office:value-type="float" office:value="0.901645184869041">
                <text:p>0.901645184869041</text:p>
              </table:table-cell>
              <table:table-cell office:value-type="float" office:value="0.956972771856184">
                <text:p>0.95697277185618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97817806125663">
                <text:p>0.97817806125663</text:p>
              </table:table-cell>
              <table:table-cell office:value-type="float" office:value="0.932952993360363">
                <text:p>0.932952993360363</text:p>
              </table:table-cell>
              <table:table-cell office:value-type="float" office:value="0.903679275119905">
                <text:p>0.903679275119905</text:p>
              </table:table-cell>
              <table:table-cell office:value-type="float" office:value="0.957766882279427">
                <text:p>0.95776688227942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979597744970435">
                <text:p>0.979597744970435</text:p>
              </table:table-cell>
              <table:table-cell office:value-type="float" office:value="0.945091037504346">
                <text:p>0.945091037504346</text:p>
              </table:table-cell>
              <table:table-cell office:value-type="float" office:value="0.911004176195274">
                <text:p>0.911004176195274</text:p>
              </table:table-cell>
              <table:table-cell office:value-type="float" office:value="0.960713067541981">
                <text:p>0.96071306754198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979566616085097">
                <text:p>0.979566616085097</text:p>
              </table:table-cell>
              <table:table-cell office:value-type="float" office:value="0.949744818412532">
                <text:p>0.949744818412532</text:p>
              </table:table-cell>
              <table:table-cell office:value-type="float" office:value="0.911654478385363">
                <text:p>0.911654478385363</text:p>
              </table:table-cell>
              <table:table-cell office:value-type="float" office:value="0.960821300989172">
                <text:p>0.96082130098917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969087148142168">
                <text:p>0.969087148142168</text:p>
              </table:table-cell>
              <table:table-cell office:value-type="float" office:value="0.954227028645576">
                <text:p>0.954227028645576</text:p>
              </table:table-cell>
              <table:table-cell office:value-type="float" office:value="0.876993587299013">
                <text:p>0.876993587299013</text:p>
              </table:table-cell>
              <table:table-cell office:value-type="float" office:value="0.943272114174265">
                <text:p>0.94327211417426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978192470045578">
                <text:p>0.978192470045578</text:p>
              </table:table-cell>
              <table:table-cell office:value-type="float" office:value="0.949095043435002">
                <text:p>0.949095043435002</text:p>
              </table:table-cell>
              <table:table-cell office:value-type="float" office:value="0.906574777092036">
                <text:p>0.906574777092036</text:p>
              </table:table-cell>
              <table:table-cell office:value-type="float" office:value="0.958398788350373">
                <text:p>0.95839878835037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975320203369483">
                <text:p>0.975320203369483</text:p>
              </table:table-cell>
              <table:table-cell office:value-type="float" office:value="0.955467850069215">
                <text:p>0.955467850069215</text:p>
              </table:table-cell>
              <table:table-cell office:value-type="float" office:value="0.89764102214931">
                <text:p>0.89764102214931</text:p>
              </table:table-cell>
              <table:table-cell office:value-type="float" office:value="0.953698672334494">
                <text:p>0.95369867233449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978887878525156">
                <text:p>0.978887878525156</text:p>
              </table:table-cell>
              <table:table-cell office:value-type="float" office:value="0.9485667913948">
                <text:p>0.9485667913948</text:p>
              </table:table-cell>
              <table:table-cell office:value-type="float" office:value="0.908991317519425">
                <text:p>0.908991317519425</text:p>
              </table:table-cell>
              <table:table-cell office:value-type="float" office:value="0.959591614858819">
                <text:p>0.95959161485881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978606833375535">
                <text:p>0.978606833375535</text:p>
              </table:table-cell>
              <table:table-cell office:value-type="float" office:value="0.951478843911355">
                <text:p>0.951478843911355</text:p>
              </table:table-cell>
              <table:table-cell office:value-type="float" office:value="0.908462147757441">
                <text:p>0.908462147757441</text:p>
              </table:table-cell>
              <table:table-cell office:value-type="float" office:value="0.959204347409084">
                <text:p>0.95920434740908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978789377486715">
                <text:p>0.978789377486715</text:p>
              </table:table-cell>
              <table:table-cell office:value-type="float" office:value="0.947607094492723">
                <text:p>0.947607094492723</text:p>
              </table:table-cell>
              <table:table-cell office:value-type="float" office:value="0.908473790888007">
                <text:p>0.908473790888007</text:p>
              </table:table-cell>
              <table:table-cell office:value-type="float" office:value="0.959385375706272">
                <text:p>0.9593853757062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978789180779698">
                <text:p>0.978789180779698</text:p>
              </table:table-cell>
              <table:table-cell office:value-type="float" office:value="0.938645280988706">
                <text:p>0.938645280988706</text:p>
              </table:table-cell>
              <table:table-cell office:value-type="float" office:value="0.906936267750205">
                <text:p>0.906936267750205</text:p>
              </table:table-cell>
              <table:table-cell office:value-type="float" office:value="0.959057070752515">
                <text:p>0.9590570707525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979127615201341">
                <text:p>0.979127615201341</text:p>
              </table:table-cell>
              <table:table-cell office:value-type="float" office:value="0.942045874975939">
                <text:p>0.942045874975939</text:p>
              </table:table-cell>
              <table:table-cell office:value-type="float" office:value="0.90876496790642">
                <text:p>0.90876496790642</text:p>
              </table:table-cell>
              <table:table-cell office:value-type="float" office:value="0.959777053894833">
                <text:p>0.9597770538948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979486015385144">
                <text:p>0.979486015385144</text:p>
              </table:table-cell>
              <table:table-cell office:value-type="float" office:value="0.945067597469622">
                <text:p>0.945067597469622</text:p>
              </table:table-cell>
              <table:table-cell office:value-type="float" office:value="0.910589636392349">
                <text:p>0.910589636392349</text:p>
              </table:table-cell>
              <table:table-cell office:value-type="float" office:value="0.96051570374396">
                <text:p>0.9605157037439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972151695926753">
                <text:p>0.972151695926753</text:p>
              </table:table-cell>
              <table:table-cell office:value-type="float" office:value="0.896986363428465">
                <text:p>0.896986363428465</text:p>
              </table:table-cell>
              <table:table-cell office:value-type="float" office:value="0.874406534598075">
                <text:p>0.874406534598075</text:p>
              </table:table-cell>
              <table:table-cell office:value-type="float" office:value="0.94568691009583">
                <text:p>0.9456869100958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978996018207398">
                <text:p>0.978996018207398</text:p>
              </table:table-cell>
              <table:table-cell office:value-type="float" office:value="0.951621474259954">
                <text:p>0.951621474259954</text:p>
              </table:table-cell>
              <table:table-cell office:value-type="float" office:value="0.909888083970797">
                <text:p>0.909888083970797</text:p>
              </table:table-cell>
              <table:table-cell office:value-type="float" office:value="0.959887776945528">
                <text:p>0.95988777694552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979134893360946">
                <text:p>0.979134893360946</text:p>
              </table:table-cell>
              <table:table-cell office:value-type="float" office:value="0.949013616639719">
                <text:p>0.949013616639719</text:p>
              </table:table-cell>
              <table:table-cell office:value-type="float" office:value="0.909961710083076">
                <text:p>0.909961710083076</text:p>
              </table:table-cell>
              <table:table-cell office:value-type="float" office:value="0.960039292199288">
                <text:p>0.96003929219928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979640872983772">
                <text:p>0.979640872983772</text:p>
              </table:table-cell>
              <table:table-cell office:value-type="float" office:value="0.942251609404783">
                <text:p>0.942251609404783</text:p>
              </table:table-cell>
              <table:table-cell office:value-type="float" office:value="0.91068944037133">
                <text:p>0.91068944037133</text:p>
              </table:table-cell>
              <table:table-cell office:value-type="float" office:value="0.96068773738589">
                <text:p>0.9606877373858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979037425034341">
                <text:p>0.979037425034341</text:p>
              </table:table-cell>
              <table:table-cell office:value-type="float" office:value="0.949492247917638">
                <text:p>0.949492247917638</text:p>
              </table:table-cell>
              <table:table-cell office:value-type="float" office:value="0.909687092178737">
                <text:p>0.909687092178737</text:p>
              </table:table-cell>
              <table:table-cell office:value-type="float" office:value="0.959885642465652">
                <text:p>0.9598856424656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979077651619186">
                <text:p>0.979077651619186</text:p>
              </table:table-cell>
              <table:table-cell office:value-type="float" office:value="0.951011007910931">
                <text:p>0.951011007910931</text:p>
              </table:table-cell>
              <table:table-cell office:value-type="float" office:value="0.910083145861771">
                <text:p>0.910083145861771</text:p>
              </table:table-cell>
              <table:table-cell office:value-type="float" office:value="0.960009090465473">
                <text:p>0.96000909046547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979257638539153">
                <text:p>0.979257638539153</text:p>
              </table:table-cell>
              <table:table-cell office:value-type="float" office:value="0.941202899113493">
                <text:p>0.941202899113493</text:p>
              </table:table-cell>
              <table:table-cell office:value-type="float" office:value="0.90909884906025">
                <text:p>0.90909884906025</text:p>
              </table:table-cell>
              <table:table-cell office:value-type="float" office:value="0.959974845123738">
                <text:p>0.95997484512373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978850700899064">
                <text:p>0.978850700899064</text:p>
              </table:table-cell>
              <table:table-cell office:value-type="float" office:value="0.937122745330121">
                <text:p>0.937122745330121</text:p>
              </table:table-cell>
              <table:table-cell office:value-type="float" office:value="0.906895126558907">
                <text:p>0.906895126558907</text:p>
              </table:table-cell>
              <table:table-cell office:value-type="float" office:value="0.959107892757066">
                <text:p>0.95910789275706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979439690882792">
                <text:p>0.979439690882792</text:p>
              </table:table-cell>
              <table:table-cell office:value-type="float" office:value="0.943195744191077">
                <text:p>0.943195744191077</text:p>
              </table:table-cell>
              <table:table-cell office:value-type="float" office:value="0.910106190920687">
                <text:p>0.910106190920687</text:p>
              </table:table-cell>
              <table:table-cell office:value-type="float" office:value="0.960367317962305">
                <text:p>0.96036731796230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979306766116489">
                <text:p>0.979306766116489</text:p>
              </table:table-cell>
              <table:table-cell office:value-type="float" office:value="0.944735780504717">
                <text:p>0.944735780504717</text:p>
              </table:table-cell>
              <table:table-cell office:value-type="float" office:value="0.909876664782427">
                <text:p>0.909876664782427</text:p>
              </table:table-cell>
              <table:table-cell office:value-type="float" office:value="0.960188884609312">
                <text:p>0.96018888460931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979016524913853">
                <text:p>0.979016524913853</text:p>
              </table:table-cell>
              <table:table-cell office:value-type="float" office:value="0.934052724986364">
                <text:p>0.934052724986364</text:p>
              </table:table-cell>
              <table:table-cell office:value-type="float" office:value="0.906964727891328">
                <text:p>0.906964727891328</text:p>
              </table:table-cell>
              <table:table-cell office:value-type="float" office:value="0.959283303683413">
                <text:p>0.95928330368341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97872510346912">
                <text:p>0.97872510346912</text:p>
              </table:table-cell>
              <table:table-cell office:value-type="float" office:value="0.948202529400207">
                <text:p>0.948202529400207</text:p>
              </table:table-cell>
              <table:table-cell office:value-type="float" office:value="0.908341233246203">
                <text:p>0.908341233246203</text:p>
              </table:table-cell>
              <table:table-cell office:value-type="float" office:value="0.959294412644765">
                <text:p>0.95929441264476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979278489482887">
                <text:p>0.979278489482887</text:p>
              </table:table-cell>
              <table:table-cell office:value-type="float" office:value="0.944209487349796">
                <text:p>0.944209487349796</text:p>
              </table:table-cell>
              <table:table-cell office:value-type="float" office:value="0.909684666051528">
                <text:p>0.909684666051528</text:p>
              </table:table-cell>
              <table:table-cell office:value-type="float" office:value="0.96012035690042">
                <text:p>0.9601203569004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977939013055002">
                <text:p>0.977939013055002</text:p>
              </table:table-cell>
              <table:table-cell office:value-type="float" office:value="0.928305267221195">
                <text:p>0.928305267221195</text:p>
              </table:table-cell>
              <table:table-cell office:value-type="float" office:value="0.901941972845833">
                <text:p>0.901941972845833</text:p>
              </table:table-cell>
              <table:table-cell office:value-type="float" office:value="0.95716260462053">
                <text:p>0.9571626046205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978375505924299">
                <text:p>0.978375505924299</text:p>
              </table:table-cell>
              <table:table-cell office:value-type="float" office:value="0.949436877346203">
                <text:p>0.949436877346203</text:p>
              </table:table-cell>
              <table:table-cell office:value-type="float" office:value="0.907289260635764">
                <text:p>0.907289260635764</text:p>
              </table:table-cell>
              <table:table-cell office:value-type="float" office:value="0.958729318019888">
                <text:p>0.95872931801988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979187856725101">
                <text:p>0.979187856725101</text:p>
              </table:table-cell>
              <table:table-cell office:value-type="float" office:value="0.949774489099818">
                <text:p>0.949774489099818</text:p>
              </table:table-cell>
              <table:table-cell office:value-type="float" office:value="0.910279609130688">
                <text:p>0.910279609130688</text:p>
              </table:table-cell>
              <table:table-cell office:value-type="float" office:value="0.960158639420757">
                <text:p>0.96015863942075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979587811266109">
                <text:p>0.979587811266109</text:p>
              </table:table-cell>
              <table:table-cell office:value-type="float" office:value="0.947644709154571">
                <text:p>0.947644709154571</text:p>
              </table:table-cell>
              <table:table-cell office:value-type="float" office:value="0.91138898745545">
                <text:p>0.91138898745545</text:p>
              </table:table-cell>
              <table:table-cell office:value-type="float" office:value="0.960785476499138">
                <text:p>0.96078547649913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979576353082406">
                <text:p>0.979576353082406</text:p>
              </table:table-cell>
              <table:table-cell office:value-type="float" office:value="0.946527502114317">
                <text:p>0.946527502114317</text:p>
              </table:table-cell>
              <table:table-cell office:value-type="float" office:value="0.911163190973219">
                <text:p>0.911163190973219</text:p>
              </table:table-cell>
              <table:table-cell office:value-type="float" office:value="0.960726155780319">
                <text:p>0.96072615578031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978822178381692">
                <text:p>0.978822178381692</text:p>
              </table:table-cell>
              <table:table-cell office:value-type="float" office:value="0.951063197301449">
                <text:p>0.951063197301449</text:p>
              </table:table-cell>
              <table:table-cell office:value-type="float" office:value="0.909168541460736">
                <text:p>0.909168541460736</text:p>
              </table:table-cell>
              <table:table-cell office:value-type="float" office:value="0.959564963037931">
                <text:p>0.95956496303793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979363761974478">
                <text:p>0.979363761974478</text:p>
              </table:table-cell>
              <table:table-cell office:value-type="float" office:value="0.937841772533007">
                <text:p>0.937841772533007</text:p>
              </table:table-cell>
              <table:table-cell office:value-type="float" office:value="0.908913772488468">
                <text:p>0.908913772488468</text:p>
              </table:table-cell>
              <table:table-cell office:value-type="float" office:value="0.960038143169979">
                <text:p>0.96003814316997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97972275227933">
                <text:p>0.97972275227933</text:p>
              </table:table-cell>
              <table:table-cell office:value-type="float" office:value="0.947165083969163">
                <text:p>0.947165083969163</text:p>
              </table:table-cell>
              <table:table-cell office:value-type="float" office:value="0.911805569769096">
                <text:p>0.911805569769096</text:p>
              </table:table-cell>
              <table:table-cell office:value-type="float" office:value="0.961005971253002">
                <text:p>0.96100597125300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979366515872707">
                <text:p>0.979366515872707</text:p>
              </table:table-cell>
              <table:table-cell office:value-type="float" office:value="0.951074538827201">
                <text:p>0.951074538827201</text:p>
              </table:table-cell>
              <table:table-cell office:value-type="float" office:value="0.911141548725116">
                <text:p>0.911141548725116</text:p>
              </table:table-cell>
              <table:table-cell office:value-type="float" office:value="0.960516535303519">
                <text:p>0.9605165353035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978874404094535">
                <text:p>0.978874404094535</text:p>
              </table:table-cell>
              <table:table-cell office:value-type="float" office:value="0.93899603867581">
                <text:p>0.93899603867581</text:p>
              </table:table-cell>
              <table:table-cell office:value-type="float" office:value="0.907310126289508">
                <text:p>0.907310126289508</text:p>
              </table:table-cell>
              <table:table-cell office:value-type="float" office:value="0.959219815801608">
                <text:p>0.95921981580160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979270031081184">
                <text:p>0.979270031081184</text:p>
              </table:table-cell>
              <table:table-cell office:value-type="float" office:value="0.941037809912337">
                <text:p>0.941037809912337</text:p>
              </table:table-cell>
              <table:table-cell office:value-type="float" office:value="0.909116291589176">
                <text:p>0.909116291589176</text:p>
              </table:table-cell>
              <table:table-cell office:value-type="float" office:value="0.959990617658277">
                <text:p>0.95999061765827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9787831812157">
                <text:p>0.9787831812157</text:p>
              </table:table-cell>
              <table:table-cell office:value-type="float" office:value="0.95104214303425">
                <text:p>0.95104214303425</text:p>
              </table:table-cell>
              <table:table-cell office:value-type="float" office:value="0.909024438846931">
                <text:p>0.909024438846931</text:p>
              </table:table-cell>
              <table:table-cell office:value-type="float" office:value="0.959496224887732">
                <text:p>0.95949622488773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979061964234632">
                <text:p>0.979061964234632</text:p>
              </table:table-cell>
              <table:table-cell office:value-type="float" office:value="0.948243231447703">
                <text:p>0.948243231447703</text:p>
              </table:table-cell>
              <table:table-cell office:value-type="float" office:value="0.909569000724484">
                <text:p>0.909569000724484</text:p>
              </table:table-cell>
              <table:table-cell office:value-type="float" office:value="0.959884525367855">
                <text:p>0.95988452536785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979036195615489">
                <text:p>0.979036195615489</text:p>
              </table:table-cell>
              <table:table-cell office:value-type="float" office:value="0.951148925771218">
                <text:p>0.951148925771218</text:p>
              </table:table-cell>
              <table:table-cell office:value-type="float" office:value="0.909955758201675">
                <text:p>0.909955758201675</text:p>
              </table:table-cell>
              <table:table-cell office:value-type="float" office:value="0.959941475572689">
                <text:p>0.95994147557268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979322846915076">
                <text:p>0.979322846915076</text:p>
              </table:table-cell>
              <table:table-cell office:value-type="float" office:value="0.950372940007001">
                <text:p>0.950372940007001</text:p>
              </table:table-cell>
              <table:table-cell office:value-type="float" office:value="0.91086837110263">
                <text:p>0.91086837110263</text:p>
              </table:table-cell>
              <table:table-cell office:value-type="float" office:value="0.960415775324731">
                <text:p>0.96041577532473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978152292637487">
                <text:p>0.978152292637487</text:p>
              </table:table-cell>
              <table:table-cell office:value-type="float" office:value="0.927919014205712">
                <text:p>0.927919014205712</text:p>
              </table:table-cell>
              <table:table-cell office:value-type="float" office:value="0.902654173499273">
                <text:p>0.902654173499273</text:p>
              </table:table-cell>
              <table:table-cell office:value-type="float" office:value="0.957521444070439">
                <text:p>0.95752144407043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979189577911494">
                <text:p>0.979189577911494</text:p>
              </table:table-cell>
              <table:table-cell office:value-type="float" office:value="0.945950552595641">
                <text:p>0.945950552595641</text:p>
              </table:table-cell>
              <table:table-cell office:value-type="float" office:value="0.909651445947158">
                <text:p>0.909651445947158</text:p>
              </table:table-cell>
              <table:table-cell office:value-type="float" office:value="0.960026631695135">
                <text:p>0.96002663169513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979813532567379">
                <text:p>0.979813532567379</text:p>
              </table:table-cell>
              <table:table-cell office:value-type="float" office:value="0.947604579686491">
                <text:p>0.947604579686491</text:p>
              </table:table-cell>
              <table:table-cell office:value-type="float" office:value="0.912211051534758">
                <text:p>0.912211051534758</text:p>
              </table:table-cell>
              <table:table-cell office:value-type="float" office:value="0.961181026716021">
                <text:p>0.96118102671602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978751855623345">
                <text:p>0.978751855623345</text:p>
              </table:table-cell>
              <table:table-cell office:value-type="float" office:value="0.946482360944865">
                <text:p>0.946482360944865</text:p>
              </table:table-cell>
              <table:table-cell office:value-type="float" office:value="0.908148201005758">
                <text:p>0.908148201005758</text:p>
              </table:table-cell>
              <table:table-cell office:value-type="float" office:value="0.959279491149136">
                <text:p>0.95927949114913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977179478088092">
                <text:p>0.977179478088092</text:p>
              </table:table-cell>
              <table:table-cell office:value-type="float" office:value="0.954341307425458">
                <text:p>0.954341307425458</text:p>
              </table:table-cell>
              <table:table-cell office:value-type="float" office:value="0.903876917988723">
                <text:p>0.903876917988723</text:p>
              </table:table-cell>
              <table:table-cell office:value-type="float" office:value="0.956835748218793">
                <text:p>0.95683574821879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979571484583751">
                <text:p>0.979571484583751</text:p>
              </table:table-cell>
              <table:table-cell office:value-type="float" office:value="0.94832830285518">
                <text:p>0.94832830285518</text:p>
              </table:table-cell>
              <table:table-cell office:value-type="float" office:value="0.911441195038033">
                <text:p>0.911441195038033</text:p>
              </table:table-cell>
              <table:table-cell office:value-type="float" office:value="0.96078065907182">
                <text:p>0.9607806590718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97931965042606">
                <text:p>0.97931965042606</text:p>
              </table:table-cell>
              <table:table-cell office:value-type="float" office:value="0.941938874564454">
                <text:p>0.941938874564454</text:p>
              </table:table-cell>
              <table:table-cell office:value-type="float" office:value="0.909452230323435">
                <text:p>0.909452230323435</text:p>
              </table:table-cell>
              <table:table-cell office:value-type="float" office:value="0.960110724298512">
                <text:p>0.96011072429851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97867459894267">
                <text:p>0.97867459894267</text:p>
              </table:table-cell>
              <table:table-cell office:value-type="float" office:value="0.950074132385645">
                <text:p>0.950074132385645</text:p>
              </table:table-cell>
              <table:table-cell office:value-type="float" office:value="0.908472189270027">
                <text:p>0.908472189270027</text:p>
              </table:table-cell>
              <table:table-cell office:value-type="float" office:value="0.959272826953523">
                <text:p>0.95927282695352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977739650493924">
                <text:p>0.977739650493924</text:p>
              </table:table-cell>
              <table:table-cell office:value-type="float" office:value="0.930510383167094">
                <text:p>0.930510383167094</text:p>
              </table:table-cell>
              <table:table-cell office:value-type="float" office:value="0.901625284582038">
                <text:p>0.901625284582038</text:p>
              </table:table-cell>
              <table:table-cell office:value-type="float" office:value="0.956902288182441">
                <text:p>0.95690228818244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97915766219809">
                <text:p>0.97915766219809</text:p>
              </table:table-cell>
              <table:table-cell office:value-type="float" office:value="0.938476014981126">
                <text:p>0.938476014981126</text:p>
              </table:table-cell>
              <table:table-cell office:value-type="float" office:value="0.908261832885115">
                <text:p>0.908261832885115</text:p>
              </table:table-cell>
              <table:table-cell office:value-type="float" office:value="0.959698498935683">
                <text:p>0.95969849893568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978936022567409">
                <text:p>0.978936022567409</text:p>
              </table:table-cell>
              <table:table-cell office:value-type="float" office:value="0.933797401670616">
                <text:p>0.933797401670616</text:p>
              </table:table-cell>
              <table:table-cell office:value-type="float" office:value="0.906621370728045">
                <text:p>0.906621370728045</text:p>
              </table:table-cell>
              <table:table-cell office:value-type="float" office:value="0.959131652890353">
                <text:p>0.95913165289035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979407283401847">
                <text:p>0.979407283401847</text:p>
              </table:table-cell>
              <table:table-cell office:value-type="float" office:value="0.946514215852952">
                <text:p>0.946514215852952</text:p>
              </table:table-cell>
              <table:table-cell office:value-type="float" office:value="0.910541309918384">
                <text:p>0.910541309918384</text:p>
              </table:table-cell>
              <table:table-cell office:value-type="float" office:value="0.960428645749556">
                <text:p>0.96042864574955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97916764507917">
                <text:p>0.97916764507917</text:p>
              </table:table-cell>
              <table:table-cell office:value-type="float" office:value="0.946850929627489">
                <text:p>0.946850929627489</text:p>
              </table:table-cell>
              <table:table-cell office:value-type="float" office:value="0.909721816878922">
                <text:p>0.909721816878922</text:p>
              </table:table-cell>
              <table:table-cell office:value-type="float" office:value="0.96002023147792">
                <text:p>0.9600202314779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978308182947951">
                <text:p>0.978308182947951</text:p>
              </table:table-cell>
              <table:table-cell office:value-type="float" office:value="0.938581436103804">
                <text:p>0.938581436103804</text:p>
              </table:table-cell>
              <table:table-cell office:value-type="float" office:value="0.905167599358912">
                <text:p>0.905167599358912</text:p>
              </table:table-cell>
              <table:table-cell office:value-type="float" office:value="0.95821187266397">
                <text:p>0.9582118726639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978464810909725">
                <text:p>0.978464810909725</text:p>
              </table:table-cell>
              <table:table-cell office:value-type="float" office:value="0.948639840973317">
                <text:p>0.948639840973317</text:p>
              </table:table-cell>
              <table:table-cell office:value-type="float" office:value="0.907475815768213">
                <text:p>0.907475815768213</text:p>
              </table:table-cell>
              <table:table-cell office:value-type="float" office:value="0.95885623159011">
                <text:p>0.9588562315901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978720579207744">
                <text:p>0.978720579207744</text:p>
              </table:table-cell>
              <table:table-cell office:value-type="float" office:value="0.937334071028726">
                <text:p>0.937334071028726</text:p>
              </table:table-cell>
              <table:table-cell office:value-type="float" office:value="0.906454310634885">
                <text:p>0.906454310634885</text:p>
              </table:table-cell>
              <table:table-cell office:value-type="float" office:value="0.958887291488235">
                <text:p>0.95888729148823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979350287543858">
                <text:p>0.979350287543858</text:p>
              </table:table-cell>
              <table:table-cell office:value-type="float" office:value="0.945936182716476">
                <text:p>0.945936182716476</text:p>
              </table:table-cell>
              <table:table-cell office:value-type="float" office:value="0.910236622012995">
                <text:p>0.910236622012995</text:p>
              </table:table-cell>
              <table:table-cell office:value-type="float" office:value="0.960308096481763">
                <text:p>0.96030809648176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97852126582342">
                <text:p>0.97852126582342</text:p>
              </table:table-cell>
              <table:table-cell office:value-type="float" office:value="0.948331147650892">
                <text:p>0.948331147650892</text:p>
              </table:table-cell>
              <table:table-cell office:value-type="float" office:value="0.907627041231119">
                <text:p>0.907627041231119</text:p>
              </table:table-cell>
              <table:table-cell office:value-type="float" office:value="0.958943518887815">
                <text:p>0.9589435188878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978194437115742">
                <text:p>0.978194437115742</text:p>
              </table:table-cell>
              <table:table-cell office:value-type="float" office:value="0.952633297368731">
                <text:p>0.952633297368731</text:p>
              </table:table-cell>
              <table:table-cell office:value-type="float" office:value="0.907178152126914">
                <text:p>0.907178152126914</text:p>
              </table:table-cell>
              <table:table-cell office:value-type="float" office:value="0.958528423742563">
                <text:p>0.95852842374256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979294570281474">
                <text:p>0.979294570281474</text:p>
              </table:table-cell>
              <table:table-cell office:value-type="float" office:value="0.941438316243446">
                <text:p>0.941438316243446</text:p>
              </table:table-cell>
              <table:table-cell office:value-type="float" office:value="0.90927486989116">
                <text:p>0.90927486989116</text:p>
              </table:table-cell>
              <table:table-cell office:value-type="float" office:value="0.96004839977278">
                <text:p>0.9600483997727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978970003704485">
                <text:p>0.978970003704485</text:p>
              </table:table-cell>
              <table:table-cell office:value-type="float" office:value="0.946283000951053">
                <text:p>0.946283000951053</text:p>
              </table:table-cell>
              <table:table-cell office:value-type="float" office:value="0.908906871122342">
                <text:p>0.908906871122342</text:p>
              </table:table-cell>
              <table:table-cell office:value-type="float" office:value="0.959653837301771">
                <text:p>0.95965383730177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979366122458674">
                <text:p>0.979366122458674</text:p>
              </table:table-cell>
              <table:table-cell office:value-type="float" office:value="0.942978194118737">
                <text:p>0.942978194118737</text:p>
              </table:table-cell>
              <table:table-cell office:value-type="float" office:value="0.909798978695266">
                <text:p>0.909798978695266</text:p>
              </table:table-cell>
              <table:table-cell office:value-type="float" office:value="0.960230069883464">
                <text:p>0.96023006988346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977166642955275">
                <text:p>0.977166642955275</text:p>
              </table:table-cell>
              <table:table-cell office:value-type="float" office:value="0.955321341075864">
                <text:p>0.955321341075864</text:p>
              </table:table-cell>
              <table:table-cell office:value-type="float" office:value="0.903998861801144">
                <text:p>0.903998861801144</text:p>
              </table:table-cell>
              <table:table-cell office:value-type="float" office:value="0.956848768515247">
                <text:p>0.95684876851524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978838013296509">
                <text:p>0.978838013296509</text:p>
              </table:table-cell>
              <table:table-cell office:value-type="float" office:value="0.949961220743361">
                <text:p>0.949961220743361</text:p>
              </table:table-cell>
              <table:table-cell office:value-type="float" office:value="0.909043071099031">
                <text:p>0.909043071099031</text:p>
              </table:table-cell>
              <table:table-cell office:value-type="float" office:value="0.959553846275084">
                <text:p>0.95955384627508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979379498535787">
                <text:p>0.979379498535787</text:p>
              </table:table-cell>
              <table:table-cell office:value-type="float" office:value="0.948883493245129">
                <text:p>0.948883493245129</text:p>
              </table:table-cell>
              <table:table-cell office:value-type="float" office:value="0.910830720879003">
                <text:p>0.910830720879003</text:p>
              </table:table-cell>
              <table:table-cell office:value-type="float" office:value="0.960463159955957">
                <text:p>0.96046315995595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979215838298178">
                <text:p>0.979215838298178</text:p>
              </table:table-cell>
              <table:table-cell office:value-type="float" office:value="0.944635737922852">
                <text:p>0.944635737922852</text:p>
              </table:table-cell>
              <table:table-cell office:value-type="float" office:value="0.90952688791764">
                <text:p>0.90952688791764</text:p>
              </table:table-cell>
              <table:table-cell office:value-type="float" office:value="0.960025659336981">
                <text:p>0.96002565933698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979658478261735">
                <text:p>0.979658478261735</text:p>
              </table:table-cell>
              <table:table-cell office:value-type="float" office:value="0.945556771444273">
                <text:p>0.945556771444273</text:p>
              </table:table-cell>
              <table:table-cell office:value-type="float" office:value="0.911304711076902">
                <text:p>0.911304711076902</text:p>
              </table:table-cell>
              <table:table-cell office:value-type="float" office:value="0.960836417774644">
                <text:p>0.96083641777464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978958988111569">
                <text:p>0.978958988111569</text:p>
              </table:table-cell>
              <table:table-cell office:value-type="float" office:value="0.948140584544626">
                <text:p>0.948140584544626</text:p>
              </table:table-cell>
              <table:table-cell office:value-type="float" office:value="0.909178006392694">
                <text:p>0.909178006392694</text:p>
              </table:table-cell>
              <table:table-cell office:value-type="float" office:value="0.959700780425717">
                <text:p>0.95970078042571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979599023566041">
                <text:p>0.979599023566041</text:p>
              </table:table-cell>
              <table:table-cell office:value-type="float" office:value="0.943229606404091">
                <text:p>0.943229606404091</text:p>
              </table:table-cell>
              <table:table-cell office:value-type="float" office:value="0.910698800228936">
                <text:p>0.910698800228936</text:p>
              </table:table-cell>
              <table:table-cell office:value-type="float" office:value="0.960649045530479">
                <text:p>0.96064904553047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97961476012735">
                <text:p>0.97961476012735</text:p>
              </table:table-cell>
              <table:table-cell office:value-type="float" office:value="0.944771455792993">
                <text:p>0.944771455792993</text:p>
              </table:table-cell>
              <table:table-cell office:value-type="float" office:value="0.911013745642369">
                <text:p>0.911013745642369</text:p>
              </table:table-cell>
              <table:table-cell office:value-type="float" office:value="0.960731684960514">
                <text:p>0.96073168496051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979710802328087">
                <text:p>0.979710802328087</text:p>
              </table:table-cell>
              <table:table-cell office:value-type="float" office:value="0.946222488807941">
                <text:p>0.946222488807941</text:p>
              </table:table-cell>
              <table:table-cell office:value-type="float" office:value="0.911606957909919">
                <text:p>0.911606957909919</text:p>
              </table:table-cell>
              <table:table-cell office:value-type="float" office:value="0.960951941072534">
                <text:p>0.96095194107253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979767355595289">
                <text:p>0.979767355595289</text:p>
              </table:table-cell>
              <table:table-cell office:value-type="float" office:value="0.948159101833273">
                <text:p>0.948159101833273</text:p>
              </table:table-cell>
              <table:table-cell office:value-type="float" office:value="0.91213167376846">
                <text:p>0.91213167376846</text:p>
              </table:table-cell>
              <table:table-cell office:value-type="float" office:value="0.961119030623946">
                <text:p>0.96111903062394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979165284594974">
                <text:p>0.979165284594974</text:p>
              </table:table-cell>
              <table:table-cell office:value-type="float" office:value="0.938196163694948">
                <text:p>0.938196163694948</text:p>
              </table:table-cell>
              <table:table-cell office:value-type="float" office:value="0.90824145272773">
                <text:p>0.90824145272773</text:p>
              </table:table-cell>
              <table:table-cell office:value-type="float" office:value="0.959701518291825">
                <text:p>0.95970151829182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977751354561397">
                <text:p>0.977751354561397</text:p>
              </table:table-cell>
              <table:table-cell office:value-type="float" office:value="0.948008014538471">
                <text:p>0.948008014538471</text:p>
              </table:table-cell>
              <table:table-cell office:value-type="float" office:value="0.904811777215113">
                <text:p>0.904811777215113</text:p>
              </table:table-cell>
              <table:table-cell office:value-type="float" office:value="0.957593758035744">
                <text:p>0.95759375803574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97927347345397">
                <text:p>0.97927347345397</text:p>
              </table:table-cell>
              <table:table-cell office:value-type="float" office:value="0.949205065536315">
                <text:p>0.949205065536315</text:p>
              </table:table-cell>
              <table:table-cell office:value-type="float" office:value="0.910497259305386">
                <text:p>0.910497259305386</text:p>
              </table:table-cell>
              <table:table-cell office:value-type="float" office:value="0.960288612560826">
                <text:p>0.96028861256082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979712326807463">
                <text:p>0.979712326807463</text:p>
              </table:table-cell>
              <table:table-cell office:value-type="float" office:value="0.948509770044364">
                <text:p>0.948509770044364</text:p>
              </table:table-cell>
              <table:table-cell office:value-type="float" office:value="0.911986826146391">
                <text:p>0.911986826146391</text:p>
              </table:table-cell>
              <table:table-cell office:value-type="float" office:value="0.961034431672185">
                <text:p>0.96103443167218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979634381652232">
                <text:p>0.979634381652232</text:p>
              </table:table-cell>
              <table:table-cell office:value-type="float" office:value="0.949821398174195">
                <text:p>0.949821398174195</text:p>
              </table:table-cell>
              <table:table-cell office:value-type="float" office:value="0.911914574756447">
                <text:p>0.911914574756447</text:p>
              </table:table-cell>
              <table:table-cell office:value-type="float" office:value="0.960942886475811">
                <text:p>0.96094288647581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979635217657051">
                <text:p>0.979635217657051</text:p>
              </table:table-cell>
              <table:table-cell office:value-type="float" office:value="0.947008053646115">
                <text:p>0.947008053646115</text:p>
              </table:table-cell>
              <table:table-cell office:value-type="float" office:value="0.911458339328504">
                <text:p>0.911458339328504</text:p>
              </table:table-cell>
              <table:table-cell office:value-type="float" office:value="0.960846520899208">
                <text:p>0.96084652089920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97972816172228">
                <text:p>0.97972816172228</text:p>
              </table:table-cell>
              <table:table-cell office:value-type="float" office:value="0.946232051618147">
                <text:p>0.946232051618147</text:p>
              </table:table-cell>
              <table:table-cell office:value-type="float" office:value="0.911672398812094">
                <text:p>0.911672398812094</text:p>
              </table:table-cell>
              <table:table-cell office:value-type="float" office:value="0.960982832874299">
                <text:p>0.96098283287429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97953888039579">
                <text:p>0.97953888039579</text:p>
              </table:table-cell>
              <table:table-cell office:value-type="float" office:value="0.948130367460094">
                <text:p>0.948130367460094</text:p>
              </table:table-cell>
              <table:table-cell office:value-type="float" office:value="0.911289442119381">
                <text:p>0.911289442119381</text:p>
              </table:table-cell>
              <table:table-cell office:value-type="float" office:value="0.960716498300969">
                <text:p>0.9607164983009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979722260511789">
                <text:p>0.979722260511789</text:p>
              </table:table-cell>
              <table:table-cell office:value-type="float" office:value="0.946573004208736">
                <text:p>0.946573004208736</text:p>
              </table:table-cell>
              <table:table-cell office:value-type="float" office:value="0.911706697761452">
                <text:p>0.911706697761452</text:p>
              </table:table-cell>
              <table:table-cell office:value-type="float" office:value="0.960984398908821">
                <text:p>0.96098439890882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979509472696845">
                <text:p>0.979509472696845</text:p>
              </table:table-cell>
              <table:table-cell office:value-type="float" office:value="0.947051253865836">
                <text:p>0.947051253865836</text:p>
              </table:table-cell>
              <table:table-cell office:value-type="float" office:value="0.911004336188126">
                <text:p>0.911004336188126</text:p>
              </table:table-cell>
              <table:table-cell office:value-type="float" office:value="0.960627043011731">
                <text:p>0.96062704301173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979684689471665">
                <text:p>0.979684689471665</text:p>
              </table:table-cell>
              <table:table-cell office:value-type="float" office:value="0.950589978358472">
                <text:p>0.950589978358472</text:p>
              </table:table-cell>
              <table:table-cell office:value-type="float" office:value="0.912222865566528">
                <text:p>0.912222865566528</text:p>
              </table:table-cell>
              <table:table-cell office:value-type="float" office:value="0.96105765975704">
                <text:p>0.961057659757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979609645744925">
                <text:p>0.979609645744925</text:p>
              </table:table-cell>
              <table:table-cell office:value-type="float" office:value="0.945632752463031">
                <text:p>0.945632752463031</text:p>
              </table:table-cell>
              <table:table-cell office:value-type="float" office:value="0.911137679116028">
                <text:p>0.911137679116028</text:p>
              </table:table-cell>
              <table:table-cell office:value-type="float" office:value="0.960753168830522">
                <text:p>0.96075316883052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97967391976252">
                <text:p>0.97967391976252</text:p>
              </table:table-cell>
              <table:table-cell office:value-type="float" office:value="0.945847561515802">
                <text:p>0.945847561515802</text:p>
              </table:table-cell>
              <table:table-cell office:value-type="float" office:value="0.911409525418532">
                <text:p>0.911409525418532</text:p>
              </table:table-cell>
              <table:table-cell office:value-type="float" office:value="0.960873844456077">
                <text:p>0.96087384445607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979512669185861">
                <text:p>0.979512669185861</text:p>
              </table:table-cell>
              <table:table-cell office:value-type="float" office:value="0.949104648121368">
                <text:p>0.949104648121368</text:p>
              </table:table-cell>
              <table:table-cell office:value-type="float" office:value="0.911353052651631">
                <text:p>0.911353052651631</text:p>
              </table:table-cell>
              <table:table-cell office:value-type="float" office:value="0.960704437147025">
                <text:p>0.96070443714702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979718768962249">
                <text:p>0.979718768962249</text:p>
              </table:table-cell>
              <table:table-cell office:value-type="float" office:value="0.942471628561937">
                <text:p>0.942471628561937</text:p>
              </table:table-cell>
              <table:table-cell office:value-type="float" office:value="0.911014275927062">
                <text:p>0.911014275927062</text:p>
              </table:table-cell>
              <table:table-cell office:value-type="float" office:value="0.96083300141521">
                <text:p>0.9608330014152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979592581411256">
                <text:p>0.979592581411256</text:p>
              </table:table-cell>
              <table:table-cell office:value-type="float" office:value="0.948310450796039">
                <text:p>0.948310450796039</text:p>
              </table:table-cell>
              <table:table-cell office:value-type="float" office:value="0.911515510565902">
                <text:p>0.911515510565902</text:p>
              </table:table-cell>
              <table:table-cell office:value-type="float" office:value="0.960817090242149">
                <text:p>0.96081709024214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979708638550907">
                <text:p>0.979708638550907</text:p>
              </table:table-cell>
              <table:table-cell office:value-type="float" office:value="0.945877617914768">
                <text:p>0.945877617914768</text:p>
              </table:table-cell>
              <table:table-cell office:value-type="float" office:value="0.911542228289449">
                <text:p>0.911542228289449</text:p>
              </table:table-cell>
              <table:table-cell office:value-type="float" office:value="0.960936014169618">
                <text:p>0.96093601416961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979430199769253">
                <text:p>0.979430199769253</text:p>
              </table:table-cell>
              <table:table-cell office:value-type="float" office:value="0.946892617893808">
                <text:p>0.946892617893808</text:p>
              </table:table-cell>
              <table:table-cell office:value-type="float" office:value="0.910687858144063">
                <text:p>0.910687858144063</text:p>
              </table:table-cell>
              <table:table-cell office:value-type="float" office:value="0.960482240478532">
                <text:p>0.9604822404785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